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Replacements/Object 1" manifest:media-type=""/>
  <manifest:file-entry manifest:full-path="ObjectReplacements/Object 2" manifest:media-type=""/>
  <manifest:file-entry manifest:full-path="ObjectReplacements/Object 3" manifest:media-type=""/>
  <manifest:file-entry manifest:full-path="content.xml" manifest:media-type="text/xml"/>
  <manifest:file-entry manifest:full-path="meta.xml" manifest:media-type="text/xml"/>
  <manifest:file-entry manifest:full-path="Pictures/100000000000017A000000CB138854E1.png" manifest:media-type=""/>
  <manifest:file-entry manifest:full-path="Pictures/100000000000018A00000094F80F3800.png" manifest:media-type=""/>
  <manifest:file-entry manifest:full-path="Pictures/10000000000001F2000000E5EEDB4A68.png" manifest:media-type=""/>
  <manifest:file-entry manifest:full-path="Pictures/10000000000001F20000010CC96EE3BF.png" manifest:media-type=""/>
  <manifest:file-entry manifest:full-path="Pictures/100000000000016A0000008A5E8DCF0A.png" manifest:media-type=""/>
  <manifest:file-entry manifest:full-path="Pictures/100000000000016A0000008A8402AA68.png" manifest:media-type=""/>
  <manifest:file-entry manifest:full-path="Pictures/10000000000000EE0000005E1F37B5EB.png" manifest:media-type=""/>
  <manifest:file-entry manifest:full-path="Pictures/100000000000020D0000010130FE7A76.png" manifest:media-type=""/>
  <manifest:file-entry manifest:full-path="Pictures/10000000000000A5000000C024A00359.png" manifest:media-type=""/>
  <manifest:file-entry manifest:full-path="Pictures/1000000000000147000000D5689D71AB.png" manifest:media-type=""/>
  <manifest:file-entry manifest:full-path="Pictures/20000015000031A50000394BB4D7AC8A.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dissolv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mil:type="dissolve"/>
    </style:style>
    <style:style style:name="dp4"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mil:type="dissolv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type="dissolve"/>
    </style:style>
    <style:style style:name="dp6" style:family="drawing-page">
      <style:drawing-page-properties presentation:transition-type="semi-automatic" presentation:transition-speed="fast" presentation:visibility="hidden" presentation:background-visible="true" presentation:background-objects-visible="false" presentation:display-footer="false" presentation:display-page-number="false" presentation:display-date-time="false" smil:type="dissolv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26cm" svg:stroke-color="#003366" draw:stroke-linejoin="miter" draw:fill="none" draw:fill-color="#ffffff" draw:textarea-horizontal-align="left" draw:textarea-vertical-align="top" draw:auto-grow-height="false"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false" fo:padding-top="0.123cm" fo:padding-bottom="0.123cm" fo:padding-left="0.251cm" fo:padding-right="0.251cm" fo:wrap-option="wrap"/>
    </style:style>
    <style:style style:name="gr8" style:family="graphic" style:parent-style-name="standard">
      <style:graphic-properties draw:visible-area-left="0cm" draw:visible-area-top="0cm" draw:visible-area-width="13.189cm" draw:visible-area-height="7.686cm" draw:ole-draw-aspect="1"/>
    </style:style>
    <style:style style:name="gr9"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gr10" style:family="graphic" style:parent-style-name="standard">
      <style:graphic-properties draw:stroke="none" draw:fill="none" draw:fill-color="#ffffff" draw:textarea-horizontal-align="justify" draw:textarea-vertical-align="middle" draw:auto-grow-height="false" fo:padding-top="0.123cm" fo:padding-bottom="0.123cm" fo:padding-left="0.251cm" fo:padding-right="0.251cm" fo:wrap-option="wrap" draw:shadow-offset-x="0.035cm" draw:shadow-offset-y="0.035cm" draw:shadow-color="#999999"/>
    </style:style>
    <style:style style:name="gr11" style:family="graphic" style:parent-style-name="standard">
      <style:graphic-properties draw:stroke="solid" svg:stroke-width="0.035cm" svg:stroke-color="#003366"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2" style:family="graphic" style:parent-style-name="standard">
      <style:graphic-properties draw:stroke="solid" svg:stroke-width="0.035cm" svg:stroke-color="#003366" draw:stroke-linejoin="miter" draw:fill="none" draw:fill-color="#ffffff" draw:textarea-horizontal-align="justify" draw:textarea-vertical-align="middle" draw:auto-grow-height="false" fo:padding-top="0.123cm" fo:padding-bottom="0.123cm" fo:padding-left="0.251cm" fo:padding-right="0.251cm" fo:wrap-option="no-wrap"/>
    </style:style>
    <style:style style:name="gr13" style:family="graphic" style:parent-style-name="standard">
      <style:graphic-properties draw:stroke="solid" svg:stroke-width="0.035cm" svg:stroke-color="#003366" draw:stroke-linejoin="miter" draw:fill="solid" draw:fill-color="#c0fef9" draw:textarea-horizontal-align="justify" draw:textarea-vertical-align="middle" draw:auto-grow-height="false" fo:padding-top="0.13cm" fo:padding-bottom="0.13cm" fo:padding-left="0.25cm" fo:padding-right="0.25cm" fo:wrap-option="no-wrap"/>
    </style:style>
    <style:style style:name="gr14" style:family="graphic" style:parent-style-name="standard">
      <style:graphic-properties draw:stroke="solid" svg:stroke-width="0.035cm" svg:stroke-color="#003366" draw:stroke-linejoin="miter" draw:fill="none" draw:fill-color="#ffffff" draw:textarea-horizontal-align="left" draw:textarea-vertical-align="middle" draw:auto-grow-height="false" fo:padding-top="0.13cm" fo:padding-bottom="0.13cm" fo:padding-left="0.25cm" fo:padding-right="0.25cm" fo:wrap-option="no-wrap"/>
    </style:style>
    <style:style style:name="gr15" style:family="graphic" style:parent-style-name="standard">
      <style:graphic-properties draw:stroke="solid" svg:stroke-width="0.035cm" svg:stroke-color="#003366"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16" style:family="graphic" style:parent-style-name="standard">
      <style:graphic-properties draw:stroke="solid" svg:stroke-width="0.035cm" svg:stroke-color="#003366" draw:stroke-linejoin="round" draw:fill="none" draw:fill-color="#ffffff" draw:textarea-horizontal-align="justify"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35cm" svg:stroke-color="#003366"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none" draw:fill="none" draw:fill-color="#ffffff" draw:textarea-horizontal-align="justify" draw:textarea-vertical-align="middle" draw:auto-grow-height="false" fo:padding-top="0.123cm" fo:padding-bottom="0.123cm" fo:padding-left="0.251cm" fo:padding-right="0.251cm" fo:wrap-option="no-wrap"/>
    </style:style>
    <style:style style:name="gr19" style:family="graphic" style:parent-style-name="standard">
      <style:graphic-properties draw:stroke="none" draw:fill="solid" draw:fill-color="#c0fef9" draw:textarea-horizontal-align="justify" draw:textarea-vertical-align="middle" draw:auto-grow-height="false" fo:padding-top="0.123cm" fo:padding-bottom="0.123cm" fo:padding-left="0.251cm" fo:padding-right="0.251cm" fo:wrap-option="no-wrap"/>
    </style:style>
    <style:style style:name="gr20" style:family="graphic" style:parent-style-name="standard">
      <style:graphic-properties draw:stroke="none" draw:fill="none" draw:fill-color="#ffffff" draw:textarea-horizontal-align="justify" draw:textarea-vertical-align="top" draw:auto-grow-height="true" fo:padding-top="0.123cm" fo:padding-bottom="0.123cm" fo:padding-left="0.251cm" fo:padding-right="0.251cm" fo:wrap-option="no-wrap"/>
    </style:style>
    <style:style style:name="gr21" style:family="graphic" style:parent-style-name="standard">
      <style:graphic-properties draw:visible-area-left="0cm" draw:visible-area-top="0cm" draw:visible-area-width="32.77cm" draw:visible-area-height="13.08cm" draw:ole-draw-aspect="1"/>
    </style:style>
    <style:style style:name="gr2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3"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24"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solid" svg:stroke-width="0.035cm" svg:stroke-color="#000000" draw:stroke-linejoin="miter" draw:fill="solid" draw:fill-color="#c0fef9" draw:textarea-horizontal-align="justify" draw:textarea-vertical-align="top" draw:auto-grow-height="false" fo:padding-top="0.13cm" fo:padding-bottom="0.13cm" fo:padding-left="0.25cm" fo:padding-right="0.25cm" fo:wrap-option="wrap"/>
    </style:style>
    <style:style style:name="gr26" style:family="graphic" style:parent-style-name="standard">
      <style:graphic-properties draw:stroke="none" draw:fill="solid" draw:fill-color="#c0fef9" draw:textarea-horizontal-align="justify" draw:textarea-vertical-align="top" draw:auto-grow-height="false" fo:padding-top="0.13cm" fo:padding-bottom="0.13cm" fo:padding-left="0.25cm" fo:padding-right="0.25cm" fo:wrap-option="wrap"/>
    </style:style>
    <style:style style:name="gr27" style:family="graphic" style:parent-style-name="standard">
      <style:graphic-properties draw:stroke="solid" svg:stroke-width="0.035cm" svg:stroke-color="#000000" draw:stroke-linejoin="round" draw:fill="none" draw:fill-color="#ffffff" draw:textarea-horizontal-align="justify" draw:textarea-vertical-align="top" draw:auto-grow-height="false" fo:padding-top="0.13cm" fo:padding-bottom="0.13cm" fo:padding-left="0.25cm" fo:padding-right="0.25cm" fo:wrap-option="wrap"/>
    </style:style>
    <style:style style:name="gr28" style:family="graphic" style:parent-style-name="standard">
      <style:graphic-properties draw:stroke="solid" svg:stroke-width="0.026cm" svg:stroke-color="#000000" draw:stroke-linejoin="miter" draw:fill="solid" draw:fill-color="#00cc66" draw:textarea-horizontal-align="justify" draw:textarea-vertical-align="top" draw:auto-grow-height="false" fo:padding-top="0.13cm" fo:padding-bottom="0.13cm" fo:padding-left="0.25cm" fo:padding-right="0.25cm" fo:wrap-option="wrap"/>
    </style:style>
    <style:style style:name="gr29" style:family="graphic" style:parent-style-name="standard">
      <style:graphic-properties draw:stroke="none" draw:fill="solid" draw:fill-color="#d9d9d9" draw:textarea-horizontal-align="justify" draw:textarea-vertical-align="top" draw:auto-grow-height="false" fo:padding-top="0.13cm" fo:padding-bottom="0.13cm" fo:padding-left="0.25cm" fo:padding-right="0.25cm" fo:wrap-option="no-wrap"/>
    </style:style>
    <style:style style:name="gr30" style:family="graphic" style:parent-style-name="standard">
      <style:graphic-properties draw:stroke="none" draw:fill="solid" draw:fill-color="#d9d9d9" draw:textarea-horizontal-align="justify" draw:textarea-vertical-align="middle" draw:auto-grow-height="false" fo:padding-top="0.13cm" fo:padding-bottom="0.13cm" fo:padding-left="0.25cm" fo:padding-right="0.25cm" fo:wrap-option="wrap"/>
    </style:style>
    <style:style style:name="gr31" style:family="graphic" style:parent-style-name="standard">
      <style:graphic-properties draw:stroke="solid" svg:stroke-width="0cm" svg:stroke-color="#a0a0a0" draw:stroke-linejoin="miter" draw:fill="none" draw:fill-color="#ffffff" draw:textarea-horizontal-align="justify" draw:textarea-vertical-align="top" draw:auto-grow-height="false" fo:padding-top="0.13cm" fo:padding-bottom="0.13cm" fo:padding-left="0.25cm" fo:padding-right="0.25cm" fo:wrap-option="no-wrap"/>
    </style:style>
    <style:style style:name="gr3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3" style:family="graphic" style:parent-style-name="standard">
      <style:graphic-properties draw:stroke="solid" svg:stroke-width="0.031cm" svg:stroke-color="#a0a0a0" draw:stroke-linejoin="miter" draw:fill="none" draw:fill-color="#ffffff" draw:textarea-horizontal-align="justify" draw:textarea-vertical-align="top" draw:auto-grow-height="false" fo:padding-top="0.13cm" fo:padding-bottom="0.13cm" fo:padding-left="0.25cm" fo:padding-right="0.25cm" fo:wrap-option="no-wrap"/>
    </style:style>
    <style:style style:name="gr34" style:family="graphic" style:parent-style-name="standard">
      <style:graphic-properties draw:stroke="solid" svg:stroke-width="0.035cm" svg:stroke-color="#003366" draw:stroke-linejoin="miter" draw:fill="solid" draw:fill-color="#f3f59f" draw:textarea-horizontal-align="justify" draw:textarea-vertical-align="middle" draw:auto-grow-height="false" fo:padding-top="0.13cm" fo:padding-bottom="0.13cm" fo:padding-left="0.25cm" fo:padding-right="0.25cm" fo:wrap-option="no-wrap"/>
    </style:style>
    <style:style style:name="gr35" style:family="graphic" style:parent-style-name="standard">
      <style:graphic-properties draw:stroke="solid" svg:stroke-width="0.106cm" svg:stroke-color="#003366" draw:stroke-linejoin="miter" draw:fill="none" draw:fill-color="#ffffff" draw:textarea-horizontal-align="left" draw:textarea-vertical-align="middle" draw:auto-grow-height="false" fo:padding-top="0.13cm" fo:padding-bottom="0.13cm" fo:padding-left="0.25cm" fo:padding-right="0.25cm" fo:wrap-option="no-wrap"/>
    </style:style>
    <style:style style:name="gr36" style:family="graphic" style:parent-style-name="standard">
      <style:graphic-properties draw:stroke="solid" svg:stroke-width="0.106cm" svg:stroke-color="#003366" draw:stroke-linejoin="round" draw:fill="none" draw:fill-color="#ffffff" draw:textarea-horizontal-align="justify" draw:textarea-vertical-align="middle" draw:auto-grow-height="false" fo:padding-top="0.13cm" fo:padding-bottom="0.13cm" fo:padding-left="0.25cm" fo:padding-right="0.25cm" fo:wrap-option="no-wrap"/>
    </style:style>
    <style:style style:name="gr37" style:family="graphic" style:parent-style-name="standard">
      <style:graphic-properties draw:stroke="none" draw:fill="none" draw:fill-color="#ffffff" draw:textarea-horizontal-align="justify" draw:textarea-vertical-align="middle" draw:auto-grow-height="false" fo:padding-top="0.123cm" fo:padding-bottom="0.123cm" fo:padding-left="0.251cm" fo:padding-right="0.251cm" fo:wrap-option="wrap"/>
    </style:style>
    <style:style style:name="gr38" style:family="graphic" style:parent-style-name="standard">
      <style:graphic-properties draw:stroke="solid" svg:stroke-width="0.141cm" svg:stroke-color="#fafd00" draw:stroke-linejoin="round" draw:fill="none" draw:fill-color="#ffffff" draw:textarea-horizontal-align="justify"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35cm" svg:stroke-color="#003366" draw:stroke-linejoin="miter" draw:fill="solid" draw:fill-color="#063de8" draw:textarea-horizontal-align="justify" draw:textarea-vertical-align="middle" draw:auto-grow-height="false" fo:padding-top="0.13cm" fo:padding-bottom="0.13cm" fo:padding-left="0.25cm" fo:padding-right="0.25cm" fo:wrap-option="no-wrap"/>
    </style:style>
    <style:style style:name="gr40" style:family="graphic" style:parent-style-name="standard">
      <style:graphic-properties draw:stroke="solid" svg:stroke-width="0.141cm" svg:stroke-color="#fafd00" draw:stroke-linejoin="miter" draw:fill="none" draw:fill-color="#ffffff" draw:textarea-horizontal-align="left" draw:textarea-vertical-align="middle" draw:auto-grow-height="false" fo:padding-top="0.13cm" fo:padding-bottom="0.13cm" fo:padding-left="0.25cm" fo:padding-right="0.25cm" fo:wrap-option="no-wrap"/>
    </style:style>
    <style:style style:name="gr41" style:family="graphic" style:parent-style-name="standard">
      <style:graphic-properties draw:stroke="solid" svg:stroke-width="0.071cm" svg:stroke-color="#063de8"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42" style:family="graphic" style:parent-style-name="standard">
      <style:graphic-properties draw:stroke="solid" svg:stroke-width="0.141cm" svg:stroke-color="#063de8" draw:marker-start="Fin_20_de_20_línea_20_1" draw:marker-start-width="0.423cm" draw:marker-start-center="false" draw:marker-end="Fin_20_de_20_línea_20_2" draw:marker-end-width="0.42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3" style:family="graphic" style:parent-style-name="standard">
      <style:graphic-properties draw:stroke="solid" svg:stroke-width="0.141cm" svg:stroke-color="#063de8" draw:marker-start="Fin_20_de_20_línea_20_3" draw:marker-start-width="0.423cm" draw:marker-start-center="false" draw:marker-end="Fin_20_de_20_línea_20_4" draw:marker-end-width="0.42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solid" svg:stroke-width="0.141cm" svg:stroke-color="#063de8" draw:marker-start="Fin_20_de_20_línea_20_5" draw:marker-start-width="0.423cm" draw:marker-start-center="false" draw:marker-end="Fin_20_de_20_línea_20_6" draw:marker-end-width="0.42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5" style:family="graphic" style:parent-style-name="standard">
      <style:graphic-properties draw:stroke="solid" svg:stroke-width="0.141cm" svg:stroke-color="#063de8" draw:marker-start="Fin_20_de_20_línea_20_7" draw:marker-start-width="0.423cm" draw:marker-start-center="false" draw:marker-end="Fin_20_de_20_línea_20_8" draw:marker-end-width="0.42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6" style:family="graphic" style:parent-style-name="standard">
      <style:graphic-properties draw:stroke="solid" svg:stroke-width="0.141cm" svg:stroke-color="#063de8" draw:marker-start="Fin_20_de_20_línea_20_9" draw:marker-start-width="0.423cm" draw:marker-start-center="false" draw:marker-end="Fin_20_de_20_línea_20_10" draw:marker-end-width="0.423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7" style:family="graphic" style:parent-style-name="standard">
      <style:graphic-properties draw:stroke="none" draw:fill="none" draw:fill-color="#ffffff" draw:textarea-horizontal-align="justify" draw:textarea-vertical-align="top" draw:auto-grow-height="true" fo:padding-top="0.123cm" fo:padding-bottom="0.123cm" fo:padding-left="0.251cm" fo:padding-right="0.251cm" fo:wrap-option="wrap"/>
    </style:style>
    <style:style style:name="gr48" style:family="graphic" style:parent-style-name="standard">
      <style:graphic-properties draw:stroke="solid" svg:stroke-width="0.035cm" svg:stroke-color="#003366" draw:stroke-linejoin="miter" draw:fill="solid" draw:fill-color="#790015" draw:textarea-horizontal-align="justify" draw:textarea-vertical-align="middle" draw:auto-grow-height="false" fo:padding-top="0.13cm" fo:padding-bottom="0.13cm" fo:padding-left="0.25cm" fo:padding-right="0.25cm" fo:wrap-option="no-wrap"/>
    </style:style>
    <style:style style:name="gr49" style:family="graphic" style:parent-style-name="standard">
      <style:graphic-properties draw:stroke="solid" svg:stroke-width="0.035cm" svg:stroke-color="#003366" draw:stroke-linejoin="miter" draw:fill="solid" draw:fill-color="#003366" draw:textarea-horizontal-align="justify" draw:textarea-vertical-align="middle" draw:auto-grow-height="false" fo:padding-top="0.13cm" fo:padding-bottom="0.13cm" fo:padding-left="0.25cm" fo:padding-right="0.25cm" fo:wrap-option="no-wrap"/>
    </style:style>
    <style:style style:name="gr50" style:family="graphic" style:parent-style-name="standard">
      <style:graphic-properties draw:visible-area-left="0cm" draw:visible-area-top="0cm" draw:visible-area-width="32.759cm" draw:visible-area-height="10.825cm" draw:ole-draw-aspect="1"/>
    </style:style>
    <style:style style:name="gr51" style:family="graphic" style:parent-style-name="standard">
      <style:graphic-properties draw:stroke="solid" svg:stroke-width="0.071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52" style:family="graphic" style:parent-style-name="standard">
      <style:graphic-properties draw:stroke="solid" svg:stroke-width="0.071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53"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54"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5" style:family="graphic" style:parent-style-name="standard">
      <style:graphic-properties draw:stroke="solid" svg:stroke-width="0.035cm" svg:stroke-color="#000000" draw:stroke-linejoin="miter" draw:fill="solid" draw:fill-color="#000000" draw:textarea-horizontal-align="justify" draw:textarea-vertical-align="middle" draw:auto-grow-height="false" fo:padding-top="0.13cm" fo:padding-bottom="0.13cm" fo:padding-left="0.25cm" fo:padding-right="0.25cm" fo:wrap-option="no-wrap"/>
    </style:style>
    <style:style style:name="gr56" style:family="graphic" style:parent-style-name="standard">
      <style:graphic-properties draw:stroke="solid" svg:stroke-width="0.035cm" svg:stroke-color="#ffffff"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7" style:family="graphic" style:parent-style-name="standard">
      <style:graphic-properties draw:stroke="solid" svg:stroke-width="0.035cm" svg:stroke-color="#000000" draw:stroke-linejoin="round" draw:fill="solid" draw:fill-color="#000000" draw:textarea-horizontal-align="justify" draw:textarea-vertical-align="top" draw:auto-grow-height="false" fo:padding-top="0.13cm" fo:padding-bottom="0.13cm" fo:padding-left="0.25cm" fo:padding-right="0.25cm" fo:wrap-option="wrap"/>
    </style:style>
    <style:style style:name="gr58" style:family="graphic" style:parent-style-name="standard">
      <style:graphic-properties draw:stroke="solid" svg:stroke-width="0.026cm" svg:stroke-color="#003366" draw:stroke-linejoin="miter" draw:fill="none" draw:fill-color="#ffffff" draw:textarea-horizontal-align="left" draw:textarea-vertical-align="middle" draw:auto-grow-height="false" fo:padding-top="0.13cm" fo:padding-bottom="0.13cm" fo:padding-left="0.25cm" fo:padding-right="0.25cm" fo:wrap-option="no-wrap"/>
    </style:style>
    <style:style style:name="gr59" style:family="graphic" style:parent-style-name="standard">
      <style:graphic-properties draw:stroke="solid" svg:stroke-width="0.026cm" svg:stroke-color="#003366" draw:stroke-linejoin="miter" draw:fill="none" draw:fill-color="#ffffff" draw:textarea-horizontal-align="justify" draw:textarea-vertical-align="middle" draw:auto-grow-height="false" fo:padding-top="0.13cm" fo:padding-bottom="0.13cm" fo:padding-left="0.25cm" fo:padding-right="0.25cm" fo:wrap-option="no-wrap"/>
    </style:style>
    <style:style style:name="pr1" style:family="presentation" style:parent-style-name="Título1-title">
      <style:graphic-properties draw:stroke="none" draw:fill="none" draw:fill-color="#ffffff" draw:textarea-horizontal-align="justify" draw:textarea-vertical-align="middle" draw:auto-grow-height="true" draw:auto-grow-width="false" fo:min-height="2.56cm" fo:min-width="0cm" fo:padding-top="0.127cm" fo:padding-bottom="0.127cm" fo:padding-left="0.254cm" fo:padding-right="0.254cm" fo:wrap-option="wrap"/>
    </style:style>
    <style:style style:name="pr2" style:family="presentation" style:parent-style-name="Título1-notes">
      <style:graphic-properties draw:fill-color="#ffffff" fo:min-height="11.43cm"/>
    </style:style>
    <style:style style:name="pr3" style:family="presentation" style:parent-style-name="Título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4" style:family="presentation" style:parent-style-name="Título1-subtitle">
      <style:graphic-properties draw:stroke="none" draw:fill="none" draw:fill-color="#ffffff" draw:textarea-horizontal-align="justify" draw:textarea-vertical-align="top" draw:auto-grow-height="true" draw:auto-grow-width="false" fo:min-height="1.652cm" fo:min-width="0cm" fo:padding-top="0.127cm" fo:padding-bottom="0.127cm" fo:padding-left="0.254cm" fo:padding-right="0.254cm" fo:wrap-option="wrap"/>
    </style:style>
    <style:style style:name="pr5" style:family="presentation" style:parent-style-name="Predeterminado-notes">
      <style:graphic-properties draw:fill-color="#ffffff" fo:min-height="11.43cm"/>
    </style:style>
    <style:style style:name="pr6" style:family="presentation" style:parent-style-name="Predeterminado-outline1">
      <style:graphic-properties draw:stroke="none" draw:fill="none" draw:fill-color="#ffffff" draw:textarea-horizontal-align="justify" draw:textarea-vertical-align="top" draw:auto-grow-height="true" draw:auto-grow-width="false" fo:min-height="5.462cm" fo:min-width="0cm" fo:padding-top="0.127cm" fo:padding-bottom="0.127cm" fo:padding-left="0.254cm" fo:padding-right="0.254cm" fo:wrap-option="wrap"/>
    </style:style>
    <style:style style:name="pr7" style:family="presentation" style:parent-style-name="Predeterminado-outline1">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8" style:family="presentation" style:parent-style-name="Predeterminado-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9" style:family="presentation" style:parent-style-name="Predeterminado-outline1">
      <style:graphic-properties draw:stroke="none" draw:fill="none" draw:fill-color="#ffffff" draw:textarea-horizontal-align="justify" draw:textarea-vertical-align="top" draw:auto-grow-height="true" draw:auto-grow-width="false" fo:min-height="11.6cm" fo:min-width="0cm" fo:padding-top="0.127cm" fo:padding-bottom="0.127cm" fo:padding-left="0.254cm" fo:padding-right="0.254cm" fo:wrap-option="wrap"/>
    </style:style>
    <style:style style:name="pr10" style:family="presentation" style:parent-style-name="Predeterminado-outline1">
      <style:graphic-properties draw:stroke="none" draw:fill="none" draw:fill-color="#ffffff" draw:textarea-horizontal-align="justify" draw:textarea-vertical-align="top" draw:auto-grow-height="true" draw:auto-grow-width="false" fo:min-height="12.024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text-align="center" style:writing-mode="lr-tb"/>
    </style:style>
    <style:style style:name="P5" style:family="paragraph">
      <style:paragraph-properties fo:margin-left="0cm" fo:margin-right="0cm" fo:margin-top="0.282cm" fo:margin-bottom="0cm" fo:text-indent="0cm" style:punctuation-wrap="hanging" style:line-break="strict"/>
    </style:style>
    <style:style style:name="P6" style:family="paragraph">
      <style:paragraph-properties fo:margin-left="0cm" fo:margin-right="0cm" fo:margin-top="0.317cm" fo:margin-bottom="0cm" fo:line-height="90%" fo:text-indent="0cm"/>
    </style:style>
    <style:style style:name="P7" style:family="paragraph">
      <style:paragraph-properties fo:margin-left="0cm" fo:margin-right="0cm" fo:margin-top="0.317cm" fo:margin-bottom="0cm" fo:line-height="90%" fo:text-align="justify" fo:text-indent="0cm"/>
    </style:style>
    <style:style style:name="P8" style:family="paragraph">
      <style:paragraph-properties fo:margin-left="0cm" fo:margin-right="0cm" fo:margin-top="0.317cm" fo:margin-bottom="0cm" fo:line-height="90%" fo:text-align="center" fo:text-indent="0cm"/>
    </style:style>
    <style:style style:name="P9" style:family="paragraph">
      <style:paragraph-properties fo:margin-left="0cm" fo:margin-right="0cm" fo:text-align="justify" fo:text-indent="0cm"/>
    </style:style>
    <style:style style:name="P10" style:family="paragraph">
      <style:paragraph-properties fo:margin-left="0cm" fo:margin-right="0cm" fo:margin-top="0.476cm" fo:margin-bottom="0cm" fo:line-height="90%" fo:text-align="justify" fo:text-indent="0cm"/>
    </style:style>
    <style:style style:name="P11" style:family="paragraph">
      <style:paragraph-properties fo:margin-left="0cm" fo:margin-right="0cm" fo:margin-top="0.793cm" fo:margin-bottom="0cm" fo:line-height="90%" fo:text-align="justify" fo:text-indent="0cm"/>
    </style:style>
    <style:style style:name="P12" style:family="paragraph">
      <style:paragraph-properties fo:margin-left="0cm" fo:margin-right="0cm" fo:margin-top="0.793cm" fo:margin-bottom="0cm" fo:line-height="90%" fo:text-indent="0cm"/>
    </style:style>
    <style:style style:name="P13" style:family="paragraph">
      <style:paragraph-properties fo:margin-left="0.952cm" fo:margin-right="0cm" fo:margin-top="0.388cm" fo:margin-bottom="0cm" fo:line-height="90%"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left="0.952cm" fo:margin-right="0cm" fo:margin-top="0cm" fo:margin-bottom="0cm" fo:line-height="90%"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cm" fo:margin-bottom="0cm" fo:line-height="90%" fo:text-indent="-0.952cm" style:punctuation-wrap="hanging" style:line-break="strict"/>
    </style:style>
    <style:style style:name="P16" style:family="paragraph">
      <style:paragraph-properties fo:margin-left="0cm" fo:margin-right="0cm" fo:text-align="center" fo:text-indent="0cm"/>
    </style:style>
    <style:style style:name="P17" style:family="paragraph">
      <style:paragraph-properties fo:margin-left="1.27cm" fo:margin-right="0cm" fo:margin-top="0cm" fo:margin-bottom="0cm" fo:line-height="90%" fo:text-align="start" fo:text-indent="0cm" style:punctuation-wrap="hanging" style:line-break="strict"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8" style:family="paragraph">
      <style:paragraph-properties fo:margin-left="0cm" fo:margin-right="0cm" fo:line-height="9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left="0cm" fo:margin-right="0cm" fo:line-height="90%" fo:text-indent="0cm"/>
    </style:style>
    <style:style style:name="P20" style:family="paragraph">
      <style:paragraph-properties fo:margin-left="0cm" fo:margin-right="0cm" fo:line-height="90%" fo:text-align="center" fo:text-indent="0cm"/>
    </style:style>
    <style:style style:name="P21" style:family="paragraph">
      <style:paragraph-properties fo:margin-left="0cm" fo:margin-right="0cm" fo:line-height="100%" fo:text-align="center" fo:text-indent="0cm"/>
    </style:style>
    <style:style style:name="P22" style:family="paragraph">
      <style:paragraph-properties fo:margin-left="0cm" fo:margin-right="0cm" fo:line-height="100%" fo:text-align="center" fo:text-indent="0cm" style:punctuation-wrap="hanging" style:line-break="strict"/>
    </style:style>
    <style:style style:name="P23" style:family="paragraph">
      <style:paragraph-properties fo:margin-left="0cm" fo:margin-right="0cm" fo:line-height="100%" fo:text-indent="0cm"/>
    </style:style>
    <style:style style:name="P24" style:family="paragraph">
      <style:paragraph-properties fo:margin-left="0cm" fo:margin-right="0cm" fo:margin-top="0cm" fo:margin-bottom="0cm" fo:line-height="100%" fo:text-align="start" fo:text-indent="0cm" style:punctuation-wrap="hanging" style:line-break="strict" style:writing-mode="lr-tb"/>
    </style:style>
    <style:style style:name="P25" style:family="paragraph">
      <style:paragraph-properties fo:margin-left="0cm" fo:margin-right="0cm" fo:text-align="justify" fo:text-indent="0cm">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style>
    <style:style style:name="P26" style:family="paragraph">
      <style:paragraph-properties fo:margin-left="0cm" fo:margin-right="0cm" fo:margin-top="0.282cm" fo:margin-bottom="0.705cm" fo:line-height="88%" fo:text-indent="0cm" style:punctuation-wrap="hanging" style:line-break="strict"/>
    </style:style>
    <style:style style:name="P27" style:family="paragraph">
      <style:paragraph-properties fo:margin-left="0cm" fo:margin-right="0cm" fo:margin-top="0.423cm" fo:margin-bottom="0.705cm" fo:line-height="88%" fo:text-indent="0cm"/>
    </style:style>
    <style:style style:name="P28" style:family="paragraph">
      <style:paragraph-properties fo:margin-left="0cm" fo:margin-right="0cm" fo:line-height="85%" fo:text-align="center" fo:text-indent="0cm" style:punctuation-wrap="hanging" style:line-break="strict"/>
    </style:style>
    <style:style style:name="P29"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margin-top="0.282cm" fo:margin-bottom="0cm" fo:line-height="88%" fo:text-indent="0cm" style:punctuation-wrap="hanging" style:line-break="strict"/>
    </style:style>
    <style:style style:name="P31" style:family="paragraph">
      <style:paragraph-properties fo:margin-left="0cm" fo:margin-right="0cm" fo:margin-top="0.37cm" fo:margin-bottom="0cm" fo:line-height="88%" fo:text-indent="0cm"/>
    </style:style>
    <style:style style:name="P32" style:family="paragraph">
      <style:paragraph-properties fo:margin-left="0cm" fo:margin-right="0cm" fo:margin-top="0.246cm" fo:margin-bottom="0cm" fo:line-height="100%" fo:text-indent="0cm"/>
    </style:style>
    <style:style style:name="P33" style:family="paragraph">
      <style:paragraph-properties fo:margin-left="0cm" fo:margin-right="0cm" fo:margin-top="0.176cm" fo:margin-bottom="0cm" fo:line-height="100%" fo:text-indent="0cm"/>
    </style:style>
    <style:style style:name="P34" style:family="paragraph">
      <style:paragraph-properties fo:margin-left="0cm" fo:margin-right="0cm" fo:line-height="100%" fo:text-align="justify" fo:text-indent="0cm"/>
    </style:style>
    <style:style style:name="P35" style:family="paragraph">
      <style:paragraph-properties fo:margin-left="0cm" fo:margin-right="0cm" fo:line-height="100%" fo:text-indent="0cm" style:punctuation-wrap="hanging" style:line-break="strict"/>
    </style:style>
    <style:style style:name="P36" style:family="paragraph">
      <style:paragraph-properties fo:margin-left="0cm" fo:margin-right="0cm" fo:margin-top="0.282cm" fo:margin-bottom="0cm" fo:line-height="90%" fo:text-align="justify" fo:text-indent="0cm" style:punctuation-wrap="hanging" style:line-break="strict"/>
    </style:style>
    <style:style style:name="P37" style:family="paragraph">
      <style:paragraph-properties fo:margin-left="0cm" fo:margin-right="0cm" fo:margin-top="0.246cm" fo:margin-bottom="0cm" fo:line-height="90%" fo:text-align="justify" fo:text-indent="0cm" style:punctuation-wrap="hanging" style:line-break="strict"/>
    </style:style>
    <style:style style:name="P38" style:family="paragraph">
      <style:paragraph-properties fo:margin-left="0.952cm" fo:margin-right="0cm" fo:margin-top="0.282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fo:margin-left="0cm" fo:margin-right="0cm" fo:text-align="justify"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3366" fo:font-size="40pt" fo:language="es" fo:country="ES" fo:font-weight="bold" style:font-size-asian="40pt" style:font-weight-asian="bold" style:font-size-complex="40pt" style:font-weight-complex="bold"/>
    </style:style>
    <style:style style:name="T2" style:family="text">
      <style:text-properties fo:color="#003366" fo:language="es" fo:country="ES" fo:font-style="italic" fo:font-weight="bold" style:font-style-asian="italic" style:font-weight-asian="bold" style:font-style-complex="italic" style:font-weight-complex="bold"/>
    </style:style>
    <style:style style:name="T3" style:family="text">
      <style:text-properties fo:color="#003366" fo:font-size="32pt" fo:language="es" fo:country="ES" fo:font-weight="bold" style:font-size-asian="32pt" style:font-weight-asian="bold" style:font-size-complex="32pt" style:font-weight-complex="bold"/>
    </style:style>
    <style:style style:name="T4" style:family="text">
      <style:text-properties fo:color="#003366" fo:font-size="40pt" fo:language="es" fo:country="ES" style:font-size-asian="40pt" style:font-size-complex="40pt"/>
    </style:style>
    <style:style style:name="T5" style:family="text">
      <style:text-properties fo:language="es" fo:country="ES" style:text-underline-style="solid" style:text-underline-width="auto" style:text-underline-color="font-color"/>
    </style:style>
    <style:style style:name="T6" style:family="text">
      <style:text-properties fo:font-size="36pt" fo:language="es" fo:country="ES" fo:font-weight="bold" style:font-size-asian="36pt" style:font-weight-asian="bold" style:font-size-complex="36pt" style:font-weight-complex="bold"/>
    </style:style>
    <style:style style:name="T7" style:family="text">
      <style:text-properties fo:font-size="36pt" fo:language="es" fo:country="ES" style:font-size-asian="36pt" style:font-size-complex="36pt"/>
    </style:style>
    <style:style style:name="T8" style:family="text">
      <style:text-properties fo:color="#003366" fo:language="es" fo:country="ES" fo:font-weight="bold" style:font-weight-asian="bold" style:font-weight-complex="bold"/>
    </style:style>
    <style:style style:name="T9" style:family="text">
      <style:text-properties fo:font-size="36pt" fo:language="en" fo:country="US" style:font-size-asian="36pt" style:font-size-complex="36pt"/>
    </style:style>
    <style:style style:name="T10" style:family="text">
      <style:text-properties fo:font-size="36pt" fo:language="es" fo:country="AR" style:font-family-asian="'Times New Roman'" style:font-family-generic-asian="roman" style:font-pitch-asian="variable" style:font-size-asian="36pt" style:font-family-complex="'Times New Roman'" style:font-family-generic-complex="roman" style:font-pitch-complex="variable" style:font-size-complex="36pt"/>
    </style:style>
    <style:style style:name="T11" style:family="text">
      <style:text-properties fo:font-size="44pt" fo:language="es" fo:country="ES" style:font-size-asian="44pt" style:font-size-complex="44pt"/>
    </style:style>
    <style:style style:name="T12" style:family="text">
      <style:text-properties fo:language="es" fo:country="ES"/>
    </style:style>
    <style:style style:name="T13" style:family="text">
      <style:text-properties fo:font-size="24pt" fo:language="es" fo:country="ES" style:font-size-asian="24pt" style:font-size-complex="24pt"/>
    </style:style>
    <style:style style:name="T14" style:family="text">
      <style:text-properties fo:font-size="36pt" fo:language="es" fo:country="AR" fo:font-weight="bold" style:font-family-asian="'Times New Roman'" style:font-family-generic-asian="roman" style:font-pitch-asian="variable" style:font-size-asian="36pt" style:font-weight-asian="bold" style:font-family-complex="'Times New Roman'" style:font-family-generic-complex="roman" style:font-pitch-complex="variable" style:font-size-complex="36pt" style:font-weight-complex="bold"/>
    </style:style>
    <style:style style:name="T15" style:family="text">
      <style:text-properties fo:font-size="28pt" fo:language="es" fo:country="AR" fo:font-style="italic" style:font-family-asian="'Times New Roman'" style:font-family-generic-asian="roman" style:font-pitch-asian="variable" style:font-size-asian="28pt" style:font-style-asian="italic" style:font-family-complex="'Times New Roman'" style:font-family-generic-complex="roman" style:font-pitch-complex="variable" style:font-size-complex="28pt" style:font-style-complex="italic"/>
    </style:style>
    <style:style style:name="T16" style:family="text">
      <style:text-properties fo:font-size="28pt" fo:language="es" fo:country="AR"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17" style:family="text">
      <style:text-properties fo:color="#003366" style:text-line-through-style="none" style:text-position="0% 100%" fo:font-family="'Times New Roman'" style:font-family-generic="roman" style:font-pitch="variable" fo:font-size="24pt" fo:language="es" fo:country="E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18" style:family="text">
      <style:text-properties fo:font-size="32pt" fo:language="es" fo:country="ES" style:font-size-asian="32pt" style:font-size-complex="32pt"/>
    </style:style>
    <style:style style:name="T19" style:family="text">
      <style:text-properties fo:font-size="32pt" fo:language="es" fo:country="ES" fo:font-weight="bold" style:font-size-asian="32pt" style:font-weight-asian="bold" style:font-size-complex="32pt" style:font-weight-complex="bold"/>
    </style:style>
    <style:style style:name="T20" style:family="text">
      <style:text-properties fo:font-family="Arial" style:font-family-generic="swiss" style:font-pitch="variable" fo:font-size="16pt" fo:language="es" fo:country="ES" fo:font-weight="bold" style:font-size-asian="16pt" style:font-weight-asian="bold" style:font-size-complex="16pt" style:font-weight-complex="bold"/>
    </style:style>
    <style:style style:name="T21" style:family="text">
      <style:text-properties fo:font-family="Arial" style:font-family-generic="swiss" style:font-pitch="variable" fo:font-size="18pt" fo:language="es" fo:country="ES" fo:font-weight="bold" style:font-size-asian="18pt" style:font-weight-asian="bold" style:font-size-complex="18pt" style:font-weight-complex="bold"/>
    </style:style>
    <style:style style:name="T22" style:family="text">
      <style:text-properties fo:font-family="Arial" style:font-family-generic="swiss" style:font-pitch="variable" fo:font-size="14pt" fo:language="es" fo:country="ES" fo:font-weight="bold" style:font-size-asian="14pt" style:font-weight-asian="bold" style:font-size-complex="14pt" style:font-weight-complex="bold"/>
    </style:style>
    <style:style style:name="T23" style:family="text">
      <style:text-properties fo:font-family="Arial" style:font-family-generic="swiss" style:font-pitch="variable" fo:font-size="32pt" fo:language="es" fo:country="ES" fo:font-weight="bold" style:font-size-asian="32pt" style:font-weight-asian="bold" style:font-size-complex="32pt" style:font-weight-complex="bold"/>
    </style:style>
    <style:style style:name="T24" style:family="text">
      <style:text-properties fo:font-family="Arial" style:font-family-generic="swiss" style:font-pitch="variable" fo:language="es" fo:country="ES" fo:font-weight="bold" style:font-weight-asian="bold" style:font-weight-complex="bold"/>
    </style:style>
    <style:style style:name="T25" style:family="text">
      <style:text-properties fo:color="#000000" fo:font-family="Arial" style:font-family-generic="swiss" style:font-pitch="variable" fo:font-size="20pt" fo:language="es" fo:country="ES" fo:font-weight="bold" style:font-size-asian="20pt" style:font-weight-asian="bold" style:font-size-complex="20pt" style:font-weight-complex="bold"/>
    </style:style>
    <style:style style:name="T26" style:family="text">
      <style:text-properties fo:font-size="28pt" fo:language="es" fo:country="ES" fo:font-weight="bold" style:font-size-asian="28pt" style:font-weight-asian="bold" style:font-size-complex="28pt" style:font-weight-complex="bold"/>
    </style:style>
    <style:style style:name="T27" style:family="text">
      <style:text-properties fo:font-size="28pt" fo:language="es" fo:country="ES" style:font-size-asian="28pt" style:font-size-complex="28pt"/>
    </style:style>
    <style:style style:name="T28" style:family="text">
      <style:text-properties fo:color="#ff0066" style:text-line-through-style="none" style:text-position="0% 100%" fo:font-family="'Times New Roman'" style:font-family-generic="roman" style:font-pitch="variable" fo:font-size="28pt" fo:language="es" fo:country="ES"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29" style:family="text">
      <style:text-properties fo:color="#ff0066" fo:font-size="28pt" fo:language="es" fo:country="ES" fo:font-weight="bold" style:font-size-asian="28pt" style:font-weight-asian="bold" style:font-size-complex="28pt" style:font-weight-complex="bold"/>
    </style:style>
    <style:style style:name="T30" style:family="text">
      <style:text-properties fo:font-size="32pt" fo:language="es" fo:country="AR"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31" style:family="text">
      <style:text-properties fo:color="#ffffff" fo:font-size="36pt" fo:language="es" fo:country="ES" fo:font-weight="bold" style:font-size-asian="36pt" style:font-weight-asian="bold" style:font-size-complex="36pt" style:font-weight-complex="bold"/>
    </style:style>
    <style:style style:name="T32" style:family="text">
      <style:text-properties fo:color="#ffffff" style:text-position="-25% 58%" fo:font-size="36pt" fo:language="es" fo:country="ES" fo:font-weight="bold" style:font-size-asian="36pt" style:font-weight-asian="bold" style:font-size-complex="36pt" style:font-weight-complex="bold"/>
    </style:style>
    <style:style style:name="T33" style:family="text">
      <style:text-properties fo:font-size="20pt" fo:language="es" fo:country="AR"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34" style:family="text">
      <style:text-properties fo:font-size="16pt" fo:language="es" fo:country="AR"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35" style:family="text">
      <style:text-properties fo:font-size="18pt" fo:language="es" fo:country="AR"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36" style:family="text">
      <style:text-properties fo:font-size="20pt" fo:language="es" fo:country="AR"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37" style:family="text">
      <style:text-properties fo:language="es" fo:country="AR" style:font-family-asian="'Times New Roman'" style:font-family-generic-asian="roman" style:font-pitch-asian="variable" style:font-family-complex="'Times New Roman'" style:font-family-generic-complex="roman" style:font-pitch-complex="variable"/>
    </style:style>
    <style:style style:name="T38" style:family="text">
      <style:text-properties fo:font-size="18pt" fo:language="es" fo:country="AR"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39" style:family="text">
      <style:text-properties fo:font-size="9pt" fo:language="es" fo:country="AR" style:font-family-asian="'Times New Roman'" style:font-family-generic-asian="roman" style:font-pitch-asian="variable" style:font-size-asian="9pt" style:font-family-complex="'Times New Roman'" style:font-family-generic-complex="roman" style:font-pitch-complex="variable" style:font-size-complex="9pt"/>
    </style:style>
    <style:style style:name="T40" style:family="text">
      <style:text-properties fo:font-size="32pt" fo:language="en" fo:country="US" fo:font-weight="bold" style:font-size-asian="32pt" style:font-weight-asian="bold" style:font-size-complex="32pt" style:font-weight-complex="bold"/>
    </style:style>
    <style:style style:name="T41" style:family="text">
      <style:text-properties fo:color="#003366" fo:font-size="44pt" fo:language="es" fo:country="ES" style:font-size-asian="44pt" style:font-size-complex="44pt"/>
    </style:style>
    <style:style style:name="T42" style:family="text">
      <style:text-properties fo:color="#000000" fo:font-family="TrumpMediaeval" style:font-pitch="variable" fo:font-size="20pt" fo:language="es" fo:country="ES" fo:font-weight="bold" style:font-size-asian="20pt" style:font-weight-asian="bold" style:font-size-complex="20pt" style:font-weight-complex="bold"/>
    </style:style>
    <style:style style:name="T43" style:family="text">
      <style:text-properties fo:color="#000000" fo:font-family="TrumpMediaeval" style:font-pitch="variable" fo:font-size="20pt" fo:language="es" fo:country="ES" fo:font-style="italic" fo:font-weight="bold" style:font-size-asian="20pt" style:font-style-asian="italic" style:font-weight-asian="bold" style:font-size-complex="20pt" style:font-style-complex="italic" style:font-weight-complex="bold"/>
    </style:style>
    <style:style style:name="T44" style:family="text">
      <style:text-properties fo:font-size="32pt" fo:language="en" fo:country="GB" fo:font-weight="bold" style:font-size-asian="32pt" style:font-weight-asian="bold" style:font-size-complex="32pt" style:font-weight-complex="bold"/>
    </style:style>
    <style:style style:name="T45" style:family="text">
      <style:text-properties fo:font-size="32pt" fo:language="en" fo:country="GB" style:font-size-asian="32pt" style:font-size-complex="32pt"/>
    </style:style>
    <style:style style:name="T46" style:family="text">
      <style:text-properties fo:font-size="28pt" fo:language="en" fo:country="GB" style:font-size-asian="28pt" style:font-size-complex="28pt"/>
    </style:style>
    <style:style style:name="T47" style:family="text">
      <style:text-properties fo:color="#ff0066" fo:font-size="28pt" fo:language="en" fo:country="GB" style:font-size-asian="28pt" style:font-size-complex="28pt"/>
    </style:style>
    <style:style style:name="T48" style:family="text">
      <style:text-properties fo:font-size="32pt" fo:language="es" fo:country="AR" style:text-underline-style="solid" style:text-underline-width="auto" style:text-underline-color="font-color" fo:font-weight="bold" style:font-family-asian="'Times New Roman'" style:font-family-generic-asian="roman" style:font-pitch-asian="variable" style:font-size-asian="32pt" style:font-weight-asian="bold" style:font-family-complex="'Times New Roman'" style:font-family-generic-complex="roman" style:font-pitch-complex="variable" style:font-size-complex="32pt" style:font-weight-complex="bold"/>
    </style:style>
    <style:style style:name="T49" style:family="text">
      <style:text-properties fo:font-family="Arial" style:font-family-generic="swiss" style:font-pitch="variable" fo:font-size="28pt" fo:language="es" fo:country="ES" fo:font-weight="bold" style:font-size-asian="28pt" style:font-weight-asian="bold" style:font-size-complex="28pt" style:font-weight-complex="bold"/>
    </style:style>
    <style:style style:name="T50" style:family="text">
      <style:text-properties fo:font-family="Arial" style:font-family-generic="swiss" style:font-pitch="variable" fo:font-size="28pt" fo:language="en" fo:country="US" fo:font-weight="bold" style:font-size-asian="28pt" style:font-weight-asian="bold" style:font-size-complex="28pt" style:font-weight-complex="bold"/>
    </style:style>
    <style:style style:name="T51" style:family="text">
      <style:text-properties fo:font-family="Arial" style:font-family-generic="swiss" style:font-pitch="variable" fo:font-size="20pt" fo:language="en" fo:country="US" style:font-size-asian="20pt" style:font-size-complex="20pt"/>
    </style:style>
    <style:style style:name="T52" style:family="text">
      <style:text-properties fo:color="#ffffff" fo:font-size="32pt" fo:language="en" fo:country="US" fo:font-weight="bold" style:font-size-asian="32pt" style:font-weight-asian="bold" style:font-size-complex="32pt" style:font-weight-complex="bold"/>
    </style:style>
    <style:style style:name="T53" style:family="text">
      <style:text-properties fo:color="#ffffff" style:text-position="-25% 58%" fo:font-size="32pt" fo:language="en" fo:country="US" fo:font-weight="bold" style:font-size-asian="32pt" style:font-weight-asian="bold" style:font-size-complex="32pt" style:font-weight-complex="bold"/>
    </style:style>
    <style:style style:name="T54" style:family="text">
      <style:text-properties fo:color="#ffffff" style:text-position="30% 58%" fo:font-size="32pt" fo:language="en" fo:country="US" fo:font-weight="bold" style:font-size-asian="32pt" style:font-weight-asian="bold" style:font-size-complex="32pt" style:font-weight-complex="bold"/>
    </style:style>
    <style:style style:name="T55" style:family="text">
      <style:text-properties fo:color="#ffffff" fo:font-size="12pt" fo:language="en" fo:country="US" fo:font-weight="bold" style:font-size-asian="12pt" style:font-weight-asian="bold" style:font-size-complex="12pt" style:font-weight-complex="bold"/>
    </style:style>
    <style:style style:name="T56" style:family="text">
      <style:text-properties fo:font-size="28pt" fo:language="en" fo:country="US" style:font-size-asian="28pt" style:font-size-complex="28pt"/>
    </style:style>
    <style:style style:name="T57" style:family="text">
      <style:text-properties fo:font-size="14pt" fo:language="es" fo:country="ES" style:font-size-asian="14pt" style:font-size-complex="14pt"/>
    </style:style>
    <style:style style:name="T58" style:family="text">
      <style:text-properties fo:language="es" fo:country="ES" fo:font-weight="bold" style:font-weight-asian="bold" style:font-weight-complex="bold"/>
    </style:style>
    <style:style style:name="T59" style:family="text">
      <style:text-properties fo:color="#414141" fo:language="es" fo:country="ES" fo:font-weight="bold" style:font-weight-asian="bold" style:font-weight-complex="bold"/>
    </style:style>
    <style:style style:name="T60" style:family="text">
      <style:text-properties fo:color="#000000" fo:font-size="16pt" fo:language="es" fo:country="ES" fo:font-weight="bold" style:font-size-asian="16pt" style:font-weight-asian="bold" style:font-size-complex="16pt" style:font-weight-complex="bold"/>
    </style:style>
    <style:style style:name="T61" style:family="text">
      <style:text-properties fo:color="#000000" fo:font-size="16pt" fo:language="es" fo:country="ES" style:font-size-asian="16pt" style:font-size-complex="16pt"/>
    </style:style>
    <style:style style:name="T62" style:family="text">
      <style:text-properties fo:font-size="16pt" fo:language="es" fo:country="ES" style:font-size-asian="16pt" style:font-size-complex="16pt"/>
    </style:style>
    <style:style style:name="T63" style:family="text">
      <style:text-properties fo:font-size="16pt" fo:language="es" fo:country="ES" fo:font-weight="bold" style:font-size-asian="16pt" style:font-weight-asian="bold" style:font-size-complex="16pt" style:font-weight-complex="bold"/>
    </style:style>
    <style:style style:name="T64" style:family="text">
      <style:text-properties fo:color="#414141" fo:font-size="32pt" fo:language="es" fo:country="ES" fo:font-weight="bold" style:font-size-asian="32pt" style:font-weight-asian="bold" style:font-size-complex="32pt" style:font-weight-complex="bold"/>
    </style:style>
    <style:style style:name="T65" style:family="text">
      <style:text-properties fo:font-family="Arial" style:font-family-generic="swiss" style:font-pitch="variable" fo:font-size="12pt" fo:language="en" fo:country="GB" style:font-family-asian="Arial" style:font-family-generic-asian="swiss" style:font-pitch-asian="variable" style:font-size-asian="12pt" style:font-family-complex="Arial" style:font-family-generic-complex="swiss" style:font-pitch-complex="variable" style:font-size-complex="12pt"/>
    </style:style>
    <style:style style:name="T66" style:family="text">
      <style:text-properties fo:font-family="Symbol" style:font-family-generic="roman" style:font-pitch="variable" style:font-charset="x-symbol" fo:font-size="28pt" fo:language="en" fo:country="GB"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67" style:family="text">
      <style:text-properties fo:font-family="Arial" style:font-family-generic="swiss" style:font-pitch="variable" fo:language="en" fo:country="GB" style:font-family-asian="Arial" style:font-family-generic-asian="swiss" style:font-pitch-asian="variable" style:font-family-complex="Arial" style:font-family-generic-complex="swiss" style:font-pitch-complex="variable"/>
    </style:style>
    <style:style style:name="T68" style:family="text">
      <style:text-properties fo:font-family="Symbol" style:font-family-generic="roman" style:font-pitch="variable" style:font-charset="x-symbol" fo:language="en" fo:country="GB" style:font-family-asian="'Times New Roman'" style:font-family-generic-asian="roman" style:font-pitch-asian="variable" style:font-family-complex="'Times New Roman'" style:font-family-generic-complex="roman" style:font-pitch-complex="variable"/>
    </style:style>
    <style:style style:name="T69" style:family="text">
      <style:text-properties fo:font-family="Arial" style:font-family-generic="swiss" style:font-pitch="variable" fo:font-size="36pt" fo:language="en" fo:country="GB" fo:font-weight="bold" style:font-family-asian="Arial" style:font-family-generic-asian="swiss" style:font-pitch-asian="variable" style:font-size-asian="36pt" style:font-weight-asian="bold" style:font-family-complex="Arial" style:font-family-generic-complex="swiss" style:font-pitch-complex="variable" style:font-size-complex="36pt" style:font-weight-complex="bold"/>
    </style:style>
    <style:style style:name="T70" style:family="text">
      <style:text-properties fo:language="en" fo:country="US"/>
    </style:style>
    <style:style style:name="T71" style:family="text">
      <style:text-properties style:text-position="30% 58%" fo:font-size="32pt" fo:language="es" fo:country="ES" fo:font-weight="bold" style:font-size-asian="32pt" style:font-weight-asian="bold" style:font-size-complex="32pt" style:font-weight-complex="bold"/>
    </style:style>
    <style:style style:name="T72" style:family="text">
      <style:text-properties fo:color="#ff9933" fo:language="es" fo:country="ES" fo:font-weight="bold" style:font-weight-asian="bold" style:font-weight-complex="bold"/>
    </style:style>
    <style:style style:name="T73" style:family="text">
      <style:text-properties fo:color="#ff9933" fo:font-size="32pt" fo:language="es" fo:country="ES" fo:font-weight="bold" style:font-size-asian="32pt" style:font-weight-asian="bold" style:font-size-complex="32pt" style:font-weight-complex="bold"/>
    </style:style>
    <style:style style:name="T74" style:family="text">
      <style:text-properties fo:color="#ff9933" fo:font-size="28pt" fo:language="es" fo:country="ES" fo:font-weight="bold" style:font-size-asian="28pt" style:font-weight-asian="bold" style:font-size-complex="28pt" style:font-weight-complex="bold"/>
    </style:style>
    <style:style style:name="T75" style:family="text">
      <style:text-properties fo:color="#ff9933" fo:font-size="28pt" fo:language="es" fo:country="ES" style:font-size-asian="28pt" style:font-size-complex="28pt"/>
    </style:style>
    <style:style style:name="T76" style:family="text">
      <style:text-properties fo:color="#cccc99" fo:font-size="28pt" fo:language="es" fo:country="ES" style:font-size-asian="28pt" style:font-size-complex="28pt"/>
    </style:style>
    <style:style style:name="T77" style:family="text">
      <style:text-properties fo:color="#ff9933" fo:font-size="32pt" fo:language="es" fo:country="ES" style:font-size-asian="32pt" style:font-size-complex="32pt"/>
    </style:style>
    <style:style style:name="T78" style:family="text">
      <style:text-properties fo:color="#ff9933" fo:font-size="36pt" fo:language="es" fo:country="ES" fo:font-weight="bold" style:font-size-asian="36pt" style:font-weight-asian="bold" style:font-size-complex="36pt" style:font-weight-complex="bold"/>
    </style:style>
    <style:style style:name="T79" style:family="text">
      <style:text-properties fo:color="#ff9933" fo:font-size="36pt" fo:language="es" fo:country="ES" style:font-size-asian="36pt" style:font-size-complex="36pt"/>
    </style:style>
    <text:list-style style:name="L1">
      <text:list-level-style-number text:level="1" style:num-format="">
        <style:list-level-properties/>
        <style:text-properties fo:color="#003366" fo:font-size="100%"/>
      </text:list-level-style-number>
    </text:list-style>
    <text:list-style style:name="L2">
      <text:list-level-style-number text:level="1" style:num-format="">
        <style:list-level-properties/>
        <style:text-properties fo:color="#003366" fo:font-size="100%"/>
      </text:list-level-style-number>
      <text:list-level-style-bullet text:level="2" text:bullet-char="">
        <style:list-level-properties text:space-before="1.27cm"/>
        <style:text-properties fo:font-family="Wingdings" style:font-pitch="variable" style:font-charset="x-symbol" fo:color="#003366" fo:font-size="55%"/>
      </text:list-level-style-bullet>
      <text:list-level-style-bullet text:level="3" text:bullet-char="">
        <style:list-level-properties text:space-before="2.381cm"/>
        <style:text-properties fo:font-family="Wingdings" style:font-pitch="variable" style:font-charset="x-symbol" fo:color="#003366" fo:font-size="65%"/>
      </text:list-level-style-bullet>
      <text:list-level-style-bullet text:level="4" text:bullet-char="">
        <style:list-level-properties text:space-before="3.333cm"/>
        <style:text-properties fo:font-family="Wingdings" style:font-pitch="variable" style:font-charset="x-symbol" fo:color="#003366" fo:font-size="85%"/>
      </text:list-level-style-bullet>
      <text:list-level-style-bullet text:level="5" text:bullet-char="">
        <style:list-level-properties text:space-before="4.286cm"/>
        <style:text-properties fo:font-family="Wingdings" style:font-pitch="variable" style:font-charset="x-symbol" fo:color="#003366" fo:font-size="80%"/>
      </text:list-level-style-bullet>
      <text:list-level-style-bullet text:level="6" text:bullet-char="">
        <style:list-level-properties text:space-before="4.286cm"/>
        <style:text-properties fo:font-family="Wingdings" style:font-pitch="variable" style:font-charset="x-symbol" fo:color="#003366" fo:font-size="80%"/>
      </text:list-level-style-bullet>
      <text:list-level-style-bullet text:level="7" text:bullet-char="">
        <style:list-level-properties text:space-before="4.286cm"/>
        <style:text-properties fo:font-family="Wingdings" style:font-pitch="variable" style:font-charset="x-symbol" fo:color="#003366" fo:font-size="80%"/>
      </text:list-level-style-bullet>
      <text:list-level-style-bullet text:level="8" text:bullet-char="">
        <style:list-level-properties text:space-before="4.286cm"/>
        <style:text-properties fo:font-family="Wingdings" style:font-pitch="variable" style:font-charset="x-symbol" fo:color="#003366" fo:font-size="80%"/>
      </text:list-level-style-bullet>
      <text:list-level-style-bullet text:level="9" text:bullet-char="">
        <style:list-level-properties text:space-before="4.286cm"/>
        <style:text-properties fo:font-family="Wingdings" style:font-pitch="variable" style:font-charset="x-symbol" fo:color="#003366" fo:font-size="80%"/>
      </text:list-level-style-bullet>
      <text:list-level-style-bullet text:level="10" text:bullet-char="">
        <style:list-level-properties text:space-before="4.286cm"/>
        <style:text-properties fo:font-family="Wingdings" style:font-pitch="variable" style:font-charset="x-symbol" fo:color="#003366" fo:font-size="80%"/>
      </text:list-level-style-bullet>
    </text:list-style>
    <text:list-style style:name="L3">
      <text:list-level-style-number text:level="1" style:num-format="">
        <style:list-level-properties/>
        <style:text-properties fo:color="#003366" fo:font-size="100%"/>
      </text:list-level-style-number>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text:list-style style:name="L4">
      <text:list-level-style-bullet text:level="1" text:bullet-char="•">
        <style:list-level-properties/>
        <style:text-properties fo:font-family="'Times New Roman'" style:font-family-generic="roman" style:font-pitch="variable" fo:color="#003366" fo:font-size="100%"/>
      </text:list-level-style-bullet>
      <text:list-level-style-number text:level="2" style:num-format="">
        <style:list-level-properties/>
        <style:text-properties fo:color="#003366" fo:font-size="100%"/>
      </text:list-level-style-number>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5">
      <text:list-level-style-number text:level="1" style:num-format="">
        <style:list-level-properties/>
        <style:text-properties fo:color="#0033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7">
      <text:list-level-style-bullet text:level="1" text:bullet-char="•">
        <style:list-level-properties/>
        <style:text-properties fo:font-family="'Times New Roman'" style:font-family-generic="roman" style:font-pitch="variable" fo:color="#003366" fo:font-size="100%"/>
      </text:list-level-style-bullet>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8">
      <text:list-level-style-bullet text:level="1" text:bullet-char="•">
        <style:list-level-properties/>
        <style:text-properties fo:font-family="'Times New Roman'" style:font-family-generic="roman" style:font-pitch="variable" fo:color="#003366" fo:font-size="100%"/>
      </text:list-level-style-bullet>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ff00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9">
      <text:list-level-style-number text:level="1" style:num-format="">
        <style:list-level-properties/>
        <style:text-properties fo:color="#ff00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1">
      <text:list-level-style-bullet text:level="1" text:bullet-char="">
        <style:list-level-properties text:min-label-width="0.952cm"/>
        <style:text-properties fo:font-family="Wingdings" style:font-pitch="variable" style:font-charset="x-symbol" fo:color="#003366" fo:font-size="100%"/>
      </text:list-level-style-bullet>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2">
      <text:list-level-style-bullet text:level="1" text:bullet-char="•">
        <style:list-level-properties text:min-label-width="0.793cm"/>
        <style:text-properties fo:font-family="'Times New Roman'" style:font-family-generic="roman" style:font-pitch="variable" fo:color="#003366" fo:font-size="100%"/>
      </text:list-level-style-bullet>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4">
      <text:list-level-style-number text:level="1" style:num-format="">
        <style:list-level-properties/>
        <style:text-properties fo:color="#414141"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6">
      <text:list-level-style-number text:level="1" style:num-format="">
        <style:list-level-properties/>
        <style:text-properties fo:color="#0033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7">
      <text:list-level-style-bullet text:level="1" text:bullet-char="">
        <style:list-level-properties text:min-label-width="0.952cm"/>
        <style:text-properties fo:font-family="Wingdings" style:font-pitch="variable" style:font-charset="x-symbol" fo:color="#003366" fo:font-size="10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text:list-style style:name="L18">
      <text:list-level-style-bullet text:level="1" text:bullet-char="">
        <style:list-level-properties text:space-before="4.286cm" text:min-label-width="0.635cm"/>
        <style:text-properties fo:font-family="Wingdings" style:font-pitch="variable" style:font-charset="x-symbol" fo:color="#003366" fo:font-size="8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text:list-style style:name="L19">
      <text:list-level-style-number text:level="1" style:num-format="">
        <style:list-level-properties/>
        <style:text-properties fo:color="#ff9933"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office:automatic-styles>
  <office:body>
    <office:presentation>
      <presentation:date-time-decl presentation:name="dtd1" presentation:source="current-date" style:data-style-name="D1"/>
      <draw:page draw:name="Certificación de Cableado Estructurado. " draw:style-name="dp1" draw:master-page-name="Título1" presentation:use-date-time-name="dtd1" xml:id="id1" draw:id="id1">
        <draw:frame presentation:style-name="pr1" draw:text-style-name="P2" draw:layer="layout" svg:width="20.501cm" svg:height="3.133cm" svg:x="3.249cm" svg:y="2.746cm" presentation:class="title" presentation:user-transformed="true">
          <draw:text-box>
            <text:list text:style-name="L1">
              <text:list-header>
                <text:p text:style-name="P1"><text:span text:style-name="T1">Certificación de Cableado Estructurado. </text:span></text:p>
              </text:list-header>
            </text:list>
          </draw:text-box>
        </draw:frame>
        <draw:custom-shape draw:name="Text Box 4" draw:style-name="gr1" draw:text-style-name="P2" draw:layer="layout" svg:width="0.511cm" svg:height="1.27cm" svg:x="2.708cm" svg:y="13.026cm">
          <text:p/>
          <draw:enhanced-geometry svg:viewBox="0 0 21600 21600" draw:type="mso-spt202" draw:enhanced-path="M 0 0 L 21600 0 21600 21600 0 21600 0 0 Z N"/>
        </draw:custom-shape>
        <draw:custom-shape draw:name="Text Box 8" draw:style-name="gr2" draw:text-style-name="P2" draw:layer="layout" svg:width="19.954cm" svg:height="4.325cm" svg:x="5.38cm" svg:y="13.758cm">
          <text:list text:style-name="L1">
            <text:list-header>
              <text:p text:style-name="P3"><text:span text:style-name="T2">Ing. Yannelys Jerez Naranjo</text:span></text:p>
              <text:p text:style-name="P3"><text:span text:style-name="T2">Departamento de Telemática.</text:span></text:p>
              <text:p text:style-name="P3"><text:span text:style-name="T2">Facultad de Ingeniería Eléctrica.</text:span></text:p>
              <text:p text:style-name="P3"><text:span text:style-name="T2">Instituto Superior Politécnico José Antonio Echeverría.</text:span></text:p>
            </text:list-header>
          </text:list>
          <draw:enhanced-geometry svg:viewBox="0 0 21600 21600" draw:type="mso-spt202" draw:enhanced-path="M 0 0 L 21600 0 21600 21600 0 21600 0 0 Z N"/>
        </draw:custom-shape>
        <draw:custom-shape draw:name="Text Box 9" draw:style-name="gr3" draw:text-style-name="P2" draw:layer="layout" svg:width="12.065cm" svg:height="1.615cm" svg:x="6.773cm" svg:y="9.948cm">
          <text:list text:style-name="L1">
            <text:list-header>
              <text:p text:style-name="P3"><text:span text:style-name="T3">Incógnitas y respuestas</text:span></text:p>
            </text:list-header>
          </text:list>
          <draw:enhanced-geometry svg:viewBox="0 0 21600 21600" draw:type="mso-spt202" draw:enhanced-path="M 0 0 L 21600 0 21600 21600 0 21600 0 0 Z N"/>
        </draw:custom-shape>
        <draw:g draw:name="Group 10">
          <draw:frame draw:name="Picture 11" draw:style-name="gr4" draw:text-style-name="P4" draw:layer="layout" svg:width="2.842cm" svg:height="3.502cm" svg:x="1.535cm" svg:y="13.758cm">
            <draw:image xlink:href="Pictures/20000015000031A50000394BB4D7AC8A.wmf" xlink:type="simple" xlink:show="embed" xlink:actuate="onLoad">
              <text:p/>
            </draw:image>
          </draw:frame>
          <draw:custom-shape draw:name="Text Box 12" draw:style-name="gr3" draw:text-style-name="P2" draw:layer="layout" svg:width="5.926cm" svg:height="1.071cm" svg:x="0cm" svg:y="17.06cm">
            <text:list text:style-name="L1">
              <text:list-header>
                <text:p/>
              </text:list-header>
            </text:list>
            <draw:enhanced-geometry svg:viewBox="0 0 21600 21600" draw:type="mso-spt202" draw:enhanced-path="M 0 0 L 21600 0 21600 21600 0 21600 0 0 Z N"/>
          </draw:custom-shape>
        </draw:g>
        <anim:par presentation:node-type="timing-root">
          <anim:par smil:begin="id1.begin">
            <anim:transitionFilter smil:dur="1s" smil:type="dissolve"/>
          </anim:par>
        </anim:par>
        <presentation:notes draw:style-name="dp2">
          <draw:page-thumbnail draw:style-name="gr5"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Sistemas de Cableado Estructurado" draw:style-name="dp1" draw:master-page-name="Título1" presentation:use-date-time-name="dtd1" xml:id="id2" draw:id="id2">
        <draw:frame presentation:style-name="pr3" draw:text-style-name="P2" draw:layer="layout" svg:width="21.59cm" svg:height="3.176cm" svg:x="2.963cm" svg:y="2.327cm" presentation:class="title" presentation:user-transformed="true">
          <draw:text-box>
            <text:list text:style-name="L1">
              <text:list-header>
                <text:p text:style-name="P1"><text:span text:style-name="T4">Sistemas de Cableado Estructurado</text:span></text:p>
              </text:list-header>
            </text:list>
          </draw:text-box>
        </draw:frame>
        <draw:frame presentation:style-name="pr4" draw:text-style-name="P2" draw:layer="layout" svg:width="13.124cm" svg:height="1.906cm" svg:x="10.583cm" svg:y="4.232cm">
          <draw:text-box>
            <text:list text:style-name="L2">
              <text:list-header>
                <text:p text:style-name="P5"><text:span text:style-name="T5">Una necesidad</text:span></text:p>
              </text:list-header>
            </text:list>
          </draw:text-box>
        </draw:frame>
        <draw:frame draw:name="Picture 4" draw:style-name="gr4" draw:text-style-name="P4" draw:layer="layout" svg:width="11.642cm" svg:height="11.006cm" svg:x="13.123cm" svg:y="7.197cm">
          <draw:image xlink:href="Pictures/10000000000000A5000000C024A00359.png" xlink:type="simple" xlink:show="embed" xlink:actuate="onLoad">
            <text:p/>
          </draw:image>
        </draw:frame>
        <draw:line draw:name="Line 5" draw:style-name="gr6" draw:text-style-name="P4" draw:layer="layout" svg:x1="13.123cm" svg:y1="7.197cm" svg:x2="6.985cm" svg:y2="7.197cm">
          <text:p/>
        </draw:line>
        <anim:par presentation:node-type="timing-root">
          <anim:par smil:begin="id2.begin">
            <anim:transitionFilter smil:dur="1s" smil:type="dissolve"/>
          </anim:par>
        </anim:par>
        <presentation:notes draw:style-name="dp2">
          <draw:page-thumbnail draw:style-name="gr5"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Slide 3" draw:style-name="dp3" draw:master-page-name="Predeterminado" presentation:use-date-time-name="dtd1" xml:id="id3" draw:id="id3">
        <draw:custom-shape draw:name="Rectangle 2" draw:style-name="gr7" draw:text-style-name="P2" draw:layer="layout" svg:width="22.225cm" svg:height="15.875cm" svg:x="2.328cm" svg:y="0.635cm">
          <text:list text:style-name="L1">
            <text:list-header>
              <text:p text:style-name="P6"><text:span text:style-name="T6"/></text:p>
              <text:p text:style-name="P6"><text:span text:style-name="T6">En el Pasado...</text:span></text:p>
              <text:p text:style-name="P6"><text:span text:style-name="T6"/></text:p>
              <text:p text:style-name="P7"><text:span text:style-name="T7"><text:s/></text:span><text:span text:style-name="T7">Los sistemas de cableado eran concebidos para <text:s/>determinada <text:s/>aplicación, equipo o protocolo.</text:span></text:p>
              <text:p text:style-name="P7"><text:span text:style-name="T7">Estos sistemas funcionaban correctamente muchas veces, pero presentaban al Administrador de la red varios problemas ...</text:span></text:p>
              <text:p text:style-name="P8"><text:span text:style-name="T7"/></text:p>
              <text:p text:style-name="P6"><text:span text:style-name="T7"/></text:p>
            </text:list-header>
          </text:list>
          <draw:enhanced-geometry svg:viewBox="0 0 21600 21600" draw:type="rectangle" draw:enhanced-path="M 0 0 L 21600 0 21600 21600 0 21600 0 0 Z N"/>
        </draw:custom-shape>
        <anim:par presentation:node-type="timing-root">
          <anim:par smil:begin="id3.begin">
            <anim:transitionFilter smil:dur="1s" smil:type="dissolve"/>
          </anim:par>
        </anim:par>
        <presentation:notes draw:style-name="dp2">
          <draw:page-thumbnail draw:style-name="gr5" draw:layer="layout" svg:width="7.142cm" svg:height="9.524cm" svg:x="5.953cm" svg:y="1.93cm" draw:page-number="3" presentation:class="page"/>
          <draw:frame presentation:style-name="pr5" draw:layer="layout" svg:width="15.239cm" svg:height="11.43cm" svg:x="1.905cm" svg:y="12.065cm" presentation:class="notes" presentation:placeholder="true">
            <draw:text-box/>
          </draw:frame>
        </presentation:notes>
      </draw:page>
      <draw:page draw:name="Slide 4" draw:style-name="dp3" draw:master-page-name="Predeterminado" presentation:use-date-time-name="dtd1" xml:id="id4" draw:id="id4">
        <draw:custom-shape draw:name="Text Box 2" draw:style-name="gr3" draw:text-style-name="P2" draw:layer="layout" svg:width="20.531cm" svg:height="12.453cm" svg:x="2.752cm" svg:y="6.588cm">
          <text:list text:style-name="L1">
            <text:list-header>
              <text:p text:style-name="P9"><text:span text:style-name="T7">La incompatibilidad entre los diferentes tipos de cableado para datos porque respondían a equipos o protocolos diferentes o simplemente por que los diseños se habían llevado a cabo en momentos diferentes.</text:span></text:p>
              <text:p text:style-name="P9"><text:span text:style-name="T7">Dando como resultado:</text:span></text:p>
              <text:p text:style-name="P9"><text:span text:style-name="T7"/></text:p>
            </text:list-header>
          </text:list>
          <draw:enhanced-geometry svg:viewBox="0 0 21600 21600" draw:type="mso-spt202" draw:enhanced-path="M 0 0 L 21600 0 21600 21600 0 21600 0 0 Z N"/>
        </draw:custom-shape>
        <draw:custom-shape draw:name="Rectangle 4" draw:style-name="gr2" draw:text-style-name="P2" draw:layer="layout" svg:width="13.422cm" svg:height="1.277cm" svg:x="11.221cm" svg:y="2.328cm">
          <text:list text:style-name="L1">
            <text:list-header>
              <text:p text:style-name="P1"><text:span text:style-name="T8">Sistemas de Cableado Estructurado</text:span></text:p>
            </text:list-header>
          </text:list>
          <draw:enhanced-geometry svg:viewBox="0 0 21600 21600" draw:type="rectangle" draw:enhanced-path="M 0 0 L 21600 0 21600 21600 0 21600 0 0 Z N"/>
        </draw:custom-shape>
        <anim:par presentation:node-type="timing-root">
          <anim:par smil:begin="id4.begin">
            <anim:transitionFilter smil:dur="1s" smil:type="dissolve"/>
          </anim:par>
        </anim:par>
        <presentation:notes draw:style-name="dp2">
          <draw:page-thumbnail draw:style-name="gr5" draw:layer="layout" svg:width="7.142cm" svg:height="9.524cm" svg:x="5.953cm" svg:y="1.93cm" draw:page-number="4" presentation:class="page"/>
          <draw:frame presentation:style-name="pr5" draw:layer="layout" svg:width="15.239cm" svg:height="11.43cm" svg:x="1.905cm" svg:y="12.065cm" presentation:class="notes" presentation:placeholder="true">
            <draw:text-box/>
          </draw:frame>
        </presentation:notes>
      </draw:page>
      <draw:page draw:name="Slide 5" draw:style-name="dp3" draw:master-page-name="Predeterminado" presentation:use-date-time-name="dtd1" xml:id="id5" draw:id="id5">
        <draw:custom-shape draw:name="Rectangle 2" draw:style-name="gr3" draw:text-style-name="P2" draw:layer="layout" svg:width="22.86cm" svg:height="8.487cm" svg:x="1.27cm" svg:y="1.058cm">
          <text:list text:style-name="L1">
            <text:list-header>
              <text:p text:style-name="P10"><text:span text:style-name="T7">A lo largo del tiempo, las oficinas o fábricas se vieron inundadas de diferentes tipos de cables de múltiples fabricantes, causando confusión acerca de su compatibilidad y rellenando las vías de acceso de los cables.</text:span></text:p>
            </text:list-header>
          </text:list>
          <draw:enhanced-geometry svg:viewBox="0 0 21600 21600" draw:type="rectangle" draw:enhanced-path="M 0 0 L 21600 0 21600 21600 0 21600 0 0 Z N"/>
        </draw:custom-shape>
        <draw:frame draw:name="Object 3" draw:style-name="gr8" draw:layer="layout" svg:width="13.167cm" svg:height="7.664cm" svg:x="6.562cm" svg:y="9.693cm">
          <draw:object-ole draw:class-id="00000000-0000-0000-0000-000000000000" xlink:href="./Object 1" xlink:type="simple" xlink:show="embed" xlink:actuate="onLoad"/>
          <draw:image xlink:href="./ObjectReplacements/Object 1" xlink:type="simple" xlink:show="embed" xlink:actuate="onLoad"/>
        </draw:frame>
        <anim:par presentation:node-type="timing-root">
          <anim:par smil:begin="id5.begin">
            <anim:transitionFilter smil:dur="1s" smil:type="dissolve"/>
          </anim:par>
        </anim:par>
        <presentation:notes draw:style-name="dp2">
          <draw:page-thumbnail draw:style-name="gr5" draw:layer="layout" svg:width="7.142cm" svg:height="9.524cm" svg:x="5.953cm" svg:y="1.93cm" draw:page-number="5" presentation:class="page"/>
          <draw:frame presentation:style-name="pr5" draw:layer="layout" svg:width="15.239cm" svg:height="11.43cm" svg:x="1.905cm" svg:y="12.065cm" presentation:class="notes" presentation:placeholder="true">
            <draw:text-box/>
          </draw:frame>
        </presentation:notes>
      </draw:page>
      <draw:page draw:name="Slide 6" draw:style-name="dp3" draw:master-page-name="Predeterminado" presentation:use-date-time-name="dtd1" xml:id="id6" draw:id="id6">
        <draw:custom-shape draw:name="Text Box 2" draw:style-name="gr3" draw:text-style-name="P2" draw:layer="layout" svg:width="20.999cm" svg:height="5.745cm" svg:x="2.328cm" svg:y="6.138cm">
          <text:list text:style-name="L1">
            <text:list-header>
              <text:p text:style-name="P10"><text:span text:style-name="T9">Algunos de l</text:span><text:span text:style-name="T7">os Sistemas de cableado especializados solo <text:s/>pueden conseguirse a través de fabricantes o canales de venta específicos</text:span></text:p>
            </text:list-header>
          </text:list>
          <draw:enhanced-geometry svg:viewBox="0 0 21600 21600" draw:type="mso-spt202" draw:enhanced-path="M 0 0 L 21600 0 21600 21600 0 21600 0 0 Z N"/>
        </draw:custom-shape>
        <draw:custom-shape draw:name="Rectangle 3" draw:style-name="gr2" draw:text-style-name="P2" draw:layer="layout" svg:width="13.422cm" svg:height="1.277cm" svg:x="11.221cm" svg:y="2.328cm">
          <text:list text:style-name="L1">
            <text:list-header>
              <text:p text:style-name="P1"><text:span text:style-name="T8">Sistemas de Cableado Estructurado</text:span></text:p>
            </text:list-header>
          </text:list>
          <draw:enhanced-geometry svg:viewBox="0 0 21600 21600" draw:type="rectangle" draw:enhanced-path="M 0 0 L 21600 0 21600 21600 0 21600 0 0 Z N"/>
        </draw:custom-shape>
        <draw:custom-shape draw:name="Rectangle 5" draw:style-name="gr3" draw:text-style-name="P2" draw:layer="layout" svg:width="21.166cm" svg:height="4.374cm" svg:x="2.117cm" svg:y="13.758cm">
          <text:list text:style-name="L1">
            <text:list-header>
              <text:p text:style-name="P10"><text:span text:style-name="T9">Es posible que </text:span><text:span text:style-name="T7">no estén en el mercado la próxima vez que se necesite modificar la red.</text:span></text:p>
            </text:list-header>
          </text:list>
          <draw:enhanced-geometry svg:viewBox="0 0 21600 21600" draw:type="rectangle" draw:enhanced-path="M 0 0 L 21600 0 21600 21600 0 21600 0 0 Z N"/>
        </draw:custom-shape>
        <anim:par presentation:node-type="timing-root">
          <anim:par smil:begin="id6.begin">
            <anim:transitionFilter smil:dur="1s" smil:type="dissolve"/>
          </anim:par>
        </anim:par>
        <presentation:notes draw:style-name="dp2">
          <draw:page-thumbnail draw:style-name="gr5" draw:layer="layout" svg:width="7.142cm" svg:height="9.524cm" svg:x="5.953cm" svg:y="1.93cm" draw:page-number="6" presentation:class="page"/>
          <draw:frame presentation:style-name="pr5" draw:layer="layout" svg:width="15.239cm" svg:height="11.43cm" svg:x="1.905cm" svg:y="12.065cm" presentation:class="notes" presentation:placeholder="true">
            <draw:text-box/>
          </draw:frame>
        </presentation:notes>
      </draw:page>
      <draw:page draw:name="Slide 7" draw:style-name="dp3" draw:master-page-name="Predeterminado" presentation:use-date-time-name="dtd1" xml:id="id7" draw:id="id7">
        <draw:custom-shape draw:name="Rectangle 2" draw:style-name="gr3" draw:text-style-name="P2" draw:layer="layout" svg:width="20.532cm" svg:height="13.393cm" svg:x="3.598cm" svg:y="5.689cm">
          <text:list text:style-name="L1">
            <text:list-header>
              <text:p text:style-name="P11"><text:span text:style-name="T7">Las futuras modificaciones del software o del hardware podrán implicar cambios en el sistema de cableado.</text:span></text:p>
              <text:p text:style-name="P11"><text:span text:style-name="T7">Cambios a dicho sistema de cableado implican un costos muy significativo y en la mayoría de los casos una modificación temporal del entorno de trabajo.</text:span></text:p>
            </text:list-header>
          </text:list>
          <draw:enhanced-geometry svg:viewBox="0 0 21600 21600" draw:type="rectangle" draw:enhanced-path="M 0 0 L 21600 0 21600 21600 0 21600 0 0 Z N"/>
        </draw:custom-shape>
        <draw:custom-shape draw:name="Rectangle 3" draw:style-name="gr2" draw:text-style-name="P2" draw:layer="layout" svg:width="8.926cm" svg:height="1.632cm" svg:x="5.511cm" svg:y="2.54cm">
          <text:list text:style-name="L1">
            <text:list-header>
              <text:p text:style-name="P12"><text:span text:style-name="T7">Y por otra parte:</text:span></text:p>
            </text:list-header>
          </text:list>
          <draw:enhanced-geometry svg:viewBox="0 0 21600 21600" draw:type="rectangle" draw:enhanced-path="M 0 0 L 21600 0 21600 21600 0 21600 0 0 Z N"/>
        </draw:custom-shape>
        <anim:par presentation:node-type="timing-root">
          <anim:par smil:begin="id7.begin">
            <anim:transitionFilter smil:dur="1s" smil:type="dissolve"/>
          </anim:par>
        </anim:par>
        <presentation:notes draw:style-name="dp2">
          <draw:page-thumbnail draw:style-name="gr5" draw:layer="layout" svg:width="7.142cm" svg:height="9.524cm" svg:x="5.953cm" svg:y="1.93cm" draw:page-number="7" presentation:class="page"/>
          <draw:frame presentation:style-name="pr5" draw:layer="layout" svg:width="15.239cm" svg:height="11.43cm" svg:x="1.905cm" svg:y="12.065cm" presentation:class="notes" presentation:placeholder="true">
            <draw:text-box/>
          </draw:frame>
        </presentation:notes>
      </draw:page>
      <draw:page draw:name="Slide 8" draw:style-name="dp3" draw:master-page-name="Predeterminado" presentation:use-date-time-name="dtd1" xml:id="id8" draw:id="id8">
        <draw:custom-shape draw:name="Rectangle 2" draw:style-name="gr3" draw:text-style-name="P2" draw:layer="layout" svg:width="22.436cm" svg:height="11.229cm" svg:x="2.117cm" svg:y="6.562cm">
          <text:list text:style-name="L1">
            <text:list-header>
              <text:p text:style-name="P10"><text:span text:style-name="T7">La respuesta a todos estos problemas es el instalar un sistema de cableado estructurado que sea capaz de cubrir todos los requisitos de una oficina para transmisión de datos y telecomunicaciones, sin modificaciones importantes durante el tiempo de vida útil de la red.</text:span></text:p>
            </text:list-header>
          </text:list>
          <draw:enhanced-geometry svg:viewBox="0 0 21600 21600" draw:type="rectangle" draw:enhanced-path="M 0 0 L 21600 0 21600 21600 0 21600 0 0 Z N"/>
        </draw:custom-shape>
        <draw:custom-shape draw:name="Rectangle 4" draw:style-name="gr2" draw:text-style-name="P2" draw:layer="layout" svg:width="13.422cm" svg:height="1.277cm" svg:x="11.221cm" svg:y="2.328cm">
          <text:list text:style-name="L1">
            <text:list-header>
              <text:p text:style-name="P1"><text:span text:style-name="T8">Sistemas de Cableado Estructurado</text:span></text:p>
            </text:list-header>
          </text:list>
          <draw:enhanced-geometry svg:viewBox="0 0 21600 21600" draw:type="rectangle" draw:enhanced-path="M 0 0 L 21600 0 21600 21600 0 21600 0 0 Z N"/>
        </draw:custom-shape>
        <anim:par presentation:node-type="timing-root">
          <anim:par smil:begin="id8.begin">
            <anim:transitionFilter smil:dur="1s" smil:type="dissolve"/>
          </anim:par>
        </anim:par>
        <presentation:notes draw:style-name="dp2">
          <draw:page-thumbnail draw:style-name="gr5" draw:layer="layout" svg:width="7.142cm" svg:height="9.524cm" svg:x="5.953cm" svg:y="1.93cm" draw:page-number="8" presentation:class="page"/>
          <draw:frame presentation:style-name="pr5" draw:layer="layout" svg:width="15.239cm" svg:height="11.43cm" svg:x="1.905cm" svg:y="12.065cm" presentation:class="notes" presentation:placeholder="true">
            <draw:text-box/>
          </draw:frame>
        </presentation:notes>
      </draw:page>
      <draw:page draw:name="Slide 9" draw:style-name="dp3" draw:master-page-name="Predeterminado" presentation:use-date-time-name="dtd1" xml:id="id9" draw:id="id9">
        <draw:custom-shape draw:name="Rectangle 2" draw:style-name="gr3" draw:text-style-name="P2" draw:layer="layout" svg:width="22.648cm" svg:height="7.881cm" svg:x="1.905cm" svg:y="5.927cm">
          <text:list text:style-name="L1">
            <text:list-header>
              <text:p text:style-name="P9"><text:span text:style-name="T10">De esta manera, la infraestructura del cableado estructurado, ha tomado protagonismo frente a otros servicios públicos fundamentales.</text:span></text:p>
              <text:p text:style-name="P3"><text:span text:style-name="T10"/></text:p>
            </text:list-header>
          </text:list>
          <draw:enhanced-geometry svg:viewBox="0 0 21600 21600" draw:type="rectangle" draw:enhanced-path="M 0 0 L 21600 0 21600 21600 0 21600 0 0 Z N"/>
        </draw:custom-shape>
        <draw:custom-shape draw:name="Rectangle 4" draw:style-name="gr2" draw:text-style-name="P2" draw:layer="layout" svg:width="13.422cm" svg:height="1.277cm" svg:x="11.221cm" svg:y="2.328cm">
          <text:list text:style-name="L1">
            <text:list-header>
              <text:p text:style-name="P1"><text:span text:style-name="T8">Sistemas de Cableado Estructurado</text:span></text:p>
            </text:list-header>
          </text:list>
          <draw:enhanced-geometry svg:viewBox="0 0 21600 21600" draw:type="rectangle" draw:enhanced-path="M 0 0 L 21600 0 21600 21600 0 21600 0 0 Z N"/>
        </draw:custom-shape>
        <anim:par presentation:node-type="timing-root">
          <anim:par smil:begin="id9.begin">
            <anim:transitionFilter smil:dur="1s" smil:type="dissolve"/>
          </anim:par>
        </anim:par>
        <presentation:notes draw:style-name="dp2">
          <draw:page-thumbnail draw:style-name="gr5" draw:layer="layout" svg:width="7.142cm" svg:height="9.524cm" svg:x="5.953cm" svg:y="1.93cm" draw:page-number="9" presentation:class="page"/>
          <draw:frame presentation:style-name="pr5" draw:layer="layout" svg:width="15.239cm" svg:height="11.43cm" svg:x="1.905cm" svg:y="12.065cm" presentation:class="notes" presentation:placeholder="true">
            <draw:text-box/>
          </draw:frame>
        </presentation:notes>
      </draw:page>
      <draw:page draw:name="Slide 10" draw:style-name="dp3" draw:master-page-name="Predeterminado" presentation:use-date-time-name="dtd1" xml:id="id10" draw:id="id10">
        <draw:custom-shape draw:name="Rectangle 2" draw:style-name="gr3" draw:text-style-name="P2" draw:layer="layout" svg:width="22.437cm" svg:height="12.453cm" svg:x="1.905cm" svg:y="6.588cm">
          <text:list text:style-name="L1">
            <text:list-header>
              <text:p text:style-name="P9"><text:span text:style-name="T10">Existen estándares en la industria que rigen las características de estos sistemas, pero no sólo se conciben las características del diseño, sino también el sistema de aterramiento, los conductos y locales necesarios, la administración y un aspecto de gran importancia, la certificación de dichos sistemas.</text:span></text:p>
            </text:list-header>
          </text:list>
          <draw:enhanced-geometry svg:viewBox="0 0 21600 21600" draw:type="rectangle" draw:enhanced-path="M 0 0 L 21600 0 21600 21600 0 21600 0 0 Z N"/>
        </draw:custom-shape>
        <draw:custom-shape draw:name="Rectangle 4" draw:style-name="gr2" draw:text-style-name="P2" draw:layer="layout" svg:width="13.422cm" svg:height="1.277cm" svg:x="11.221cm" svg:y="2.328cm">
          <text:list text:style-name="L1">
            <text:list-header>
              <text:p text:style-name="P1"><text:span text:style-name="T8">Sistemas de Cableado Estructurado</text:span></text:p>
            </text:list-header>
          </text:list>
          <draw:enhanced-geometry svg:viewBox="0 0 21600 21600" draw:type="rectangle" draw:enhanced-path="M 0 0 L 21600 0 21600 21600 0 21600 0 0 Z N"/>
        </draw:custom-shape>
        <anim:par presentation:node-type="timing-root">
          <anim:par smil:begin="id10.begin">
            <anim:transitionFilter smil:dur="1s" smil:type="dissolve"/>
          </anim:par>
        </anim:par>
        <presentation:notes draw:style-name="dp2">
          <draw:page-thumbnail draw:style-name="gr5" draw:layer="layout" svg:width="7.142cm" svg:height="9.524cm" svg:x="5.953cm" svg:y="1.93cm" draw:page-number="10" presentation:class="page"/>
          <draw:frame presentation:style-name="pr5" draw:layer="layout" svg:width="15.239cm" svg:height="11.43cm" svg:x="1.905cm" svg:y="12.065cm" presentation:class="notes" presentation:placeholder="true">
            <draw:text-box/>
          </draw:frame>
        </presentation:notes>
      </draw:page>
      <draw:page draw:name="Slide 11" draw:style-name="dp1" draw:master-page-name="Predeterminado" presentation:use-date-time-name="dtd1" xml:id="id11" draw:id="id11">
        <draw:frame presentation:style-name="pr6" draw:text-style-name="P2" draw:layer="layout" svg:width="21.59cm" svg:height="5.716cm" svg:x="1.693cm" svg:y="7.407cm" presentation:class="outline" presentation:user-transformed="true">
          <draw:text-box>
            <text:list text:style-name="L3">
              <text:list-header>
                <text:p text:style-name="P13"><text:span text:style-name="T11"><text:tab/></text:span><text:span text:style-name="T11">La certificación es el primer paso en la gestión <text:s/>de redes a nivel físico.</text:span></text:p>
              </text:list-header>
            </text:list>
          </draw:text-box>
        </draw:frame>
        <draw:custom-shape draw:name="Rectangle 5" draw:style-name="gr2" draw:text-style-name="P2" draw:layer="layout" svg:width="14.976cm" svg:height="1.277cm" svg:x="9.523cm" svg:y="2.328cm">
          <text:list text:style-name="L1">
            <text:list-header>
              <text:p text:style-name="P1"><text:span text:style-name="T8">Certificación de Cableado Estructurado</text:span></text:p>
            </text:list-header>
          </text:list>
          <draw:enhanced-geometry svg:viewBox="0 0 21600 21600" draw:type="rectangle" draw:enhanced-path="M 0 0 L 21600 0 21600 21600 0 21600 0 0 Z N"/>
        </draw:custom-shape>
        <anim:par presentation:node-type="timing-root">
          <anim:par smil:begin="id11.begin">
            <anim:transitionFilter smil:dur="1s" smil:type="dissolve"/>
          </anim:par>
        </anim:par>
        <presentation:notes draw:style-name="dp2">
          <draw:page-thumbnail draw:style-name="gr5" draw:layer="layout" svg:width="7.142cm" svg:height="9.524cm" svg:x="5.953cm" svg:y="1.93cm" draw:page-number="11" presentation:class="page"/>
          <draw:frame presentation:style-name="pr5" draw:layer="layout" svg:width="15.239cm" svg:height="11.43cm" svg:x="1.905cm" svg:y="12.065cm" presentation:class="notes" presentation:placeholder="true">
            <draw:text-box/>
          </draw:frame>
        </presentation:notes>
      </draw:page>
      <draw:page draw:name="Slide 12" draw:style-name="dp1" draw:master-page-name="Predeterminado" presentation:use-date-time-name="dtd1" xml:id="id12" draw:id="id12">
        <draw:frame presentation:style-name="pr7" draw:text-style-name="P2" draw:layer="layout" svg:width="21.59cm" svg:height="11.431cm" svg:x="2.117cm" svg:y="6.773cm" presentation:class="outline" presentation:user-transformed="true">
          <draw:text-box>
            <text:list text:style-name="L3">
              <text:list-header>
                <text:p text:style-name="P14"><text:span text:style-name="T12"><text:tab/></text:span><text:span text:style-name="T12">Con esto se garantiza</text:span><text:span text:style-name="T13"> </text:span><text:span text:style-name="T12">el cumplimiento de las normas y estándares para Sistemas de Cableado Estructurado y con esto el buen funcionamiento de la red.</text:span></text:p>
                <text:p text:style-name="P14"><text:span text:style-name="T12"><text:tab/></text:span></text:p>
                <text:p text:style-name="P14"><text:span text:style-name="T12"><text:tab/></text:span><text:span text:style-name="T12">Librando a la red de posibles errores por cuestiones relacionadas con el diseño e instalación del sistema de Cableado.</text:span></text:p>
                <text:p text:style-name="P15"><text:span text:style-name="T13"><text:s text:c="2"/></text:span></text:p>
              </text:list-header>
            </text:list>
          </draw:text-box>
        </draw:frame>
        <draw:custom-shape draw:name="Rectangle 5" draw:style-name="gr2" draw:text-style-name="P2" draw:layer="layout" svg:width="14.976cm" svg:height="1.277cm" svg:x="9.523cm" svg:y="2.328cm">
          <text:list text:style-name="L1">
            <text:list-header>
              <text:p text:style-name="P1"><text:span text:style-name="T8">Certificación de Cableado Estructurado</text:span></text:p>
            </text:list-header>
          </text:list>
          <draw:enhanced-geometry svg:viewBox="0 0 21600 21600" draw:type="rectangle" draw:enhanced-path="M 0 0 L 21600 0 21600 21600 0 21600 0 0 Z N"/>
        </draw:custom-shape>
        <anim:par presentation:node-type="timing-root">
          <anim:par smil:begin="id12.begin">
            <anim:transitionFilter smil:dur="1s" smil:type="dissolve"/>
          </anim:par>
        </anim:par>
        <presentation:notes draw:style-name="dp2">
          <draw:page-thumbnail draw:style-name="gr5" draw:layer="layout" svg:width="7.142cm" svg:height="9.524cm" svg:x="5.953cm" svg:y="1.93cm" draw:page-number="12" presentation:class="page"/>
          <draw:frame presentation:style-name="pr5" draw:layer="layout" svg:width="15.239cm" svg:height="11.43cm" svg:x="1.905cm" svg:y="12.065cm" presentation:class="notes" presentation:placeholder="true">
            <draw:text-box/>
          </draw:frame>
        </presentation:notes>
      </draw:page>
      <draw:page draw:name="Slide 13" draw:style-name="dp1" draw:master-page-name="Predeterminado" presentation:use-date-time-name="dtd1" xml:id="id13" draw:id="id13">
        <draw:custom-shape draw:name="Rectangle 2" draw:style-name="gr3" draw:text-style-name="P2" draw:layer="layout" svg:width="25.4cm" svg:height="4.833cm" svg:x="0.635cm" svg:y="1.905cm">
          <text:list text:style-name="L1">
            <text:list-header>
              <text:p text:style-name="P16"><text:span text:style-name="T14">¿Qué es Certificar un Sistema de Cableado Estructurado?</text:span></text:p>
              <text:p text:style-name="P3"><text:span text:style-name="T14"/></text:p>
            </text:list-header>
          </text:list>
          <draw:enhanced-geometry svg:viewBox="0 0 21600 21600" draw:type="rectangle" draw:enhanced-path="M 0 0 L 21600 0 21600 21600 0 21600 0 0 Z N"/>
        </draw:custom-shape>
        <draw:custom-shape draw:name="Rectangle 3" draw:style-name="gr3" draw:text-style-name="P2" draw:layer="layout" svg:width="21.802cm" svg:height="12.453cm" svg:x="2.328cm" svg:y="6.588cm">
          <text:list text:style-name="L1">
            <text:list-header>
              <text:p text:style-name="P9"><text:span text:style-name="T10">La comprobación de una serie de parámetros físicos y eléctricos que afectan el proceso de transmisión de la información por el medio de comunicación garantizando asi <text:s/>las prestaciones para las cuales ha sido diseñado. </text:span></text:p>
              <text:p text:style-name="P3"><text:span text:style-name="T10"/></text:p>
            </text:list-header>
          </text:list>
          <draw:enhanced-geometry svg:viewBox="0 0 21600 21600" draw:type="rectangle" draw:enhanced-path="M 0 0 L 21600 0 21600 21600 0 21600 0 0 Z N"/>
        </draw:custom-shape>
        <anim:par presentation:node-type="timing-root">
          <anim:par smil:begin="id13.begin">
            <anim:transitionFilter smil:dur="1s" smil:type="dissolve"/>
          </anim:par>
        </anim:par>
        <presentation:notes draw:style-name="dp2">
          <draw:page-thumbnail draw:style-name="gr5" draw:layer="layout" svg:width="7.142cm" svg:height="9.524cm" svg:x="5.953cm" svg:y="1.93cm" draw:page-number="13" presentation:class="page"/>
          <draw:frame presentation:style-name="pr5" draw:layer="layout" svg:width="15.239cm" svg:height="11.43cm" svg:x="1.905cm" svg:y="12.065cm" presentation:class="notes" presentation:placeholder="true">
            <draw:text-box/>
          </draw:frame>
        </presentation:notes>
      </draw:page>
      <draw:page draw:name="Slide 14" draw:style-name="dp4" draw:master-page-name="Predeterminado" presentation:use-date-time-name="dtd1" xml:id="id14" draw:id="id14">
        <draw:custom-shape draw:name="Rectangle 2" draw:style-name="gr9" draw:text-style-name="P2" draw:layer="layout" svg:width="25.4cm" svg:height="3.049cm" svg:x="0cm" svg:y="1.058cm">
          <text:list text:style-name="L1">
            <text:list-header>
              <text:p text:style-name="P16"><text:span text:style-name="T14">Enlace con cables de pares trenzados</text:span></text:p>
              <text:p text:style-name="P16"><text:span text:style-name="T14"/></text:p>
            </text:list-header>
          </text:list>
          <draw:enhanced-geometry svg:viewBox="0 0 21600 21600" draw:type="rectangle" draw:enhanced-path="M 0 0 L 21600 0 21600 21600 0 21600 0 0 Z N"/>
        </draw:custom-shape>
        <draw:custom-shape draw:name="Rectangle 3" draw:style-name="gr3" draw:text-style-name="P2" draw:layer="layout" svg:width="25.4cm" svg:height="7.371cm" svg:x="0cm" svg:y="3.387cm">
          <text:list text:style-name="L1">
            <text:list-header>
              <text:p text:style-name="P9"><text:span text:style-name="T15">El enlace</text:span><text:span text:style-name="T16">: </text:span><text:span text:style-name="T15">el cableado que une la toma de comunicaciones en el área de trabajo de los usuarios con el distribuidor de piso en el armario de comunicaciones, cuya longitud máxima no debe exceder los 90 metros, <text:s/>reservando 10 metros para los latiguillos utilizados en las interconexiones. Estos latiguillos también pueden ser usados por los equipos de medición</text:span><text:span text:style-name="T16">.</text:span></text:p>
            </text:list-header>
          </text:list>
          <draw:enhanced-geometry svg:viewBox="0 0 21600 21600" draw:type="rectangle" draw:enhanced-path="M 0 0 L 21600 0 21600 21600 0 21600 0 0 Z N"/>
        </draw:custom-shape>
        <draw:frame draw:name="Picture 8" draw:style-name="gr4" draw:text-style-name="P4" draw:layer="layout" svg:width="21.59cm" svg:height="6.799cm" svg:x="1.905cm" svg:y="11.007cm">
          <draw:image xlink:href="Pictures/100000000000020D0000010130FE7A76.png" xlink:type="simple" xlink:show="embed" xlink:actuate="onLoad">
            <text:p/>
          </draw:image>
        </draw:frame>
        <anim:par presentation:node-type="timing-root">
          <anim:par smil:begin="id14.begin">
            <anim:transitionFilter smil:dur="1s" smil:type="dissolve"/>
          </anim:par>
        </anim:par>
        <presentation:notes draw:style-name="dp2">
          <draw:page-thumbnail draw:style-name="gr5" draw:layer="layout" svg:width="7.142cm" svg:height="9.524cm" svg:x="5.953cm" svg:y="1.93cm" draw:page-number="14" presentation:class="page"/>
          <draw:frame presentation:style-name="pr5" draw:layer="layout" svg:width="15.239cm" svg:height="11.43cm" svg:x="1.905cm" svg:y="12.065cm" presentation:class="notes" presentation:placeholder="true">
            <draw:text-box/>
          </draw:frame>
        </presentation:notes>
      </draw:page>
      <draw:page draw:name="Slide 15" draw:style-name="dp1" draw:master-page-name="Predeterminado" presentation:use-date-time-name="dtd1" xml:id="id15" draw:id="id15">
        <draw:custom-shape draw:name="Rectangle 2" draw:style-name="gr3" draw:text-style-name="P2" draw:layer="layout" svg:width="22.86cm" svg:height="12.453cm" svg:x="1.693cm" svg:y="5.715cm">
          <text:list text:style-name="L1">
            <text:list-header>
              <text:p text:style-name="P9"><text:span text:style-name="T10">Para realizar la certificación se utiliza un equipo nombrado </text:span><text:span text:style-name="T14">analizador de cables, certificador o aparato de prueba. </text:span></text:p>
              <text:p text:style-name="P9"><text:span text:style-name="T10"/></text:p>
              <text:p text:style-name="P9"><text:span text:style-name="T10"><text:s/></text:span><text:span text:style-name="T10">Dentro de los fabricantes de certificadores reconocidos internacionalmente podemos nombrar a Fluke, Microtest, Wavetek, Wirescope y Datacom Technologies. </text:span></text:p>
            </text:list-header>
          </text:list>
          <draw:enhanced-geometry svg:viewBox="0 0 21600 21600" draw:type="rectangle" draw:enhanced-path="M 0 0 L 21600 0 21600 21600 0 21600 0 0 Z N"/>
        </draw:custom-shape>
        <anim:par presentation:node-type="timing-root">
          <anim:par smil:begin="id15.begin">
            <anim:transitionFilter smil:dur="1s" smil:type="dissolve"/>
          </anim:par>
        </anim:par>
        <presentation:notes draw:style-name="dp2">
          <draw:page-thumbnail draw:style-name="gr5" draw:layer="layout" svg:width="7.142cm" svg:height="9.524cm" svg:x="5.953cm" svg:y="1.93cm" draw:page-number="15" presentation:class="page"/>
          <draw:frame presentation:style-name="pr5" draw:layer="layout" svg:width="15.239cm" svg:height="11.43cm" svg:x="1.905cm" svg:y="12.065cm" presentation:class="notes" presentation:placeholder="true">
            <draw:text-box/>
          </draw:frame>
        </presentation:notes>
      </draw:page>
      <draw:page draw:name="Slide 16" draw:style-name="dp1" draw:master-page-name="Predeterminado" presentation:use-date-time-name="dtd1" xml:id="id16" draw:id="id16">
        <draw:custom-shape draw:name="Rectangle 2" draw:style-name="gr7" draw:text-style-name="P2" draw:layer="layout" svg:width="19.896cm" svg:height="7.409cm" svg:x="2.117cm" svg:y="5.503cm">
          <text:list text:style-name="L4">
            <text:list-item>
              <text:list>
                <text:list-header>
                  <text:p text:style-name="P17"><text:span text:style-name="T17"><text:s/></text:span><text:span text:style-name="T17"><text:tab/></text:span><text:span text:style-name="T17"><text:tab/></text:span><text:span text:style-name="T17">Microtest</text:span><text:span text:style-name="T17"><text:tab/></text:span><text:span text:style-name="T17"><text:tab/></text:span><text:span text:style-name="T17">Pentascanner+</text:span></text:p>
                </text:list-header>
              </text:list>
            </text:list-item>
          </text:list>
          <text:list text:style-name="L1">
            <text:list-header>
              <text:p text:style-name="P18"><text:span text:style-name="T12"><text:s/></text:span><text:span text:style-name="T12"><text:tab/></text:span><text:span text:style-name="T12"><text:tab/></text:span><text:span text:style-name="T12">Scope</text:span><text:span text:style-name="T12"><text:tab/></text:span><text:span text:style-name="T12"><text:tab/></text:span><text:span text:style-name="T12"><text:tab/></text:span><text:span text:style-name="T12">Wirescope 100/155</text:span></text:p>
              <text:p text:style-name="P18"><text:span text:style-name="T12"><text:s/></text:span><text:span text:style-name="T12"><text:tab/></text:span><text:span text:style-name="T12"><text:tab/></text:span><text:span text:style-name="T12">Wavetek</text:span><text:span text:style-name="T12"><text:tab/></text:span><text:span text:style-name="T12"><text:tab/></text:span><text:span text:style-name="T12">Lantek Pro</text:span></text:p>
              <text:p text:style-name="P18"><text:span text:style-name="T12"><text:s/></text:span><text:span text:style-name="T12"><text:tab/></text:span><text:span text:style-name="T12"><text:tab/></text:span><text:span text:style-name="T12">Fluke</text:span><text:span text:style-name="T12"><text:tab/></text:span><text:span text:style-name="T12"><text:tab/></text:span><text:span text:style-name="T12"><text:tab/></text:span><text:span text:style-name="T12">DSP4000</text:span></text:p>
              <text:p text:style-name="P18"><text:span text:style-name="T12"><text:tab/></text:span><text:span text:style-name="T12"><text:tab/></text:span><text:span text:style-name="T12">Datacom</text:span><text:span text:style-name="T12"><text:tab/></text:span><text:span text:style-name="T12"><text:tab/></text:span><text:span text:style-name="T12">Lancat V</text:span></text:p>
              <text:p text:style-name="P19"><text:span text:style-name="T12"/></text:p>
            </text:list-header>
          </text:list>
          <draw:enhanced-geometry svg:viewBox="0 0 21600 21600" draw:type="rectangle" draw:enhanced-path="M 0 0 L 21600 0 21600 21600 0 21600 0 0 Z N"/>
        </draw:custom-shape>
        <draw:custom-shape draw:name="Rectangle 3" draw:style-name="gr10" draw:text-style-name="P2" draw:layer="layout" svg:width="24.13cm" svg:height="3.017cm" svg:x="0cm" svg:y="1.058cm">
          <text:list text:style-name="L1">
            <text:list-header>
              <text:p text:style-name="P20"><text:span text:style-name="T14">Certificador</text:span></text:p>
            </text:list-header>
          </text:list>
          <draw:enhanced-geometry svg:viewBox="0 0 21600 21600" draw:type="rectangle" draw:enhanced-path="M 0 0 L 21600 0 21600 21600 0 21600 0 0 Z N"/>
        </draw:custom-shape>
        <draw:custom-shape draw:name="Text Box 5" draw:style-name="gr3" draw:text-style-name="P2" draw:layer="layout" svg:width="23.072cm" svg:height="4.323cm" svg:x="1.058cm" svg:y="13.758cm">
          <text:list text:style-name="L1">
            <text:list-header>
              <text:p text:style-name="P9"><text:span text:style-name="T18">El modelo elegido debe haber sido diseñado para probar que los cables cumplen las normas de la <text:s/>Categoría 5</text:span></text:p>
            </text:list-header>
          </text:list>
          <draw:enhanced-geometry svg:viewBox="0 0 21600 21600" draw:type="mso-spt202" draw:enhanced-path="M 0 0 L 21600 0 21600 21600 0 21600 0 0 Z N"/>
        </draw:custom-shape>
        <draw:custom-shape draw:name="Text Box 6" draw:style-name="gr2" draw:text-style-name="P2" draw:layer="layout" svg:width="11.924cm" svg:height="1.615cm" svg:x="5.7cm" svg:y="3.598cm">
          <text:list text:style-name="L1">
            <text:list-header>
              <text:p text:style-name="P3"><text:span text:style-name="T19">Principales Fabricantes</text:span></text:p>
            </text:list-header>
          </text:list>
          <draw:enhanced-geometry svg:viewBox="0 0 21600 21600" draw:type="mso-spt202" draw:enhanced-path="M 0 0 L 21600 0 21600 21600 0 21600 0 0 Z N"/>
        </draw:custom-shape>
        <anim:par presentation:node-type="timing-root">
          <anim:par smil:begin="id16.begin">
            <anim:transitionFilter smil:dur="1s" smil:type="dissolve"/>
          </anim:par>
        </anim:par>
        <presentation:notes draw:style-name="dp2">
          <draw:page-thumbnail draw:style-name="gr5" draw:layer="layout" svg:width="7.142cm" svg:height="9.524cm" svg:x="5.953cm" svg:y="1.93cm" draw:page-number="16" presentation:class="page"/>
          <draw:frame presentation:style-name="pr5" draw:layer="layout" svg:width="15.239cm" svg:height="11.43cm" svg:x="1.905cm" svg:y="12.065cm" presentation:class="notes" presentation:placeholder="true">
            <draw:text-box/>
          </draw:frame>
        </presentation:notes>
      </draw:page>
      <draw:page draw:name="Slide 17" draw:style-name="dp1" draw:master-page-name="Predeterminado" presentation:use-date-time-name="dtd1" xml:id="id17" draw:id="id17">
        <draw:custom-shape draw:name="Text Box 2" draw:style-name="gr2" draw:text-style-name="P2" draw:layer="layout" svg:width="7.584cm" svg:height="1.615cm" svg:x="2.067cm" svg:y="1.323cm">
          <text:list text:style-name="L1">
            <text:list-header>
              <text:p text:style-name="P3"><text:span text:style-name="T19">Test de enlace.</text:span></text:p>
            </text:list-header>
          </text:list>
          <draw:enhanced-geometry svg:viewBox="0 0 21600 21600" draw:type="mso-spt202" draw:enhanced-path="M 0 0 L 21600 0 21600 21600 0 21600 0 0 Z N"/>
        </draw:custom-shape>
        <draw:custom-shape draw:name="Text Box 5" draw:style-name="gr3" draw:text-style-name="P2" draw:layer="layout" svg:width="23.451cm" svg:height="13.801cm" svg:x="1.27cm" svg:y="3.903cm">
          <text:list text:style-name="L1">
            <text:list-header>
              <text:p text:style-name="P9"><text:span text:style-name="T18">El enlace que se comprueba es el “Enlace Básico”</text:span></text:p>
              <text:p text:style-name="P9"><text:span text:style-name="T18"/></text:p>
              <text:p text:style-name="P9"><text:span text:style-name="T19">Enlace Básico: </text:span><text:span text:style-name="T18">El conector que se encuentra en la roseta de suelo o pared, el tramo de cable CAT5 conectado al mismo y el panel repartidor del otro extremo. Consta de 2 metros de latiguillos de prueba en cada extremo.</text:span></text:p>
              <text:p text:style-name="P9"><text:span text:style-name="T18">Concepto descrito en la norma TSB 67 (Boletín Sistemas Técnicos No.67 de la norma EIA/TIA 568A.</text:span></text:p>
            </text:list-header>
          </text:list>
          <draw:enhanced-geometry svg:viewBox="0 0 21600 21600" draw:type="mso-spt202" draw:enhanced-path="M 0 0 L 21600 0 21600 21600 0 21600 0 0 Z N"/>
        </draw:custom-shape>
        <anim:par presentation:node-type="timing-root">
          <anim:par smil:begin="id17.begin">
            <anim:transitionFilter smil:dur="1s" smil:type="dissolve"/>
          </anim:par>
        </anim:par>
        <presentation:notes draw:style-name="dp2">
          <draw:page-thumbnail draw:style-name="gr5" draw:layer="layout" svg:width="7.142cm" svg:height="9.524cm" svg:x="5.953cm" svg:y="1.93cm" draw:page-number="17" presentation:class="page"/>
          <draw:frame presentation:style-name="pr5" draw:layer="layout" svg:width="15.239cm" svg:height="11.43cm" svg:x="1.905cm" svg:y="12.065cm" presentation:class="notes" presentation:placeholder="true">
            <draw:text-box/>
          </draw:frame>
        </presentation:notes>
      </draw:page>
      <draw:page draw:name="Slide 18" draw:style-name="dp1" draw:master-page-name="Predeterminado" presentation:use-date-time-name="dtd1" xml:id="id18" draw:id="id18">
        <draw:g draw:name="Group 2">
          <draw:custom-shape draw:name="Rectangle 3" draw:style-name="gr11" draw:text-style-name="P2" draw:layer="layout" svg:width="10.283cm" svg:height="9.013cm" svg:x="14.067cm" svg:y="6.447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4" draw:style-name="gr11" draw:text-style-name="P2" draw:layer="layout" svg:width="7.902cm" svg:height="8.934cm" svg:x="1.314cm" svg:y="6.434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5" draw:style-name="gr12" draw:text-style-name="P2" draw:layer="layout" svg:width="2.505cm" svg:height="2.306cm" svg:x="2.478cm" svg:y="8.511cm">
            <text:list text:style-name="L5">
              <text:list-header>
                <text:p text:style-name="P21"><text:span text:style-name="T20">Equipo</text:span></text:p>
                <text:p text:style-name="P21"><text:span text:style-name="T20">de</text:span></text:p>
                <text:p text:style-name="P21"><text:span text:style-name="T20">medida</text:span></text:p>
              </text:list-header>
            </text:list>
            <draw:enhanced-geometry svg:viewBox="0 0 21600 21600" draw:type="rectangle" draw:enhanced-path="M 0 0 L 21600 0 21600 21600 0 21600 0 0 Z N"/>
          </draw:custom-shape>
          <draw:custom-shape draw:name="Rectangle 6" draw:style-name="gr12" draw:text-style-name="P2" draw:layer="layout" svg:width="2.504cm" svg:height="2.306cm" svg:x="19.928cm" svg:y="8.498cm">
            <text:list text:style-name="L5">
              <text:list-header>
                <text:p text:style-name="P21"><text:span text:style-name="T20">Equipo</text:span></text:p>
                <text:p text:style-name="P21"><text:span text:style-name="T20">de</text:span></text:p>
                <text:p text:style-name="P21"><text:span text:style-name="T20">medida</text:span></text:p>
              </text:list-header>
            </text:list>
            <draw:enhanced-geometry svg:viewBox="0 0 21600 21600" draw:type="rectangle" draw:enhanced-path="M 0 0 L 21600 0 21600 21600 0 21600 0 0 Z N"/>
          </draw:custom-shape>
          <draw:custom-shape draw:name="Rectangle 7" draw:style-name="gr13" draw:text-style-name="P2" draw:layer="layout" svg:width="0.599cm" svg:height="0.6cm" svg:x="6.487cm" svg:y="9.185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8" draw:style-name="gr13" draw:text-style-name="P2" draw:layer="layout" svg:width="0.6cm" svg:height="0.6cm" svg:x="18.221cm" svg:y="9.093cm">
            <text:list text:style-name="L1">
              <text:list-header>
                <text:p text:style-name="P1"><text:span text:style-name="T70"/></text:p>
              </text:list-header>
            </text:list>
            <draw:enhanced-geometry svg:viewBox="0 0 21600 21600" draw:type="rectangle" draw:enhanced-path="M 0 0 L 21600 0 21600 21600 0 21600 0 0 Z N"/>
          </draw:custom-shape>
          <draw:line draw:name="Line 9" draw:style-name="gr14" draw:text-style-name="P4" draw:layer="layout" svg:x1="7.122cm" svg:y1="9.485cm" svg:x2="18.199cm" svg:y2="9.485cm">
            <text:p/>
          </draw:line>
          <draw:custom-shape draw:name="Oval 10" draw:style-name="gr15" draw:text-style-name="P2" draw:layer="layout" svg:width="0.798cm" svg:height="0.6cm" svg:x="10.257cm" svg:y="9.185cm">
            <text:list text:style-name="L1">
              <text:list-header>
                <text:p text:style-name="P1"><text:span text:style-name="T70"/></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11" draw:text-style-name="P2" draw:layer="layout" svg:width="0.6cm" svg:height="1.433cm" svg:x="16.382cm" svg:y="8.762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12" draw:style-name="gr11" draw:text-style-name="P2" draw:layer="layout" svg:width="0.599cm" svg:height="1.433cm" svg:x="14.848cm" svg:y="8.736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Freeform 13" draw:style-name="gr16" draw:text-style-name="P2" draw:layer="layout" svg:width="0.564cm" svg:height="0.719cm" svg:x="8.176cm" svg:y="9.128cm">
            <text:list text:style-name="L1">
              <text:list-header>
                <text:p text:style-name="P1"><text:span text:style-name="T70"/></text:p>
              </text:list-header>
            </text:list>
            <draw:enhanced-geometry svg:viewBox="0 0 128 163" draw:extrusion-allowed="true" draw:text-areas="0 0 128 163" draw:glue-points="0 0 0 162 127 78 0 0" draw:type="mso-spt100" draw:enhanced-path="M 0 0 L 0 162 L 127 78 L 0 0 N"/>
          </draw:custom-shape>
          <draw:line draw:name="Line 14" draw:style-name="gr14" draw:text-style-name="P4" draw:layer="layout" svg:x1="6.787cm" svg:y1="10.098cm" svg:x2="6.787cm" svg:y2="14.627cm">
            <text:p/>
          </draw:line>
          <draw:line draw:name="Line 15" draw:style-name="gr14" draw:text-style-name="P4" draw:layer="layout" svg:x1="18.481cm" svg:y1="10.085cm" svg:x2="18.481cm" svg:y2="14.614cm">
            <text:p/>
          </draw:line>
          <draw:line draw:name="Line 16" draw:style-name="gr17" draw:text-style-name="P4" draw:layer="layout" svg:x1="7.042cm" svg:y1="14.565cm" svg:x2="18.159cm" svg:y2="14.565cm">
            <text:p/>
          </draw:line>
          <draw:custom-shape draw:name="Rectangle 17" draw:style-name="gr18" draw:text-style-name="P2" draw:layer="layout" svg:width="3.493cm" svg:height="0.952cm" svg:x="9.816cm" svg:y="14.579cm">
            <text:list text:style-name="L5">
              <text:list-header>
                <text:p text:style-name="P21"><text:span text:style-name="T21">Canal</text:span></text:p>
              </text:list-header>
            </text:list>
            <draw:enhanced-geometry svg:viewBox="0 0 21600 21600" draw:type="rectangle" draw:enhanced-path="M 0 0 L 21600 0 21600 21600 0 21600 0 0 Z N"/>
          </draw:custom-shape>
          <draw:custom-shape draw:name="Rectangle 18" draw:style-name="gr18" draw:text-style-name="P2" draw:layer="layout" svg:width="1.786cm" svg:height="0.516cm" svg:x="7.501cm" svg:y="10.041cm">
            <text:list text:style-name="L5">
              <text:list-header>
                <text:p text:style-name="P21"><text:span text:style-name="T20">Toma</text:span></text:p>
              </text:list-header>
            </text:list>
            <draw:enhanced-geometry svg:viewBox="0 0 21600 21600" draw:type="rectangle" draw:enhanced-path="M 0 0 L 21600 0 21600 21600 0 21600 0 0 Z N"/>
          </draw:custom-shape>
          <draw:custom-shape draw:name="Rectangle 19" draw:style-name="gr18" draw:text-style-name="P2" draw:layer="layout" svg:width="1.786cm" svg:height="0.516cm" svg:x="9.988cm" svg:y="10.544cm">
            <text:list text:style-name="L5">
              <text:list-header>
                <text:p text:style-name="P21"><text:span text:style-name="T20">conector</text:span></text:p>
                <text:p text:style-name="P21"><text:span text:style-name="T20">transición</text:span></text:p>
                <text:p text:style-name="P21"><text:span text:style-name="T20">(opcional</text:span><text:span text:style-name="T22">)</text:span></text:p>
              </text:list-header>
            </text:list>
            <draw:enhanced-geometry svg:viewBox="0 0 21600 21600" draw:type="rectangle" draw:enhanced-path="M 0 0 L 21600 0 21600 21600 0 21600 0 0 Z N"/>
          </draw:custom-shape>
          <draw:custom-shape draw:name="Rectangle 20" draw:style-name="gr18" draw:text-style-name="P2" draw:layer="layout" svg:width="1.786cm" svg:height="0.516cm" svg:x="15.253cm" svg:y="11.046cm">
            <text:list text:style-name="L5">
              <text:list-header>
                <text:p text:style-name="P21"><text:span text:style-name="T20">Panel</text:span></text:p>
                <text:p text:style-name="P21"><text:span text:style-name="T20">Repartidor</text:span></text:p>
                <text:p text:style-name="P22"><text:span text:style-name="T20"/></text:p>
              </text:list-header>
            </text:list>
            <draw:enhanced-geometry svg:viewBox="0 0 21600 21600" draw:type="rectangle" draw:enhanced-path="M 0 0 L 21600 0 21600 21600 0 21600 0 0 Z N"/>
          </draw:custom-shape>
          <draw:line draw:name="Line 21" draw:style-name="gr14" draw:text-style-name="P4" draw:layer="layout" svg:x1="8.374cm" svg:y1="10.932cm" svg:x2="8.374cm" svg:y2="13.595cm">
            <text:p/>
          </draw:line>
          <draw:line draw:name="Line 22" draw:style-name="gr14" draw:text-style-name="P4" draw:layer="layout" svg:x1="15.293cm" svg:y1="10.786cm" svg:x2="15.293cm" svg:y2="13.45cm">
            <text:p/>
          </draw:line>
          <draw:line draw:name="Line 23" draw:style-name="gr17" draw:text-style-name="P4" draw:layer="layout" svg:x1="8.498cm" svg:y1="13.203cm" svg:x2="15.275cm" svg:y2="13.229cm">
            <text:p/>
          </draw:line>
          <draw:custom-shape draw:name="Rectangle 24" draw:style-name="gr18" draw:text-style-name="P2" draw:layer="layout" svg:width="3.492cm" svg:height="0.952cm" svg:x="9.962cm" svg:y="13.15cm">
            <text:list text:style-name="L5">
              <text:list-header>
                <text:p text:style-name="P21"><text:span text:style-name="T21">Enlace</text:span></text:p>
              </text:list-header>
            </text:list>
            <draw:enhanced-geometry svg:viewBox="0 0 21600 21600" draw:type="rectangle" draw:enhanced-path="M 0 0 L 21600 0 21600 21600 0 21600 0 0 Z N"/>
          </draw:custom-shape>
          <draw:custom-shape draw:name="Rectangle 25" draw:style-name="gr18" draw:text-style-name="P2" draw:layer="layout" svg:width="9.684cm" svg:height="1.984cm" svg:x="2.381cm" svg:y="15.28cm">
            <text:list text:style-name="L5">
              <text:list-header>
                <text:p text:style-name="P23"><text:span text:style-name="T21">B + D &lt; 90m</text:span></text:p>
                <text:p text:style-name="P23"><text:span text:style-name="T21">A + B + C + D + E &lt; 100m</text:span></text:p>
              </text:list-header>
            </text:list>
            <draw:enhanced-geometry svg:viewBox="0 0 21600 21600" draw:type="rectangle" draw:enhanced-path="M 0 0 L 21600 0 21600 21600 0 21600 0 0 Z N"/>
          </draw:custom-shape>
          <draw:custom-shape draw:name="Freeform 26" draw:style-name="gr16" draw:text-style-name="P2" draw:layer="layout" svg:width="0.282cm" svg:height="0.124cm" svg:x="4.247cm" svg:y="15.994cm">
            <text:list text:style-name="L1">
              <text:list-header>
                <text:p text:style-name="P1"><text:span text:style-name="T70"/></text:p>
              </text:list-header>
            </text:list>
            <draw:enhanced-geometry svg:viewBox="0 0 64 28" draw:extrusion-allowed="true" draw:text-areas="0 0 64 28" draw:glue-points="0 0 63 27" draw:type="mso-spt100" draw:enhanced-path="M 0 0 L 63 27 N"/>
          </draw:custom-shape>
          <draw:custom-shape draw:name="Freeform 27" draw:style-name="gr16" draw:text-style-name="P2" draw:layer="layout" svg:width="0.282cm" svg:height="0.123cm" svg:x="7.329cm" svg:y="16.656cm">
            <text:list text:style-name="L1">
              <text:list-header>
                <text:p text:style-name="P1"><text:span text:style-name="T70"/></text:p>
              </text:list-header>
            </text:list>
            <draw:enhanced-geometry svg:viewBox="0 0 64 28" draw:extrusion-allowed="true" draw:text-areas="0 0 64 28" draw:glue-points="0 0 63 27" draw:type="mso-spt100" draw:enhanced-path="M 0 0 L 63 27 N"/>
          </draw:custom-shape>
          <draw:custom-shape draw:name="Rectangle 28" draw:style-name="gr19" draw:text-style-name="P2" draw:layer="layout" svg:width="3.572cm" svg:height="1.469cm" svg:x="3.294cm" svg:y="5.675cm">
            <text:list text:style-name="L5">
              <text:list-header>
                <text:p text:style-name="P21"><text:span text:style-name="T20">Zona de</text:span></text:p>
                <text:p text:style-name="P21"><text:span text:style-name="T20">trabajo</text:span></text:p>
              </text:list-header>
            </text:list>
            <draw:enhanced-geometry svg:viewBox="0 0 21600 21600" draw:type="rectangle" draw:enhanced-path="M 0 0 L 21600 0 21600 21600 0 21600 0 0 Z N"/>
          </draw:custom-shape>
          <draw:custom-shape draw:name="Rectangle 29" draw:style-name="gr19" draw:text-style-name="P2" draw:layer="layout" svg:width="4.127cm" svg:height="1.469cm" svg:x="17.886cm" svg:y="5.622cm">
            <text:list text:style-name="L5">
              <text:list-header>
                <text:p text:style-name="P21"><text:span text:style-name="T20">Armario</text:span></text:p>
                <text:p text:style-name="P21"><text:span text:style-name="T20">repartidor</text:span></text:p>
              </text:list-header>
            </text:list>
            <draw:enhanced-geometry svg:viewBox="0 0 21600 21600" draw:type="rectangle" draw:enhanced-path="M 0 0 L 21600 0 21600 21600 0 21600 0 0 Z N"/>
          </draw:custom-shape>
          <draw:custom-shape draw:name="Rectangle 30" draw:style-name="gr20" draw:text-style-name="P2" draw:layer="layout" svg:width="0.91cm" svg:height="0.923cm" svg:x="7.16cm" svg:y="7.766cm">
            <text:list text:style-name="L5">
              <text:list-header>
                <text:p text:style-name="P23"><text:span text:style-name="T20">A</text:span></text:p>
              </text:list-header>
            </text:list>
            <draw:enhanced-geometry svg:viewBox="0 0 21600 21600" draw:type="rectangle" draw:enhanced-path="M 0 0 L 21600 0 21600 21600 0 21600 0 0 Z N"/>
          </draw:custom-shape>
          <draw:custom-shape draw:name="Rectangle 31" draw:style-name="gr20" draw:text-style-name="P2" draw:layer="layout" svg:width="0.91cm" svg:height="0.923cm" svg:x="9.171cm" svg:y="7.766cm">
            <text:list text:style-name="L5">
              <text:list-header>
                <text:p text:style-name="P23"><text:span text:style-name="T20">B</text:span></text:p>
              </text:list-header>
            </text:list>
            <draw:enhanced-geometry svg:viewBox="0 0 21600 21600" draw:type="rectangle" draw:enhanced-path="M 0 0 L 21600 0 21600 21600 0 21600 0 0 Z N"/>
          </draw:custom-shape>
          <draw:custom-shape draw:name="Rectangle 32" draw:style-name="gr20" draw:text-style-name="P2" draw:layer="layout" svg:width="0.91cm" svg:height="0.923cm" svg:x="12.289cm" svg:y="7.766cm">
            <text:list text:style-name="L5">
              <text:list-header>
                <text:p text:style-name="P23"><text:span text:style-name="T20">C</text:span></text:p>
              </text:list-header>
            </text:list>
            <draw:enhanced-geometry svg:viewBox="0 0 21600 21600" draw:type="rectangle" draw:enhanced-path="M 0 0 L 21600 0 21600 21600 0 21600 0 0 Z N"/>
          </draw:custom-shape>
          <draw:custom-shape draw:name="Rectangle 33" draw:style-name="gr20" draw:text-style-name="P2" draw:layer="layout" svg:width="0.91cm" svg:height="0.923cm" svg:x="15.464cm" svg:y="7.766cm">
            <text:list text:style-name="L5">
              <text:list-header>
                <text:p text:style-name="P23"><text:span text:style-name="T20">D</text:span></text:p>
              </text:list-header>
            </text:list>
            <draw:enhanced-geometry svg:viewBox="0 0 21600 21600" draw:type="rectangle" draw:enhanced-path="M 0 0 L 21600 0 21600 21600 0 21600 0 0 Z N"/>
          </draw:custom-shape>
          <draw:custom-shape draw:name="Rectangle 34" draw:style-name="gr20" draw:text-style-name="P2" draw:layer="layout" svg:width="0.881cm" svg:height="0.923cm" svg:x="17.209cm" svg:y="7.766cm">
            <text:list text:style-name="L5">
              <text:list-header>
                <text:p text:style-name="P23"><text:span text:style-name="T20">E</text:span></text:p>
              </text:list-header>
            </text:list>
            <draw:enhanced-geometry svg:viewBox="0 0 21600 21600" draw:type="rectangle" draw:enhanced-path="M 0 0 L 21600 0 21600 21600 0 21600 0 0 Z N"/>
          </draw:custom-shape>
        </draw:g>
        <anim:par presentation:node-type="timing-root">
          <anim:par smil:begin="id18.begin">
            <anim:transitionFilter smil:dur="1s" smil:type="dissolve"/>
          </anim:par>
        </anim:par>
        <presentation:notes draw:style-name="dp2">
          <draw:page-thumbnail draw:style-name="gr5" draw:layer="layout" svg:width="7.142cm" svg:height="9.524cm" svg:x="5.953cm" svg:y="1.93cm" draw:page-number="18" presentation:class="page"/>
          <draw:frame presentation:style-name="pr5" draw:layer="layout" svg:width="15.239cm" svg:height="11.43cm" svg:x="1.905cm" svg:y="12.065cm" presentation:class="notes" presentation:placeholder="true">
            <draw:text-box/>
          </draw:frame>
        </presentation:notes>
      </draw:page>
      <draw:page draw:name="Slide 19" draw:style-name="dp1" draw:master-page-name="Predeterminado" presentation:use-date-time-name="dtd1" xml:id="id19" draw:id="id19">
        <draw:custom-shape draw:name="Rectangle 1027" draw:style-name="gr3" draw:text-style-name="P2" draw:layer="layout" svg:width="25.4cm" svg:height="0.001cm" svg:x="5.331cm" svg:y="6.588cm">
          <text:list text:style-name="L1">
            <text:list-header>
              <text:p text:style-name="P1"><text:span text:style-name="T70"/></text:p>
            </text:list-header>
          </text:list>
          <draw:enhanced-geometry svg:viewBox="0 0 21600 21600" draw:type="rectangle" draw:enhanced-path="M 0 0 L 21600 0 21600 21600 0 21600 0 0 Z N"/>
        </draw:custom-shape>
        <draw:frame draw:name="Object 1026" draw:style-name="gr21" draw:layer="layout" svg:width="20.743cm" svg:height="9.71cm" svg:x="3.175cm" svg:y="6.588cm">
          <draw:object-ole draw:class-id="00000000-0000-0000-0000-000000000000" xlink:href="./Object 2" xlink:type="simple" xlink:show="embed" xlink:actuate="onLoad"/>
          <draw:image xlink:href="./ObjectReplacements/Object 2" xlink:type="simple" xlink:show="embed" xlink:actuate="onLoad"/>
        </draw:frame>
        <anim:par presentation:node-type="timing-root">
          <anim:par smil:begin="id19.begin">
            <anim:transitionFilter smil:dur="1s" smil:type="dissolve"/>
          </anim:par>
        </anim:par>
        <presentation:notes draw:style-name="dp2">
          <draw:page-thumbnail draw:style-name="gr5" draw:layer="layout" svg:width="7.142cm" svg:height="9.524cm" svg:x="5.953cm" svg:y="1.93cm" draw:page-number="19" presentation:class="page"/>
          <draw:frame presentation:style-name="pr5" draw:layer="layout" svg:width="15.239cm" svg:height="11.43cm" svg:x="1.905cm" svg:y="12.065cm" presentation:class="notes" presentation:placeholder="true">
            <draw:text-box/>
          </draw:frame>
        </presentation:notes>
      </draw:page>
      <draw:page draw:name="Slide 20" draw:style-name="dp3" draw:master-page-name="Predeterminado" presentation:use-date-time-name="dtd1" xml:id="id20" draw:id="id20">
        <draw:custom-shape draw:name="Rectangle 3" draw:style-name="gr22" draw:text-style-name="P2" draw:layer="layout" svg:width="19.901cm" svg:height="11.434cm" svg:x="4.608cm" svg:y="5.764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4" draw:style-name="gr23" draw:text-style-name="P2" draw:layer="layout" svg:width="5.531cm" svg:height="1.355cm" svg:x="4.866cm" svg:y="2.117cm">
          <text:list text:style-name="L5">
            <text:list-header>
              <text:p text:style-name="P23"><text:span text:style-name="T23">PRUEBAS</text:span></text:p>
            </text:list-header>
          </text:list>
          <draw:enhanced-geometry svg:viewBox="0 0 21600 21600" draw:type="rectangle" draw:enhanced-path="M 0 0 L 21600 0 21600 21600 0 21600 0 0 Z N"/>
        </draw:custom-shape>
        <draw:custom-shape draw:name="Rectangle 5" draw:style-name="gr23" draw:text-style-name="P2" draw:layer="layout" svg:width="10.111cm" svg:height="1.017cm" svg:x="5.082cm" svg:y="4.022cm">
          <text:list text:style-name="L5">
            <text:list-header>
              <text:p text:style-name="P23"><text:span text:style-name="T24">Requisitos CAT5 Clase D</text:span></text:p>
            </text:list-header>
          </text:list>
          <draw:enhanced-geometry svg:viewBox="0 0 21600 21600" draw:type="rectangle" draw:enhanced-path="M 0 0 L 21600 0 21600 21600 0 21600 0 0 Z N"/>
        </draw:custom-shape>
        <draw:custom-shape draw:name="Rectangle 7" draw:style-name="gr9" draw:text-style-name="P2" draw:layer="layout" svg:width="10.394cm" svg:height="2.033cm" svg:x="9.313cm" svg:y="5.503cm">
          <text:list text:style-name="L5">
            <text:list-header>
              <text:p text:style-name="P23"><text:span text:style-name="T24">- Prueba de enlace básico</text:span></text:p>
            </text:list-header>
          </text:list>
          <draw:enhanced-geometry svg:viewBox="0 0 21600 21600" draw:type="rectangle" draw:enhanced-path="M 0 0 L 21600 0 21600 21600 0 21600 0 0 Z N"/>
        </draw:custom-shape>
        <draw:g draw:name="Group 13">
          <draw:line draw:name="Line 8" draw:style-name="gr24" draw:text-style-name="P4" draw:layer="layout" svg:x1="8.409cm" svg:y1="8.656cm" svg:x2="18.415cm" svg:y2="8.66cm">
            <text:p/>
          </draw:line>
          <draw:custom-shape draw:name="Rectangle 9" draw:style-name="gr25" draw:text-style-name="P2" draw:layer="layout" svg:width="1.019cm" svg:height="2.394cm" svg:x="18.428cm" svg:y="7.408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12">
            <draw:custom-shape draw:name="Freeform 10" draw:style-name="gr26" draw:text-style-name="P2" draw:layer="layout" svg:width="0.926cm" svg:height="1.178cm" svg:x="7.408cm" svg:y="8.069cm">
              <text:list text:style-name="L1">
                <text:list-header>
                  <text:p text:style-name="P1"><text:span text:style-name="T70"/></text:p>
                </text:list-header>
              </text:list>
              <draw:enhanced-geometry svg:viewBox="0 0 210 267" draw:extrusion-allowed="true" draw:text-areas="0 0 210 267" draw:glue-points="0 0 0 267 210 129 0 0" draw:type="mso-spt100" draw:enhanced-path="M 0 0 L 0 267 L 210 129 L 0 0 Z N"/>
            </draw:custom-shape>
            <draw:custom-shape draw:name="Freeform 11" draw:style-name="gr27" draw:text-style-name="P2" draw:layer="layout" svg:width="0.926cm" svg:height="1.178cm" svg:x="7.408cm" svg:y="8.069cm">
              <text:list text:style-name="L1">
                <text:list-header>
                  <text:p text:style-name="P1"><text:span text:style-name="T70"/></text:p>
                </text:list-header>
              </text:list>
              <draw:enhanced-geometry svg:viewBox="0 0 210 267" draw:extrusion-allowed="true" draw:text-areas="0 0 210 267" draw:glue-points="0 0 0 267 210 129 0 0" draw:type="mso-spt100" draw:enhanced-path="M 0 0 L 0 267 L 210 129 L 0 0 N"/>
            </draw:custom-shape>
          </draw:g>
        </draw:g>
        <draw:custom-shape draw:name="Rectangle 14" draw:style-name="gr22" draw:text-style-name="P2" draw:layer="layout" svg:width="1.791cm" svg:height="0.521cm" svg:x="6.46cm" svg:y="13.264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15" draw:style-name="gr23" draw:text-style-name="P2" draw:layer="layout" svg:width="4.989cm" svg:height="0.848cm" svg:x="5.075cm" svg:y="9.948cm">
          <text:list text:style-name="L6">
            <text:list-header>
              <text:p text:style-name="P23"><text:span text:style-name="T25">Toma de datos</text:span></text:p>
            </text:list-header>
          </text:list>
          <draw:enhanced-geometry svg:viewBox="0 0 21600 21600" draw:type="rectangle" draw:enhanced-path="M 0 0 L 21600 0 21600 21600 0 21600 0 0 Z N"/>
        </draw:custom-shape>
        <draw:custom-shape draw:name="Rectangle 16" draw:style-name="gr22" draw:text-style-name="P2" draw:layer="layout" svg:width="1.79cm" svg:height="0.52cm" svg:x="17.758cm" svg:y="13.966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17" draw:style-name="gr23" draw:text-style-name="P2" draw:layer="layout" svg:width="3.579cm" svg:height="1.695cm" svg:x="17.986cm" svg:y="10.372cm">
          <text:list text:style-name="L6">
            <text:list-header>
              <text:p text:style-name="P21"><text:span text:style-name="T25">Panel</text:span></text:p>
              <text:p text:style-name="P21"><text:span text:style-name="T25">Repartidor</text:span></text:p>
            </text:list-header>
          </text:list>
          <draw:enhanced-geometry svg:viewBox="0 0 21600 21600" draw:type="rectangle" draw:enhanced-path="M 0 0 L 21600 0 21600 21600 0 21600 0 0 Z N"/>
        </draw:custom-shape>
        <draw:custom-shape draw:name="Rectangle 19" draw:style-name="gr22" draw:text-style-name="P2" draw:layer="layout" svg:width="1.791cm" svg:height="0.521cm" svg:x="11.725cm" svg:y="12.457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20" draw:style-name="gr23" draw:text-style-name="P2" draw:layer="layout" svg:width="4.146cm" svg:height="0.848cm" svg:x="11cm" svg:y="9.102cm">
          <text:list text:style-name="L6">
            <text:list-header>
              <text:p text:style-name="P23"><text:span text:style-name="T25">Cable &lt; 90m</text:span></text:p>
            </text:list-header>
          </text:list>
          <draw:enhanced-geometry svg:viewBox="0 0 21600 21600" draw:type="rectangle" draw:enhanced-path="M 0 0 L 21600 0 21600 21600 0 21600 0 0 Z N"/>
        </draw:custom-shape>
        <draw:custom-shape draw:name="Text Box 23" draw:style-name="gr3" draw:text-style-name="P2" draw:layer="layout" svg:width="22.437cm" svg:height="4.323cm" svg:x="1.058cm" svg:y="13.547cm">
          <text:list text:style-name="L1">
            <text:list-header>
              <text:p text:style-name="P3"><text:span text:style-name="T18">Se permite una distancia máx. De 90m e/ el panel y la toma de Datos, dejando un rango de 10m para las conexiones por latiguillos. </text:span></text:p>
            </text:list-header>
          </text:list>
          <draw:enhanced-geometry svg:viewBox="0 0 21600 21600" draw:type="mso-spt202" draw:enhanced-path="M 0 0 L 21600 0 21600 21600 0 21600 0 0 Z N"/>
        </draw:custom-shape>
        <anim:par presentation:node-type="timing-root">
          <anim:par smil:begin="id20.begin">
            <anim:transitionFilter smil:dur="1s" smil:type="dissolve"/>
          </anim:par>
        </anim:par>
        <presentation:notes draw:style-name="dp2">
          <draw:page-thumbnail draw:style-name="gr5" draw:layer="layout" svg:width="7.142cm" svg:height="9.524cm" svg:x="5.953cm" svg:y="1.93cm" draw:page-number="20" presentation:class="page"/>
          <draw:frame presentation:style-name="pr5" draw:layer="layout" svg:width="15.239cm" svg:height="11.43cm" svg:x="1.905cm" svg:y="12.065cm" presentation:class="notes" presentation:placeholder="true">
            <draw:text-box/>
          </draw:frame>
        </presentation:notes>
      </draw:page>
      <draw:page draw:name="Slide 21" draw:style-name="dp1" draw:master-page-name="Predeterminado" presentation:use-date-time-name="dtd1" xml:id="id21" draw:id="id21">
        <draw:custom-shape draw:name="Text Box 2" draw:style-name="gr2" draw:text-style-name="P2" draw:layer="layout" svg:width="12.698cm" svg:height="7.54cm" svg:x="2.761cm" svg:y="5.503cm">
          <text:list text:style-name="L7">
            <text:list-item>
              <text:p text:style-name="P3"><text:span text:style-name="T19"><text:s/></text:span><text:span text:style-name="T26">Mapa de cableado</text:span></text:p>
            </text:list-item>
            <text:list-item>
              <text:p text:style-name="P3"><text:span text:style-name="T26"><text:s/></text:span><text:span text:style-name="T26">Resistencia <text:s/>CD</text:span></text:p>
            </text:list-item>
            <text:list-item>
              <text:p text:style-name="P3"><text:span text:style-name="T26"><text:s/></text:span><text:span text:style-name="T26">Longitud</text:span></text:p>
            </text:list-item>
            <text:list-item>
              <text:p text:style-name="P3"><text:span text:style-name="T26"><text:s/></text:span><text:span text:style-name="T26">Atenuación</text:span></text:p>
            </text:list-item>
            <text:list-item>
              <text:p text:style-name="P3"><text:span text:style-name="T26"><text:s/></text:span><text:span text:style-name="T26">NEXT bidirecional</text:span></text:p>
            </text:list-item>
            <text:list-item>
              <text:p text:style-name="P3"><text:span text:style-name="T26"><text:s/></text:span><text:span text:style-name="T26">ACR <text:s/>Atenuación /Diafonía</text:span></text:p>
            </text:list-item>
          </text:list>
          <draw:enhanced-geometry svg:viewBox="0 0 21600 21600" draw:type="mso-spt202" draw:enhanced-path="M 0 0 L 21600 0 21600 21600 0 21600 0 0 Z N"/>
        </draw:custom-shape>
        <draw:custom-shape draw:name="Rectangle 4" draw:style-name="gr2" draw:text-style-name="P2" draw:layer="layout" svg:width="22.405cm" svg:height="2.969cm" svg:x="2.084cm" svg:y="1.693cm">
          <text:list text:style-name="L1">
            <text:list-header>
              <text:p text:style-name="P16"><text:span text:style-name="T19">Parámetros a medir en un Enlace Básico con </text:span></text:p>
              <text:p text:style-name="P16"><text:span text:style-name="T19">Cables Par Trenzado.</text:span></text:p>
            </text:list-header>
          </text:list>
          <draw:enhanced-geometry svg:viewBox="0 0 21600 21600" draw:type="rectangle" draw:enhanced-path="M 0 0 L 21600 0 21600 21600 0 21600 0 0 Z N"/>
        </draw:custom-shape>
        <draw:custom-shape draw:name="Text Box 5" draw:style-name="gr3" draw:text-style-name="P2" draw:layer="layout" svg:width="25.4cm" svg:height="5.001cm" svg:x="0cm" svg:y="12.863cm">
          <text:list text:style-name="L1">
            <text:list-header>
              <text:p text:style-name="P9"><text:span text:style-name="T27">Estos test son los mínimos a realizar en todos los pares de cada enlace basado en cobre.</text:span></text:p>
              <text:p text:style-name="P9"><text:span text:style-name="T27">Para que un enlace sea aceptado todos los parámetros a certificar deben estar dentro de los limites . </text:span></text:p>
            </text:list-header>
          </text:list>
          <draw:enhanced-geometry svg:viewBox="0 0 21600 21600" draw:type="mso-spt202" draw:enhanced-path="M 0 0 L 21600 0 21600 21600 0 21600 0 0 Z N"/>
        </draw:custom-shape>
        <draw:custom-shape draw:name="Text Box 6" draw:style-name="gr2" draw:text-style-name="P2" draw:layer="layout" svg:width="9.217cm" svg:height="2.631cm" svg:x="14.397cm" svg:y="6.906cm">
          <text:list text:style-name="L8">
            <text:list-item>
              <text:list>
                <text:list-item>
                  <text:list>
                    <text:list-item>
                      <text:list>
                        <text:list-item>
                          <text:p text:style-name="P24"><text:span text:style-name="T28">Capacidad</text:span></text:p>
                        </text:list-item>
                      </text:list>
                    </text:list-item>
                  </text:list>
                </text:list-item>
              </text:list>
            </text:list-item>
          </text:list>
          <text:list text:style-name="L9">
            <text:list-header>
              <text:p text:style-name="P3"><text:span text:style-name="T29"/></text:p>
            </text:list-header>
          </text:list>
          <draw:enhanced-geometry svg:viewBox="0 0 21600 21600" draw:type="mso-spt202" draw:enhanced-path="M 0 0 L 21600 0 21600 21600 0 21600 0 0 Z N"/>
        </draw:custom-shape>
        <anim:par presentation:node-type="timing-root">
          <anim:par smil:begin="id21.begin">
            <anim:transitionFilter smil:dur="1s" smil:type="dissolve"/>
          </anim:par>
        </anim:par>
        <presentation:notes draw:style-name="dp2">
          <draw:page-thumbnail draw:style-name="gr5" draw:layer="layout" svg:width="7.142cm" svg:height="9.524cm" svg:x="5.953cm" svg:y="1.93cm" draw:page-number="21" presentation:class="page"/>
          <draw:frame presentation:style-name="pr5" draw:layer="layout" svg:width="15.239cm" svg:height="11.43cm" svg:x="1.905cm" svg:y="12.065cm" presentation:class="notes" presentation:placeholder="true">
            <draw:text-box/>
          </draw:frame>
        </presentation:notes>
      </draw:page>
      <draw:page draw:name="Slide 22" draw:style-name="dp5" draw:master-page-name="Predeterminado" presentation:use-date-time-name="dtd1" xml:id="id22" draw:id="id22">
        <draw:custom-shape draw:name="Text Box 2"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draw:custom-shape draw:name="Rectangle 4" draw:style-name="gr3" draw:text-style-name="P2" draw:layer="layout" svg:width="22.649cm" svg:height="10.929cm" svg:x="1.693cm" svg:y="6.588cm">
          <text:list text:style-name="L1">
            <text:list-header>
              <text:p text:style-name="P9"><text:span text:style-name="T10">Chequea la conectividad pin a pin y la continuidad del apantallamiento. Permite verificar la integridad del cable de pares trenzados, cerciorándose que cada hilo este conectado correctamente sin la existencia de cortocircuitos o abiertos. Con esta prueba pueden detectarse:</text:span></text:p>
            </text:list-header>
          </text:list>
          <draw:enhanced-geometry svg:viewBox="0 0 21600 21600" draw:type="rectangle" draw:enhanced-path="M 0 0 L 21600 0 21600 21600 0 21600 0 0 Z N"/>
        </draw:custom-shape>
        <draw:custom-shape draw:name="Rectangle 5" draw:style-name="gr2" draw:text-style-name="P2" draw:layer="layout" svg:width="10.378cm" svg:height="1.785cm" svg:x="6.99cm" svg:y="2.54cm">
          <text:list text:style-name="L1">
            <text:list-header>
              <text:p text:style-name="P1"><text:span text:style-name="T14">Mapa de cableado</text:span></text:p>
            </text:list-header>
          </text:list>
          <draw:enhanced-geometry svg:viewBox="0 0 21600 21600" draw:type="rectangle" draw:enhanced-path="M 0 0 L 21600 0 21600 21600 0 21600 0 0 Z N"/>
        </draw:custom-shape>
        <anim:par presentation:node-type="timing-root">
          <anim:par smil:begin="id22.begin">
            <anim:transitionFilter smil:dur="1s" smil:type="dissolve"/>
          </anim:par>
        </anim:par>
        <presentation:notes draw:style-name="dp2">
          <draw:page-thumbnail draw:style-name="gr5" draw:layer="layout" svg:width="7.142cm" svg:height="9.524cm" svg:x="5.953cm" svg:y="1.93cm" draw:page-number="22" presentation:class="page"/>
          <draw:frame presentation:style-name="pr5" draw:layer="layout" svg:width="15.239cm" svg:height="11.43cm" svg:x="1.905cm" svg:y="12.065cm" presentation:class="notes" presentation:placeholder="true">
            <draw:text-box/>
          </draw:frame>
        </presentation:notes>
      </draw:page>
      <draw:page draw:name="Slide 23" draw:style-name="dp1" draw:master-page-name="Predeterminado" presentation:use-date-time-name="dtd1" xml:id="id23" draw:id="id23">
        <draw:custom-shape draw:name="Text Box 4" draw:style-name="gr3" draw:text-style-name="P2" draw:layer="layout" svg:width="20.069cm" svg:height="12.787cm" svg:x="3.598cm" svg:y="6.266cm">
          <text:list text:style-name="L1">
            <text:list-header>
              <text:p text:style-name="P3"><text:span text:style-name="T7">Fallos que puede detectarse</text:span></text:p>
              <text:p text:style-name="P3"><text:span text:style-name="T7"/></text:p>
            </text:list-header>
          </text:list>
          <text:list text:style-name="L7">
            <text:list-item>
              <text:p text:style-name="P3"><text:span text:style-name="T18">Continuidad hasta el extremo remoto</text:span></text:p>
            </text:list-item>
            <text:list-item>
              <text:p text:style-name="P3"><text:span text:style-name="T18">Corto circuitos entre 2 o más conductores.</text:span></text:p>
            </text:list-item>
            <text:list-item>
              <text:p text:style-name="P3"><text:span text:style-name="T18">Pares cruzados</text:span></text:p>
            </text:list-item>
            <text:list-item>
              <text:p text:style-name="P3"><text:span text:style-name="T18">Pares invertidos </text:span></text:p>
            </text:list-item>
            <text:list-item>
              <text:p text:style-name="P3"><text:span text:style-name="T18">Otros problemas en la conexión de los </text:span></text:p>
            </text:list-item>
          </text:list>
          <text:list text:style-name="L1">
            <text:list-header>
              <text:p text:style-name="P3"><text:span text:style-name="T18">conductores</text:span></text:p>
              <text:p text:style-name="P3"><text:span text:style-name="T18"/></text:p>
            </text:list-header>
          </text:list>
          <draw:enhanced-geometry svg:viewBox="0 0 21600 21600" draw:type="mso-spt202" draw:enhanced-path="M 0 0 L 21600 0 21600 21600 0 21600 0 0 Z N"/>
        </draw:custom-shape>
        <draw:custom-shape draw:name="Text Box 6"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draw:custom-shape draw:name="Rectangle 7" draw:style-name="gr2" draw:text-style-name="P2" draw:layer="layout" svg:width="10.378cm" svg:height="1.785cm" svg:x="6.99cm" svg:y="2.54cm">
          <text:list text:style-name="L1">
            <text:list-header>
              <text:p text:style-name="P1"><text:span text:style-name="T14">Mapa de cableado</text:span></text:p>
            </text:list-header>
          </text:list>
          <draw:enhanced-geometry svg:viewBox="0 0 21600 21600" draw:type="rectangle" draw:enhanced-path="M 0 0 L 21600 0 21600 21600 0 21600 0 0 Z N"/>
        </draw:custom-shape>
        <anim:par presentation:node-type="timing-root">
          <anim:par smil:begin="id23.begin">
            <anim:transitionFilter smil:dur="1s" smil:type="dissolve"/>
          </anim:par>
        </anim:par>
        <presentation:notes draw:style-name="dp2">
          <draw:page-thumbnail draw:style-name="gr5" draw:layer="layout" svg:width="7.142cm" svg:height="9.524cm" svg:x="5.953cm" svg:y="1.93cm" draw:page-number="23" presentation:class="page"/>
          <draw:frame presentation:style-name="pr5" draw:layer="layout" svg:width="15.239cm" svg:height="11.43cm" svg:x="1.905cm" svg:y="12.065cm" presentation:class="notes" presentation:placeholder="true">
            <draw:text-box/>
          </draw:frame>
        </presentation:notes>
      </draw:page>
      <draw:page draw:name="Slide 24" draw:style-name="dp1" draw:master-page-name="Predeterminado" presentation:use-date-time-name="dtd1" xml:id="id24" draw:id="id24">
        <draw:frame draw:name="Picture 2" draw:style-name="gr4" draw:text-style-name="P4" draw:layer="layout" svg:width="19.261cm" svg:height="12.546cm" svg:x="3.387cm" svg:y="2.963cm">
          <draw:image xlink:href="Pictures/1000000000000147000000D5689D71AB.png" xlink:type="simple" xlink:show="embed" xlink:actuate="onLoad">
            <text:p/>
          </draw:image>
        </draw:frame>
        <anim:par presentation:node-type="timing-root">
          <anim:par smil:begin="id24.begin">
            <anim:transitionFilter smil:dur="1s" smil:type="dissolve"/>
          </anim:par>
        </anim:par>
        <presentation:notes draw:style-name="dp2">
          <draw:page-thumbnail draw:style-name="gr5" draw:layer="layout" svg:width="7.142cm" svg:height="9.524cm" svg:x="5.953cm" svg:y="1.93cm" draw:page-number="24" presentation:class="page"/>
          <draw:frame presentation:style-name="pr5" draw:layer="layout" svg:width="15.239cm" svg:height="11.43cm" svg:x="1.905cm" svg:y="12.065cm" presentation:class="notes" presentation:placeholder="true">
            <draw:text-box/>
          </draw:frame>
        </presentation:notes>
      </draw:page>
      <draw:page draw:name="Slide 25" draw:style-name="dp1" draw:master-page-name="Predeterminado" presentation:use-date-time-name="dtd1" xml:id="id25" draw:id="id25">
        <draw:custom-shape draw:name="Rectangle 1026" draw:style-name="gr3" draw:text-style-name="P2" draw:layer="layout" svg:width="23.072cm" svg:height="11.603cm" svg:x="1.27cm" svg:y="3.175cm">
          <text:list text:style-name="L1">
            <text:list-header>
              <text:p text:style-name="P9"><text:span text:style-name="T14"><text:s text:c="6"/></text:span><text:span text:style-name="T14">Resistencia de corriente directa (CD):</text:span></text:p>
              <text:p text:style-name="P9"><text:span text:style-name="T14"/></text:p>
              <text:p text:style-name="P9"><text:span text:style-name="T10"><text:s/></text:span><text:span text:style-name="T30">Esta prueba permite medir la resistencia CD de cada par del cable verificando que no excedan los valores límites especificados para el tipo de cable seleccionado, teniendo en cuenta además la resistencia inherente de los conectores. </text:span></text:p>
              <text:p text:style-name="P3"><text:span text:style-name="T30"/></text:p>
            </text:list-header>
          </text:list>
          <draw:enhanced-geometry svg:viewBox="0 0 21600 21600" draw:type="rectangle" draw:enhanced-path="M 0 0 L 21600 0 21600 21600 0 21600 0 0 Z N"/>
        </draw:custom-shape>
        <draw:custom-shape draw:name="Text Box 1028"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anim:par presentation:node-type="timing-root">
          <anim:par smil:begin="id25.begin">
            <anim:transitionFilter smil:dur="1s" smil:type="dissolve"/>
          </anim:par>
        </anim:par>
        <presentation:notes draw:style-name="dp2">
          <draw:page-thumbnail draw:style-name="gr5" draw:layer="layout" svg:width="7.142cm" svg:height="9.524cm" svg:x="5.953cm" svg:y="1.93cm" draw:page-number="25" presentation:class="page"/>
          <draw:frame presentation:style-name="pr5" draw:layer="layout" svg:width="15.239cm" svg:height="11.43cm" svg:x="1.905cm" svg:y="12.065cm" presentation:class="notes" presentation:placeholder="true">
            <draw:text-box/>
          </draw:frame>
        </presentation:notes>
      </draw:page>
      <draw:page draw:name="Slide 26" draw:style-name="dp1" draw:master-page-name="Predeterminado" presentation:use-date-time-name="dtd1" xml:id="id26" draw:id="id26">
        <draw:custom-shape draw:name="Rectangle 5" draw:style-name="gr7" draw:text-style-name="P2" draw:layer="layout" svg:width="25.4cm" svg:height="6.35cm" svg:x="0cm" svg:y="10.372cm">
          <text:list text:style-name="L1">
            <text:list-header>
              <text:p text:style-name="P25"><text:span text:style-name="T12">Clase de Aplicación</text:span><text:span text:style-name="T12"><text:tab/></text:span><text:span text:style-name="T12">Clase A</text:span><text:span text:style-name="T12"><text:tab/></text:span><text:span text:style-name="T12">Clase B</text:span><text:span text:style-name="T12"><text:tab/></text:span><text:span text:style-name="T12">Clase C</text:span><text:span text:style-name="T12"><text:tab/></text:span><text:span text:style-name="T12">Clase D</text:span></text:p>
              <text:p text:style-name="P25"><text:span text:style-name="T12">Ancho banda max </text:span><text:span text:style-name="T12"><text:tab/></text:span><text:span text:style-name="T12">100 KHz</text:span><text:span text:style-name="T12"><text:tab/></text:span><text:span text:style-name="T12">1 MHz</text:span><text:span text:style-name="T12"><text:tab/></text:span><text:span text:style-name="T12">16 MHz</text:span><text:span text:style-name="T12"><text:tab/></text:span><text:span text:style-name="T12">100 MHz</text:span></text:p>
              <text:p text:style-name="P25"><text:span text:style-name="T12">Categoría 3 <text:s text:c="6"/></text:span><text:span text:style-name="T12"><text:tab/></text:span><text:span text:style-name="T12"><text:tab/></text:span><text:span text:style-name="T12">2 km</text:span><text:span text:style-name="T12"><text:tab/></text:span><text:span text:style-name="T12"><text:tab/></text:span><text:span text:style-name="T12">200 m</text:span><text:span text:style-name="T12"><text:tab/></text:span><text:span text:style-name="T12">100 m</text:span><text:span text:style-name="T12"><text:tab/></text:span><text:span text:style-name="T12"> <text:s text:c="5"/>-</text:span></text:p>
              <text:p text:style-name="P25"><text:span text:style-name="T12">Categoría 4 </text:span><text:span text:style-name="T12"><text:tab/></text:span><text:span text:style-name="T12"><text:tab/></text:span><text:span text:style-name="T12"><text:tab/></text:span><text:span text:style-name="T12">3 km</text:span><text:span text:style-name="T12"><text:tab/></text:span><text:span text:style-name="T12"><text:tab/></text:span><text:span text:style-name="T12">260 m</text:span><text:span text:style-name="T12"><text:tab/></text:span><text:span text:style-name="T12">150 m </text:span><text:span text:style-name="T12"><text:tab/></text:span><text:span text:style-name="T12"> <text:s text:c="5"/>-</text:span></text:p>
              <text:p text:style-name="P25"><text:span text:style-name="T12">Categoría 5</text:span><text:span text:style-name="T12"><text:tab/></text:span><text:span text:style-name="T12"><text:tab/></text:span><text:span text:style-name="T12"><text:tab/></text:span><text:span text:style-name="T12">3 km</text:span><text:span text:style-name="T12"><text:tab/></text:span><text:span text:style-name="T12"><text:tab/></text:span><text:span text:style-name="T12">260 m</text:span><text:span text:style-name="T12"><text:tab/></text:span><text:span text:style-name="T12">160 m</text:span><text:span text:style-name="T12"><text:tab/></text:span><text:span text:style-name="T12">100 m</text:span></text:p>
            </text:list-header>
          </text:list>
          <draw:enhanced-geometry svg:viewBox="0 0 21600 21600" draw:type="rectangle" draw:enhanced-path="M 0 0 L 21600 0 21600 21600 0 21600 0 0 Z N"/>
        </draw:custom-shape>
        <draw:custom-shape draw:name="Rectangle 7" draw:style-name="gr3" draw:text-style-name="P2" draw:layer="layout" svg:width="25.4cm" svg:height="3.816cm" svg:x="0cm" svg:y="6.138cm">
          <text:list text:style-name="L1">
            <text:list-header>
              <text:p text:style-name="P9"><text:span text:style-name="T16">Con esta prueba se chequea la longitud del cable para asegurarse que no excedan los limites recomendados según el tipo de cable que se está certificando. </text:span></text:p>
            </text:list-header>
          </text:list>
          <draw:enhanced-geometry svg:viewBox="0 0 21600 21600" draw:type="rectangle" draw:enhanced-path="M 0 0 L 21600 0 21600 21600 0 21600 0 0 Z N"/>
        </draw:custom-shape>
        <draw:custom-shape draw:name="Rectangle 10" draw:style-name="gr2" draw:text-style-name="P2" draw:layer="layout" svg:width="5.514cm" svg:height="1.785cm" svg:x="10.163cm" svg:y="2.752cm">
          <text:list text:style-name="L1">
            <text:list-header>
              <text:p text:style-name="P1"><text:span text:style-name="T14">Longitud</text:span></text:p>
            </text:list-header>
          </text:list>
          <draw:enhanced-geometry svg:viewBox="0 0 21600 21600" draw:type="rectangle" draw:enhanced-path="M 0 0 L 21600 0 21600 21600 0 21600 0 0 Z N"/>
        </draw:custom-shape>
        <draw:custom-shape draw:name="Text Box 11"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anim:par presentation:node-type="timing-root">
          <anim:par smil:begin="id26.begin">
            <anim:transitionFilter smil:dur="1s" smil:type="dissolve"/>
          </anim:par>
        </anim:par>
        <presentation:notes draw:style-name="dp2">
          <draw:page-thumbnail draw:style-name="gr5" draw:layer="layout" svg:width="7.142cm" svg:height="9.524cm" svg:x="5.953cm" svg:y="1.93cm" draw:page-number="26" presentation:class="page"/>
          <draw:frame presentation:style-name="pr5" draw:layer="layout" svg:width="15.239cm" svg:height="11.43cm" svg:x="1.905cm" svg:y="12.065cm" presentation:class="notes" presentation:placeholder="true">
            <draw:text-box/>
          </draw:frame>
        </presentation:notes>
      </draw:page>
      <draw:page draw:name="Slide 27" draw:style-name="dp3" draw:master-page-name="Predeterminado" presentation:use-date-time-name="dtd1" xml:id="id27" draw:id="id27">
        <draw:custom-shape draw:name="Text Box 7" draw:style-name="gr1" draw:text-style-name="P2" draw:layer="layout" svg:width="0.511cm" svg:height="1.27cm" svg:x="3.131cm" svg:y="4.983cm">
          <text:p/>
          <draw:enhanced-geometry svg:viewBox="0 0 21600 21600" draw:type="mso-spt202" draw:enhanced-path="M 0 0 L 21600 0 21600 21600 0 21600 0 0 Z N"/>
        </draw:custom-shape>
        <draw:custom-shape draw:name="Text Box 8" draw:style-name="gr3" draw:text-style-name="P2" draw:layer="layout" svg:width="21.801cm" svg:height="12.447cm" svg:x="1.482cm" svg:y="5.715cm">
          <text:list text:style-name="L1">
            <text:list-header>
              <text:p text:style-name="P9"><text:span text:style-name="T18">El método utilizado en esta prueba para medir la distancia consiste en en mandar un pulso y tomar el tiempo que demora el pulso en regresar </text:span></text:p>
              <text:p text:style-name="P9"><text:span text:style-name="T18"/></text:p>
              <text:p text:style-name="P9"><text:span text:style-name="T18">V=S/T</text:span></text:p>
              <text:p text:style-name="P9"><text:span text:style-name="T18"/></text:p>
              <text:p text:style-name="P9"><text:span text:style-name="T18">NVP ( Nominal velocity propagation)</text:span></text:p>
              <text:p text:style-name="P9"><text:span text:style-name="T18">Diferente para cada fabricante </text:span></text:p>
            </text:list-header>
          </text:list>
          <draw:enhanced-geometry svg:viewBox="0 0 21600 21600" draw:type="mso-spt202" draw:enhanced-path="M 0 0 L 21600 0 21600 21600 0 21600 0 0 Z N"/>
        </draw:custom-shape>
        <draw:custom-shape draw:name="Text Box 12"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draw:custom-shape draw:name="Rectangle 13" draw:style-name="gr2" draw:text-style-name="P2" draw:layer="layout" svg:width="5.514cm" svg:height="1.785cm" svg:x="10.163cm" svg:y="2.752cm">
          <text:list text:style-name="L1">
            <text:list-header>
              <text:p text:style-name="P1"><text:span text:style-name="T14">Longitud</text:span></text:p>
            </text:list-header>
          </text:list>
          <draw:enhanced-geometry svg:viewBox="0 0 21600 21600" draw:type="rectangle" draw:enhanced-path="M 0 0 L 21600 0 21600 21600 0 21600 0 0 Z N"/>
        </draw:custom-shape>
        <anim:par presentation:node-type="timing-root">
          <anim:par smil:begin="id27.begin">
            <anim:transitionFilter smil:dur="1s" smil:type="dissolve"/>
          </anim:par>
        </anim:par>
        <presentation:notes draw:style-name="dp2">
          <draw:page-thumbnail draw:style-name="gr5" draw:layer="layout" svg:width="7.142cm" svg:height="9.524cm" svg:x="5.953cm" svg:y="1.93cm" draw:page-number="27" presentation:class="page"/>
          <draw:frame presentation:style-name="pr5" draw:layer="layout" svg:width="15.239cm" svg:height="11.43cm" svg:x="1.905cm" svg:y="12.065cm" presentation:class="notes" presentation:placeholder="true">
            <draw:text-box/>
          </draw:frame>
        </presentation:notes>
      </draw:page>
      <draw:page draw:name="Slide 28" draw:style-name="dp1" draw:master-page-name="Predeterminado" presentation:use-date-time-name="dtd1" xml:id="id28" draw:id="id28">
        <draw:custom-shape draw:name="Rectangle 6" draw:style-name="gr3" draw:text-style-name="P2" draw:layer="layout" svg:width="23.071cm" svg:height="9.741cm" svg:x="1.482cm" svg:y="6.138cm">
          <text:list text:style-name="L1">
            <text:list-header>
              <text:p text:style-name="P9"><text:span text:style-name="T16">La atenuación no es más que la pérdida del nivel de la señal a lo largo del medio físico de propagación y varía en dependencia de la frecuencia y la longitud del cable. Esta prueba se realiza comenzado a una frecuencia baja e incrementando la misma gradualmente hasta una frecuencia máxima especificada según el tipo de cable seleccionado. </text:span></text:p>
              <text:p text:style-name="P3"><text:span text:style-name="T16"/></text:p>
            </text:list-header>
          </text:list>
          <draw:enhanced-geometry svg:viewBox="0 0 21600 21600" draw:type="rectangle" draw:enhanced-path="M 0 0 L 21600 0 21600 21600 0 21600 0 0 Z N"/>
        </draw:custom-shape>
        <draw:custom-shape draw:name="Text Box 7" draw:style-name="gr28" draw:text-style-name="P2" draw:layer="layout" svg:width="18.626cm" svg:height="2.408cm" svg:x="3.387cm" svg:y="15.875cm">
          <text:list text:style-name="L10">
            <text:list-header>
              <text:p text:style-name="P3"><text:span text:style-name="T31">Atenuación (dB) = 20log</text:span><text:span text:style-name="T32">10 </text:span><text:span text:style-name="T31">E1/E2</text:span></text:p>
            </text:list-header>
          </text:list>
          <draw:enhanced-geometry svg:viewBox="0 0 21600 21600" draw:type="mso-spt202" draw:enhanced-path="M 0 0 L 21600 0 21600 21600 0 21600 0 0 Z N"/>
        </draw:custom-shape>
        <draw:custom-shape draw:name="Rectangle 8" draw:style-name="gr2" draw:text-style-name="P2" draw:layer="layout" svg:width="6.712cm" svg:height="1.785cm" svg:x="9.317cm" svg:y="2.54cm">
          <text:list text:style-name="L1">
            <text:list-header>
              <text:p text:style-name="P1"><text:span text:style-name="T14">Atenuación</text:span></text:p>
            </text:list-header>
          </text:list>
          <draw:enhanced-geometry svg:viewBox="0 0 21600 21600" draw:type="rectangle" draw:enhanced-path="M 0 0 L 21600 0 21600 21600 0 21600 0 0 Z N"/>
        </draw:custom-shape>
        <draw:custom-shape draw:name="Text Box 9"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anim:par presentation:node-type="timing-root">
          <anim:par smil:begin="id28.begin">
            <anim:transitionFilter smil:dur="1s" smil:type="dissolve"/>
          </anim:par>
        </anim:par>
        <presentation:notes draw:style-name="dp2">
          <draw:page-thumbnail draw:style-name="gr5" draw:layer="layout" svg:width="7.142cm" svg:height="9.524cm" svg:x="5.953cm" svg:y="1.93cm" draw:page-number="28" presentation:class="page"/>
          <draw:frame presentation:style-name="pr5" draw:layer="layout" svg:width="15.239cm" svg:height="11.43cm" svg:x="1.905cm" svg:y="12.065cm" presentation:class="notes" presentation:placeholder="true">
            <draw:text-box/>
          </draw:frame>
        </presentation:notes>
      </draw:page>
      <draw:page draw:name="Slide 29" draw:style-name="dp1" draw:master-page-name="Predeterminado" presentation:use-date-time-name="dtd1" xml:id="id29" draw:id="id29">
        <draw:custom-shape draw:name="Text Box 2" draw:style-name="gr3" draw:text-style-name="P2" draw:layer="layout" svg:width="23.283cm" svg:height="6.186cm" svg:x="1.27cm" svg:y="5.08cm">
          <text:list text:style-name="L1">
            <text:list-header>
              <text:p text:style-name="P9"><text:span text:style-name="T27">Se debe medir la atenuación de todos los pares de cada cable inyectando una señal en el extremo remoto y realizando la medida en el extremo más</text:span></text:p>
              <text:p text:style-name="P9"><text:span text:style-name="T27">próximo. Como mínimo, el equipo de test debe evaluar el peor caso de atenuación. </text:span></text:p>
            </text:list-header>
          </text:list>
          <draw:enhanced-geometry svg:viewBox="0 0 21600 21600" draw:type="mso-spt202" draw:enhanced-path="M 0 0 L 21600 0 21600 21600 0 21600 0 0 Z N"/>
        </draw:custom-shape>
        <draw:frame draw:name="Picture 4" draw:style-name="gr4" draw:text-style-name="P4" draw:layer="layout" svg:width="23.283cm" svg:height="5.292cm" svg:x="1.27cm" svg:y="11.853cm">
          <draw:image xlink:href="Pictures/10000000000000EE0000005E1F37B5EB.png" xlink:type="simple" xlink:show="embed" xlink:actuate="onLoad">
            <text:p/>
          </draw:image>
        </draw:frame>
        <draw:custom-shape draw:name="Text Box 5"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draw:custom-shape draw:name="Rectangle 6" draw:style-name="gr2" draw:text-style-name="P2" draw:layer="layout" svg:width="6.712cm" svg:height="1.785cm" svg:x="9.317cm" svg:y="2.54cm">
          <text:list text:style-name="L1">
            <text:list-header>
              <text:p text:style-name="P1"><text:span text:style-name="T14">Atenuación</text:span></text:p>
            </text:list-header>
          </text:list>
          <draw:enhanced-geometry svg:viewBox="0 0 21600 21600" draw:type="rectangle" draw:enhanced-path="M 0 0 L 21600 0 21600 21600 0 21600 0 0 Z N"/>
        </draw:custom-shape>
        <anim:par presentation:node-type="timing-root">
          <anim:par smil:begin="id29.begin">
            <anim:transitionFilter smil:dur="1s" smil:type="dissolve"/>
          </anim:par>
        </anim:par>
        <presentation:notes draw:style-name="dp2">
          <draw:page-thumbnail draw:style-name="gr5" draw:layer="layout" svg:width="7.142cm" svg:height="9.524cm" svg:x="5.953cm" svg:y="1.93cm" draw:page-number="29" presentation:class="page"/>
          <draw:frame presentation:style-name="pr5" draw:layer="layout" svg:width="15.239cm" svg:height="11.43cm" svg:x="1.905cm" svg:y="12.065cm" presentation:class="notes" presentation:placeholder="true">
            <draw:text-box/>
          </draw:frame>
        </presentation:notes>
      </draw:page>
      <draw:page draw:name="Slide 30" draw:style-name="dp1" draw:master-page-name="Predeterminado" presentation:use-date-time-name="dtd1" xml:id="id30" draw:id="id30">
        <draw:custom-shape draw:name="Rectangle 1026" draw:style-name="gr3" draw:text-style-name="P2" draw:layer="layout" svg:width="25.4cm" svg:height="7.881cm" svg:x="0cm" svg:y="6.562cm">
          <text:list text:style-name="L1">
            <text:list-header>
              <text:p text:style-name="P9"><text:span text:style-name="T10">El NEXT puede expresarse como la relación entre la potencia inducida <text:s/>en un par respecto a la potencia de la señal original en otro par, medido en el extremo próximo al emisor.</text:span></text:p>
              <text:p text:style-name="P3"><text:span text:style-name="T10"/></text:p>
            </text:list-header>
          </text:list>
          <draw:enhanced-geometry svg:viewBox="0 0 21600 21600" draw:type="rectangle" draw:enhanced-path="M 0 0 L 21600 0 21600 21600 0 21600 0 0 Z N"/>
        </draw:custom-shape>
        <draw:custom-shape draw:name="Text Box 1029" draw:style-name="gr28" draw:text-style-name="P2" draw:layer="layout" svg:width="18.838cm" svg:height="2.54cm" svg:x="3.387cm" svg:y="13.97cm">
          <text:list text:style-name="L10">
            <text:list-header>
              <text:p text:style-name="P3"><text:span text:style-name="T31">NEXT (dB) = 20log</text:span><text:span text:style-name="T32">10 </text:span><text:span text:style-name="T31">Vind/Vorig</text:span></text:p>
            </text:list-header>
          </text:list>
          <draw:enhanced-geometry svg:viewBox="0 0 21600 21600" draw:type="mso-spt202" draw:enhanced-path="M 0 0 L 21600 0 21600 21600 0 21600 0 0 Z N"/>
        </draw:custom-shape>
        <draw:custom-shape draw:name="Rectangle 1030" draw:style-name="gr2" draw:text-style-name="P2" draw:layer="layout" svg:width="24.674cm" svg:height="1.785cm" svg:x="0.724cm" svg:y="3.175cm">
          <text:list text:style-name="L1">
            <text:list-header>
              <text:p text:style-name="P1"><text:span text:style-name="T14">NEXT (Near End Crosstalk o paradiafonía):</text:span></text:p>
            </text:list-header>
          </text:list>
          <draw:enhanced-geometry svg:viewBox="0 0 21600 21600" draw:type="rectangle" draw:enhanced-path="M 0 0 L 21600 0 21600 21600 0 21600 0 0 Z N"/>
        </draw:custom-shape>
        <draw:custom-shape draw:name="Text Box 1031"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anim:par presentation:node-type="timing-root">
          <anim:par smil:begin="id30.begin">
            <anim:transitionFilter smil:dur="1s" smil:type="dissolve"/>
          </anim:par>
        </anim:par>
        <presentation:notes draw:style-name="dp2">
          <draw:page-thumbnail draw:style-name="gr5" draw:layer="layout" svg:width="7.142cm" svg:height="9.524cm" svg:x="5.953cm" svg:y="1.93cm" draw:page-number="30" presentation:class="page"/>
          <draw:frame presentation:style-name="pr5" draw:layer="layout" svg:width="15.239cm" svg:height="11.43cm" svg:x="1.905cm" svg:y="12.065cm" presentation:class="notes" presentation:placeholder="true">
            <draw:text-box/>
          </draw:frame>
        </presentation:notes>
      </draw:page>
      <draw:page draw:name="Slide 31" draw:style-name="dp1" draw:master-page-name="Predeterminado" presentation:use-date-time-name="dtd1" xml:id="id31" draw:id="id31">
        <draw:custom-shape draw:name="Text Box 3" draw:style-name="gr2" draw:text-style-name="P2" draw:layer="layout" svg:width="9.841cm" svg:height="1.615cm" svg:x="8.673cm" svg:y="2.117cm">
          <text:list text:style-name="L1">
            <text:list-header>
              <text:p text:style-name="P3"><text:span text:style-name="T19">NEXT Bidirecional</text:span></text:p>
            </text:list-header>
          </text:list>
          <draw:enhanced-geometry svg:viewBox="0 0 21600 21600" draw:type="mso-spt202" draw:enhanced-path="M 0 0 L 21600 0 21600 21600 0 21600 0 0 Z N"/>
        </draw:custom-shape>
        <draw:custom-shape draw:name="Text Box 4" draw:style-name="gr3" draw:text-style-name="P2" draw:layer="layout" svg:width="21.801cm" svg:height="8.556cm" svg:x="2.117cm" svg:y="4.022cm">
          <text:list text:style-name="L1">
            <text:list-header>
              <text:p text:style-name="P9"><text:span text:style-name="T27">La diafonia de extremo cercano debe ser medida en todas las combinaciones de los pares de los cables horizontales.</text:span></text:p>
              <text:p text:style-name="P9"><text:span text:style-name="T27">Los test para medir el NEXT deben realizarse tanto en el distribuidor como en la toma del área de trabajo. Se toma el peor caso de NEXT para cada cable en cada dirección.</text:span></text:p>
            </text:list-header>
          </text:list>
          <draw:enhanced-geometry svg:viewBox="0 0 21600 21600" draw:type="mso-spt202" draw:enhanced-path="M 0 0 L 21600 0 21600 21600 0 21600 0 0 Z N"/>
        </draw:custom-shape>
        <draw:frame draw:name="Picture 5" draw:style-name="gr4" draw:text-style-name="P4" draw:layer="layout" svg:width="18.627cm" svg:height="6.35cm" svg:x="3.81cm" svg:y="12.7cm">
          <draw:image xlink:href="Pictures/100000000000016A0000008A8402AA68.png" xlink:type="simple" xlink:show="embed" xlink:actuate="onLoad">
            <text:p/>
          </draw:image>
        </draw:frame>
        <draw:custom-shape draw:name="Text Box 6"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anim:par presentation:node-type="timing-root">
          <anim:par smil:begin="id31.begin">
            <anim:transitionFilter smil:dur="1s" smil:type="dissolve"/>
          </anim:par>
        </anim:par>
        <presentation:notes draw:style-name="dp2">
          <draw:page-thumbnail draw:style-name="gr5" draw:layer="layout" svg:width="7.142cm" svg:height="9.524cm" svg:x="5.953cm" svg:y="1.93cm" draw:page-number="31" presentation:class="page"/>
          <draw:frame presentation:style-name="pr5" draw:layer="layout" svg:width="15.239cm" svg:height="11.43cm" svg:x="1.905cm" svg:y="12.065cm" presentation:class="notes" presentation:placeholder="true">
            <draw:text-box/>
          </draw:frame>
        </presentation:notes>
      </draw:page>
      <draw:page draw:name="Slide 32" draw:style-name="dp1" draw:master-page-name="Predeterminado" presentation:use-date-time-name="dtd1" xml:id="id32" draw:id="id32">
        <draw:custom-shape draw:name="Rectangle 2" draw:style-name="gr3" draw:text-style-name="P2" draw:layer="layout" svg:width="25.4cm" svg:height="9.405cm" svg:x="0cm" svg:y="5.08cm">
          <text:list text:style-name="L1">
            <text:list-header>
              <text:p text:style-name="P9"><text:span text:style-name="T10">El ACR no es una prueba, es una comparación entre dos pruebas: atenuación y NEXT. Se compara <text:s/>el mayor valor negativo de atenuación determinado para cada par, con el NEXT más negativo determinado en ambos extremos de cada par, para todas las combinaciones de pares.</text:span></text:p>
            </text:list-header>
          </text:list>
          <draw:enhanced-geometry svg:viewBox="0 0 21600 21600" draw:type="rectangle" draw:enhanced-path="M 0 0 L 21600 0 21600 21600 0 21600 0 0 Z N"/>
        </draw:custom-shape>
        <draw:custom-shape draw:name="Text Box 4" draw:style-name="gr28" draw:text-style-name="P2" draw:layer="layout" svg:width="21.802cm" svg:height="2.223cm" svg:x="1.693cm" svg:y="15.028cm">
          <text:list text:style-name="L10">
            <text:list-header>
              <text:p text:style-name="P3"><text:span text:style-name="T31">ACR = Señal atenuada – Ruido NEXT</text:span></text:p>
            </text:list-header>
          </text:list>
          <draw:enhanced-geometry svg:viewBox="0 0 21600 21600" draw:type="mso-spt202" draw:enhanced-path="M 0 0 L 21600 0 21600 21600 0 21600 0 0 Z N"/>
        </draw:custom-shape>
        <draw:custom-shape draw:name="Rectangle 5" draw:style-name="gr2" draw:text-style-name="P2" draw:layer="layout" svg:width="21.537cm" svg:height="1.785cm" svg:x="2.328cm" svg:y="2.328cm">
          <text:list text:style-name="L1">
            <text:list-header>
              <text:p text:style-name="P1"><text:span text:style-name="T14">ACR (Attenuation to Crosstalk Ratio):</text:span></text:p>
            </text:list-header>
          </text:list>
          <draw:enhanced-geometry svg:viewBox="0 0 21600 21600" draw:type="rectangle" draw:enhanced-path="M 0 0 L 21600 0 21600 21600 0 21600 0 0 Z N"/>
        </draw:custom-shape>
        <draw:custom-shape draw:name="Text Box 6"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anim:par presentation:node-type="timing-root">
          <anim:par smil:begin="id32.begin">
            <anim:transitionFilter smil:dur="1s" smil:type="dissolve"/>
          </anim:par>
        </anim:par>
        <presentation:notes draw:style-name="dp2">
          <draw:page-thumbnail draw:style-name="gr5" draw:layer="layout" svg:width="7.142cm" svg:height="9.524cm" svg:x="5.953cm" svg:y="1.93cm" draw:page-number="32" presentation:class="page"/>
          <draw:frame presentation:style-name="pr5" draw:layer="layout" svg:width="15.239cm" svg:height="11.43cm" svg:x="1.905cm" svg:y="12.065cm" presentation:class="notes" presentation:placeholder="true">
            <draw:text-box/>
          </draw:frame>
        </presentation:notes>
      </draw:page>
      <draw:page draw:name="Slide 33" draw:style-name="dp1" draw:master-page-name="Predeterminado" presentation:use-date-time-name="dtd1" xml:id="id33" draw:id="id33">
        <draw:custom-shape draw:name="Text Box 4" draw:style-name="gr3" draw:text-style-name="P2" draw:layer="layout" svg:width="22.331cm" svg:height="9.739cm" svg:x="1.905cm" svg:y="5.715cm">
          <text:list text:style-name="L1">
            <text:list-header>
              <text:p text:style-name="P9"><text:span text:style-name="T18">La relación Atenuación/Diafonia debe medirse en todas las combinaciones de pares de cada cable horizontal. Los test para medir el ACR deben realizarse tanto en el distribuidor de planta como en la toma del área de trabajo. Se debe registrar el peor caso de ACR para cada cable en cada dirección. </text:span></text:p>
            </text:list-header>
          </text:list>
          <draw:enhanced-geometry svg:viewBox="0 0 21600 21600" draw:type="mso-spt202" draw:enhanced-path="M 0 0 L 21600 0 21600 21600 0 21600 0 0 Z N"/>
        </draw:custom-shape>
        <draw:custom-shape draw:name="Text Box 5" draw:style-name="gr2" draw:text-style-name="P2" draw:layer="layout" svg:width="8.939cm" svg:height="1.446cm" svg:x="5.088cm" svg:y="0.132cm">
          <text:list text:style-name="L1">
            <text:list-header>
              <text:p text:style-name="P3"><text:span text:style-name="T26">Parámetros a medir</text:span></text:p>
            </text:list-header>
          </text:list>
          <draw:enhanced-geometry svg:viewBox="0 0 21600 21600" draw:type="mso-spt202" draw:enhanced-path="M 0 0 L 21600 0 21600 21600 0 21600 0 0 Z N"/>
        </draw:custom-shape>
        <draw:custom-shape draw:name="Rectangle 6" draw:style-name="gr2" draw:text-style-name="P2" draw:layer="layout" svg:width="21.537cm" svg:height="1.785cm" svg:x="2.328cm" svg:y="2.328cm">
          <text:list text:style-name="L1">
            <text:list-header>
              <text:p text:style-name="P1"><text:span text:style-name="T14">ACR (Attenuation to Crosstalk Ratio):</text:span></text:p>
            </text:list-header>
          </text:list>
          <draw:enhanced-geometry svg:viewBox="0 0 21600 21600" draw:type="rectangle" draw:enhanced-path="M 0 0 L 21600 0 21600 21600 0 21600 0 0 Z N"/>
        </draw:custom-shape>
        <anim:par presentation:node-type="timing-root">
          <anim:par smil:begin="id33.begin">
            <anim:transitionFilter smil:dur="1s" smil:type="dissolve"/>
          </anim:par>
        </anim:par>
        <presentation:notes draw:style-name="dp2">
          <draw:page-thumbnail draw:style-name="gr5" draw:layer="layout" svg:width="7.142cm" svg:height="9.524cm" svg:x="5.953cm" svg:y="1.93cm" draw:page-number="33" presentation:class="page"/>
          <draw:frame presentation:style-name="pr5" draw:layer="layout" svg:width="15.239cm" svg:height="11.43cm" svg:x="1.905cm" svg:y="12.065cm" presentation:class="notes" presentation:placeholder="true">
            <draw:text-box/>
          </draw:frame>
        </presentation:notes>
      </draw:page>
      <draw:page draw:name="Slide 34" draw:style-name="dp1" draw:master-page-name="Predeterminado" presentation:use-date-time-name="dtd1" xml:id="id34" draw:id="id34">
        <draw:frame draw:name="Picture 2" draw:style-name="gr4" draw:text-style-name="P4" draw:layer="layout" svg:width="18.415cm" svg:height="12.277cm" svg:x="4.657cm" svg:y="4.233cm">
          <draw:image xlink:href="Pictures/100000000000017A000000CB138854E1.png" xlink:type="simple" xlink:show="embed" xlink:actuate="onLoad">
            <text:p/>
          </draw:image>
        </draw:frame>
        <anim:par presentation:node-type="timing-root">
          <anim:par smil:begin="id34.begin">
            <anim:transitionFilter smil:dur="1s" smil:type="dissolve"/>
          </anim:par>
        </anim:par>
        <presentation:notes draw:style-name="dp2">
          <draw:page-thumbnail draw:style-name="gr5" draw:layer="layout" svg:width="7.142cm" svg:height="9.524cm" svg:x="5.953cm" svg:y="1.93cm" draw:page-number="34" presentation:class="page"/>
          <draw:frame presentation:style-name="pr5" draw:layer="layout" svg:width="15.239cm" svg:height="11.43cm" svg:x="1.905cm" svg:y="12.065cm" presentation:class="notes" presentation:placeholder="true">
            <draw:text-box/>
          </draw:frame>
        </presentation:notes>
      </draw:page>
      <draw:page draw:name="Slide 35" draw:style-name="dp1" draw:master-page-name="Predeterminado" presentation:use-date-time-name="dtd1" xml:id="id35" draw:id="id35">
        <draw:custom-shape draw:name="Rectangle 2050" draw:style-name="gr3" draw:text-style-name="P2" draw:layer="layout" svg:width="25.4cm" svg:height="4.833cm" svg:x="0.635cm" svg:y="1.905cm">
          <text:list text:style-name="L1">
            <text:list-header>
              <text:p text:style-name="P16"><text:span text:style-name="T14">¿Qué constituye un enlace de pares trenzado aceptable? </text:span></text:p>
              <text:p text:style-name="P3"><text:span text:style-name="T14"/></text:p>
            </text:list-header>
          </text:list>
          <draw:enhanced-geometry svg:viewBox="0 0 21600 21600" draw:type="rectangle" draw:enhanced-path="M 0 0 L 21600 0 21600 21600 0 21600 0 0 Z N"/>
        </draw:custom-shape>
        <draw:custom-shape draw:name="Rectangle 2051" draw:style-name="gr3" draw:text-style-name="P2" draw:layer="layout" svg:width="22.225cm" svg:height="6.357cm" svg:x="2.117cm" svg:y="9.737cm">
          <text:list text:style-name="L1">
            <text:list-header>
              <text:p text:style-name="P9"><text:span text:style-name="T10">Cuando todos los parámetros certificados tienen valores dentro de los rangos permitidos y especificados por las normas internacionales.</text:span></text:p>
            </text:list-header>
          </text:list>
          <draw:enhanced-geometry svg:viewBox="0 0 21600 21600" draw:type="rectangle" draw:enhanced-path="M 0 0 L 21600 0 21600 21600 0 21600 0 0 Z N"/>
        </draw:custom-shape>
        <anim:par presentation:node-type="timing-root">
          <anim:par smil:begin="id35.begin">
            <anim:transitionFilter smil:dur="1s" smil:type="dissolve"/>
          </anim:par>
        </anim:par>
        <presentation:notes draw:style-name="dp2">
          <draw:page-thumbnail draw:style-name="gr5" draw:layer="layout" svg:width="7.142cm" svg:height="9.524cm" svg:x="5.953cm" svg:y="1.93cm" draw:page-number="35" presentation:class="page"/>
          <draw:frame presentation:style-name="pr5" draw:layer="layout" svg:width="15.239cm" svg:height="11.43cm" svg:x="1.905cm" svg:y="12.065cm" presentation:class="notes" presentation:placeholder="true">
            <draw:text-box/>
          </draw:frame>
        </presentation:notes>
      </draw:page>
      <draw:page draw:name="Slide 36" draw:style-name="dp4" draw:master-page-name="Predeterminado" presentation:use-date-time-name="dtd1" xml:id="id36" draw:id="id36">
        <draw:g draw:name="Group 271">
          <draw:g draw:name="Group 269">
            <draw:g draw:name="Group 90">
              <draw:custom-shape draw:name="Rectangle 89" draw:style-name="gr29" draw:text-style-name="P2" draw:layer="layout" svg:width="4.72cm" svg:height="2.15cm" svg:x="0.017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88">
                <draw:custom-shape draw:name="Rectangle 3" draw:style-name="gr30" draw:text-style-name="P2" draw:layer="layout" svg:width="4.197cm" svg:height="2.15cm" svg:x="0.278cm" svg:y="0.011cm">
                  <text:list text:style-name="L1">
                    <text:list-header>
                      <text:p text:style-name="P16"><text:span text:style-name="T33">Tipo de Cable</text:span></text:p>
                    </text:list-header>
                  </text:list>
                  <draw:enhanced-geometry svg:viewBox="0 0 21600 21600" draw:type="rectangle" draw:enhanced-path="M 0 0 L 21600 0 21600 21600 0 21600 0 0 Z N"/>
                </draw:custom-shape>
                <draw:custom-shape draw:name="Rectangle 87" draw:style-name="gr31" draw:text-style-name="P2" draw:layer="layout" svg:width="4.719cm" svg:height="2.15cm" svg:x="0.017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g>
            <draw:g draw:name="Group 94">
              <draw:custom-shape draw:name="Rectangle 93" draw:style-name="gr29" draw:text-style-name="P2" draw:layer="layout" svg:width="2.71cm" svg:height="2.15cm" svg:x="4.738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92">
                <draw:custom-shape draw:name="Rectangle 4" draw:style-name="gr30" draw:text-style-name="P2" draw:layer="layout" svg:width="2.186cm" svg:height="2.15cm" svg:x="4.999cm" svg:y="0.011cm">
                  <text:list text:style-name="L1">
                    <text:list-header>
                      <text:p text:style-name="P16"><text:span text:style-name="T33">NVP</text:span></text:p>
                      <text:p text:style-name="P16"><text:span text:style-name="T33">(%c)</text:span></text:p>
                    </text:list-header>
                  </text:list>
                  <draw:enhanced-geometry svg:viewBox="0 0 21600 21600" draw:type="rectangle" draw:enhanced-path="M 0 0 L 21600 0 21600 21600 0 21600 0 0 Z N"/>
                </draw:custom-shape>
                <draw:custom-shape draw:name="Rectangle 91" draw:style-name="gr31" draw:text-style-name="P2" draw:layer="layout" svg:width="2.709cm" svg:height="2.15cm" svg:x="4.738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g>
            <draw:g draw:name="Group 98">
              <draw:custom-shape draw:name="Rectangle 97" draw:style-name="gr29" draw:text-style-name="P2" draw:layer="layout" svg:width="3.146cm" svg:height="2.15cm" svg:x="7.449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96">
                <draw:custom-shape draw:name="Rectangle 5" draw:style-name="gr30" draw:text-style-name="P2" draw:layer="layout" svg:width="2.623cm" svg:height="2.15cm" svg:x="7.71cm" svg:y="0.011cm">
                  <text:list text:style-name="L1">
                    <text:list-header>
                      <text:p text:style-name="P16"><text:span text:style-name="T34">Res. DC</text:span></text:p>
                      <text:p text:style-name="P16"><text:span text:style-name="T34">máxima</text:span></text:p>
                      <text:p text:style-name="P16"><text:span text:style-name="T34">(Omhs)</text:span></text:p>
                    </text:list-header>
                  </text:list>
                  <draw:enhanced-geometry svg:viewBox="0 0 21600 21600" draw:type="rectangle" draw:enhanced-path="M 0 0 L 21600 0 21600 21600 0 21600 0 0 Z N"/>
                </draw:custom-shape>
                <draw:custom-shape draw:name="Rectangle 95" draw:style-name="gr31" draw:text-style-name="P2" draw:layer="layout" svg:width="3.145cm" svg:height="2.15cm" svg:x="7.449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g>
            <draw:g draw:name="Group 102">
              <draw:custom-shape draw:name="Rectangle 101" draw:style-name="gr29" draw:text-style-name="P2" draw:layer="layout" svg:width="4.023cm" svg:height="2.15cm" svg:x="10.597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100">
                <draw:custom-shape draw:name="Rectangle 6" draw:style-name="gr30" draw:text-style-name="P2" draw:layer="layout" svg:width="3.499cm" svg:height="2.15cm" svg:x="10.858cm" svg:y="0.011cm">
                  <text:list text:style-name="L1">
                    <text:list-header>
                      <text:p text:style-name="P16"><text:span text:style-name="T35">NEXT a</text:span></text:p>
                      <text:p text:style-name="P16"><text:span text:style-name="T35">Frec. máx.</text:span></text:p>
                      <text:p text:style-name="P16"><text:span text:style-name="T35">(dB)</text:span></text:p>
                    </text:list-header>
                  </text:list>
                  <draw:enhanced-geometry svg:viewBox="0 0 21600 21600" draw:type="rectangle" draw:enhanced-path="M 0 0 L 21600 0 21600 21600 0 21600 0 0 Z N"/>
                </draw:custom-shape>
                <draw:custom-shape draw:name="Rectangle 99" draw:style-name="gr31" draw:text-style-name="P2" draw:layer="layout" svg:width="4.022cm" svg:height="2.15cm" svg:x="10.597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g>
            <draw:g draw:name="Group 106">
              <draw:custom-shape draw:name="Rectangle 105" draw:style-name="gr29" draw:text-style-name="P2" draw:layer="layout" svg:width="4.459cm" svg:height="2.15cm" svg:x="14.622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104">
                <draw:custom-shape draw:name="Rectangle 7" draw:style-name="gr30" draw:text-style-name="P2" draw:layer="layout" svg:width="3.937cm" svg:height="2.15cm" svg:x="14.882cm" svg:y="0.011cm">
                  <text:list text:style-name="L1">
                    <text:list-header>
                      <text:p text:style-name="P16"><text:span text:style-name="T34">Atenuación a</text:span></text:p>
                      <text:p text:style-name="P16"><text:span text:style-name="T34">Frec. máx.</text:span></text:p>
                      <text:p text:style-name="P16"><text:span text:style-name="T34">(dB)</text:span></text:p>
                    </text:list-header>
                  </text:list>
                  <draw:enhanced-geometry svg:viewBox="0 0 21600 21600" draw:type="rectangle" draw:enhanced-path="M 0 0 L 21600 0 21600 21600 0 21600 0 0 Z N"/>
                </draw:custom-shape>
                <draw:custom-shape draw:name="Rectangle 103" draw:style-name="gr31" draw:text-style-name="P2" draw:layer="layout" svg:width="4.458cm" svg:height="2.15cm" svg:x="14.622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g>
            <draw:g draw:name="Group 110">
              <draw:custom-shape draw:name="Rectangle 109" draw:style-name="gr29" draw:text-style-name="P2" draw:layer="layout" svg:width="3.585cm" svg:height="2.15cm" svg:x="19.082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108">
                <draw:custom-shape draw:name="Rectangle 8" draw:style-name="gr30" draw:text-style-name="P2" draw:layer="layout" svg:width="3.061cm" svg:height="2.15cm" svg:x="19.343cm" svg:y="0.011cm">
                  <text:list text:style-name="L1">
                    <text:list-header>
                      <text:p text:style-name="P16"><text:span text:style-name="T34">Longitud máxima</text:span></text:p>
                      <text:p text:style-name="P16"><text:span text:style-name="T34">(m)</text:span></text:p>
                    </text:list-header>
                  </text:list>
                  <draw:enhanced-geometry svg:viewBox="0 0 21600 21600" draw:type="rectangle" draw:enhanced-path="M 0 0 L 21600 0 21600 21600 0 21600 0 0 Z N"/>
                </draw:custom-shape>
                <draw:custom-shape draw:name="Rectangle 107" draw:style-name="gr31" draw:text-style-name="P2" draw:layer="layout" svg:width="3.584cm" svg:height="2.15cm" svg:x="19.082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g>
            <draw:g draw:name="Group 114">
              <draw:custom-shape draw:name="Rectangle 113" draw:style-name="gr29" draw:text-style-name="P2" draw:layer="layout" svg:width="2.71cm" svg:height="2.15cm" svg:x="22.668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112">
                <draw:custom-shape draw:name="Rectangle 9" draw:style-name="gr30" draw:text-style-name="P2" draw:layer="layout" svg:width="2.186cm" svg:height="2.15cm" svg:x="22.929cm" svg:y="0.011cm">
                  <text:list text:style-name="L1">
                    <text:list-header>
                      <text:p text:style-name="P16"><text:span text:style-name="T33">ACR</text:span></text:p>
                      <text:p text:style-name="P16"><text:span text:style-name="T33">(dB)</text:span></text:p>
                    </text:list-header>
                  </text:list>
                  <draw:enhanced-geometry svg:viewBox="0 0 21600 21600" draw:type="rectangle" draw:enhanced-path="M 0 0 L 21600 0 21600 21600 0 21600 0 0 Z N"/>
                </draw:custom-shape>
                <draw:custom-shape draw:name="Rectangle 111" draw:style-name="gr31" draw:text-style-name="P2" draw:layer="layout" svg:width="2.709cm" svg:height="2.15cm" svg:x="22.668cm" svg:y="0.011cm">
                  <text:list text:style-name="L1">
                    <text:list-header>
                      <text:p text:style-name="P1"><text:span text:style-name="T70"/></text:p>
                    </text:list-header>
                  </text:list>
                  <draw:enhanced-geometry svg:viewBox="0 0 21600 21600" draw:type="rectangle" draw:enhanced-path="M 0 0 L 21600 0 21600 21600 0 21600 0 0 Z N"/>
                </draw:custom-shape>
              </draw:g>
            </draw:g>
            <draw:g draw:name="Group 116">
              <draw:custom-shape draw:name="Rectangle 10" draw:style-name="gr22" draw:text-style-name="P2" draw:layer="layout" svg:width="4.198cm" svg:height="1.811cm" svg:x="0.278cm" svg:y="2.161cm">
                <text:list text:style-name="L1">
                  <text:list-header>
                    <text:p text:style-name="P3"><text:span text:style-name="T36">Ethernet 10BASE-T</text:span></text:p>
                  </text:list-header>
                </text:list>
                <draw:enhanced-geometry svg:viewBox="0 0 21600 21600" draw:type="rectangle" draw:enhanced-path="M 0 0 L 21600 0 21600 21600 0 21600 0 0 Z N"/>
              </draw:custom-shape>
              <draw:custom-shape draw:name="Rectangle 115" draw:style-name="gr31" draw:text-style-name="P2" draw:layer="layout" svg:width="4.72cm" svg:height="1.811cm" svg:x="0.017cm" svg:y="2.16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18">
              <draw:custom-shape draw:name="Rectangle 11" draw:style-name="gr32" draw:text-style-name="P2" draw:layer="layout" svg:width="2.186cm" svg:height="1.811cm" svg:x="4.999cm" svg:y="2.161cm">
                <text:list text:style-name="L1">
                  <text:list-header>
                    <text:p text:style-name="P16"><text:span text:style-name="T37">0.65</text:span></text:p>
                  </text:list-header>
                </text:list>
                <draw:enhanced-geometry svg:viewBox="0 0 21600 21600" draw:type="rectangle" draw:enhanced-path="M 0 0 L 21600 0 21600 21600 0 21600 0 0 Z N"/>
              </draw:custom-shape>
              <draw:custom-shape draw:name="Rectangle 117" draw:style-name="gr31" draw:text-style-name="P2" draw:layer="layout" svg:width="2.71cm" svg:height="1.811cm" svg:x="4.738cm" svg:y="2.16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20">
              <draw:custom-shape draw:name="Rectangle 12" draw:style-name="gr32" draw:text-style-name="P2" draw:layer="layout" svg:width="2.624cm" svg:height="1.811cm" svg:x="7.71cm" svg:y="2.161cm">
                <text:list text:style-name="L1">
                  <text:list-header>
                    <text:p text:style-name="P16"><text:span text:style-name="T37">20</text:span></text:p>
                  </text:list-header>
                </text:list>
                <draw:enhanced-geometry svg:viewBox="0 0 21600 21600" draw:type="rectangle" draw:enhanced-path="M 0 0 L 21600 0 21600 21600 0 21600 0 0 Z N"/>
              </draw:custom-shape>
              <draw:custom-shape draw:name="Rectangle 119" draw:style-name="gr31" draw:text-style-name="P2" draw:layer="layout" svg:width="3.146cm" svg:height="1.811cm" svg:x="7.449cm" svg:y="2.16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22">
              <draw:custom-shape draw:name="Rectangle 13" draw:style-name="gr32" draw:text-style-name="P2" draw:layer="layout" svg:width="3.5cm" svg:height="1.811cm" svg:x="10.858cm" svg:y="2.161cm">
                <text:list text:style-name="L1">
                  <text:list-header>
                    <text:p text:style-name="P16"><text:span text:style-name="T37">26.0</text:span></text:p>
                  </text:list-header>
                </text:list>
                <draw:enhanced-geometry svg:viewBox="0 0 21600 21600" draw:type="rectangle" draw:enhanced-path="M 0 0 L 21600 0 21600 21600 0 21600 0 0 Z N"/>
              </draw:custom-shape>
              <draw:custom-shape draw:name="Rectangle 121" draw:style-name="gr31" draw:text-style-name="P2" draw:layer="layout" svg:width="4.023cm" svg:height="1.811cm" svg:x="10.597cm" svg:y="2.16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24">
              <draw:custom-shape draw:name="Rectangle 14" draw:style-name="gr32" draw:text-style-name="P2" draw:layer="layout" svg:width="3.938cm" svg:height="1.811cm" svg:x="14.882cm" svg:y="2.161cm">
                <text:list text:style-name="L1">
                  <text:list-header>
                    <text:p text:style-name="P16"><text:span text:style-name="T37">10.5</text:span></text:p>
                  </text:list-header>
                </text:list>
                <draw:enhanced-geometry svg:viewBox="0 0 21600 21600" draw:type="rectangle" draw:enhanced-path="M 0 0 L 21600 0 21600 21600 0 21600 0 0 Z N"/>
              </draw:custom-shape>
              <draw:custom-shape draw:name="Rectangle 123" draw:style-name="gr31" draw:text-style-name="P2" draw:layer="layout" svg:width="4.459cm" svg:height="1.811cm" svg:x="14.622cm" svg:y="2.16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26">
              <draw:custom-shape draw:name="Rectangle 15" draw:style-name="gr32" draw:text-style-name="P2" draw:layer="layout" svg:width="3.061cm" svg:height="1.811cm" svg:x="19.343cm" svg:y="2.161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125" draw:style-name="gr31" draw:text-style-name="P2" draw:layer="layout" svg:width="3.585cm" svg:height="1.811cm" svg:x="19.082cm" svg:y="2.16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28">
              <draw:custom-shape draw:name="Rectangle 16" draw:style-name="gr32" draw:text-style-name="P2" draw:layer="layout" svg:width="2.186cm" svg:height="1.811cm" svg:x="22.929cm" svg:y="2.161cm">
                <text:list text:style-name="L1">
                  <text:list-header>
                    <text:p text:style-name="P16"><text:span text:style-name="T37">10.5</text:span></text:p>
                  </text:list-header>
                </text:list>
                <draw:enhanced-geometry svg:viewBox="0 0 21600 21600" draw:type="rectangle" draw:enhanced-path="M 0 0 L 21600 0 21600 21600 0 21600 0 0 Z N"/>
              </draw:custom-shape>
              <draw:custom-shape draw:name="Rectangle 127" draw:style-name="gr31" draw:text-style-name="P2" draw:layer="layout" svg:width="2.71cm" svg:height="1.811cm" svg:x="22.668cm" svg:y="2.16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30">
              <draw:custom-shape draw:name="Rectangle 17" draw:style-name="gr22" draw:text-style-name="P2" draw:layer="layout" svg:width="4.198cm" svg:height="1.81cm" svg:x="0.278cm" svg:y="3.972cm">
                <text:list text:style-name="L1">
                  <text:list-header>
                    <text:p text:style-name="P3"><text:span text:style-name="T36">Ethernet 10BASE-2</text:span></text:p>
                  </text:list-header>
                </text:list>
                <draw:enhanced-geometry svg:viewBox="0 0 21600 21600" draw:type="rectangle" draw:enhanced-path="M 0 0 L 21600 0 21600 21600 0 21600 0 0 Z N"/>
              </draw:custom-shape>
              <draw:custom-shape draw:name="Rectangle 129" draw:style-name="gr31" draw:text-style-name="P2" draw:layer="layout" svg:width="4.72cm" svg:height="1.81cm" svg:x="0.017cm" svg:y="3.97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32">
              <draw:custom-shape draw:name="Rectangle 18" draw:style-name="gr32" draw:text-style-name="P2" draw:layer="layout" svg:width="2.186cm" svg:height="1.81cm" svg:x="4.999cm" svg:y="3.972cm">
                <text:list text:style-name="L1">
                  <text:list-header>
                    <text:p text:style-name="P16"><text:span text:style-name="T37">0.66</text:span></text:p>
                  </text:list-header>
                </text:list>
                <draw:enhanced-geometry svg:viewBox="0 0 21600 21600" draw:type="rectangle" draw:enhanced-path="M 0 0 L 21600 0 21600 21600 0 21600 0 0 Z N"/>
              </draw:custom-shape>
              <draw:custom-shape draw:name="Rectangle 131" draw:style-name="gr31" draw:text-style-name="P2" draw:layer="layout" svg:width="2.71cm" svg:height="1.81cm" svg:x="4.738cm" svg:y="3.97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34">
              <draw:custom-shape draw:name="Rectangle 19" draw:style-name="gr32" draw:text-style-name="P2" draw:layer="layout" svg:width="2.624cm" svg:height="1.81cm" svg:x="7.71cm" svg:y="3.972cm">
                <text:list text:style-name="L1">
                  <text:list-header>
                    <text:p text:style-name="P16"><text:span text:style-name="T37">20</text:span></text:p>
                  </text:list-header>
                </text:list>
                <draw:enhanced-geometry svg:viewBox="0 0 21600 21600" draw:type="rectangle" draw:enhanced-path="M 0 0 L 21600 0 21600 21600 0 21600 0 0 Z N"/>
              </draw:custom-shape>
              <draw:custom-shape draw:name="Rectangle 133" draw:style-name="gr31" draw:text-style-name="P2" draw:layer="layout" svg:width="3.146cm" svg:height="1.81cm" svg:x="7.449cm" svg:y="3.97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36">
              <draw:custom-shape draw:name="Rectangle 20" draw:style-name="gr32" draw:text-style-name="P2" draw:layer="layout" svg:width="3.5cm" svg:height="1.81cm" svg:x="10.858cm" svg:y="3.972cm">
                <text:list text:style-name="L1">
                  <text:list-header>
                    <text:p text:style-name="P16"><text:span text:style-name="T37">N/A</text:span></text:p>
                  </text:list-header>
                </text:list>
                <draw:enhanced-geometry svg:viewBox="0 0 21600 21600" draw:type="rectangle" draw:enhanced-path="M 0 0 L 21600 0 21600 21600 0 21600 0 0 Z N"/>
              </draw:custom-shape>
              <draw:custom-shape draw:name="Rectangle 135" draw:style-name="gr31" draw:text-style-name="P2" draw:layer="layout" svg:width="4.023cm" svg:height="1.81cm" svg:x="10.597cm" svg:y="3.97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38">
              <draw:custom-shape draw:name="Rectangle 21" draw:style-name="gr32" draw:text-style-name="P2" draw:layer="layout" svg:width="3.938cm" svg:height="1.81cm" svg:x="14.882cm" svg:y="3.972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137" draw:style-name="gr31" draw:text-style-name="P2" draw:layer="layout" svg:width="4.459cm" svg:height="1.81cm" svg:x="14.622cm" svg:y="3.97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40">
              <draw:custom-shape draw:name="Rectangle 22" draw:style-name="gr32" draw:text-style-name="P2" draw:layer="layout" svg:width="3.061cm" svg:height="1.81cm" svg:x="19.343cm" svg:y="3.972cm">
                <text:list text:style-name="L1">
                  <text:list-header>
                    <text:p text:style-name="P16"><text:span text:style-name="T37">185</text:span></text:p>
                  </text:list-header>
                </text:list>
                <draw:enhanced-geometry svg:viewBox="0 0 21600 21600" draw:type="rectangle" draw:enhanced-path="M 0 0 L 21600 0 21600 21600 0 21600 0 0 Z N"/>
              </draw:custom-shape>
              <draw:custom-shape draw:name="Rectangle 139" draw:style-name="gr31" draw:text-style-name="P2" draw:layer="layout" svg:width="3.585cm" svg:height="1.81cm" svg:x="19.082cm" svg:y="3.97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42">
              <draw:custom-shape draw:name="Rectangle 23" draw:style-name="gr32" draw:text-style-name="P2" draw:layer="layout" svg:width="2.186cm" svg:height="1.81cm" svg:x="22.929cm" svg:y="3.972cm">
                <text:list text:style-name="L1">
                  <text:list-header>
                    <text:p text:style-name="P16"><text:span text:style-name="T37">N/A</text:span></text:p>
                  </text:list-header>
                </text:list>
                <draw:enhanced-geometry svg:viewBox="0 0 21600 21600" draw:type="rectangle" draw:enhanced-path="M 0 0 L 21600 0 21600 21600 0 21600 0 0 Z N"/>
              </draw:custom-shape>
              <draw:custom-shape draw:name="Rectangle 141" draw:style-name="gr31" draw:text-style-name="P2" draw:layer="layout" svg:width="2.71cm" svg:height="1.81cm" svg:x="22.668cm" svg:y="3.97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44">
              <draw:custom-shape draw:name="Rectangle 24" draw:style-name="gr22" draw:text-style-name="P2" draw:layer="layout" svg:width="4.198cm" svg:height="1.472cm" svg:x="0.278cm" svg:y="5.783cm">
                <text:list text:style-name="L1">
                  <text:list-header>
                    <text:p text:style-name="P3"><text:span text:style-name="T36">TIA Cat 3 </text:span></text:p>
                  </text:list-header>
                </text:list>
                <draw:enhanced-geometry svg:viewBox="0 0 21600 21600" draw:type="rectangle" draw:enhanced-path="M 0 0 L 21600 0 21600 21600 0 21600 0 0 Z N"/>
              </draw:custom-shape>
              <draw:custom-shape draw:name="Rectangle 143" draw:style-name="gr31" draw:text-style-name="P2" draw:layer="layout" svg:width="4.72cm" svg:height="1.472cm" svg:x="0.017cm" svg:y="5.783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46">
              <draw:custom-shape draw:name="Rectangle 25" draw:style-name="gr32" draw:text-style-name="P2" draw:layer="layout" svg:width="2.186cm" svg:height="1.472cm" svg:x="4.999cm" svg:y="5.783cm">
                <text:list text:style-name="L1">
                  <text:list-header>
                    <text:p text:style-name="P16"><text:span text:style-name="T37">0.65</text:span></text:p>
                  </text:list-header>
                </text:list>
                <draw:enhanced-geometry svg:viewBox="0 0 21600 21600" draw:type="rectangle" draw:enhanced-path="M 0 0 L 21600 0 21600 21600 0 21600 0 0 Z N"/>
              </draw:custom-shape>
              <draw:custom-shape draw:name="Rectangle 145" draw:style-name="gr31" draw:text-style-name="P2" draw:layer="layout" svg:width="2.71cm" svg:height="1.472cm" svg:x="4.738cm" svg:y="5.783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48">
              <draw:custom-shape draw:name="Rectangle 26" draw:style-name="gr32" draw:text-style-name="P2" draw:layer="layout" svg:width="2.624cm" svg:height="1.472cm" svg:x="7.71cm" svg:y="5.783cm">
                <text:list text:style-name="L1">
                  <text:list-header>
                    <text:p text:style-name="P16"><text:span text:style-name="T37">20</text:span></text:p>
                  </text:list-header>
                </text:list>
                <draw:enhanced-geometry svg:viewBox="0 0 21600 21600" draw:type="rectangle" draw:enhanced-path="M 0 0 L 21600 0 21600 21600 0 21600 0 0 Z N"/>
              </draw:custom-shape>
              <draw:custom-shape draw:name="Rectangle 147" draw:style-name="gr31" draw:text-style-name="P2" draw:layer="layout" svg:width="3.146cm" svg:height="1.472cm" svg:x="7.449cm" svg:y="5.783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50">
              <draw:custom-shape draw:name="Rectangle 27" draw:style-name="gr32" draw:text-style-name="P2" draw:layer="layout" svg:width="3.5cm" svg:height="1.472cm" svg:x="10.858cm" svg:y="5.783cm">
                <text:list text:style-name="L1">
                  <text:list-header>
                    <text:p text:style-name="P16"><text:span text:style-name="T37">21.0</text:span></text:p>
                  </text:list-header>
                </text:list>
                <draw:enhanced-geometry svg:viewBox="0 0 21600 21600" draw:type="rectangle" draw:enhanced-path="M 0 0 L 21600 0 21600 21600 0 21600 0 0 Z N"/>
              </draw:custom-shape>
              <draw:custom-shape draw:name="Rectangle 149" draw:style-name="gr31" draw:text-style-name="P2" draw:layer="layout" svg:width="4.023cm" svg:height="1.472cm" svg:x="10.597cm" svg:y="5.783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52">
              <draw:custom-shape draw:name="Rectangle 28" draw:style-name="gr32" draw:text-style-name="P2" draw:layer="layout" svg:width="3.938cm" svg:height="1.472cm" svg:x="14.882cm" svg:y="5.783cm">
                <text:list text:style-name="L1">
                  <text:list-header>
                    <text:p text:style-name="P16"><text:span text:style-name="T37">13.2</text:span></text:p>
                  </text:list-header>
                </text:list>
                <draw:enhanced-geometry svg:viewBox="0 0 21600 21600" draw:type="rectangle" draw:enhanced-path="M 0 0 L 21600 0 21600 21600 0 21600 0 0 Z N"/>
              </draw:custom-shape>
              <draw:custom-shape draw:name="Rectangle 151" draw:style-name="gr31" draw:text-style-name="P2" draw:layer="layout" svg:width="4.459cm" svg:height="1.472cm" svg:x="14.622cm" svg:y="5.783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54">
              <draw:custom-shape draw:name="Rectangle 29" draw:style-name="gr32" draw:text-style-name="P2" draw:layer="layout" svg:width="3.061cm" svg:height="1.472cm" svg:x="19.343cm" svg:y="5.783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153" draw:style-name="gr31" draw:text-style-name="P2" draw:layer="layout" svg:width="3.585cm" svg:height="1.472cm" svg:x="19.082cm" svg:y="5.783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56">
              <draw:custom-shape draw:name="Rectangle 30" draw:style-name="gr32" draw:text-style-name="P2" draw:layer="layout" svg:width="2.186cm" svg:height="1.472cm" svg:x="22.929cm" svg:y="5.783cm">
                <text:list text:style-name="L1">
                  <text:list-header>
                    <text:p text:style-name="P16"><text:span text:style-name="T37">6</text:span></text:p>
                  </text:list-header>
                </text:list>
                <draw:enhanced-geometry svg:viewBox="0 0 21600 21600" draw:type="rectangle" draw:enhanced-path="M 0 0 L 21600 0 21600 21600 0 21600 0 0 Z N"/>
              </draw:custom-shape>
              <draw:custom-shape draw:name="Rectangle 155" draw:style-name="gr31" draw:text-style-name="P2" draw:layer="layout" svg:width="2.71cm" svg:height="1.472cm" svg:x="22.668cm" svg:y="5.783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58">
              <draw:custom-shape draw:name="Rectangle 31" draw:style-name="gr22" draw:text-style-name="P2" draw:layer="layout" svg:width="4.198cm" svg:height="1.473cm" svg:x="0.278cm" svg:y="7.256cm">
                <text:list text:style-name="L1">
                  <text:list-header>
                    <text:p text:style-name="P3"><text:span text:style-name="T37">TIA Cat 4 </text:span></text:p>
                  </text:list-header>
                </text:list>
                <draw:enhanced-geometry svg:viewBox="0 0 21600 21600" draw:type="rectangle" draw:enhanced-path="M 0 0 L 21600 0 21600 21600 0 21600 0 0 Z N"/>
              </draw:custom-shape>
              <draw:custom-shape draw:name="Rectangle 157" draw:style-name="gr31" draw:text-style-name="P2" draw:layer="layout" svg:width="4.72cm" svg:height="1.473cm" svg:x="0.017cm" svg:y="7.25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60">
              <draw:custom-shape draw:name="Rectangle 32" draw:style-name="gr32" draw:text-style-name="P2" draw:layer="layout" svg:width="2.186cm" svg:height="1.473cm" svg:x="4.999cm" svg:y="7.256cm">
                <text:list text:style-name="L1">
                  <text:list-header>
                    <text:p text:style-name="P16"><text:span text:style-name="T37">0.71</text:span></text:p>
                  </text:list-header>
                </text:list>
                <draw:enhanced-geometry svg:viewBox="0 0 21600 21600" draw:type="rectangle" draw:enhanced-path="M 0 0 L 21600 0 21600 21600 0 21600 0 0 Z N"/>
              </draw:custom-shape>
              <draw:custom-shape draw:name="Rectangle 159" draw:style-name="gr31" draw:text-style-name="P2" draw:layer="layout" svg:width="2.71cm" svg:height="1.473cm" svg:x="4.738cm" svg:y="7.25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62">
              <draw:custom-shape draw:name="Rectangle 33" draw:style-name="gr32" draw:text-style-name="P2" draw:layer="layout" svg:width="2.624cm" svg:height="1.473cm" svg:x="7.71cm" svg:y="7.256cm">
                <text:list text:style-name="L1">
                  <text:list-header>
                    <text:p text:style-name="P16"><text:span text:style-name="T37">20</text:span></text:p>
                  </text:list-header>
                </text:list>
                <draw:enhanced-geometry svg:viewBox="0 0 21600 21600" draw:type="rectangle" draw:enhanced-path="M 0 0 L 21600 0 21600 21600 0 21600 0 0 Z N"/>
              </draw:custom-shape>
              <draw:custom-shape draw:name="Rectangle 161" draw:style-name="gr31" draw:text-style-name="P2" draw:layer="layout" svg:width="3.146cm" svg:height="1.473cm" svg:x="7.449cm" svg:y="7.25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64">
              <draw:custom-shape draw:name="Rectangle 34" draw:style-name="gr32" draw:text-style-name="P2" draw:layer="layout" svg:width="3.5cm" svg:height="1.473cm" svg:x="10.858cm" svg:y="7.256cm">
                <text:list text:style-name="L1">
                  <text:list-header>
                    <text:p text:style-name="P16"><text:span text:style-name="T37">33.7</text:span></text:p>
                  </text:list-header>
                </text:list>
                <draw:enhanced-geometry svg:viewBox="0 0 21600 21600" draw:type="rectangle" draw:enhanced-path="M 0 0 L 21600 0 21600 21600 0 21600 0 0 Z N"/>
              </draw:custom-shape>
              <draw:custom-shape draw:name="Rectangle 163" draw:style-name="gr31" draw:text-style-name="P2" draw:layer="layout" svg:width="4.023cm" svg:height="1.473cm" svg:x="10.597cm" svg:y="7.25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66">
              <draw:custom-shape draw:name="Rectangle 35" draw:style-name="gr32" draw:text-style-name="P2" draw:layer="layout" svg:width="3.938cm" svg:height="1.473cm" svg:x="14.882cm" svg:y="7.256cm">
                <text:list text:style-name="L1">
                  <text:list-header>
                    <text:p text:style-name="P16"><text:span text:style-name="T37">9.9</text:span></text:p>
                  </text:list-header>
                </text:list>
                <draw:enhanced-geometry svg:viewBox="0 0 21600 21600" draw:type="rectangle" draw:enhanced-path="M 0 0 L 21600 0 21600 21600 0 21600 0 0 Z N"/>
              </draw:custom-shape>
              <draw:custom-shape draw:name="Rectangle 165" draw:style-name="gr31" draw:text-style-name="P2" draw:layer="layout" svg:width="4.459cm" svg:height="1.473cm" svg:x="14.622cm" svg:y="7.25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68">
              <draw:custom-shape draw:name="Rectangle 36" draw:style-name="gr32" draw:text-style-name="P2" draw:layer="layout" svg:width="3.061cm" svg:height="1.473cm" svg:x="19.343cm" svg:y="7.256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167" draw:style-name="gr31" draw:text-style-name="P2" draw:layer="layout" svg:width="3.585cm" svg:height="1.473cm" svg:x="19.082cm" svg:y="7.25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70">
              <draw:custom-shape draw:name="Rectangle 37" draw:style-name="gr32" draw:text-style-name="P2" draw:layer="layout" svg:width="2.186cm" svg:height="1.473cm" svg:x="22.929cm" svg:y="7.256cm">
                <text:list text:style-name="L1">
                  <text:list-header>
                    <text:p text:style-name="P16"><text:span text:style-name="T37">17</text:span></text:p>
                  </text:list-header>
                </text:list>
                <draw:enhanced-geometry svg:viewBox="0 0 21600 21600" draw:type="rectangle" draw:enhanced-path="M 0 0 L 21600 0 21600 21600 0 21600 0 0 Z N"/>
              </draw:custom-shape>
              <draw:custom-shape draw:name="Rectangle 169" draw:style-name="gr31" draw:text-style-name="P2" draw:layer="layout" svg:width="2.71cm" svg:height="1.473cm" svg:x="22.668cm" svg:y="7.25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72">
              <draw:custom-shape draw:name="Rectangle 38" draw:style-name="gr22" draw:text-style-name="P2" draw:layer="layout" svg:width="4.198cm" svg:height="1.472cm" svg:x="0.278cm" svg:y="8.729cm">
                <text:list text:style-name="L1">
                  <text:list-header>
                    <text:p text:style-name="P3"><text:span text:style-name="T37">TIA Cat 5 </text:span></text:p>
                  </text:list-header>
                </text:list>
                <draw:enhanced-geometry svg:viewBox="0 0 21600 21600" draw:type="rectangle" draw:enhanced-path="M 0 0 L 21600 0 21600 21600 0 21600 0 0 Z N"/>
              </draw:custom-shape>
              <draw:custom-shape draw:name="Rectangle 171" draw:style-name="gr31" draw:text-style-name="P2" draw:layer="layout" svg:width="4.72cm" svg:height="1.472cm" svg:x="0.017cm" svg:y="8.72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74">
              <draw:custom-shape draw:name="Rectangle 39" draw:style-name="gr32" draw:text-style-name="P2" draw:layer="layout" svg:width="2.186cm" svg:height="1.472cm" svg:x="4.999cm" svg:y="8.729cm">
                <text:list text:style-name="L1">
                  <text:list-header>
                    <text:p text:style-name="P16"><text:span text:style-name="T37">0.75</text:span></text:p>
                  </text:list-header>
                </text:list>
                <draw:enhanced-geometry svg:viewBox="0 0 21600 21600" draw:type="rectangle" draw:enhanced-path="M 0 0 L 21600 0 21600 21600 0 21600 0 0 Z N"/>
              </draw:custom-shape>
              <draw:custom-shape draw:name="Rectangle 173" draw:style-name="gr31" draw:text-style-name="P2" draw:layer="layout" svg:width="2.71cm" svg:height="1.472cm" svg:x="4.738cm" svg:y="8.72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76">
              <draw:custom-shape draw:name="Rectangle 40" draw:style-name="gr32" draw:text-style-name="P2" draw:layer="layout" svg:width="2.624cm" svg:height="1.472cm" svg:x="7.71cm" svg:y="8.729cm">
                <text:list text:style-name="L1">
                  <text:list-header>
                    <text:p text:style-name="P16"><text:span text:style-name="T37">20</text:span></text:p>
                  </text:list-header>
                </text:list>
                <draw:enhanced-geometry svg:viewBox="0 0 21600 21600" draw:type="rectangle" draw:enhanced-path="M 0 0 L 21600 0 21600 21600 0 21600 0 0 Z N"/>
              </draw:custom-shape>
              <draw:custom-shape draw:name="Rectangle 175" draw:style-name="gr31" draw:text-style-name="P2" draw:layer="layout" svg:width="3.146cm" svg:height="1.472cm" svg:x="7.449cm" svg:y="8.72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78">
              <draw:custom-shape draw:name="Rectangle 41" draw:style-name="gr32" draw:text-style-name="P2" draw:layer="layout" svg:width="3.5cm" svg:height="1.472cm" svg:x="10.858cm" svg:y="8.729cm">
                <text:list text:style-name="L1">
                  <text:list-header>
                    <text:p text:style-name="P16"><text:span text:style-name="T37">29.3</text:span></text:p>
                  </text:list-header>
                </text:list>
                <draw:enhanced-geometry svg:viewBox="0 0 21600 21600" draw:type="rectangle" draw:enhanced-path="M 0 0 L 21600 0 21600 21600 0 21600 0 0 Z N"/>
              </draw:custom-shape>
              <draw:custom-shape draw:name="Rectangle 177" draw:style-name="gr31" draw:text-style-name="P2" draw:layer="layout" svg:width="4.023cm" svg:height="1.472cm" svg:x="10.597cm" svg:y="8.72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80">
              <draw:custom-shape draw:name="Rectangle 42" draw:style-name="gr32" draw:text-style-name="P2" draw:layer="layout" svg:width="3.938cm" svg:height="1.472cm" svg:x="14.882cm" svg:y="8.729cm">
                <text:list text:style-name="L1">
                  <text:list-header>
                    <text:p text:style-name="P16"><text:span text:style-name="T37">21.6</text:span></text:p>
                  </text:list-header>
                </text:list>
                <draw:enhanced-geometry svg:viewBox="0 0 21600 21600" draw:type="rectangle" draw:enhanced-path="M 0 0 L 21600 0 21600 21600 0 21600 0 0 Z N"/>
              </draw:custom-shape>
              <draw:custom-shape draw:name="Rectangle 179" draw:style-name="gr31" draw:text-style-name="P2" draw:layer="layout" svg:width="4.459cm" svg:height="1.472cm" svg:x="14.622cm" svg:y="8.72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82">
              <draw:custom-shape draw:name="Rectangle 43" draw:style-name="gr32" draw:text-style-name="P2" draw:layer="layout" svg:width="3.061cm" svg:height="1.472cm" svg:x="19.343cm" svg:y="8.729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181" draw:style-name="gr31" draw:text-style-name="P2" draw:layer="layout" svg:width="3.585cm" svg:height="1.472cm" svg:x="19.082cm" svg:y="8.72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84">
              <draw:custom-shape draw:name="Rectangle 44" draw:style-name="gr32" draw:text-style-name="P2" draw:layer="layout" svg:width="2.186cm" svg:height="1.472cm" svg:x="22.929cm" svg:y="8.729cm">
                <text:list text:style-name="L1">
                  <text:list-header>
                    <text:p text:style-name="P16"><text:span text:style-name="T37">5</text:span></text:p>
                  </text:list-header>
                </text:list>
                <draw:enhanced-geometry svg:viewBox="0 0 21600 21600" draw:type="rectangle" draw:enhanced-path="M 0 0 L 21600 0 21600 21600 0 21600 0 0 Z N"/>
              </draw:custom-shape>
              <draw:custom-shape draw:name="Rectangle 183" draw:style-name="gr31" draw:text-style-name="P2" draw:layer="layout" svg:width="2.71cm" svg:height="1.472cm" svg:x="22.668cm" svg:y="8.72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86">
              <draw:custom-shape draw:name="Rectangle 45" draw:style-name="gr22" draw:text-style-name="P2" draw:layer="layout" svg:width="4.198cm" svg:height="1.472cm" svg:x="0.278cm" svg:y="10.201cm">
                <text:list text:style-name="L1">
                  <text:list-header>
                    <text:p text:style-name="P3"><text:span text:style-name="T38">TIA Cat 4 STP</text:span></text:p>
                  </text:list-header>
                </text:list>
                <draw:enhanced-geometry svg:viewBox="0 0 21600 21600" draw:type="rectangle" draw:enhanced-path="M 0 0 L 21600 0 21600 21600 0 21600 0 0 Z N"/>
              </draw:custom-shape>
              <draw:custom-shape draw:name="Rectangle 185" draw:style-name="gr31" draw:text-style-name="P2" draw:layer="layout" svg:width="4.72cm" svg:height="1.472cm" svg:x="0.017cm" svg:y="10.20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88">
              <draw:custom-shape draw:name="Rectangle 46" draw:style-name="gr32" draw:text-style-name="P2" draw:layer="layout" svg:width="2.186cm" svg:height="1.472cm" svg:x="4.999cm" svg:y="10.201cm">
                <text:list text:style-name="L1">
                  <text:list-header>
                    <text:p text:style-name="P16"><text:span text:style-name="T37">0.71</text:span></text:p>
                  </text:list-header>
                </text:list>
                <draw:enhanced-geometry svg:viewBox="0 0 21600 21600" draw:type="rectangle" draw:enhanced-path="M 0 0 L 21600 0 21600 21600 0 21600 0 0 Z N"/>
              </draw:custom-shape>
              <draw:custom-shape draw:name="Rectangle 187" draw:style-name="gr31" draw:text-style-name="P2" draw:layer="layout" svg:width="2.71cm" svg:height="1.472cm" svg:x="4.738cm" svg:y="10.20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90">
              <draw:custom-shape draw:name="Rectangle 47" draw:style-name="gr32" draw:text-style-name="P2" draw:layer="layout" svg:width="2.624cm" svg:height="1.472cm" svg:x="7.71cm" svg:y="10.201cm">
                <text:list text:style-name="L1">
                  <text:list-header>
                    <text:p text:style-name="P16"><text:span text:style-name="T37">20</text:span></text:p>
                  </text:list-header>
                </text:list>
                <draw:enhanced-geometry svg:viewBox="0 0 21600 21600" draw:type="rectangle" draw:enhanced-path="M 0 0 L 21600 0 21600 21600 0 21600 0 0 Z N"/>
              </draw:custom-shape>
              <draw:custom-shape draw:name="Rectangle 189" draw:style-name="gr31" draw:text-style-name="P2" draw:layer="layout" svg:width="3.146cm" svg:height="1.472cm" svg:x="7.449cm" svg:y="10.20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92">
              <draw:custom-shape draw:name="Rectangle 48" draw:style-name="gr32" draw:text-style-name="P2" draw:layer="layout" svg:width="3.5cm" svg:height="1.472cm" svg:x="10.858cm" svg:y="10.201cm">
                <text:list text:style-name="L1">
                  <text:list-header>
                    <text:p text:style-name="P16"><text:span text:style-name="T37">33.7</text:span></text:p>
                  </text:list-header>
                </text:list>
                <draw:enhanced-geometry svg:viewBox="0 0 21600 21600" draw:type="rectangle" draw:enhanced-path="M 0 0 L 21600 0 21600 21600 0 21600 0 0 Z N"/>
              </draw:custom-shape>
              <draw:custom-shape draw:name="Rectangle 191" draw:style-name="gr31" draw:text-style-name="P2" draw:layer="layout" svg:width="4.023cm" svg:height="1.472cm" svg:x="10.597cm" svg:y="10.20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94">
              <draw:custom-shape draw:name="Rectangle 49" draw:style-name="gr32" draw:text-style-name="P2" draw:layer="layout" svg:width="3.938cm" svg:height="1.472cm" svg:x="14.882cm" svg:y="10.201cm">
                <text:list text:style-name="L1">
                  <text:list-header>
                    <text:p text:style-name="P16"><text:span text:style-name="T37">9.9</text:span></text:p>
                  </text:list-header>
                </text:list>
                <draw:enhanced-geometry svg:viewBox="0 0 21600 21600" draw:type="rectangle" draw:enhanced-path="M 0 0 L 21600 0 21600 21600 0 21600 0 0 Z N"/>
              </draw:custom-shape>
              <draw:custom-shape draw:name="Rectangle 193" draw:style-name="gr31" draw:text-style-name="P2" draw:layer="layout" svg:width="4.459cm" svg:height="1.472cm" svg:x="14.622cm" svg:y="10.20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96">
              <draw:custom-shape draw:name="Rectangle 50" draw:style-name="gr32" draw:text-style-name="P2" draw:layer="layout" svg:width="3.061cm" svg:height="1.472cm" svg:x="19.343cm" svg:y="10.201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195" draw:style-name="gr31" draw:text-style-name="P2" draw:layer="layout" svg:width="3.585cm" svg:height="1.472cm" svg:x="19.082cm" svg:y="10.20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198">
              <draw:custom-shape draw:name="Rectangle 51" draw:style-name="gr32" draw:text-style-name="P2" draw:layer="layout" svg:width="2.186cm" svg:height="1.472cm" svg:x="22.929cm" svg:y="10.201cm">
                <text:list text:style-name="L1">
                  <text:list-header>
                    <text:p text:style-name="P16"><text:span text:style-name="T37">17</text:span></text:p>
                  </text:list-header>
                </text:list>
                <draw:enhanced-geometry svg:viewBox="0 0 21600 21600" draw:type="rectangle" draw:enhanced-path="M 0 0 L 21600 0 21600 21600 0 21600 0 0 Z N"/>
              </draw:custom-shape>
              <draw:custom-shape draw:name="Rectangle 197" draw:style-name="gr31" draw:text-style-name="P2" draw:layer="layout" svg:width="2.71cm" svg:height="1.472cm" svg:x="22.668cm" svg:y="10.201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00">
              <draw:custom-shape draw:name="Rectangle 52" draw:style-name="gr22" draw:text-style-name="P2" draw:layer="layout" svg:width="4.198cm" svg:height="1.472cm" svg:x="0.278cm" svg:y="11.674cm">
                <text:list text:style-name="L1">
                  <text:list-header>
                    <text:p text:style-name="P3"><text:span text:style-name="T38">TIA Cat 5 STP</text:span></text:p>
                  </text:list-header>
                </text:list>
                <draw:enhanced-geometry svg:viewBox="0 0 21600 21600" draw:type="rectangle" draw:enhanced-path="M 0 0 L 21600 0 21600 21600 0 21600 0 0 Z N"/>
              </draw:custom-shape>
              <draw:custom-shape draw:name="Rectangle 199" draw:style-name="gr31" draw:text-style-name="P2" draw:layer="layout" svg:width="4.72cm" svg:height="1.472cm" svg:x="0.017cm" svg:y="11.67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02">
              <draw:custom-shape draw:name="Rectangle 53" draw:style-name="gr32" draw:text-style-name="P2" draw:layer="layout" svg:width="2.186cm" svg:height="1.472cm" svg:x="4.999cm" svg:y="11.674cm">
                <text:list text:style-name="L1">
                  <text:list-header>
                    <text:p text:style-name="P16"><text:span text:style-name="T37">0.75</text:span></text:p>
                  </text:list-header>
                </text:list>
                <draw:enhanced-geometry svg:viewBox="0 0 21600 21600" draw:type="rectangle" draw:enhanced-path="M 0 0 L 21600 0 21600 21600 0 21600 0 0 Z N"/>
              </draw:custom-shape>
              <draw:custom-shape draw:name="Rectangle 201" draw:style-name="gr31" draw:text-style-name="P2" draw:layer="layout" svg:width="2.71cm" svg:height="1.472cm" svg:x="4.738cm" svg:y="11.67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04">
              <draw:custom-shape draw:name="Rectangle 54" draw:style-name="gr32" draw:text-style-name="P2" draw:layer="layout" svg:width="2.624cm" svg:height="1.472cm" svg:x="7.71cm" svg:y="11.674cm">
                <text:list text:style-name="L1">
                  <text:list-header>
                    <text:p text:style-name="P16"><text:span text:style-name="T37">20</text:span></text:p>
                  </text:list-header>
                </text:list>
                <draw:enhanced-geometry svg:viewBox="0 0 21600 21600" draw:type="rectangle" draw:enhanced-path="M 0 0 L 21600 0 21600 21600 0 21600 0 0 Z N"/>
              </draw:custom-shape>
              <draw:custom-shape draw:name="Rectangle 203" draw:style-name="gr31" draw:text-style-name="P2" draw:layer="layout" svg:width="3.146cm" svg:height="1.472cm" svg:x="7.449cm" svg:y="11.67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06">
              <draw:custom-shape draw:name="Rectangle 55" draw:style-name="gr32" draw:text-style-name="P2" draw:layer="layout" svg:width="3.5cm" svg:height="1.472cm" svg:x="10.858cm" svg:y="11.674cm">
                <text:list text:style-name="L1">
                  <text:list-header>
                    <text:p text:style-name="P16"><text:span text:style-name="T37">29.3</text:span></text:p>
                  </text:list-header>
                </text:list>
                <draw:enhanced-geometry svg:viewBox="0 0 21600 21600" draw:type="rectangle" draw:enhanced-path="M 0 0 L 21600 0 21600 21600 0 21600 0 0 Z N"/>
              </draw:custom-shape>
              <draw:custom-shape draw:name="Rectangle 205" draw:style-name="gr31" draw:text-style-name="P2" draw:layer="layout" svg:width="4.023cm" svg:height="1.472cm" svg:x="10.597cm" svg:y="11.67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08">
              <draw:custom-shape draw:name="Rectangle 56" draw:style-name="gr32" draw:text-style-name="P2" draw:layer="layout" svg:width="3.938cm" svg:height="1.472cm" svg:x="14.882cm" svg:y="11.674cm">
                <text:list text:style-name="L1">
                  <text:list-header>
                    <text:p text:style-name="P16"><text:span text:style-name="T37">21.6</text:span></text:p>
                  </text:list-header>
                </text:list>
                <draw:enhanced-geometry svg:viewBox="0 0 21600 21600" draw:type="rectangle" draw:enhanced-path="M 0 0 L 21600 0 21600 21600 0 21600 0 0 Z N"/>
              </draw:custom-shape>
              <draw:custom-shape draw:name="Rectangle 207" draw:style-name="gr31" draw:text-style-name="P2" draw:layer="layout" svg:width="4.459cm" svg:height="1.472cm" svg:x="14.622cm" svg:y="11.67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10">
              <draw:custom-shape draw:name="Rectangle 57" draw:style-name="gr32" draw:text-style-name="P2" draw:layer="layout" svg:width="3.061cm" svg:height="1.472cm" svg:x="19.343cm" svg:y="11.674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209" draw:style-name="gr31" draw:text-style-name="P2" draw:layer="layout" svg:width="3.585cm" svg:height="1.472cm" svg:x="19.082cm" svg:y="11.67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12">
              <draw:custom-shape draw:name="Rectangle 58" draw:style-name="gr32" draw:text-style-name="P2" draw:layer="layout" svg:width="2.186cm" svg:height="1.472cm" svg:x="22.929cm" svg:y="11.674cm">
                <text:list text:style-name="L1">
                  <text:list-header>
                    <text:p text:style-name="P16"><text:span text:style-name="T37">5</text:span></text:p>
                  </text:list-header>
                </text:list>
                <draw:enhanced-geometry svg:viewBox="0 0 21600 21600" draw:type="rectangle" draw:enhanced-path="M 0 0 L 21600 0 21600 21600 0 21600 0 0 Z N"/>
              </draw:custom-shape>
              <draw:custom-shape draw:name="Rectangle 211" draw:style-name="gr31" draw:text-style-name="P2" draw:layer="layout" svg:width="2.71cm" svg:height="1.472cm" svg:x="22.668cm" svg:y="11.67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14">
              <draw:custom-shape draw:name="Rectangle 59" draw:style-name="gr22" draw:text-style-name="P2" draw:layer="layout" svg:width="4.198cm" svg:height="1.473cm" svg:x="0.278cm" svg:y="13.146cm">
                <text:list text:style-name="L1">
                  <text:list-header>
                    <text:p text:style-name="P3"><text:span text:style-name="T36">ISO Clase C</text:span></text:p>
                  </text:list-header>
                </text:list>
                <draw:enhanced-geometry svg:viewBox="0 0 21600 21600" draw:type="rectangle" draw:enhanced-path="M 0 0 L 21600 0 21600 21600 0 21600 0 0 Z N"/>
              </draw:custom-shape>
              <draw:custom-shape draw:name="Rectangle 213" draw:style-name="gr31" draw:text-style-name="P2" draw:layer="layout" svg:width="4.72cm" svg:height="1.473cm" svg:x="0.017cm" svg:y="13.14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16">
              <draw:custom-shape draw:name="Rectangle 60" draw:style-name="gr32" draw:text-style-name="P2" draw:layer="layout" svg:width="2.186cm" svg:height="1.473cm" svg:x="4.999cm" svg:y="13.146cm">
                <text:list text:style-name="L1">
                  <text:list-header>
                    <text:p text:style-name="P16"><text:span text:style-name="T37">0.65</text:span></text:p>
                  </text:list-header>
                </text:list>
                <draw:enhanced-geometry svg:viewBox="0 0 21600 21600" draw:type="rectangle" draw:enhanced-path="M 0 0 L 21600 0 21600 21600 0 21600 0 0 Z N"/>
              </draw:custom-shape>
              <draw:custom-shape draw:name="Rectangle 215" draw:style-name="gr31" draw:text-style-name="P2" draw:layer="layout" svg:width="2.71cm" svg:height="1.473cm" svg:x="4.738cm" svg:y="13.14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18">
              <draw:custom-shape draw:name="Rectangle 61" draw:style-name="gr32" draw:text-style-name="P2" draw:layer="layout" svg:width="2.624cm" svg:height="1.473cm" svg:x="7.71cm" svg:y="13.146cm">
                <text:list text:style-name="L1">
                  <text:list-header>
                    <text:p text:style-name="P16"><text:span text:style-name="T37">40</text:span></text:p>
                  </text:list-header>
                </text:list>
                <draw:enhanced-geometry svg:viewBox="0 0 21600 21600" draw:type="rectangle" draw:enhanced-path="M 0 0 L 21600 0 21600 21600 0 21600 0 0 Z N"/>
              </draw:custom-shape>
              <draw:custom-shape draw:name="Rectangle 217" draw:style-name="gr31" draw:text-style-name="P2" draw:layer="layout" svg:width="3.146cm" svg:height="1.473cm" svg:x="7.449cm" svg:y="13.14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20">
              <draw:custom-shape draw:name="Rectangle 62" draw:style-name="gr32" draw:text-style-name="P2" draw:layer="layout" svg:width="3.5cm" svg:height="1.473cm" svg:x="10.858cm" svg:y="13.146cm">
                <text:list text:style-name="L1">
                  <text:list-header>
                    <text:p text:style-name="P16"><text:span text:style-name="T37">19.0</text:span></text:p>
                  </text:list-header>
                </text:list>
                <draw:enhanced-geometry svg:viewBox="0 0 21600 21600" draw:type="rectangle" draw:enhanced-path="M 0 0 L 21600 0 21600 21600 0 21600 0 0 Z N"/>
              </draw:custom-shape>
              <draw:custom-shape draw:name="Rectangle 219" draw:style-name="gr31" draw:text-style-name="P2" draw:layer="layout" svg:width="4.023cm" svg:height="1.473cm" svg:x="10.597cm" svg:y="13.14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22">
              <draw:custom-shape draw:name="Rectangle 63" draw:style-name="gr32" draw:text-style-name="P2" draw:layer="layout" svg:width="3.938cm" svg:height="1.473cm" svg:x="14.882cm" svg:y="13.146cm">
                <text:list text:style-name="L1">
                  <text:list-header>
                    <text:p text:style-name="P16"><text:span text:style-name="T37">14.9</text:span></text:p>
                  </text:list-header>
                </text:list>
                <draw:enhanced-geometry svg:viewBox="0 0 21600 21600" draw:type="rectangle" draw:enhanced-path="M 0 0 L 21600 0 21600 21600 0 21600 0 0 Z N"/>
              </draw:custom-shape>
              <draw:custom-shape draw:name="Rectangle 221" draw:style-name="gr31" draw:text-style-name="P2" draw:layer="layout" svg:width="4.459cm" svg:height="1.473cm" svg:x="14.622cm" svg:y="13.14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24">
              <draw:custom-shape draw:name="Rectangle 64" draw:style-name="gr32" draw:text-style-name="P2" draw:layer="layout" svg:width="3.061cm" svg:height="1.473cm" svg:x="19.343cm" svg:y="13.146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223" draw:style-name="gr31" draw:text-style-name="P2" draw:layer="layout" svg:width="3.585cm" svg:height="1.473cm" svg:x="19.082cm" svg:y="13.14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26">
              <draw:custom-shape draw:name="Rectangle 65" draw:style-name="gr32" draw:text-style-name="P2" draw:layer="layout" svg:width="2.186cm" svg:height="1.473cm" svg:x="22.929cm" svg:y="13.146cm">
                <text:list text:style-name="L1">
                  <text:list-header>
                    <text:p text:style-name="P16"><text:span text:style-name="T37">5</text:span></text:p>
                  </text:list-header>
                </text:list>
                <draw:enhanced-geometry svg:viewBox="0 0 21600 21600" draw:type="rectangle" draw:enhanced-path="M 0 0 L 21600 0 21600 21600 0 21600 0 0 Z N"/>
              </draw:custom-shape>
              <draw:custom-shape draw:name="Rectangle 225" draw:style-name="gr31" draw:text-style-name="P2" draw:layer="layout" svg:width="2.71cm" svg:height="1.473cm" svg:x="22.668cm" svg:y="13.146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28">
              <draw:custom-shape draw:name="Rectangle 66" draw:style-name="gr22" draw:text-style-name="P2" draw:layer="layout" svg:width="4.198cm" svg:height="1.472cm" svg:x="0.278cm" svg:y="14.619cm">
                <text:list text:style-name="L1">
                  <text:list-header>
                    <text:p text:style-name="P3"><text:span text:style-name="T36">ISO Clase D</text:span></text:p>
                  </text:list-header>
                </text:list>
                <draw:enhanced-geometry svg:viewBox="0 0 21600 21600" draw:type="rectangle" draw:enhanced-path="M 0 0 L 21600 0 21600 21600 0 21600 0 0 Z N"/>
              </draw:custom-shape>
              <draw:custom-shape draw:name="Rectangle 227" draw:style-name="gr31" draw:text-style-name="P2" draw:layer="layout" svg:width="4.72cm" svg:height="1.472cm" svg:x="0.017cm" svg:y="14.61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30">
              <draw:custom-shape draw:name="Rectangle 67" draw:style-name="gr32" draw:text-style-name="P2" draw:layer="layout" svg:width="2.186cm" svg:height="1.472cm" svg:x="4.999cm" svg:y="14.619cm">
                <text:list text:style-name="L1">
                  <text:list-header>
                    <text:p text:style-name="P16"><text:span text:style-name="T37">0.75</text:span></text:p>
                  </text:list-header>
                </text:list>
                <draw:enhanced-geometry svg:viewBox="0 0 21600 21600" draw:type="rectangle" draw:enhanced-path="M 0 0 L 21600 0 21600 21600 0 21600 0 0 Z N"/>
              </draw:custom-shape>
              <draw:custom-shape draw:name="Rectangle 229" draw:style-name="gr31" draw:text-style-name="P2" draw:layer="layout" svg:width="2.71cm" svg:height="1.472cm" svg:x="4.738cm" svg:y="14.61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32">
              <draw:custom-shape draw:name="Rectangle 68" draw:style-name="gr32" draw:text-style-name="P2" draw:layer="layout" svg:width="2.624cm" svg:height="1.472cm" svg:x="7.71cm" svg:y="14.619cm">
                <text:list text:style-name="L1">
                  <text:list-header>
                    <text:p text:style-name="P16"><text:span text:style-name="T37">40</text:span></text:p>
                  </text:list-header>
                </text:list>
                <draw:enhanced-geometry svg:viewBox="0 0 21600 21600" draw:type="rectangle" draw:enhanced-path="M 0 0 L 21600 0 21600 21600 0 21600 0 0 Z N"/>
              </draw:custom-shape>
              <draw:custom-shape draw:name="Rectangle 231" draw:style-name="gr31" draw:text-style-name="P2" draw:layer="layout" svg:width="3.146cm" svg:height="1.472cm" svg:x="7.449cm" svg:y="14.61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34">
              <draw:custom-shape draw:name="Rectangle 69" draw:style-name="gr32" draw:text-style-name="P2" draw:layer="layout" svg:width="3.5cm" svg:height="1.472cm" svg:x="10.858cm" svg:y="14.619cm">
                <text:list text:style-name="L1">
                  <text:list-header>
                    <text:p text:style-name="P16"><text:span text:style-name="T37">24.0</text:span></text:p>
                  </text:list-header>
                </text:list>
                <draw:enhanced-geometry svg:viewBox="0 0 21600 21600" draw:type="rectangle" draw:enhanced-path="M 0 0 L 21600 0 21600 21600 0 21600 0 0 Z N"/>
              </draw:custom-shape>
              <draw:custom-shape draw:name="Rectangle 233" draw:style-name="gr31" draw:text-style-name="P2" draw:layer="layout" svg:width="4.023cm" svg:height="1.472cm" svg:x="10.597cm" svg:y="14.61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36">
              <draw:custom-shape draw:name="Rectangle 70" draw:style-name="gr32" draw:text-style-name="P2" draw:layer="layout" svg:width="3.938cm" svg:height="1.472cm" svg:x="14.882cm" svg:y="14.619cm">
                <text:list text:style-name="L1">
                  <text:list-header>
                    <text:p text:style-name="P16"><text:span text:style-name="T37">24.7</text:span></text:p>
                  </text:list-header>
                </text:list>
                <draw:enhanced-geometry svg:viewBox="0 0 21600 21600" draw:type="rectangle" draw:enhanced-path="M 0 0 L 21600 0 21600 21600 0 21600 0 0 Z N"/>
              </draw:custom-shape>
              <draw:custom-shape draw:name="Rectangle 235" draw:style-name="gr31" draw:text-style-name="P2" draw:layer="layout" svg:width="4.459cm" svg:height="1.472cm" svg:x="14.622cm" svg:y="14.61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38">
              <draw:custom-shape draw:name="Rectangle 71" draw:style-name="gr32" draw:text-style-name="P2" draw:layer="layout" svg:width="3.061cm" svg:height="1.472cm" svg:x="19.343cm" svg:y="14.619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237" draw:style-name="gr31" draw:text-style-name="P2" draw:layer="layout" svg:width="3.585cm" svg:height="1.472cm" svg:x="19.082cm" svg:y="14.61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40">
              <draw:custom-shape draw:name="Rectangle 72" draw:style-name="gr32" draw:text-style-name="P2" draw:layer="layout" svg:width="2.186cm" svg:height="1.472cm" svg:x="22.929cm" svg:y="14.619cm">
                <text:list text:style-name="L1">
                  <text:list-header>
                    <text:p text:style-name="P16"><text:span text:style-name="T37">4</text:span></text:p>
                  </text:list-header>
                </text:list>
                <draw:enhanced-geometry svg:viewBox="0 0 21600 21600" draw:type="rectangle" draw:enhanced-path="M 0 0 L 21600 0 21600 21600 0 21600 0 0 Z N"/>
              </draw:custom-shape>
              <draw:custom-shape draw:name="Rectangle 239" draw:style-name="gr31" draw:text-style-name="P2" draw:layer="layout" svg:width="2.71cm" svg:height="1.472cm" svg:x="22.668cm" svg:y="14.619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42">
              <draw:custom-shape draw:name="Rectangle 73" draw:style-name="gr22" draw:text-style-name="P2" draw:layer="layout" svg:width="4.198cm" svg:height="1.472cm" svg:x="0.278cm" svg:y="16.092cm">
                <text:list text:style-name="L1">
                  <text:list-header>
                    <text:p text:style-name="P3"><text:span text:style-name="T36">ISO Clase C STP</text:span></text:p>
                  </text:list-header>
                </text:list>
                <draw:enhanced-geometry svg:viewBox="0 0 21600 21600" draw:type="rectangle" draw:enhanced-path="M 0 0 L 21600 0 21600 21600 0 21600 0 0 Z N"/>
              </draw:custom-shape>
              <draw:custom-shape draw:name="Rectangle 241" draw:style-name="gr31" draw:text-style-name="P2" draw:layer="layout" svg:width="4.72cm" svg:height="1.472cm" svg:x="0.017cm" svg:y="16.09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44">
              <draw:custom-shape draw:name="Rectangle 74" draw:style-name="gr32" draw:text-style-name="P2" draw:layer="layout" svg:width="2.186cm" svg:height="1.472cm" svg:x="4.999cm" svg:y="16.092cm">
                <text:list text:style-name="L1">
                  <text:list-header>
                    <text:p text:style-name="P16"><text:span text:style-name="T37">0.65</text:span></text:p>
                  </text:list-header>
                </text:list>
                <draw:enhanced-geometry svg:viewBox="0 0 21600 21600" draw:type="rectangle" draw:enhanced-path="M 0 0 L 21600 0 21600 21600 0 21600 0 0 Z N"/>
              </draw:custom-shape>
              <draw:custom-shape draw:name="Rectangle 243" draw:style-name="gr31" draw:text-style-name="P2" draw:layer="layout" svg:width="2.71cm" svg:height="1.472cm" svg:x="4.738cm" svg:y="16.09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46">
              <draw:custom-shape draw:name="Rectangle 75" draw:style-name="gr32" draw:text-style-name="P2" draw:layer="layout" svg:width="2.624cm" svg:height="1.472cm" svg:x="7.71cm" svg:y="16.092cm">
                <text:list text:style-name="L1">
                  <text:list-header>
                    <text:p text:style-name="P16"><text:span text:style-name="T37">40</text:span></text:p>
                  </text:list-header>
                </text:list>
                <draw:enhanced-geometry svg:viewBox="0 0 21600 21600" draw:type="rectangle" draw:enhanced-path="M 0 0 L 21600 0 21600 21600 0 21600 0 0 Z N"/>
              </draw:custom-shape>
              <draw:custom-shape draw:name="Rectangle 245" draw:style-name="gr31" draw:text-style-name="P2" draw:layer="layout" svg:width="3.146cm" svg:height="1.472cm" svg:x="7.449cm" svg:y="16.09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48">
              <draw:custom-shape draw:name="Rectangle 76" draw:style-name="gr32" draw:text-style-name="P2" draw:layer="layout" svg:width="3.5cm" svg:height="1.472cm" svg:x="10.858cm" svg:y="16.092cm">
                <text:list text:style-name="L1">
                  <text:list-header>
                    <text:p text:style-name="P16"><text:span text:style-name="T37">19.0</text:span></text:p>
                  </text:list-header>
                </text:list>
                <draw:enhanced-geometry svg:viewBox="0 0 21600 21600" draw:type="rectangle" draw:enhanced-path="M 0 0 L 21600 0 21600 21600 0 21600 0 0 Z N"/>
              </draw:custom-shape>
              <draw:custom-shape draw:name="Rectangle 247" draw:style-name="gr31" draw:text-style-name="P2" draw:layer="layout" svg:width="4.023cm" svg:height="1.472cm" svg:x="10.597cm" svg:y="16.09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50">
              <draw:custom-shape draw:name="Rectangle 77" draw:style-name="gr32" draw:text-style-name="P2" draw:layer="layout" svg:width="3.938cm" svg:height="1.472cm" svg:x="14.882cm" svg:y="16.092cm">
                <text:list text:style-name="L1">
                  <text:list-header>
                    <text:p text:style-name="P16"><text:span text:style-name="T37">14.9</text:span></text:p>
                  </text:list-header>
                </text:list>
                <draw:enhanced-geometry svg:viewBox="0 0 21600 21600" draw:type="rectangle" draw:enhanced-path="M 0 0 L 21600 0 21600 21600 0 21600 0 0 Z N"/>
              </draw:custom-shape>
              <draw:custom-shape draw:name="Rectangle 249" draw:style-name="gr31" draw:text-style-name="P2" draw:layer="layout" svg:width="4.459cm" svg:height="1.472cm" svg:x="14.622cm" svg:y="16.09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52">
              <draw:custom-shape draw:name="Rectangle 78" draw:style-name="gr32" draw:text-style-name="P2" draw:layer="layout" svg:width="3.061cm" svg:height="1.472cm" svg:x="19.343cm" svg:y="16.092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251" draw:style-name="gr31" draw:text-style-name="P2" draw:layer="layout" svg:width="3.585cm" svg:height="1.472cm" svg:x="19.082cm" svg:y="16.09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54">
              <draw:custom-shape draw:name="Rectangle 79" draw:style-name="gr32" draw:text-style-name="P2" draw:layer="layout" svg:width="2.186cm" svg:height="1.472cm" svg:x="22.929cm" svg:y="16.092cm">
                <text:list text:style-name="L1">
                  <text:list-header>
                    <text:p text:style-name="P16"><text:span text:style-name="T37">5</text:span></text:p>
                  </text:list-header>
                </text:list>
                <draw:enhanced-geometry svg:viewBox="0 0 21600 21600" draw:type="rectangle" draw:enhanced-path="M 0 0 L 21600 0 21600 21600 0 21600 0 0 Z N"/>
              </draw:custom-shape>
              <draw:custom-shape draw:name="Rectangle 253" draw:style-name="gr31" draw:text-style-name="P2" draw:layer="layout" svg:width="2.71cm" svg:height="1.472cm" svg:x="22.668cm" svg:y="16.092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56">
              <draw:custom-shape draw:name="Rectangle 80" draw:style-name="gr22" draw:text-style-name="P2" draw:layer="layout" svg:width="4.198cm" svg:height="1.472cm" svg:x="0.278cm" svg:y="17.564cm">
                <text:list text:style-name="L1">
                  <text:list-header>
                    <text:p text:style-name="P3"><text:span text:style-name="T36">ISO Clase D STP</text:span></text:p>
                  </text:list-header>
                </text:list>
                <draw:enhanced-geometry svg:viewBox="0 0 21600 21600" draw:type="rectangle" draw:enhanced-path="M 0 0 L 21600 0 21600 21600 0 21600 0 0 Z N"/>
              </draw:custom-shape>
              <draw:custom-shape draw:name="Rectangle 255" draw:style-name="gr31" draw:text-style-name="P2" draw:layer="layout" svg:width="4.72cm" svg:height="1.472cm" svg:x="0.017cm" svg:y="17.56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58">
              <draw:custom-shape draw:name="Rectangle 81" draw:style-name="gr32" draw:text-style-name="P2" draw:layer="layout" svg:width="2.186cm" svg:height="1.472cm" svg:x="4.999cm" svg:y="17.564cm">
                <text:list text:style-name="L1">
                  <text:list-header>
                    <text:p text:style-name="P16"><text:span text:style-name="T37">0.75</text:span></text:p>
                  </text:list-header>
                </text:list>
                <draw:enhanced-geometry svg:viewBox="0 0 21600 21600" draw:type="rectangle" draw:enhanced-path="M 0 0 L 21600 0 21600 21600 0 21600 0 0 Z N"/>
              </draw:custom-shape>
              <draw:custom-shape draw:name="Rectangle 257" draw:style-name="gr31" draw:text-style-name="P2" draw:layer="layout" svg:width="2.71cm" svg:height="1.472cm" svg:x="4.738cm" svg:y="17.56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60">
              <draw:custom-shape draw:name="Rectangle 82" draw:style-name="gr32" draw:text-style-name="P2" draw:layer="layout" svg:width="2.624cm" svg:height="1.472cm" svg:x="7.71cm" svg:y="17.564cm">
                <text:list text:style-name="L1">
                  <text:list-header>
                    <text:p text:style-name="P16"><text:span text:style-name="T37">40</text:span></text:p>
                  </text:list-header>
                </text:list>
                <draw:enhanced-geometry svg:viewBox="0 0 21600 21600" draw:type="rectangle" draw:enhanced-path="M 0 0 L 21600 0 21600 21600 0 21600 0 0 Z N"/>
              </draw:custom-shape>
              <draw:custom-shape draw:name="Rectangle 259" draw:style-name="gr31" draw:text-style-name="P2" draw:layer="layout" svg:width="3.146cm" svg:height="1.472cm" svg:x="7.449cm" svg:y="17.56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62">
              <draw:custom-shape draw:name="Rectangle 83" draw:style-name="gr32" draw:text-style-name="P2" draw:layer="layout" svg:width="3.5cm" svg:height="1.472cm" svg:x="10.858cm" svg:y="17.564cm">
                <text:list text:style-name="L1">
                  <text:list-header>
                    <text:p text:style-name="P16"><text:span text:style-name="T37">24.0</text:span></text:p>
                  </text:list-header>
                </text:list>
                <draw:enhanced-geometry svg:viewBox="0 0 21600 21600" draw:type="rectangle" draw:enhanced-path="M 0 0 L 21600 0 21600 21600 0 21600 0 0 Z N"/>
              </draw:custom-shape>
              <draw:custom-shape draw:name="Rectangle 261" draw:style-name="gr31" draw:text-style-name="P2" draw:layer="layout" svg:width="4.023cm" svg:height="1.472cm" svg:x="10.597cm" svg:y="17.56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64">
              <draw:custom-shape draw:name="Rectangle 84" draw:style-name="gr32" draw:text-style-name="P2" draw:layer="layout" svg:width="3.938cm" svg:height="1.472cm" svg:x="14.882cm" svg:y="17.564cm">
                <text:list text:style-name="L1">
                  <text:list-header>
                    <text:p text:style-name="P16"><text:span text:style-name="T37">24.7</text:span></text:p>
                  </text:list-header>
                </text:list>
                <draw:enhanced-geometry svg:viewBox="0 0 21600 21600" draw:type="rectangle" draw:enhanced-path="M 0 0 L 21600 0 21600 21600 0 21600 0 0 Z N"/>
              </draw:custom-shape>
              <draw:custom-shape draw:name="Rectangle 263" draw:style-name="gr31" draw:text-style-name="P2" draw:layer="layout" svg:width="4.459cm" svg:height="1.472cm" svg:x="14.622cm" svg:y="17.56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66">
              <draw:custom-shape draw:name="Rectangle 85" draw:style-name="gr32" draw:text-style-name="P2" draw:layer="layout" svg:width="3.061cm" svg:height="1.472cm" svg:x="19.343cm" svg:y="17.564cm">
                <text:list text:style-name="L1">
                  <text:list-header>
                    <text:p text:style-name="P16"><text:span text:style-name="T37">100</text:span></text:p>
                  </text:list-header>
                </text:list>
                <draw:enhanced-geometry svg:viewBox="0 0 21600 21600" draw:type="rectangle" draw:enhanced-path="M 0 0 L 21600 0 21600 21600 0 21600 0 0 Z N"/>
              </draw:custom-shape>
              <draw:custom-shape draw:name="Rectangle 265" draw:style-name="gr31" draw:text-style-name="P2" draw:layer="layout" svg:width="3.585cm" svg:height="1.472cm" svg:x="19.082cm" svg:y="17.564cm">
                <text:list text:style-name="L1">
                  <text:list-header>
                    <text:p text:style-name="P1"><text:span text:style-name="T70"/></text:p>
                  </text:list-header>
                </text:list>
                <draw:enhanced-geometry svg:viewBox="0 0 21600 21600" draw:type="rectangle" draw:enhanced-path="M 0 0 L 21600 0 21600 21600 0 21600 0 0 Z N"/>
              </draw:custom-shape>
            </draw:g>
            <draw:g draw:name="Group 268">
              <draw:custom-shape draw:name="Rectangle 86" draw:style-name="gr32" draw:text-style-name="P2" draw:layer="layout" svg:width="2.186cm" svg:height="1.472cm" svg:x="22.929cm" svg:y="17.564cm">
                <text:list text:style-name="L1">
                  <text:list-header>
                    <text:p text:style-name="P16"><text:span text:style-name="T37">4</text:span></text:p>
                  </text:list-header>
                </text:list>
                <draw:enhanced-geometry svg:viewBox="0 0 21600 21600" draw:type="rectangle" draw:enhanced-path="M 0 0 L 21600 0 21600 21600 0 21600 0 0 Z N"/>
              </draw:custom-shape>
              <draw:custom-shape draw:name="Rectangle 267" draw:style-name="gr31" draw:text-style-name="P2" draw:layer="layout" svg:width="2.71cm" svg:height="1.472cm" svg:x="22.668cm" svg:y="17.564cm">
                <text:list text:style-name="L1">
                  <text:list-header>
                    <text:p text:style-name="P1"><text:span text:style-name="T70"/></text:p>
                  </text:list-header>
                </text:list>
                <draw:enhanced-geometry svg:viewBox="0 0 21600 21600" draw:type="rectangle" draw:enhanced-path="M 0 0 L 21600 0 21600 21600 0 21600 0 0 Z N"/>
              </draw:custom-shape>
            </draw:g>
          </draw:g>
          <draw:custom-shape draw:name="Rectangle 270" draw:style-name="gr33" draw:text-style-name="P2" draw:layer="layout" svg:width="25.399cm" svg:height="19.05cm" svg:x="0cm" svg:y="0cm">
            <text:list text:style-name="L1">
              <text:list-header>
                <text:p text:style-name="P1"><text:span text:style-name="T70"/></text:p>
              </text:list-header>
            </text:list>
            <draw:enhanced-geometry svg:viewBox="0 0 21600 21600" draw:type="rectangle" draw:enhanced-path="M 0 0 L 21600 0 21600 21600 0 21600 0 0 Z N"/>
          </draw:custom-shape>
        </draw:g>
        <draw:custom-shape draw:name="Rectangle 272" draw:style-name="gr3" draw:text-style-name="P2" draw:layer="layout" svg:width="25.4cm" svg:height="1.023cm" svg:x="0.009cm" svg:y="20.377cm">
          <text:list text:style-name="L1">
            <text:list-header>
              <text:p text:style-name="P3"><text:span text:style-name="T39"> </text:span></text:p>
              <text:p text:style-name="P3"><text:span text:style-name="T39"/></text:p>
            </text:list-header>
          </text:list>
          <draw:enhanced-geometry svg:viewBox="0 0 21600 21600" draw:type="rectangle" draw:enhanced-path="M 0 0 L 21600 0 21600 21600 0 21600 0 0 Z N"/>
        </draw:custom-shape>
        <anim:par presentation:node-type="timing-root">
          <anim:par smil:begin="id36.begin">
            <anim:transitionFilter smil:dur="1s" smil:type="dissolve"/>
          </anim:par>
        </anim:par>
        <presentation:notes draw:style-name="dp2">
          <draw:page-thumbnail draw:style-name="gr5" draw:layer="layout" svg:width="7.142cm" svg:height="9.524cm" svg:x="5.953cm" svg:y="1.93cm" draw:page-number="36" presentation:class="page"/>
          <draw:frame presentation:style-name="pr5" draw:layer="layout" svg:width="15.239cm" svg:height="11.43cm" svg:x="1.905cm" svg:y="12.065cm" presentation:class="notes" presentation:placeholder="true">
            <draw:text-box/>
          </draw:frame>
        </presentation:notes>
      </draw:page>
      <draw:page draw:name="Slide 37" draw:style-name="dp3" draw:master-page-name="Predeterminado" presentation:use-date-time-name="dtd1" xml:id="id37" draw:id="id37">
        <draw:custom-shape draw:name="Rectangle 2" draw:style-name="gr2" draw:text-style-name="P2" draw:layer="layout" svg:width="16.33cm" svg:height="4.154cm" svg:x="4.258cm" svg:y="1.058cm">
          <text:list text:style-name="L1">
            <text:list-header>
              <text:p text:style-name="P16"><text:span text:style-name="T19">Parámetros a medir en un Canal</text:span></text:p>
              <text:p text:style-name="P16"><text:span text:style-name="T26">Cable: Categoría 5 mejorada</text:span></text:p>
              <text:p text:style-name="P16"><text:span text:style-name="T19">CAT5e</text:span></text:p>
            </text:list-header>
          </text:list>
          <draw:enhanced-geometry svg:viewBox="0 0 21600 21600" draw:type="rectangle" draw:enhanced-path="M 0 0 L 21600 0 21600 21600 0 21600 0 0 Z N"/>
        </draw:custom-shape>
        <draw:custom-shape draw:name="Rectangle 3" draw:style-name="gr7" draw:text-style-name="P2" draw:layer="layout" svg:width="20.153cm" svg:height="1.482cm" svg:x="4.233cm" svg:y="5.715cm">
          <text:list text:style-name="L11">
            <text:list-item>
              <text:p text:style-name="P26"><text:span text:style-name="T18">Pruebas de todo el canal</text:span></text:p>
            </text:list-item>
          </text:list>
          <draw:enhanced-geometry svg:viewBox="0 0 21600 21600" draw:type="rectangle" draw:enhanced-path="M 0 0 L 21600 0 21600 21600 0 21600 0 0 Z N"/>
        </draw:custom-shape>
        <draw:custom-shape draw:name="Rectangle 4" draw:style-name="gr7" draw:text-style-name="P2" draw:layer="layout" svg:width="20.157cm" svg:height="11.007cm" svg:x="4.233cm" svg:y="7.408cm">
          <text:list text:style-name="L12">
            <text:list-item>
              <text:p text:style-name="P27"><text:span text:style-name="T18">Se deben utilizar latiguillos de prueba de 5 m en ambos extremos para emular el canal.</text:span></text:p>
            </text:list-item>
            <text:list-item>
              <text:p text:style-name="P27"><text:span text:style-name="T18">Requiere conectores RJ-45 hembra en los equipos de pruebas</text:span></text:p>
            </text:list-item>
            <text:list-item>
              <text:p text:style-name="P27"><text:span text:style-name="T18">Se debe emplear un equipo con capacidad para Cat5e.</text:span></text:p>
            </text:list-item>
          </text:list>
          <draw:enhanced-geometry svg:viewBox="0 0 21600 21600" draw:type="rectangle" draw:enhanced-path="M 0 0 L 21600 0 21600 21600 0 21600 0 0 Z N"/>
        </draw:custom-shape>
        <anim:par presentation:node-type="timing-root">
          <anim:par smil:begin="id37.begin">
            <anim:transitionFilter smil:dur="1s" smil:type="dissolve"/>
          </anim:par>
        </anim:par>
        <presentation:notes draw:style-name="dp2">
          <draw:page-thumbnail draw:style-name="gr5" draw:layer="layout" svg:width="7.142cm" svg:height="9.524cm" svg:x="5.953cm" svg:y="1.93cm" draw:page-number="37" presentation:class="page"/>
          <draw:frame presentation:style-name="pr5" draw:layer="layout" svg:width="15.239cm" svg:height="11.43cm" svg:x="1.905cm" svg:y="12.065cm" presentation:class="notes" presentation:placeholder="true">
            <draw:text-box/>
          </draw:frame>
        </presentation:notes>
      </draw:page>
      <draw:page draw:name="Slide 38" draw:style-name="dp3" draw:master-page-name="Predeterminado" presentation:use-date-time-name="dtd1" xml:id="id38" draw:id="id38">
        <draw:g draw:name="Group 2">
          <draw:custom-shape draw:name="Rectangle 3" draw:style-name="gr34" draw:text-style-name="P2" draw:layer="layout" svg:width="1.102cm" svg:height="1.637cm" svg:x="19.197cm" svg:y="11.546cm">
            <text:list text:style-name="L1">
              <text:list-header>
                <text:p text:style-name="P1"><text:span text:style-name="T70"/></text:p>
              </text:list-header>
            </text:list>
            <draw:enhanced-geometry svg:viewBox="0 0 21600 21600" draw:type="rectangle" draw:enhanced-path="M 0 0 L 21600 0 21600 21600 0 21600 0 0 Z N"/>
          </draw:custom-shape>
          <draw:line draw:name="Line 4" draw:style-name="gr35" draw:text-style-name="P4" draw:layer="layout" svg:x1="9.264cm" svg:y1="12.473cm" svg:x2="19.156cm" svg:y2="12.473cm">
            <text:p/>
          </draw:line>
          <draw:custom-shape draw:name="Oval 5" draw:style-name="gr34" draw:text-style-name="P2" draw:layer="layout" svg:width="0.667cm" svg:height="0.927cm" svg:x="14.354cm" svg:y="11.956cm">
            <text:list text:style-name="L1">
              <text:list-header>
                <text:p text:style-name="P1"><text:span text:style-name="T70"/></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 draw:style-name="gr34" draw:text-style-name="P2" draw:layer="layout" svg:width="1.026cm" svg:height="5.48cm" svg:x="10.423cm" svg:y="9.759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7" draw:style-name="gr34" draw:text-style-name="P2" draw:layer="layout" svg:width="1.028cm" svg:height="5.48cm" svg:x="8.358cm" svg:y="9.737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Freeform 8" draw:style-name="gr36" draw:text-style-name="P2" draw:layer="layout" svg:width="4.73cm" svg:height="1.607cm" svg:x="4.022cm" svg:y="10.065cm">
            <text:list text:style-name="L1">
              <text:list-header>
                <text:p text:style-name="P1"><text:span text:style-name="T70"/></text:p>
              </text:list-header>
            </text:list>
            <draw:enhanced-geometry svg:viewBox="0 0 1169 215" draw:extrusion-allowed="true" draw:text-areas="0 0 1169 215" draw:glue-points="0 105 632 198 873 3 1169 214" draw:type="mso-spt100" draw:enhanced-path="M 0 105 C 243 160 487 215 632 198 C 777 181 784 0 873 3 C 962 6 1121 179 1169 214 N"/>
          </draw:custom-shape>
          <draw:custom-shape draw:name="Freeform 9" draw:style-name="gr36" draw:text-style-name="P2" draw:layer="layout" svg:width="3.951cm" svg:height="1.607cm" draw:transform="rotate (-3.03268410826535) translate (23.991cm 13.014cm)">
            <text:list text:style-name="L1">
              <text:list-header>
                <text:p text:style-name="P1"><text:span text:style-name="T70"/></text:p>
              </text:list-header>
            </text:list>
            <draw:enhanced-geometry svg:viewBox="0 0 1169 215" draw:extrusion-allowed="true" draw:text-areas="0 0 1169 215" draw:glue-points="0 105 632 198 873 3 1169 214" draw:type="mso-spt100" draw:enhanced-path="M 0 105 C 243 160 487 215 632 198 C 777 181 784 0 873 3 C 962 6 1121 179 1169 214 N"/>
          </draw:custom-shape>
        </draw:g>
        <draw:custom-shape draw:name="Text Box 10" draw:style-name="gr2" draw:text-style-name="P2" draw:layer="layout" svg:width="15.454cm" svg:height="1.615cm" svg:x="6.325cm" svg:y="2.69cm">
          <text:list text:style-name="L1">
            <text:list-header>
              <text:p text:style-name="P3"><text:span text:style-name="T40">Configuración Típica de Canal</text:span></text:p>
            </text:list-header>
          </text:list>
          <draw:enhanced-geometry svg:viewBox="0 0 21600 21600" draw:type="mso-spt202" draw:enhanced-path="M 0 0 L 21600 0 21600 21600 0 21600 0 0 Z N"/>
        </draw:custom-shape>
        <anim:par presentation:node-type="timing-root">
          <anim:par smil:begin="id38.begin">
            <anim:transitionFilter smil:dur="1s" smil:type="dissolve"/>
          </anim:par>
        </anim:par>
        <presentation:notes draw:style-name="dp2">
          <draw:page-thumbnail draw:style-name="gr5" draw:layer="layout" svg:width="7.142cm" svg:height="9.524cm" svg:x="5.953cm" svg:y="1.93cm" draw:page-number="38" presentation:class="page"/>
          <draw:frame presentation:style-name="pr5" draw:layer="layout" svg:width="15.239cm" svg:height="11.43cm" svg:x="1.905cm" svg:y="12.065cm" presentation:class="notes" presentation:placeholder="true">
            <draw:text-box/>
          </draw:frame>
        </presentation:notes>
      </draw:page>
      <draw:page draw:name="Slide 39" draw:style-name="dp3" draw:master-page-name="Predeterminado" presentation:use-date-time-name="dtd1" xml:id="id39" draw:id="id39">
        <draw:custom-shape draw:name="Rectangle 2" draw:style-name="gr37" draw:text-style-name="P2" draw:layer="layout" svg:width="21.59cm" svg:height="3.175cm" svg:x="2.117cm" svg:y="1.27cm">
          <text:list text:style-name="L1">
            <text:list-header>
              <text:p text:style-name="P28"><text:span text:style-name="T41"><text:s/></text:span><text:span text:style-name="T41">Canal y Enlace</text:span></text:p>
            </text:list-header>
          </text:list>
          <draw:enhanced-geometry svg:viewBox="0 0 21600 21600" draw:type="rectangle" draw:enhanced-path="M 0 0 L 21600 0 21600 21600 0 21600 0 0 Z N"/>
        </draw:custom-shape>
        <draw:custom-shape draw:name="Freeform 3" draw:style-name="gr38" draw:text-style-name="P2" draw:layer="layout" svg:width="3.708cm" svg:height="0.834cm" svg:x="1.535cm" svg:y="13.326cm">
          <text:list text:style-name="L1">
            <text:list-header>
              <text:p text:style-name="P1"><text:span text:style-name="T70"/></text:p>
            </text:list-header>
          </text:list>
          <draw:enhanced-geometry svg:viewBox="0 0 841 189" draw:extrusion-allowed="true" draw:text-areas="0 0 841 189" draw:glue-points="0 0 36 22 72 55 108 77 144 111 180 133 216 144 252 155 288 166 324 177 360 177 396 177 432 188 468 188 504 177 540 177 576 166 612 166 648 155 684 144 720 122 756 100 780 66 840 22" draw:type="mso-spt100" draw:enhanced-path="M 0 0 L 36 22 L 72 55 L 108 77 L 144 111 L 180 133 L 216 144 L 252 155 L 288 166 L 324 177 L 360 177 L 396 177 L 432 188 L 468 188 L 504 177 L 540 177 L 576 166 L 612 166 L 648 155 L 684 144 L 720 122 L 756 100 L 780 66 L 840 22 N"/>
        </draw:custom-shape>
        <draw:custom-shape draw:name="Rectangle 4" draw:style-name="gr39" draw:text-style-name="P2" draw:layer="layout" svg:width="0.918cm" svg:height="2.69cm" svg:x="5.309cm" svg:y="12.422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5" draw:style-name="gr39" draw:text-style-name="P2" draw:layer="layout" svg:width="0.917cm" svg:height="2.69cm" svg:x="7.32cm" svg:y="12.422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Freeform 6" draw:style-name="gr38" draw:text-style-name="P2" draw:layer="layout" svg:width="1.116cm" svg:height="0.393cm" svg:x="6.191cm" svg:y="13.476cm">
          <text:list text:style-name="L1">
            <text:list-header>
              <text:p text:style-name="P1"><text:span text:style-name="T70"/></text:p>
            </text:list-header>
          </text:list>
          <draw:enhanced-geometry svg:viewBox="0 0 253 89" draw:extrusion-allowed="true" draw:text-areas="0 0 253 89" draw:glue-points="0 0 36 11 72 33 108 55 144 66 180 88 216 88 252 77" draw:type="mso-spt100" draw:enhanced-path="M 0 0 L 36 11 L 72 33 L 108 55 L 144 66 L 180 88 L 216 88 L 252 77 N"/>
        </draw:custom-shape>
        <draw:line draw:name="Line 7" draw:style-name="gr40" draw:text-style-name="P4" draw:layer="layout" svg:x1="8.378cm" svg:y1="13.816cm" svg:x2="18.133cm" svg:y2="13.816cm">
          <text:p/>
        </draw:line>
        <draw:custom-shape draw:name="Oval 8" draw:style-name="gr41" draw:text-style-name="P2" draw:layer="layout" svg:width="1.041cm" svg:height="0.803cm" svg:x="13cm" svg:y="13.511cm">
          <text:list text:style-name="L1">
            <text:list-header>
              <text:p text:style-name="P1"><text:span text:style-name="T70"/></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 draw:style-name="gr41" draw:text-style-name="P2" draw:layer="layout" svg:width="0.881cm" svg:height="1.147cm" svg:x="18.292cm" svg:y="13.264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Freeform 10" draw:style-name="gr38" draw:text-style-name="P2" draw:layer="layout" svg:width="3.391cm" svg:height="0.684cm" svg:x="19.209cm" svg:y="13.67cm">
          <text:list text:style-name="L1">
            <text:list-header>
              <text:p text:style-name="P1"><text:span text:style-name="T70"/></text:p>
            </text:list-header>
          </text:list>
          <draw:enhanced-geometry svg:viewBox="0 0 769 155" draw:extrusion-allowed="true" draw:text-areas="0 0 769 155" draw:glue-points="0 22 36 22 72 33 108 44 144 55 180 66 216 77 252 88 288 110 324 121 360 132 396 143 432 154 468 154 504 154 540 143 576 121 612 99 648 77 672 44 708 22 744 0 768 0" draw:type="mso-spt100" draw:enhanced-path="M 0 22 L 36 22 L 72 33 L 108 44 L 144 55 L 180 66 L 216 77 L 252 88 L 288 110 L 324 121 L 360 132 L 396 143 L 432 154 L 468 154 L 504 154 L 540 143 L 576 121 L 612 99 L 648 77 L 672 44 L 708 22 L 744 0 L 768 0 N"/>
        </draw:custom-shape>
        <draw:custom-shape draw:name="Rectangle 11" draw:style-name="gr20" draw:text-style-name="P2" draw:layer="layout" svg:width="28.69cm" svg:height="1.094cm" svg:x="-1.307cm" svg:y="17.357cm">
          <text:list text:style-name="L13">
            <text:list-header>
              <text:p text:style-name="P29"><text:span text:style-name="T42">latiguillo <text:s text:c="5"/>Cross-Connect <text:s text:c="2"/>Cable <text:s text:c="10"/>TP</text:span><text:span text:style-name="T42"><text:tab/></text:span><text:span text:style-name="T42"> <text:s text:c="12"/>Roseta <text:s text:c="2"/>Latiguillo</text:span></text:p>
            </text:list-header>
          </text:list>
          <draw:enhanced-geometry svg:viewBox="0 0 21600 21600" draw:type="rectangle" draw:enhanced-path="M 0 0 L 21600 0 21600 21600 0 21600 0 0 Z N"/>
        </draw:custom-shape>
        <draw:line draw:name="Line 12" draw:style-name="gr42" draw:text-style-name="P4" draw:layer="layout" svg:x1="8.378cm" svg:y1="15.518cm" svg:x2="18.133cm" svg:y2="15.518cm">
          <text:p/>
        </draw:line>
        <draw:line draw:name="Line 13" draw:style-name="gr43" draw:text-style-name="P4" draw:layer="layout" svg:x1="1.923cm" svg:y1="16.294cm" svg:x2="22.525cm" svg:y2="16.294cm">
          <text:p/>
        </draw:line>
        <draw:custom-shape draw:name="Rectangle 14" draw:style-name="gr20" draw:text-style-name="P2" draw:layer="layout" svg:width="2.468cm" svg:height="1.094cm" svg:x="9.978cm" svg:y="14.662cm">
          <text:list text:style-name="L13">
            <text:list-header>
              <text:p text:style-name="P23"><text:span text:style-name="T42">90 m</text:span></text:p>
            </text:list-header>
          </text:list>
          <draw:enhanced-geometry svg:viewBox="0 0 21600 21600" draw:type="rectangle" draw:enhanced-path="M 0 0 L 21600 0 21600 21600 0 21600 0 0 Z N"/>
        </draw:custom-shape>
        <draw:custom-shape draw:name="Rectangle 15" draw:style-name="gr20" draw:text-style-name="P2" draw:layer="layout" svg:width="2.959cm" svg:height="1.094cm" svg:x="2.765cm" svg:y="15.443cm">
          <text:list text:style-name="L13">
            <text:list-header>
              <text:p text:style-name="P23"><text:span text:style-name="T42">100 m</text:span></text:p>
            </text:list-header>
          </text:list>
          <draw:enhanced-geometry svg:viewBox="0 0 21600 21600" draw:type="rectangle" draw:enhanced-path="M 0 0 L 21600 0 21600 21600 0 21600 0 0 Z N"/>
        </draw:custom-shape>
        <draw:line draw:name="Line 16" draw:style-name="gr44" draw:text-style-name="P4" draw:layer="layout" svg:x1="7.32cm" svg:y1="11.284cm" svg:x2="19.826cm" svg:y2="11.284cm">
          <text:p/>
        </draw:line>
        <draw:custom-shape draw:name="Rectangle 17" draw:style-name="gr20" draw:text-style-name="P2" draw:layer="layout" svg:width="20.557cm" svg:height="1.094cm" svg:x="4.382cm" svg:y="10.01cm">
          <text:list text:style-name="L13">
            <text:list-header>
              <text:p text:style-name="P23"><text:span text:style-name="T42">Enlace Básico TSB 67 inc. 4m de latiguillos de test</text:span></text:p>
            </text:list-header>
          </text:list>
          <draw:enhanced-geometry svg:viewBox="0 0 21600 21600" draw:type="rectangle" draw:enhanced-path="M 0 0 L 21600 0 21600 21600 0 21600 0 0 Z N"/>
        </draw:custom-shape>
        <draw:line draw:name="Line 18" draw:style-name="gr45" draw:text-style-name="P4" draw:layer="layout" svg:x1="5.309cm" svg:y1="9.049cm" svg:x2="18.768cm" svg:y2="9.049cm">
          <text:p/>
        </draw:line>
        <draw:custom-shape draw:name="Rectangle 19" draw:style-name="gr20" draw:text-style-name="P2" draw:layer="layout" svg:width="24.076cm" svg:height="1.094cm" svg:x="0.704cm" svg:y="7.942cm">
          <text:list text:style-name="L13">
            <text:list-header>
              <text:p text:style-name="P23"><text:span text:style-name="T42">Enlace ISO 11801,</text:span><text:span text:style-name="T43"> </text:span><text:span text:style-name="T42">EN 50173 </text:span><text:span text:style-name="T43">Enlace Permanente <text:s/>ISO Add 2</text:span></text:p>
            </text:list-header>
          </text:list>
          <draw:enhanced-geometry svg:viewBox="0 0 21600 21600" draw:type="rectangle" draw:enhanced-path="M 0 0 L 21600 0 21600 21600 0 21600 0 0 Z N"/>
        </draw:custom-shape>
        <draw:line draw:name="Line 20" draw:style-name="gr46" draw:text-style-name="P4" draw:layer="layout" svg:x1="1.499cm" svg:y1="6.857cm" svg:x2="23.107cm" svg:y2="6.857cm">
          <text:p/>
        </draw:line>
        <draw:custom-shape draw:name="Rectangle 21" draw:style-name="gr20" draw:text-style-name="P2" draw:layer="layout" svg:width="20.731cm" svg:height="1.094cm" svg:x="-0.39cm" svg:y="5.764cm">
          <text:list text:style-name="L13">
            <text:list-header>
              <text:p text:style-name="P23"><text:span text:style-name="T42">Canal. <text:s/>ISO 11801, EN 50173, EIA/TIA 568A, TSB 67</text:span></text:p>
            </text:list-header>
          </text:list>
          <draw:enhanced-geometry svg:viewBox="0 0 21600 21600" draw:type="rectangle" draw:enhanced-path="M 0 0 L 21600 0 21600 21600 0 21600 0 0 Z N"/>
        </draw:custom-shape>
        <anim:par presentation:node-type="timing-root">
          <anim:par smil:begin="id39.begin">
            <anim:transitionFilter smil:dur="1s" smil:type="dissolve"/>
          </anim:par>
        </anim:par>
        <presentation:notes draw:style-name="dp2">
          <draw:page-thumbnail draw:style-name="gr5" draw:layer="layout" svg:width="7.142cm" svg:height="9.524cm" svg:x="5.953cm" svg:y="1.93cm" draw:page-number="39" presentation:class="page"/>
          <draw:frame presentation:style-name="pr5" draw:layer="layout" svg:width="15.239cm" svg:height="11.43cm" svg:x="1.905cm" svg:y="12.065cm" presentation:class="notes" presentation:placeholder="true">
            <draw:text-box/>
          </draw:frame>
        </presentation:notes>
      </draw:page>
      <draw:page draw:name="Slide 40" draw:style-name="dp1" draw:master-page-name="Predeterminado" presentation:use-date-time-name="dtd1" xml:id="id40" draw:id="id40">
        <draw:custom-shape draw:name="Rectangle 2" draw:style-name="gr20" draw:text-style-name="P2" draw:layer="layout" svg:width="9.728cm" svg:height="1.601cm" svg:x="5.065cm" svg:y="1.693cm">
          <text:list text:style-name="L1">
            <text:list-header>
              <text:p text:style-name="P3"><text:span text:style-name="T44">Pruebas necesarias</text:span></text:p>
            </text:list-header>
          </text:list>
          <draw:enhanced-geometry svg:viewBox="0 0 21600 21600" draw:type="rectangle" draw:enhanced-path="M 0 0 L 21600 0 21600 21600 0 21600 0 0 Z N"/>
        </draw:custom-shape>
        <draw:custom-shape draw:name="Rectangle 3" draw:style-name="gr7" draw:text-style-name="P2" draw:layer="layout" svg:width="10.508cm" svg:height="10.006cm" svg:x="2.752cm" svg:y="6.138cm">
          <text:list text:style-name="L11">
            <text:list-item>
              <text:p text:style-name="P30"><text:span text:style-name="T45">Longitud</text:span></text:p>
            </text:list-item>
            <text:list-item>
              <text:p text:style-name="P30"><text:span text:style-name="T45">Mapa de cableado</text:span></text:p>
            </text:list-item>
            <text:list-item>
              <text:p text:style-name="P30"><text:span text:style-name="T45">Atenuación</text:span></text:p>
            </text:list-item>
            <text:list-item>
              <text:p text:style-name="P30"><text:span text:style-name="T45">NEXT</text:span></text:p>
            </text:list-item>
            <text:list-item>
              <text:p text:style-name="P30"><text:span text:style-name="T45">ACR</text:span></text:p>
            </text:list-item>
          </text:list>
          <draw:enhanced-geometry svg:viewBox="0 0 21600 21600" draw:type="rectangle" draw:enhanced-path="M 0 0 L 21600 0 21600 21600 0 21600 0 0 Z N"/>
        </draw:custom-shape>
        <draw:custom-shape draw:name="Rectangle 4" draw:style-name="gr7" draw:text-style-name="P2" draw:layer="layout" svg:width="11.853cm" svg:height="13.547cm" svg:x="12.912cm" svg:y="6.138cm">
          <text:list text:style-name="L12">
            <text:list-item>
              <text:p text:style-name="P31"><text:span text:style-name="T46">FEXT </text:span><text:span text:style-name="T47">*</text:span></text:p>
            </text:list-item>
            <text:list-item>
              <text:p text:style-name="P31"><text:span text:style-name="T46">EL-FEXT </text:span><text:span text:style-name="T47">*</text:span></text:p>
            </text:list-item>
            <text:list-item>
              <text:p text:style-name="P31"><text:span text:style-name="T46">PS-NEXT </text:span><text:span text:style-name="T47">*</text:span></text:p>
            </text:list-item>
            <text:list-item>
              <text:p text:style-name="P31"><text:span text:style-name="T46">PSACR </text:span><text:span text:style-name="T47">*</text:span></text:p>
            </text:list-item>
            <text:list-item>
              <text:p text:style-name="P31"><text:span text:style-name="T46">PS-ELFEXT </text:span><text:span text:style-name="T47">*</text:span></text:p>
            </text:list-item>
            <text:list-item>
              <text:p text:style-name="P31"><text:span text:style-name="T46">Perdidas de Retorno</text:span><text:span text:style-name="T47">*</text:span></text:p>
            </text:list-item>
            <text:list-item>
              <text:p text:style-name="P31"><text:span text:style-name="T46">Retardo</text:span></text:p>
            </text:list-item>
            <text:list-item>
              <text:p text:style-name="P31"><text:span text:style-name="T46">Retardo diferencial </text:span><text:span text:style-name="T47">*</text:span></text:p>
            </text:list-item>
          </text:list>
          <draw:enhanced-geometry svg:viewBox="0 0 21600 21600" draw:type="rectangle" draw:enhanced-path="M 0 0 L 21600 0 21600 21600 0 21600 0 0 Z N"/>
        </draw:custom-shape>
        <anim:par presentation:node-type="timing-root">
          <anim:par smil:begin="id40.begin">
            <anim:transitionFilter smil:dur="1s" smil:type="dissolve"/>
          </anim:par>
        </anim:par>
        <presentation:notes draw:style-name="dp2">
          <draw:page-thumbnail draw:style-name="gr5" draw:layer="layout" svg:width="7.142cm" svg:height="9.524cm" svg:x="5.953cm" svg:y="1.93cm" draw:page-number="40" presentation:class="page"/>
          <draw:frame presentation:style-name="pr5" draw:layer="layout" svg:width="15.239cm" svg:height="11.43cm" svg:x="1.905cm" svg:y="12.065cm" presentation:class="notes" presentation:placeholder="true">
            <draw:text-box/>
          </draw:frame>
        </presentation:notes>
      </draw:page>
      <draw:page draw:name="Slide 41" draw:style-name="dp1" draw:master-page-name="Predeterminado" presentation:use-date-time-name="dtd1" xml:id="id41" draw:id="id41">
        <draw:custom-shape draw:name="Rectangle 1026" draw:style-name="gr3" draw:text-style-name="P2" draw:layer="layout" svg:width="22.86cm" svg:height="7.031cm" svg:x="2.54cm" svg:y="8.467cm">
          <text:list text:style-name="L1">
            <text:list-header>
              <text:p text:style-name="P9"><text:span text:style-name="T30">El FEXT se expresa en dB como la relación entre la potencia inducida <text:s/>en un par respecto a la potencia de la señal original en otro par, medido en el extremo lejano al emisor.</text:span></text:p>
              <text:p text:style-name="P3"><text:span text:style-name="T30"/></text:p>
            </text:list-header>
          </text:list>
          <draw:enhanced-geometry svg:viewBox="0 0 21600 21600" draw:type="rectangle" draw:enhanced-path="M 0 0 L 21600 0 21600 21600 0 21600 0 0 Z N"/>
        </draw:custom-shape>
        <draw:custom-shape draw:name="Rectangle 1027" draw:style-name="gr2" draw:text-style-name="P2" draw:layer="layout" svg:width="20.729cm" svg:height="1.615cm" svg:x="3.78cm" svg:y="2.328cm">
          <text:list text:style-name="L1">
            <text:list-header>
              <text:p text:style-name="P1"><text:span text:style-name="T48">FEXT (Far End Crosstalk o telediafonía):</text:span></text:p>
            </text:list-header>
          </text:list>
          <draw:enhanced-geometry svg:viewBox="0 0 21600 21600" draw:type="rectangle" draw:enhanced-path="M 0 0 L 21600 0 21600 21600 0 21600 0 0 Z N"/>
        </draw:custom-shape>
        <anim:par presentation:node-type="timing-root">
          <anim:par smil:begin="id41.begin">
            <anim:transitionFilter smil:dur="1s" smil:type="dissolve"/>
          </anim:par>
        </anim:par>
        <presentation:notes draw:style-name="dp2">
          <draw:page-thumbnail draw:style-name="gr5" draw:layer="layout" svg:width="7.142cm" svg:height="9.524cm" svg:x="5.953cm" svg:y="1.93cm" draw:page-number="41" presentation:class="page"/>
          <draw:frame presentation:style-name="pr5" draw:layer="layout" svg:width="15.239cm" svg:height="11.43cm" svg:x="1.905cm" svg:y="12.065cm" presentation:class="notes" presentation:placeholder="true">
            <draw:text-box/>
          </draw:frame>
        </presentation:notes>
      </draw:page>
      <draw:page draw:name="Slide 42" draw:style-name="dp1" draw:master-page-name="Predeterminado" presentation:use-date-time-name="dtd1" xml:id="id42" draw:id="id42">
        <draw:frame draw:name="Picture 1026" draw:style-name="gr4" draw:text-style-name="P4" draw:layer="layout" svg:width="19.473cm" svg:height="6.271cm" svg:x="3.175cm" svg:y="7.408cm">
          <draw:image xlink:href="Pictures/100000000000016A0000008A5E8DCF0A.png" xlink:type="simple" xlink:show="embed" xlink:actuate="onLoad">
            <text:p/>
          </draw:image>
        </draw:frame>
        <anim:par presentation:node-type="timing-root">
          <anim:par smil:begin="id42.begin">
            <anim:transitionFilter smil:dur="1s" smil:type="dissolve"/>
          </anim:par>
        </anim:par>
        <presentation:notes draw:style-name="dp2">
          <draw:page-thumbnail draw:style-name="gr5" draw:layer="layout" svg:width="7.142cm" svg:height="9.524cm" svg:x="5.953cm" svg:y="1.93cm" draw:page-number="42" presentation:class="page"/>
          <draw:frame presentation:style-name="pr5" draw:layer="layout" svg:width="15.239cm" svg:height="11.43cm" svg:x="1.905cm" svg:y="12.065cm" presentation:class="notes" presentation:placeholder="true">
            <draw:text-box/>
          </draw:frame>
        </presentation:notes>
      </draw:page>
      <draw:page draw:name="Slide 43" draw:style-name="dp1" draw:master-page-name="Predeterminado" presentation:use-date-time-name="dtd1" xml:id="id43" draw:id="id43">
        <draw:custom-shape draw:name="Rectangle 1026" draw:style-name="gr3" draw:text-style-name="P2" draw:layer="layout" svg:width="23.495cm" svg:height="12.447cm" svg:x="1.905cm" svg:y="6.562cm">
          <text:list text:style-name="L1">
            <text:list-header>
              <text:p text:style-name="P9"><text:span text:style-name="T30">Esta entidad es un resultado calculado en lugar de una medición y no es más que la relación entre la telediafonía (FEXT) y la atenuación del canal. En realidad, se trata del ACR en el extremo lejano del enlace de cableado y se obtiene substrayendo la atenuación del par perturbador de la telediafonía (FEXT) que dicho par introduce en un par adyacente.</text:span></text:p>
              <text:p text:style-name="P3"><text:span text:style-name="T30"/></text:p>
            </text:list-header>
          </text:list>
          <draw:enhanced-geometry svg:viewBox="0 0 21600 21600" draw:type="rectangle" draw:enhanced-path="M 0 0 L 21600 0 21600 21600 0 21600 0 0 Z N"/>
        </draw:custom-shape>
        <draw:custom-shape draw:name="Rectangle 1027" draw:style-name="gr2" draw:text-style-name="P2" draw:layer="layout" svg:width="21.542cm" svg:height="1.615cm" svg:x="3.883cm" svg:y="2.328cm">
          <text:list text:style-name="L1">
            <text:list-header>
              <text:p text:style-name="P1"><text:span text:style-name="T48">ELFEXT (Equal Level Far End Crosstalk):</text:span></text:p>
            </text:list-header>
          </text:list>
          <draw:enhanced-geometry svg:viewBox="0 0 21600 21600" draw:type="rectangle" draw:enhanced-path="M 0 0 L 21600 0 21600 21600 0 21600 0 0 Z N"/>
        </draw:custom-shape>
        <anim:par presentation:node-type="timing-root">
          <anim:par smil:begin="id43.begin">
            <anim:transitionFilter smil:dur="1s" smil:type="dissolve"/>
          </anim:par>
        </anim:par>
        <presentation:notes draw:style-name="dp2">
          <draw:page-thumbnail draw:style-name="gr5" draw:layer="layout" svg:width="7.142cm" svg:height="9.524cm" svg:x="5.953cm" svg:y="1.93cm" draw:page-number="43" presentation:class="page"/>
          <draw:frame presentation:style-name="pr5" draw:layer="layout" svg:width="15.239cm" svg:height="11.43cm" svg:x="1.905cm" svg:y="12.065cm" presentation:class="notes" presentation:placeholder="true">
            <draw:text-box/>
          </draw:frame>
        </presentation:notes>
      </draw:page>
      <draw:page draw:name="Slide 44" draw:style-name="dp1" draw:master-page-name="Predeterminado" presentation:use-date-time-name="dtd1" xml:id="id44" draw:id="id44">
        <draw:custom-shape draw:name="Rectangle 2" draw:style-name="gr7" draw:text-style-name="P2" draw:layer="layout" svg:width="21.378cm" svg:height="1.693cm" svg:x="3.175cm" svg:y="3.175cm">
          <text:list text:style-name="L5">
            <text:list-header>
              <text:p text:style-name="P32"><text:span text:style-name="T49"><text:s text:c="2"/></text:span><text:span text:style-name="T50">ELFEXT ( Equal Level Far End Cross Talk)</text:span></text:p>
              <text:p text:style-name="P32"><text:span text:style-name="T50"/></text:p>
              <text:p text:style-name="P32"><text:span text:style-name="T50"/></text:p>
              <text:p text:style-name="P32"><text:span text:style-name="T50"/></text:p>
              <text:p text:style-name="P32"><text:span text:style-name="T50"/></text:p>
              <text:p text:style-name="P33"><text:span text:style-name="T51"/></text:p>
              <text:p text:style-name="P33"><text:span text:style-name="T51"/></text:p>
              <text:p text:style-name="P33"><text:span text:style-name="T51"/></text:p>
              <text:p text:style-name="P33"><text:span text:style-name="T51"/></text:p>
            </text:list-header>
          </text:list>
          <draw:enhanced-geometry svg:viewBox="0 0 21600 21600" draw:type="rectangle" draw:enhanced-path="M 0 0 L 21600 0 21600 21600 0 21600 0 0 Z N"/>
        </draw:custom-shape>
        <draw:frame draw:name="Picture 12" draw:style-name="gr4" draw:text-style-name="P4" draw:layer="layout" svg:width="19.05cm" svg:height="10.015cm" svg:x="3.598cm" svg:y="6.138cm">
          <draw:image xlink:href="Pictures/10000000000001F2000000E5EEDB4A68.png" xlink:type="simple" xlink:show="embed" xlink:actuate="onLoad">
            <text:p/>
          </draw:image>
        </draw:frame>
        <anim:par presentation:node-type="timing-root">
          <anim:par smil:begin="id44.begin">
            <anim:transitionFilter smil:dur="1s" smil:type="dissolve"/>
          </anim:par>
        </anim:par>
        <presentation:notes draw:style-name="dp2">
          <draw:page-thumbnail draw:style-name="gr5" draw:layer="layout" svg:width="7.142cm" svg:height="9.524cm" svg:x="5.953cm" svg:y="1.93cm" draw:page-number="44" presentation:class="page"/>
          <draw:frame presentation:style-name="pr5" draw:layer="layout" svg:width="15.239cm" svg:height="11.43cm" svg:x="1.905cm" svg:y="12.065cm" presentation:class="notes" presentation:placeholder="true">
            <draw:text-box/>
          </draw:frame>
        </presentation:notes>
      </draw:page>
      <draw:page draw:name="Slide 45" draw:style-name="dp1" draw:master-page-name="Predeterminado" presentation:use-date-time-name="dtd1" xml:id="id45" draw:id="id45">
        <draw:custom-shape draw:name="Rectangle 1026" draw:style-name="gr3" draw:text-style-name="P2" draw:layer="layout" svg:width="22.013cm" svg:height="7.031cm" svg:x="2.54cm" svg:y="6.138cm">
          <text:list text:style-name="L1">
            <text:list-header>
              <text:p text:style-name="P9"><text:span text:style-name="T30">Este parámetro no constituye una medición. Su valor es el resultado de la suma algebraica de los efectos individuales de paradiafonía (NEXT) en cada par producidos por los otros tres pares. <text:s/></text:span></text:p>
            </text:list-header>
          </text:list>
          <draw:enhanced-geometry svg:viewBox="0 0 21600 21600" draw:type="rectangle" draw:enhanced-path="M 0 0 L 21600 0 21600 21600 0 21600 0 0 Z N"/>
        </draw:custom-shape>
        <draw:custom-shape draw:name="Rectangle 1027" draw:style-name="gr2" draw:text-style-name="P2" draw:layer="layout" svg:width="15.369cm" svg:height="1.615cm" svg:x="5.278cm" svg:y="2.328cm">
          <text:list text:style-name="L1">
            <text:list-header>
              <text:p text:style-name="P1"><text:span text:style-name="T48">PSNEXT (Power Sum NEXT):</text:span></text:p>
            </text:list-header>
          </text:list>
          <draw:enhanced-geometry svg:viewBox="0 0 21600 21600" draw:type="rectangle" draw:enhanced-path="M 0 0 L 21600 0 21600 21600 0 21600 0 0 Z N"/>
        </draw:custom-shape>
        <draw:custom-shape draw:name="Text Box 1028" draw:style-name="gr28" draw:text-style-name="P2" draw:layer="layout" svg:width="20.743cm" svg:height="2.117cm" svg:x="3.81cm" svg:y="13.758cm">
          <text:list text:style-name="L10">
            <text:list-header>
              <text:p text:style-name="P3"><text:span text:style-name="T52">PSNEXT = 10 log</text:span><text:span text:style-name="T53">10</text:span><text:span text:style-name="T52">(10 </text:span><text:span text:style-name="T54">-N1/10 </text:span><text:span text:style-name="T52">+ 10</text:span><text:span text:style-name="T54"> -N2/10 </text:span><text:span text:style-name="T52">+ ...)</text:span><text:span text:style-name="T55"> </text:span></text:p>
            </text:list-header>
          </text:list>
          <draw:enhanced-geometry svg:viewBox="0 0 21600 21600" draw:type="mso-spt202" draw:enhanced-path="M 0 0 L 21600 0 21600 21600 0 21600 0 0 Z N"/>
        </draw:custom-shape>
        <anim:par presentation:node-type="timing-root">
          <anim:par smil:begin="id45.begin">
            <anim:transitionFilter smil:dur="1s" smil:type="dissolve"/>
          </anim:par>
        </anim:par>
        <presentation:notes draw:style-name="dp2">
          <draw:page-thumbnail draw:style-name="gr5" draw:layer="layout" svg:width="7.142cm" svg:height="9.524cm" svg:x="5.953cm" svg:y="1.93cm" draw:page-number="45" presentation:class="page"/>
          <draw:frame presentation:style-name="pr5" draw:layer="layout" svg:width="15.239cm" svg:height="11.43cm" svg:x="1.905cm" svg:y="12.065cm" presentation:class="notes" presentation:placeholder="true">
            <draw:text-box/>
          </draw:frame>
        </presentation:notes>
      </draw:page>
      <draw:page draw:name="Slide 46" draw:style-name="dp1" draw:master-page-name="Predeterminado" presentation:use-date-time-name="dtd1" xml:id="id46" draw:id="id46">
        <draw:custom-shape draw:name="Rectangle 1026" draw:style-name="gr3" draw:text-style-name="P2" draw:layer="layout" svg:width="23.072cm" svg:height="9.739cm" svg:x="1.693cm" svg:y="6.562cm">
          <text:list text:style-name="L1">
            <text:list-header>
              <text:p text:style-name="P9"><text:span text:style-name="T30">Es realmente un cálculo y no una medición y se obtiene como resultado de sumar algebraicamente los efectos individuales de ACR. Debido a que PSACR es una medida de la relación señal a ruido, son deseados valores altos, ya que significa mayor señal y menor ruido.</text:span></text:p>
              <text:p text:style-name="P3"><text:span text:style-name="T30"/></text:p>
            </text:list-header>
          </text:list>
          <draw:enhanced-geometry svg:viewBox="0 0 21600 21600" draw:type="rectangle" draw:enhanced-path="M 0 0 L 21600 0 21600 21600 0 21600 0 0 Z N"/>
        </draw:custom-shape>
        <draw:custom-shape draw:name="Rectangle 1027" draw:style-name="gr3" draw:text-style-name="P2" draw:layer="layout" svg:width="7.408cm" svg:height="1.615cm" svg:x="6.562cm" svg:y="2.328cm">
          <text:list text:style-name="L1">
            <text:list-header>
              <text:p text:style-name="P1"><text:span text:style-name="T48">PSACR:</text:span></text:p>
            </text:list-header>
          </text:list>
          <draw:enhanced-geometry svg:viewBox="0 0 21600 21600" draw:type="rectangle" draw:enhanced-path="M 0 0 L 21600 0 21600 21600 0 21600 0 0 Z N"/>
        </draw:custom-shape>
        <anim:par presentation:node-type="timing-root">
          <anim:par smil:begin="id46.begin">
            <anim:transitionFilter smil:dur="1s" smil:type="dissolve"/>
          </anim:par>
        </anim:par>
        <presentation:notes draw:style-name="dp2">
          <draw:page-thumbnail draw:style-name="gr5" draw:layer="layout" svg:width="7.142cm" svg:height="9.524cm" svg:x="5.953cm" svg:y="1.93cm" draw:page-number="46" presentation:class="page"/>
          <draw:frame presentation:style-name="pr5" draw:layer="layout" svg:width="15.239cm" svg:height="11.43cm" svg:x="1.905cm" svg:y="12.065cm" presentation:class="notes" presentation:placeholder="true">
            <draw:text-box/>
          </draw:frame>
        </presentation:notes>
      </draw:page>
      <draw:page draw:name="Slide 47" draw:style-name="dp1" draw:master-page-name="Predeterminado" presentation:use-date-time-name="dtd1" xml:id="id47" draw:id="id47">
        <draw:custom-shape draw:name="Rectangle 1026" draw:style-name="gr3" draw:text-style-name="P2" draw:layer="layout" svg:width="21.59cm" svg:height="7.031cm" svg:x="2.752cm" svg:y="7.197cm">
          <text:list text:style-name="L1">
            <text:list-header>
              <text:p text:style-name="P9"><text:span text:style-name="T30">Se expresa como el resultado de la suma algebraica de los efectos individuales de ELFEXT en cada par, producidos por los otros tres pares. <text:s/></text:span></text:p>
              <text:p text:style-name="P3"><text:span text:style-name="T30"/></text:p>
            </text:list-header>
          </text:list>
          <draw:enhanced-geometry svg:viewBox="0 0 21600 21600" draw:type="rectangle" draw:enhanced-path="M 0 0 L 21600 0 21600 21600 0 21600 0 0 Z N"/>
        </draw:custom-shape>
        <draw:custom-shape draw:name="Rectangle 1027" draw:style-name="gr2" draw:text-style-name="P2" draw:layer="layout" svg:width="18.13cm" svg:height="1.615cm" svg:x="4.431cm" svg:y="2.54cm">
          <text:list text:style-name="L1">
            <text:list-header>
              <text:p text:style-name="P1"><text:span text:style-name="T48">PSELFEXT (Power Sum ELFEXT):</text:span></text:p>
            </text:list-header>
          </text:list>
          <draw:enhanced-geometry svg:viewBox="0 0 21600 21600" draw:type="rectangle" draw:enhanced-path="M 0 0 L 21600 0 21600 21600 0 21600 0 0 Z N"/>
        </draw:custom-shape>
        <anim:par presentation:node-type="timing-root">
          <anim:par smil:begin="id47.begin">
            <anim:transitionFilter smil:dur="1s" smil:type="dissolve"/>
          </anim:par>
        </anim:par>
        <presentation:notes draw:style-name="dp2">
          <draw:page-thumbnail draw:style-name="gr5" draw:layer="layout" svg:width="7.142cm" svg:height="9.524cm" svg:x="5.953cm" svg:y="1.93cm" draw:page-number="47" presentation:class="page"/>
          <draw:frame presentation:style-name="pr5" draw:layer="layout" svg:width="15.239cm" svg:height="11.43cm" svg:x="1.905cm" svg:y="12.065cm" presentation:class="notes" presentation:placeholder="true">
            <draw:text-box/>
          </draw:frame>
        </presentation:notes>
      </draw:page>
      <draw:page draw:name="Slide 48" draw:style-name="dp1" draw:master-page-name="Predeterminado" presentation:use-date-time-name="dtd1" xml:id="id48" draw:id="id48">
        <draw:custom-shape draw:name="Rectangle 2" draw:style-name="gr47" draw:text-style-name="P2" draw:layer="layout" svg:width="20.355cm" svg:height="8.204cm" svg:x="3.81cm" svg:y="5.927cm">
          <text:list text:style-name="L5">
            <text:list-header>
              <text:p text:style-name="P23"><text:span text:style-name="T51"/></text:p>
            </text:list-header>
          </text:list>
          <text:list text:style-name="L1">
            <text:list-header>
              <text:p text:style-name="P9"><text:span text:style-name="T56">Las perdidas de retorno miden la cantidad de energía reflejada a lo largo de un canal debido a las diferencias de impedancia. Los equipos de transmisión LAN no toleran una reflexión superior al 20% (7dB). <text:s/>Las nuevas normas exigen entre 10 y 15dB (3 a 10%)</text:span></text:p>
            </text:list-header>
          </text:list>
          <draw:enhanced-geometry svg:viewBox="0 0 21600 21600" draw:type="rectangle" draw:enhanced-path="M 0 0 L 21600 0 21600 21600 0 21600 0 0 Z N"/>
        </draw:custom-shape>
        <draw:g draw:name="Group 3">
          <draw:custom-shape draw:name="AutoShape 4" draw:style-name="gr48" draw:text-style-name="P2" draw:layer="layout" svg:width="12.527cm" svg:height="1.27cm" svg:x="9.013cm" svg:y="15.028cm">
            <text:list text:style-name="L1">
              <text:list-header>
                <text:p text:style-name="P1"><text:span text:style-name="T70"/></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5" draw:style-name="gr49" draw:text-style-name="P2" draw:layer="layout" svg:width="2.328cm" svg:height="2.751cm" draw:transform="rotate (-1.5707963267949) translate (11.688cm 15.341cm)">
            <text:list text:style-name="L1">
              <text:list-header>
                <text:p text:style-name="P1"><text:span text:style-name="T70"/></text:p>
              </text:list-header>
            </text:list>
            <draw:enhanced-geometry draw:extrusion-allowed="true" draw:text-areas="0 8308 6095 21600" draw:glue-points="226 0 75 624 238 240 383 413 528 240" draw:type="mso-spt100" draw:enhanced-path="M 15662 14285 L 21600 8310 L 18630 8310 C 18630 3721 14430 0 9250 0 C 4141 0 0 3799 0 8485 L 0 21600 L 6110 21600 L 6110 8310 C 6110 6947 7362 5842 8907 5842 L 9725 5842 C 11269 5842 12520 6947 12520 8310 L 9725 8310 Z N"/>
          </draw:custom-shape>
          <draw:custom-shape draw:name="AutoShape 6" draw:style-name="gr48" draw:text-style-name="P2" draw:layer="layout" svg:width="1.309cm" svg:height="1.269cm" draw:transform="rotate (-1.5707963267949) translate (6.154cm 15.046cm)">
            <text:list text:style-name="L1">
              <text:list-header>
                <text:p text:style-name="P1"><text:span text:style-name="T70"/></text:p>
              </text:list-header>
            </text:list>
            <draw:enhanced-geometry svg:viewBox="0 0 21600 21600" draw:glue-points="10800 0 5400 10800 10800 21600 16200 10800" draw:text-areas="5400 10800 16200 21600" draw:type="flowchart-extract" draw:enhanced-path="M 10800 0 L 21600 21600 0 21600 10800 0 Z N"/>
          </draw:custom-shape>
          <draw:custom-shape draw:name="Text Box 7" draw:style-name="gr2" draw:text-style-name="P2" draw:layer="layout" svg:width="1.916cm" svg:height="1.108cm" svg:x="7.777cm" svg:y="16.585cm">
            <text:list text:style-name="L5">
              <text:list-header>
                <text:p text:style-name="P23"><text:span text:style-name="T51">10%</text:span></text:p>
              </text:list-header>
            </text:list>
            <draw:enhanced-geometry svg:viewBox="0 0 21600 21600" draw:type="mso-spt202" draw:enhanced-path="M 0 0 L 21600 0 21600 21600 0 21600 0 0 Z N"/>
          </draw:custom-shape>
          <draw:custom-shape draw:name="Text Box 8" draw:style-name="gr2" draw:text-style-name="P2" draw:layer="layout" svg:width="1.916cm" svg:height="1.108cm" svg:x="21.566cm" svg:y="15.081cm">
            <text:list text:style-name="L5">
              <text:list-header>
                <text:p text:style-name="P23"><text:span text:style-name="T51">90%</text:span></text:p>
              </text:list-header>
            </text:list>
            <draw:enhanced-geometry svg:viewBox="0 0 21600 21600" draw:type="mso-spt202" draw:enhanced-path="M 0 0 L 21600 0 21600 21600 0 21600 0 0 Z N"/>
          </draw:custom-shape>
          <draw:custom-shape draw:name="Text Box 9" draw:style-name="gr2" draw:text-style-name="P2" draw:layer="layout" svg:width="1.404cm" svg:height="1.108cm" svg:x="3.392cm" svg:y="15.253cm">
            <text:list text:style-name="L5">
              <text:list-header>
                <text:p text:style-name="P23"><text:span text:style-name="T51">TX</text:span></text:p>
              </text:list-header>
            </text:list>
            <draw:enhanced-geometry svg:viewBox="0 0 21600 21600" draw:type="mso-spt202" draw:enhanced-path="M 0 0 L 21600 0 21600 21600 0 21600 0 0 Z N"/>
          </draw:custom-shape>
          <draw:custom-shape draw:name="Text Box 10" draw:style-name="gr2" draw:text-style-name="P2" draw:layer="layout" svg:width="2.31cm" svg:height="1.108cm" svg:x="6.449cm" svg:y="15.187cm">
            <text:list text:style-name="L5">
              <text:list-header>
                <text:p text:style-name="P23"><text:span text:style-name="T51">100%</text:span></text:p>
              </text:list-header>
            </text:list>
            <draw:enhanced-geometry svg:viewBox="0 0 21600 21600" draw:type="mso-spt202" draw:enhanced-path="M 0 0 L 21600 0 21600 21600 0 21600 0 0 Z N"/>
          </draw:custom-shape>
        </draw:g>
        <draw:custom-shape draw:name="Rectangle 20" draw:style-name="gr2" draw:text-style-name="P2" draw:layer="layout" svg:width="10.45cm" svg:height="1.615cm" svg:x="6.547cm" svg:y="2.412cm">
          <text:list text:style-name="L1">
            <text:list-header>
              <text:p text:style-name="P3"><text:span text:style-name="T40">Perdidas de Retorno</text:span></text:p>
            </text:list-header>
          </text:list>
          <draw:enhanced-geometry svg:viewBox="0 0 21600 21600" draw:type="rectangle" draw:enhanced-path="M 0 0 L 21600 0 21600 21600 0 21600 0 0 Z N"/>
        </draw:custom-shape>
        <anim:par presentation:node-type="timing-root">
          <anim:par smil:begin="id48.begin">
            <anim:transitionFilter smil:dur="1s" smil:type="dissolve"/>
          </anim:par>
        </anim:par>
        <presentation:notes draw:style-name="dp2">
          <draw:page-thumbnail draw:style-name="gr5" draw:layer="layout" svg:width="7.142cm" svg:height="9.524cm" svg:x="5.953cm" svg:y="1.93cm" draw:page-number="48" presentation:class="page"/>
          <draw:frame presentation:style-name="pr5" draw:layer="layout" svg:width="15.239cm" svg:height="11.43cm" svg:x="1.905cm" svg:y="12.065cm" presentation:class="notes" presentation:placeholder="true">
            <draw:text-box/>
          </draw:frame>
        </presentation:notes>
      </draw:page>
      <draw:page draw:name="Slide 49" draw:style-name="dp1" draw:master-page-name="Predeterminado" presentation:use-date-time-name="dtd1" xml:id="id49" draw:id="id49">
        <draw:frame draw:name="Picture 2" draw:style-name="gr4" draw:text-style-name="P4" draw:layer="layout" svg:width="19.261cm" svg:height="9.578cm" svg:x="4.022cm" svg:y="6.773cm">
          <draw:image xlink:href="Pictures/100000000000018A00000094F80F3800.png" xlink:type="simple" xlink:show="embed" xlink:actuate="onLoad">
            <text:p/>
          </draw:image>
        </draw:frame>
        <draw:custom-shape draw:name="Rectangle 3" draw:style-name="gr2" draw:text-style-name="P2" draw:layer="layout" svg:width="10.45cm" svg:height="1.615cm" svg:x="6.547cm" svg:y="2.412cm">
          <text:list text:style-name="L1">
            <text:list-header>
              <text:p text:style-name="P3"><text:span text:style-name="T40">Perdidas de Retorno</text:span></text:p>
            </text:list-header>
          </text:list>
          <draw:enhanced-geometry svg:viewBox="0 0 21600 21600" draw:type="rectangle" draw:enhanced-path="M 0 0 L 21600 0 21600 21600 0 21600 0 0 Z N"/>
        </draw:custom-shape>
        <anim:par presentation:node-type="timing-root">
          <anim:par smil:begin="id49.begin">
            <anim:transitionFilter smil:dur="1s" smil:type="dissolve"/>
          </anim:par>
        </anim:par>
        <presentation:notes draw:style-name="dp2">
          <draw:page-thumbnail draw:style-name="gr5" draw:layer="layout" svg:width="7.142cm" svg:height="9.524cm" svg:x="5.953cm" svg:y="1.93cm" draw:page-number="49" presentation:class="page"/>
          <draw:frame presentation:style-name="pr5" draw:layer="layout" svg:width="15.239cm" svg:height="11.43cm" svg:x="1.905cm" svg:y="12.065cm" presentation:class="notes" presentation:placeholder="true">
            <draw:text-box/>
          </draw:frame>
        </presentation:notes>
      </draw:page>
      <draw:page draw:name="Slide 50" draw:style-name="dp1" draw:master-page-name="Predeterminado" presentation:use-date-time-name="dtd1" xml:id="id50" draw:id="id50">
        <draw:custom-shape draw:name="Rectangle 2" draw:style-name="gr3" draw:text-style-name="P2" draw:layer="layout" svg:width="22.86cm" svg:height="4.323cm" svg:x="2.54cm" svg:y="5.927cm">
          <text:list text:style-name="L1">
            <text:list-header>
              <text:p text:style-name="P9"><text:span text:style-name="T30">Es una medida del tiempo requerido para que la señal se propague de un extremo al otro del enlace</text:span><text:span text:style-name="T57"> </text:span></text:p>
            </text:list-header>
          </text:list>
          <draw:enhanced-geometry svg:viewBox="0 0 21600 21600" draw:type="rectangle" draw:enhanced-path="M 0 0 L 21600 0 21600 21600 0 21600 0 0 Z N"/>
        </draw:custom-shape>
        <draw:custom-shape draw:name="Rectangle 3" draw:style-name="gr2" draw:text-style-name="P2" draw:layer="layout" svg:width="4.845cm" svg:height="1.615cm" svg:x="4.865cm" svg:y="2.117cm">
          <text:list text:style-name="L1">
            <text:list-header>
              <text:p text:style-name="P1"><text:span text:style-name="T48">Retardo:</text:span></text:p>
            </text:list-header>
          </text:list>
          <draw:enhanced-geometry svg:viewBox="0 0 21600 21600" draw:type="rectangle" draw:enhanced-path="M 0 0 L 21600 0 21600 21600 0 21600 0 0 Z N"/>
        </draw:custom-shape>
        <draw:custom-shape draw:name="Rectangle 4" draw:style-name="gr3" draw:text-style-name="P2" draw:layer="layout" svg:width="23.283cm" svg:height="2.969cm" svg:x="2.117cm" svg:y="13.335cm">
          <text:list text:style-name="L1">
            <text:list-header>
              <text:p text:style-name="P9"><text:span text:style-name="T30">Es la diferencia de tiempo entre el par más rápido y el par más lento de un cable de pares trenzados. </text:span></text:p>
            </text:list-header>
          </text:list>
          <draw:enhanced-geometry svg:viewBox="0 0 21600 21600" draw:type="rectangle" draw:enhanced-path="M 0 0 L 21600 0 21600 21600 0 21600 0 0 Z N"/>
        </draw:custom-shape>
        <draw:custom-shape draw:name="Rectangle 5" draw:style-name="gr2" draw:text-style-name="P2" draw:layer="layout" svg:width="10.289cm" svg:height="1.615cm" svg:x="2.738cm" svg:y="11.509cm">
          <text:list text:style-name="L1">
            <text:list-header>
              <text:p text:style-name="P1"><text:span text:style-name="T48">Retardo diferencial:</text:span></text:p>
            </text:list-header>
          </text:list>
          <draw:enhanced-geometry svg:viewBox="0 0 21600 21600" draw:type="rectangle" draw:enhanced-path="M 0 0 L 21600 0 21600 21600 0 21600 0 0 Z N"/>
        </draw:custom-shape>
        <anim:par presentation:node-type="timing-root">
          <anim:par smil:begin="id50.begin">
            <anim:transitionFilter smil:dur="1s" smil:type="dissolve"/>
          </anim:par>
        </anim:par>
        <presentation:notes draw:style-name="dp2">
          <draw:page-thumbnail draw:style-name="gr5" draw:layer="layout" svg:width="7.142cm" svg:height="9.524cm" svg:x="5.953cm" svg:y="1.93cm" draw:page-number="50" presentation:class="page"/>
          <draw:frame presentation:style-name="pr5" draw:layer="layout" svg:width="15.239cm" svg:height="11.43cm" svg:x="1.905cm" svg:y="12.065cm" presentation:class="notes" presentation:placeholder="true">
            <draw:text-box/>
          </draw:frame>
        </presentation:notes>
      </draw:page>
      <draw:page draw:name="Slide 51" draw:style-name="dp1" draw:master-page-name="Predeterminado" presentation:use-date-time-name="dtd1" xml:id="id51" draw:id="id51">
        <draw:frame draw:name="Picture 2" draw:style-name="gr4" draw:text-style-name="P4" draw:layer="layout" svg:width="17.594cm" svg:height="10.954cm" svg:x="4.022cm" svg:y="6.138cm">
          <draw:image xlink:href="Pictures/10000000000001F20000010CC96EE3BF.png" xlink:type="simple" xlink:show="embed" xlink:actuate="onLoad">
            <text:p/>
          </draw:image>
        </draw:frame>
        <draw:custom-shape draw:name="Rectangle 3" draw:style-name="gr2" draw:text-style-name="P2" draw:layer="layout" svg:width="10.289cm" svg:height="1.615cm" svg:x="5.066cm" svg:y="2.328cm">
          <text:list text:style-name="L1">
            <text:list-header>
              <text:p text:style-name="P1"><text:span text:style-name="T48">Retardo diferencial:</text:span></text:p>
            </text:list-header>
          </text:list>
          <draw:enhanced-geometry svg:viewBox="0 0 21600 21600" draw:type="rectangle" draw:enhanced-path="M 0 0 L 21600 0 21600 21600 0 21600 0 0 Z N"/>
        </draw:custom-shape>
        <anim:par presentation:node-type="timing-root">
          <anim:par smil:begin="id51.begin">
            <anim:transitionFilter smil:dur="1s" smil:type="dissolve"/>
          </anim:par>
        </anim:par>
        <presentation:notes draw:style-name="dp2">
          <draw:page-thumbnail draw:style-name="gr5" draw:layer="layout" svg:width="7.142cm" svg:height="9.524cm" svg:x="5.953cm" svg:y="1.93cm" draw:page-number="51" presentation:class="page"/>
          <draw:frame presentation:style-name="pr5" draw:layer="layout" svg:width="15.239cm" svg:height="11.43cm" svg:x="1.905cm" svg:y="12.065cm" presentation:class="notes" presentation:placeholder="true">
            <draw:text-box/>
          </draw:frame>
        </presentation:notes>
      </draw:page>
      <draw:page draw:name="Slide 52" draw:style-name="dp1" draw:master-page-name="Predeterminado" presentation:use-date-time-name="dtd1" xml:id="id52" draw:id="id52">
        <draw:custom-shape draw:name="Text Box 2" draw:style-name="gr2" draw:text-style-name="P2" draw:layer="layout" svg:width="12.178cm" svg:height="1.615cm" svg:x="6.122cm" svg:y="2.54cm">
          <text:list text:style-name="L1">
            <text:list-header>
              <text:p text:style-name="P3"><text:span text:style-name="T19">Enlaces de Fibra Optica</text:span></text:p>
            </text:list-header>
          </text:list>
          <draw:enhanced-geometry svg:viewBox="0 0 21600 21600" draw:type="mso-spt202" draw:enhanced-path="M 0 0 L 21600 0 21600 21600 0 21600 0 0 Z N"/>
        </draw:custom-shape>
        <draw:custom-shape draw:name="Text Box 3" draw:style-name="gr2" draw:text-style-name="P2" draw:layer="layout" svg:width="22.604cm" svg:height="4.323cm" svg:x="1.872cm" svg:y="6.138cm">
          <text:list text:style-name="L1">
            <text:list-header>
              <text:p text:style-name="P3"><text:span text:style-name="T18">Cada enlace de fibra óptica, horizontal y troncal </text:span></text:p>
              <text:p text:style-name="P3"><text:span text:style-name="T18">debe pasar un test de atenuación empleando una </text:span></text:p>
              <text:p text:style-name="P3"><text:span text:style-name="T18">fuente óptica y un medidor de potencia</text:span></text:p>
            </text:list-header>
          </text:list>
          <draw:enhanced-geometry svg:viewBox="0 0 21600 21600" draw:type="mso-spt202" draw:enhanced-path="M 0 0 L 21600 0 21600 21600 0 21600 0 0 Z N"/>
        </draw:custom-shape>
        <draw:frame draw:name="Object 4" draw:style-name="gr50" draw:layer="layout" svg:width="20.218cm" svg:height="6.685cm" svg:x="2.117cm" svg:y="10.795cm">
          <draw:object-ole draw:class-id="00000000-0000-0000-0000-000000000000" xlink:href="./Object 3" xlink:type="simple" xlink:show="embed" xlink:actuate="onLoad"/>
          <draw:image xlink:href="./ObjectReplacements/Object 3" xlink:type="simple" xlink:show="embed" xlink:actuate="onLoad"/>
        </draw:frame>
        <anim:par presentation:node-type="timing-root">
          <anim:par smil:begin="id52.begin">
            <anim:transitionFilter smil:dur="1s" smil:type="dissolve"/>
          </anim:par>
        </anim:par>
        <presentation:notes draw:style-name="dp2">
          <draw:page-thumbnail draw:style-name="gr5" draw:layer="layout" svg:width="7.142cm" svg:height="9.524cm" svg:x="5.953cm" svg:y="1.93cm" draw:page-number="52" presentation:class="page"/>
          <draw:frame presentation:style-name="pr5" draw:layer="layout" svg:width="15.239cm" svg:height="11.43cm" svg:x="1.905cm" svg:y="12.065cm" presentation:class="notes" presentation:placeholder="true">
            <draw:text-box/>
          </draw:frame>
        </presentation:notes>
      </draw:page>
      <draw:page draw:name="Slide 53" draw:style-name="dp1" draw:master-page-name="Predeterminado" presentation:use-date-time-name="dtd1" xml:id="id53" draw:id="id53">
        <draw:custom-shape draw:name="Rectangle 2" draw:style-name="gr47" draw:text-style-name="P2" draw:layer="layout" svg:width="13cm" svg:height="1.263cm" svg:x="2.042cm" svg:y="5.327cm">
          <text:list text:style-name="L1">
            <text:list-header>
              <text:p text:style-name="P3"><text:span text:style-name="T58">PARAMETROS DEL ENLACE</text:span></text:p>
            </text:list-header>
          </text:list>
          <draw:enhanced-geometry svg:viewBox="0 0 21600 21600" draw:type="rectangle" draw:enhanced-path="M 0 0 L 21600 0 21600 21600 0 21600 0 0 Z N"/>
        </draw:custom-shape>
        <draw:custom-shape draw:name="Rectangle 3" draw:style-name="gr10" draw:text-style-name="P2" draw:layer="layout" svg:width="24.13cm" svg:height="3.016cm" svg:x="0.635cm" svg:y="2.064cm">
          <text:list text:style-name="L14">
            <text:list-header>
              <text:p text:style-name="P20"><text:span text:style-name="T59">FIBRA OPTICA</text:span></text:p>
            </text:list-header>
          </text:list>
          <draw:enhanced-geometry svg:viewBox="0 0 21600 21600" draw:type="rectangle" draw:enhanced-path="M 0 0 L 21600 0 21600 21600 0 21600 0 0 Z N"/>
        </draw:custom-shape>
        <draw:custom-shape draw:name="Rectangle 4" draw:style-name="gr20" draw:text-style-name="P2" draw:layer="layout" svg:width="4.229cm" svg:height="0.923cm" svg:x="9.633cm" svg:y="6.959cm">
          <text:list text:style-name="L15">
            <text:list-header>
              <text:p text:style-name="P3"><text:span text:style-name="T60">MULTIMODO</text:span></text:p>
            </text:list-header>
          </text:list>
          <draw:enhanced-geometry svg:viewBox="0 0 21600 21600" draw:type="rectangle" draw:enhanced-path="M 0 0 L 21600 0 21600 21600 0 21600 0 0 Z N"/>
        </draw:custom-shape>
        <draw:custom-shape draw:name="Rectangle 5" draw:style-name="gr20" draw:text-style-name="P2" draw:layer="layout" svg:width="4.128cm" svg:height="0.923cm" svg:x="15.729cm" svg:y="6.959cm">
          <text:list text:style-name="L15">
            <text:list-header>
              <text:p text:style-name="P3"><text:span text:style-name="T60">MONOMODO</text:span></text:p>
            </text:list-header>
          </text:list>
          <draw:enhanced-geometry svg:viewBox="0 0 21600 21600" draw:type="rectangle" draw:enhanced-path="M 0 0 L 21600 0 21600 21600 0 21600 0 0 Z N"/>
        </draw:custom-shape>
        <draw:custom-shape draw:name="Rectangle 6" draw:style-name="gr20" draw:text-style-name="P2" draw:layer="layout" svg:width="3.103cm" svg:height="0.923cm" svg:x="3.544cm" svg:y="8.149cm">
          <text:list text:style-name="L15">
            <text:list-header>
              <text:p text:style-name="P3"><text:span text:style-name="T60">Parametro</text:span></text:p>
            </text:list-header>
          </text:list>
          <draw:enhanced-geometry svg:viewBox="0 0 21600 21600" draw:type="rectangle" draw:enhanced-path="M 0 0 L 21600 0 21600 21600 0 21600 0 0 Z N"/>
        </draw:custom-shape>
        <draw:custom-shape draw:name="Rectangle 7" draw:style-name="gr20" draw:text-style-name="P2" draw:layer="layout" svg:width="2.278cm" svg:height="0.923cm" svg:x="8.448cm" svg:y="8.149cm">
          <text:list text:style-name="L15">
            <text:list-header>
              <text:p text:style-name="P3"><text:span text:style-name="T60">850 nm</text:span></text:p>
            </text:list-header>
          </text:list>
          <draw:enhanced-geometry svg:viewBox="0 0 21600 21600" draw:type="rectangle" draw:enhanced-path="M 0 0 L 21600 0 21600 21600 0 21600 0 0 Z N"/>
        </draw:custom-shape>
        <draw:custom-shape draw:name="Rectangle 8" draw:style-name="gr20" draw:text-style-name="P2" draw:layer="layout" svg:width="2.561cm" svg:height="0.923cm" svg:x="11.702cm" svg:y="8.149cm">
          <text:list text:style-name="L15">
            <text:list-header>
              <text:p text:style-name="P3"><text:span text:style-name="T60">1300 nm</text:span></text:p>
            </text:list-header>
          </text:list>
          <draw:enhanced-geometry svg:viewBox="0 0 21600 21600" draw:type="rectangle" draw:enhanced-path="M 0 0 L 21600 0 21600 21600 0 21600 0 0 Z N"/>
        </draw:custom-shape>
        <draw:custom-shape draw:name="Rectangle 9" draw:style-name="gr20" draw:text-style-name="P2" draw:layer="layout" svg:width="2.561cm" svg:height="0.923cm" svg:x="14.956cm" svg:y="8.149cm">
          <text:list text:style-name="L15">
            <text:list-header>
              <text:p text:style-name="P3"><text:span text:style-name="T60">1310 nm</text:span></text:p>
            </text:list-header>
          </text:list>
          <draw:enhanced-geometry svg:viewBox="0 0 21600 21600" draw:type="rectangle" draw:enhanced-path="M 0 0 L 21600 0 21600 21600 0 21600 0 0 Z N"/>
        </draw:custom-shape>
        <draw:custom-shape draw:name="Rectangle 10" draw:style-name="gr20" draw:text-style-name="P2" draw:layer="layout" svg:width="2.561cm" svg:height="0.923cm" svg:x="18.215cm" svg:y="8.149cm">
          <text:list text:style-name="L15">
            <text:list-header>
              <text:p text:style-name="P3"><text:span text:style-name="T60">1550 nm</text:span></text:p>
            </text:list-header>
          </text:list>
          <draw:enhanced-geometry svg:viewBox="0 0 21600 21600" draw:type="rectangle" draw:enhanced-path="M 0 0 L 21600 0 21600 21600 0 21600 0 0 Z N"/>
        </draw:custom-shape>
        <draw:custom-shape draw:name="Rectangle 11" draw:style-name="gr20" draw:text-style-name="P2" draw:layer="layout" svg:width="4.784cm" svg:height="0.923cm" svg:x="3.543cm" svg:y="9.922cm">
          <text:list text:style-name="L15">
            <text:list-header>
              <text:p text:style-name="P3"><text:span text:style-name="T61">Atenuación dB/km</text:span></text:p>
            </text:list-header>
          </text:list>
          <draw:enhanced-geometry svg:viewBox="0 0 21600 21600" draw:type="rectangle" draw:enhanced-path="M 0 0 L 21600 0 21600 21600 0 21600 0 0 Z N"/>
        </draw:custom-shape>
        <draw:custom-shape draw:name="Rectangle 12" draw:style-name="gr20" draw:text-style-name="P2" draw:layer="layout" svg:width="2.46cm" svg:height="0.923cm" svg:x="8.667cm" svg:y="9.922cm">
          <text:list text:style-name="L15">
            <text:list-header>
              <text:p text:style-name="P3"><text:span text:style-name="T61">3.5 max.</text:span></text:p>
            </text:list-header>
          </text:list>
          <draw:enhanced-geometry svg:viewBox="0 0 21600 21600" draw:type="rectangle" draw:enhanced-path="M 0 0 L 21600 0 21600 21600 0 21600 0 0 Z N"/>
        </draw:custom-shape>
        <draw:custom-shape draw:name="Rectangle 13" draw:style-name="gr20" draw:text-style-name="P2" draw:layer="layout" svg:width="2.46cm" svg:height="0.923cm" svg:x="11.877cm" svg:y="9.922cm">
          <text:list text:style-name="L15">
            <text:list-header>
              <text:p text:style-name="P3"><text:span text:style-name="T61">1.0 max.</text:span></text:p>
            </text:list-header>
          </text:list>
          <draw:enhanced-geometry svg:viewBox="0 0 21600 21600" draw:type="rectangle" draw:enhanced-path="M 0 0 L 21600 0 21600 21600 0 21600 0 0 Z N"/>
        </draw:custom-shape>
        <draw:custom-shape draw:name="Rectangle 14" draw:style-name="gr20" draw:text-style-name="P2" draw:layer="layout" svg:width="1.634cm" svg:height="0.923cm" svg:x="15.393cm" svg:y="9.922cm">
          <text:list text:style-name="L15">
            <text:list-header>
              <text:p text:style-name="P3"><text:span text:style-name="T61">0.45 </text:span></text:p>
            </text:list-header>
          </text:list>
          <draw:enhanced-geometry svg:viewBox="0 0 21600 21600" draw:type="rectangle" draw:enhanced-path="M 0 0 L 21600 0 21600 21600 0 21600 0 0 Z N"/>
        </draw:custom-shape>
        <draw:custom-shape draw:name="Rectangle 15" draw:style-name="gr20" draw:text-style-name="P2" draw:layer="layout" svg:width="1.757cm" svg:height="0.923cm" svg:x="16.489cm" svg:y="9.922cm">
          <text:list text:style-name="L15">
            <text:list-header>
              <text:p text:style-name="P3"><text:span text:style-name="T61">max*</text:span></text:p>
            </text:list-header>
          </text:list>
          <draw:enhanced-geometry svg:viewBox="0 0 21600 21600" draw:type="rectangle" draw:enhanced-path="M 0 0 L 21600 0 21600 21600 0 21600 0 0 Z N"/>
        </draw:custom-shape>
        <draw:custom-shape draw:name="Rectangle 16" draw:style-name="gr20" draw:text-style-name="P2" draw:layer="layout" svg:width="1.351cm" svg:height="0.923cm" svg:x="18.278cm" svg:y="9.922cm">
          <text:list text:style-name="L15">
            <text:list-header>
              <text:p text:style-name="P3"><text:span text:style-name="T61">0.3 </text:span></text:p>
            </text:list-header>
          </text:list>
          <draw:enhanced-geometry svg:viewBox="0 0 21600 21600" draw:type="rectangle" draw:enhanced-path="M 0 0 L 21600 0 21600 21600 0 21600 0 0 Z N"/>
        </draw:custom-shape>
        <draw:custom-shape draw:name="Rectangle 17" draw:style-name="gr20" draw:text-style-name="P2" draw:layer="layout" svg:width="1.757cm" svg:height="0.923cm" svg:x="19.104cm" svg:y="9.922cm">
          <text:list text:style-name="L15">
            <text:list-header>
              <text:p text:style-name="P3"><text:span text:style-name="T61">max*</text:span></text:p>
            </text:list-header>
          </text:list>
          <draw:enhanced-geometry svg:viewBox="0 0 21600 21600" draw:type="rectangle" draw:enhanced-path="M 0 0 L 21600 0 21600 21600 0 21600 0 0 Z N"/>
        </draw:custom-shape>
        <draw:custom-shape draw:name="Rectangle 18" draw:style-name="gr20" draw:text-style-name="P2" draw:layer="layout" svg:width="2.824cm" svg:height="1.599cm" svg:x="3.54cm" svg:y="11.073cm">
          <text:list text:style-name="L15">
            <text:list-header>
              <text:p text:style-name="P3"><text:span text:style-name="T61">Ancho de </text:span></text:p>
              <text:p text:style-name="P3"><text:span text:style-name="T61">Banda</text:span></text:p>
            </text:list-header>
          </text:list>
          <draw:enhanced-geometry svg:viewBox="0 0 21600 21600" draw:type="rectangle" draw:enhanced-path="M 0 0 L 21600 0 21600 21600 0 21600 0 0 Z N"/>
        </draw:custom-shape>
        <draw:custom-shape draw:name="Rectangle 19" draw:style-name="gr20" draw:text-style-name="P2" draw:layer="layout" svg:width="2.519cm" svg:height="0.923cm" svg:x="6.032cm" svg:y="11.708cm">
          <text:list text:style-name="L15">
            <text:list-header>
              <text:p text:style-name="P3"><text:span text:style-name="T61">MHz.km</text:span></text:p>
            </text:list-header>
          </text:list>
          <draw:enhanced-geometry svg:viewBox="0 0 21600 21600" draw:type="rectangle" draw:enhanced-path="M 0 0 L 21600 0 21600 21600 0 21600 0 0 Z N"/>
        </draw:custom-shape>
        <draw:custom-shape draw:name="Rectangle 20" draw:style-name="gr20" draw:text-style-name="P2" draw:layer="layout" svg:width="2.511cm" svg:height="0.923cm" svg:x="8.666cm" svg:y="11.708cm">
          <text:list text:style-name="L15">
            <text:list-header>
              <text:p text:style-name="P3"><text:span text:style-name="T61">200 min.</text:span></text:p>
            </text:list-header>
          </text:list>
          <draw:enhanced-geometry svg:viewBox="0 0 21600 21600" draw:type="rectangle" draw:enhanced-path="M 0 0 L 21600 0 21600 21600 0 21600 0 0 Z N"/>
        </draw:custom-shape>
        <draw:custom-shape draw:name="Rectangle 21" draw:style-name="gr20" draw:text-style-name="P2" draw:layer="layout" svg:width="2.511cm" svg:height="0.923cm" svg:x="11.876cm" svg:y="11.708cm">
          <text:list text:style-name="L15">
            <text:list-header>
              <text:p text:style-name="P3"><text:span text:style-name="T61">500 min.</text:span></text:p>
            </text:list-header>
          </text:list>
          <draw:enhanced-geometry svg:viewBox="0 0 21600 21600" draw:type="rectangle" draw:enhanced-path="M 0 0 L 21600 0 21600 21600 0 21600 0 0 Z N"/>
        </draw:custom-shape>
        <draw:custom-shape draw:name="Rectangle 22" draw:style-name="gr20" draw:text-style-name="P2" draw:layer="layout" svg:width="0.783cm" svg:height="0.923cm" svg:x="15.395cm" svg:y="11.708cm">
          <text:list text:style-name="L15">
            <text:list-header>
              <text:p text:style-name="P3"><text:span text:style-name="T61"><text:s text:c="2"/></text:span></text:p>
            </text:list-header>
          </text:list>
          <draw:enhanced-geometry svg:viewBox="0 0 21600 21600" draw:type="rectangle" draw:enhanced-path="M 0 0 L 21600 0 21600 21600 0 21600 0 0 Z N"/>
        </draw:custom-shape>
        <draw:custom-shape draw:name="Rectangle 23" draw:style-name="gr20" draw:text-style-name="P2" draw:layer="layout" svg:width="1.194cm" svg:height="0.923cm" svg:x="15.677cm" svg:y="11.708cm">
          <text:list text:style-name="L15">
            <text:list-header>
              <text:p text:style-name="P3"><text:span text:style-name="T61">n/a</text:span></text:p>
            </text:list-header>
          </text:list>
          <draw:enhanced-geometry svg:viewBox="0 0 21600 21600" draw:type="rectangle" draw:enhanced-path="M 0 0 L 21600 0 21600 21600 0 21600 0 0 Z N"/>
        </draw:custom-shape>
        <draw:custom-shape draw:name="Rectangle 24" draw:style-name="gr20" draw:text-style-name="P2" draw:layer="layout" svg:width="0.923cm" svg:height="0.923cm" svg:x="18.279cm" svg:y="11.708cm">
          <text:list text:style-name="L15">
            <text:list-header>
              <text:p text:style-name="P3"><text:span text:style-name="T61"><text:s text:c="3"/></text:span></text:p>
            </text:list-header>
          </text:list>
          <draw:enhanced-geometry svg:viewBox="0 0 21600 21600" draw:type="rectangle" draw:enhanced-path="M 0 0 L 21600 0 21600 21600 0 21600 0 0 Z N"/>
        </draw:custom-shape>
        <draw:custom-shape draw:name="Rectangle 25" draw:style-name="gr20" draw:text-style-name="P2" draw:layer="layout" svg:width="1.194cm" svg:height="0.923cm" svg:x="18.702cm" svg:y="11.708cm">
          <text:list text:style-name="L15">
            <text:list-header>
              <text:p text:style-name="P3"><text:span text:style-name="T61">n/a</text:span></text:p>
            </text:list-header>
          </text:list>
          <draw:enhanced-geometry svg:viewBox="0 0 21600 21600" draw:type="rectangle" draw:enhanced-path="M 0 0 L 21600 0 21600 21600 0 21600 0 0 Z N"/>
        </draw:custom-shape>
        <draw:custom-shape draw:name="Rectangle 26" draw:style-name="gr20" draw:text-style-name="P2" draw:layer="layout" svg:width="2.574cm" svg:height="0.923cm" svg:x="3.541cm" svg:y="12.894cm">
          <text:list text:style-name="L15">
            <text:list-header>
              <text:p text:style-name="P3"><text:span text:style-name="T61">Conector</text:span></text:p>
            </text:list-header>
          </text:list>
          <draw:enhanced-geometry svg:viewBox="0 0 21600 21600" draw:type="rectangle" draw:enhanced-path="M 0 0 L 21600 0 21600 21600 0 21600 0 0 Z N"/>
        </draw:custom-shape>
        <draw:custom-shape draw:name="Rectangle 27" draw:style-name="gr20" draw:text-style-name="P2" draw:layer="layout" svg:width="5.237cm" svg:height="0.923cm" svg:x="3.546cm" svg:y="13.489cm">
          <text:list text:style-name="L15">
            <text:list-header>
              <text:p text:style-name="P3"><text:span text:style-name="T61">Perdida inserción dB</text:span></text:p>
            </text:list-header>
          </text:list>
          <draw:enhanced-geometry svg:viewBox="0 0 21600 21600" draw:type="rectangle" draw:enhanced-path="M 0 0 L 21600 0 21600 21600 0 21600 0 0 Z N"/>
        </draw:custom-shape>
        <draw:custom-shape draw:name="Rectangle 28" draw:style-name="gr20" draw:text-style-name="P2" draw:layer="layout" svg:width="2.743cm" svg:height="0.923cm" svg:x="8.667cm" svg:y="13.489cm">
          <text:list text:style-name="L15">
            <text:list-header>
              <text:p text:style-name="P3"><text:span text:style-name="T61">0.75 max.</text:span></text:p>
            </text:list-header>
          </text:list>
          <draw:enhanced-geometry svg:viewBox="0 0 21600 21600" draw:type="rectangle" draw:enhanced-path="M 0 0 L 21600 0 21600 21600 0 21600 0 0 Z N"/>
        </draw:custom-shape>
        <draw:custom-shape draw:name="Rectangle 29" draw:style-name="gr20" draw:text-style-name="P2" draw:layer="layout" svg:width="2.743cm" svg:height="0.923cm" svg:x="11.877cm" svg:y="13.489cm">
          <text:list text:style-name="L15">
            <text:list-header>
              <text:p text:style-name="P3"><text:span text:style-name="T61">0.75 max.</text:span></text:p>
            </text:list-header>
          </text:list>
          <draw:enhanced-geometry svg:viewBox="0 0 21600 21600" draw:type="rectangle" draw:enhanced-path="M 0 0 L 21600 0 21600 21600 0 21600 0 0 Z N"/>
        </draw:custom-shape>
        <draw:custom-shape draw:name="Rectangle 30" draw:style-name="gr20" draw:text-style-name="P2" draw:layer="layout" svg:width="2.743cm" svg:height="0.923cm" svg:x="15.396cm" svg:y="13.489cm">
          <text:list text:style-name="L15">
            <text:list-header>
              <text:p text:style-name="P3"><text:span text:style-name="T61">0.75 max.</text:span></text:p>
            </text:list-header>
          </text:list>
          <draw:enhanced-geometry svg:viewBox="0 0 21600 21600" draw:type="rectangle" draw:enhanced-path="M 0 0 L 21600 0 21600 21600 0 21600 0 0 Z N"/>
        </draw:custom-shape>
        <draw:custom-shape draw:name="Rectangle 31" draw:style-name="gr20" draw:text-style-name="P2" draw:layer="layout" svg:width="1.634cm" svg:height="0.923cm" svg:x="18.277cm" svg:y="13.489cm">
          <text:list text:style-name="L15">
            <text:list-header>
              <text:p text:style-name="P3"><text:span text:style-name="T61">0.75 </text:span></text:p>
            </text:list-header>
          </text:list>
          <draw:enhanced-geometry svg:viewBox="0 0 21600 21600" draw:type="rectangle" draw:enhanced-path="M 0 0 L 21600 0 21600 21600 0 21600 0 0 Z N"/>
        </draw:custom-shape>
        <draw:custom-shape draw:name="Rectangle 32" draw:style-name="gr20" draw:text-style-name="P2" draw:layer="layout" svg:width="1.613cm" svg:height="0.923cm" svg:x="19.379cm" svg:y="13.489cm">
          <text:list text:style-name="L15">
            <text:list-header>
              <text:p text:style-name="P3"><text:span text:style-name="T61">max.</text:span></text:p>
            </text:list-header>
          </text:list>
          <draw:enhanced-geometry svg:viewBox="0 0 21600 21600" draw:type="rectangle" draw:enhanced-path="M 0 0 L 21600 0 21600 21600 0 21600 0 0 Z N"/>
        </draw:custom-shape>
        <draw:custom-shape draw:name="Rectangle 33" draw:style-name="gr20" draw:text-style-name="P2" draw:layer="layout" svg:width="2.574cm" svg:height="0.923cm" svg:x="3.541cm" svg:y="14.68cm">
          <text:list text:style-name="L15">
            <text:list-header>
              <text:p text:style-name="P3"><text:span text:style-name="T61">Conector</text:span></text:p>
            </text:list-header>
          </text:list>
          <draw:enhanced-geometry svg:viewBox="0 0 21600 21600" draw:type="rectangle" draw:enhanced-path="M 0 0 L 21600 0 21600 21600 0 21600 0 0 Z N"/>
        </draw:custom-shape>
        <draw:custom-shape draw:name="Rectangle 34" draw:style-name="gr20" draw:text-style-name="P2" draw:layer="layout" svg:width="4.797cm" svg:height="0.923cm" svg:x="3.546cm" svg:y="15.271cm">
          <text:list text:style-name="L15">
            <text:list-header>
              <text:p text:style-name="P3"><text:span text:style-name="T61">Perdida retorno dB</text:span></text:p>
            </text:list-header>
          </text:list>
          <draw:enhanced-geometry svg:viewBox="0 0 21600 21600" draw:type="rectangle" draw:enhanced-path="M 0 0 L 21600 0 21600 21600 0 21600 0 0 Z N"/>
        </draw:custom-shape>
        <draw:custom-shape draw:name="Rectangle 35" draw:style-name="gr20" draw:text-style-name="P2" draw:layer="layout" svg:width="2.227cm" svg:height="0.923cm" svg:x="8.667cm" svg:y="15.271cm">
          <text:list text:style-name="L15">
            <text:list-header>
              <text:p text:style-name="P3"><text:span text:style-name="T61">20 min.</text:span></text:p>
            </text:list-header>
          </text:list>
          <draw:enhanced-geometry svg:viewBox="0 0 21600 21600" draw:type="rectangle" draw:enhanced-path="M 0 0 L 21600 0 21600 21600 0 21600 0 0 Z N"/>
        </draw:custom-shape>
        <draw:custom-shape draw:name="Rectangle 36" draw:style-name="gr20" draw:text-style-name="P2" draw:layer="layout" svg:width="2.227cm" svg:height="0.923cm" svg:x="11.877cm" svg:y="15.271cm">
          <text:list text:style-name="L15">
            <text:list-header>
              <text:p text:style-name="P3"><text:span text:style-name="T61">20 min.</text:span></text:p>
            </text:list-header>
          </text:list>
          <draw:enhanced-geometry svg:viewBox="0 0 21600 21600" draw:type="rectangle" draw:enhanced-path="M 0 0 L 21600 0 21600 21600 0 21600 0 0 Z N"/>
        </draw:custom-shape>
        <draw:custom-shape draw:name="Rectangle 37" draw:style-name="gr20" draw:text-style-name="P2" draw:layer="layout" svg:width="2.227cm" svg:height="0.923cm" svg:x="15.396cm" svg:y="15.271cm">
          <text:list text:style-name="L15">
            <text:list-header>
              <text:p text:style-name="P3"><text:span text:style-name="T61">26 min.</text:span></text:p>
            </text:list-header>
          </text:list>
          <draw:enhanced-geometry svg:viewBox="0 0 21600 21600" draw:type="rectangle" draw:enhanced-path="M 0 0 L 21600 0 21600 21600 0 21600 0 0 Z N"/>
        </draw:custom-shape>
        <draw:custom-shape draw:name="Rectangle 38" draw:style-name="gr20" draw:text-style-name="P2" draw:layer="layout" svg:width="2.227cm" svg:height="0.923cm" svg:x="18.28cm" svg:y="15.271cm">
          <text:list text:style-name="L15">
            <text:list-header>
              <text:p text:style-name="P3"><text:span text:style-name="T61">26 min.</text:span></text:p>
            </text:list-header>
          </text:list>
          <draw:enhanced-geometry svg:viewBox="0 0 21600 21600" draw:type="rectangle" draw:enhanced-path="M 0 0 L 21600 0 21600 21600 0 21600 0 0 Z N"/>
        </draw:custom-shape>
        <draw:custom-shape draw:name="Rectangle 39" draw:style-name="gr20" draw:text-style-name="P2" draw:layer="layout" svg:width="5.228cm" svg:height="0.923cm" svg:x="3.551cm" svg:y="16.461cm">
          <text:list text:style-name="L15">
            <text:list-header>
              <text:p text:style-name="P3"><text:span text:style-name="T61">Perdida empalme dB</text:span></text:p>
            </text:list-header>
          </text:list>
          <draw:enhanced-geometry svg:viewBox="0 0 21600 21600" draw:type="rectangle" draw:enhanced-path="M 0 0 L 21600 0 21600 21600 0 21600 0 0 Z N"/>
        </draw:custom-shape>
        <draw:custom-shape draw:name="Rectangle 40" draw:style-name="gr20" draw:text-style-name="P2" draw:layer="layout" svg:width="2.46cm" svg:height="0.923cm" svg:x="8.667cm" svg:y="16.461cm">
          <text:list text:style-name="L15">
            <text:list-header>
              <text:p text:style-name="P3"><text:span text:style-name="T61">0.3 max.</text:span></text:p>
            </text:list-header>
          </text:list>
          <draw:enhanced-geometry svg:viewBox="0 0 21600 21600" draw:type="rectangle" draw:enhanced-path="M 0 0 L 21600 0 21600 21600 0 21600 0 0 Z N"/>
        </draw:custom-shape>
        <draw:custom-shape draw:name="Rectangle 41" draw:style-name="gr20" draw:text-style-name="P2" draw:layer="layout" svg:width="2.46cm" svg:height="0.923cm" svg:x="11.877cm" svg:y="16.461cm">
          <text:list text:style-name="L15">
            <text:list-header>
              <text:p text:style-name="P3"><text:span text:style-name="T61">0.3 max.</text:span></text:p>
            </text:list-header>
          </text:list>
          <draw:enhanced-geometry svg:viewBox="0 0 21600 21600" draw:type="rectangle" draw:enhanced-path="M 0 0 L 21600 0 21600 21600 0 21600 0 0 Z N"/>
        </draw:custom-shape>
        <draw:custom-shape draw:name="Rectangle 42" draw:style-name="gr20" draw:text-style-name="P2" draw:layer="layout" svg:width="2.46cm" svg:height="0.923cm" svg:x="15.396cm" svg:y="16.461cm">
          <text:list text:style-name="L15">
            <text:list-header>
              <text:p text:style-name="P3"><text:span text:style-name="T61">0.3 max.</text:span></text:p>
            </text:list-header>
          </text:list>
          <draw:enhanced-geometry svg:viewBox="0 0 21600 21600" draw:type="rectangle" draw:enhanced-path="M 0 0 L 21600 0 21600 21600 0 21600 0 0 Z N"/>
        </draw:custom-shape>
        <draw:custom-shape draw:name="Rectangle 43" draw:style-name="gr20" draw:text-style-name="P2" draw:layer="layout" svg:width="2.46cm" svg:height="0.923cm" svg:x="18.28cm" svg:y="16.461cm">
          <text:list text:style-name="L15">
            <text:list-header>
              <text:p text:style-name="P3"><text:span text:style-name="T61">0.3 max.</text:span></text:p>
            </text:list-header>
          </text:list>
          <draw:enhanced-geometry svg:viewBox="0 0 21600 21600" draw:type="rectangle" draw:enhanced-path="M 0 0 L 21600 0 21600 21600 0 21600 0 0 Z N"/>
        </draw:custom-shape>
        <draw:custom-shape draw:name="Rectangle 44" draw:style-name="gr51" draw:text-style-name="P2" draw:layer="layout" svg:width="17.912cm" svg:height="11.042cm" svg:x="3.215cm" svg:y="6.989cm">
          <text:list text:style-name="L1">
            <text:list-header>
              <text:p text:style-name="P1"><text:span text:style-name="T70"/></text:p>
            </text:list-header>
          </text:list>
          <draw:enhanced-geometry svg:viewBox="0 0 21600 21600" draw:type="rectangle" draw:enhanced-path="M 0 0 L 21600 0 21600 21600 0 21600 0 0 Z N"/>
        </draw:custom-shape>
        <draw:line draw:name="Line 45" draw:style-name="gr52" draw:text-style-name="P4" draw:layer="layout" svg:x1="3.272cm" svg:y1="8.043cm" svg:x2="21.109cm" svg:y2="8.043cm">
          <text:p/>
        </draw:line>
        <draw:line draw:name="Line 46" draw:style-name="gr52" draw:text-style-name="P4" draw:layer="layout" svg:x1="3.272cm" svg:y1="9.234cm" svg:x2="21.109cm" svg:y2="9.234cm">
          <text:p/>
        </draw:line>
        <draw:line draw:name="Line 47" draw:style-name="gr53" draw:text-style-name="P4" draw:layer="layout" svg:x1="3.254cm" svg:y1="11.015cm" svg:x2="21.127cm" svg:y2="11.015cm">
          <text:p/>
        </draw:line>
        <draw:line draw:name="Line 48" draw:style-name="gr53" draw:text-style-name="P4" draw:layer="layout" svg:x1="3.254cm" svg:y1="12.801cm" svg:x2="21.127cm" svg:y2="12.801cm">
          <text:p/>
        </draw:line>
        <draw:line draw:name="Line 49" draw:style-name="gr53" draw:text-style-name="P4" draw:layer="layout" svg:x1="3.254cm" svg:y1="14.583cm" svg:x2="21.127cm" svg:y2="14.583cm">
          <text:p/>
        </draw:line>
        <draw:line draw:name="Line 50" draw:style-name="gr53" draw:text-style-name="P4" draw:layer="layout" svg:x1="3.254cm" svg:y1="16.364cm" svg:x2="21.127cm" svg:y2="16.364cm">
          <text:p/>
        </draw:line>
        <draw:line draw:name="Line 51" draw:style-name="gr53" draw:text-style-name="P4" draw:layer="layout" svg:x1="17.886cm" svg:y1="8.061cm" svg:x2="17.886cm" svg:y2="18cm">
          <text:p/>
        </draw:line>
        <draw:line draw:name="Line 52" draw:style-name="gr53" draw:text-style-name="P4" draw:layer="layout" svg:x1="14.631cm" svg:y1="7.166cm" svg:x2="14.631cm" svg:y2="18.009cm">
          <text:p/>
        </draw:line>
        <draw:line draw:name="Line 53" draw:style-name="gr53" draw:text-style-name="P4" draw:layer="layout" svg:x1="11.377cm" svg:y1="8.061cm" svg:x2="11.377cm" svg:y2="18cm">
          <text:p/>
        </draw:line>
        <draw:line draw:name="Line 54" draw:style-name="gr53" draw:text-style-name="P4" draw:layer="layout" svg:x1="8.445cm" svg:y1="7.175cm" svg:x2="8.445cm" svg:y2="18.023cm">
          <text:p/>
        </draw:line>
        <anim:par presentation:node-type="timing-root">
          <anim:par smil:begin="id53.begin">
            <anim:transitionFilter smil:dur="1s" smil:type="dissolve"/>
          </anim:par>
        </anim:par>
        <presentation:notes draw:style-name="dp2">
          <draw:page-thumbnail draw:style-name="gr5" draw:layer="layout" svg:width="7.142cm" svg:height="9.524cm" svg:x="5.953cm" svg:y="1.93cm" draw:page-number="53" presentation:class="page"/>
          <draw:frame presentation:style-name="pr5" draw:layer="layout" svg:width="15.239cm" svg:height="11.43cm" svg:x="1.905cm" svg:y="12.065cm" presentation:class="notes" presentation:placeholder="true">
            <draw:text-box/>
          </draw:frame>
        </presentation:notes>
      </draw:page>
      <draw:page draw:name="Slide 54" draw:style-name="dp1" draw:master-page-name="Predeterminado" presentation:use-date-time-name="dtd1" xml:id="id54" draw:id="id54">
        <draw:custom-shape draw:name="Rectangle 2" draw:style-name="gr20" draw:text-style-name="P2" draw:layer="layout" svg:width="6.261cm" svg:height="2.275cm" svg:x="2.128cm" svg:y="11.214cm">
          <text:list text:style-name="L1">
            <text:list-header>
              <text:p text:style-name="P3"><text:span text:style-name="T62">Panel 1 con un conector</text:span></text:p>
              <text:p text:style-name="P3"><text:span text:style-name="T62">directamente terminado y</text:span></text:p>
              <text:p text:style-name="P3"><text:span text:style-name="T62">conectado al adaptador</text:span></text:p>
            </text:list-header>
          </text:list>
          <draw:enhanced-geometry svg:viewBox="0 0 21600 21600" draw:type="rectangle" draw:enhanced-path="M 0 0 L 21600 0 21600 21600 0 21600 0 0 Z N"/>
        </draw:custom-shape>
        <draw:custom-shape draw:name="Rectangle 3" draw:style-name="gr20" draw:text-style-name="P2" draw:layer="layout" svg:width="6.549cm" svg:height="2.951cm" svg:x="17.894cm" svg:y="11.426cm">
          <text:list text:style-name="L1">
            <text:list-header>
              <text:p text:style-name="P3"><text:span text:style-name="T62">Panel 2 con cable </text:span></text:p>
              <text:p text:style-name="P3"><text:span text:style-name="T62">empalmado a un latiguillo </text:span></text:p>
              <text:p text:style-name="P3"><text:span text:style-name="T62">y este conectado al</text:span></text:p>
              <text:p text:style-name="P3"><text:span text:style-name="T62">adaptador</text:span></text:p>
            </text:list-header>
          </text:list>
          <draw:enhanced-geometry svg:viewBox="0 0 21600 21600" draw:type="rectangle" draw:enhanced-path="M 0 0 L 21600 0 21600 21600 0 21600 0 0 Z N"/>
        </draw:custom-shape>
        <draw:custom-shape draw:name="Rectangle 4" draw:style-name="gr20" draw:text-style-name="P2" draw:layer="layout" svg:width="4.775cm" svg:height="0.923cm" svg:x="1.111cm" svg:y="14.865cm">
          <text:list text:style-name="L1">
            <text:list-header>
              <text:p text:style-name="P3"><text:span text:style-name="T63">Perdida Conector</text:span></text:p>
            </text:list-header>
          </text:list>
          <draw:enhanced-geometry svg:viewBox="0 0 21600 21600" draw:type="rectangle" draw:enhanced-path="M 0 0 L 21600 0 21600 21600 0 21600 0 0 Z N"/>
        </draw:custom-shape>
        <draw:custom-shape draw:name="Rectangle 5" draw:style-name="gr20" draw:text-style-name="P2" draw:layer="layout" svg:width="3.899cm" svg:height="0.923cm" svg:x="11.059cm" svg:y="14.865cm">
          <text:list text:style-name="L1">
            <text:list-header>
              <text:p text:style-name="P3"><text:span text:style-name="T63">Perdida Fibra</text:span></text:p>
            </text:list-header>
          </text:list>
          <draw:enhanced-geometry svg:viewBox="0 0 21600 21600" draw:type="rectangle" draw:enhanced-path="M 0 0 L 21600 0 21600 21600 0 21600 0 0 Z N"/>
        </draw:custom-shape>
        <draw:custom-shape draw:name="Rectangle 6" draw:style-name="gr20" draw:text-style-name="P2" draw:layer="layout" svg:width="3.848cm" svg:height="0.923cm" svg:x="19.315cm" svg:y="14.865cm">
          <text:list text:style-name="L1">
            <text:list-header>
              <text:p text:style-name="P3"><text:span text:style-name="T63">Per. Conector</text:span></text:p>
            </text:list-header>
          </text:list>
          <draw:enhanced-geometry svg:viewBox="0 0 21600 21600" draw:type="rectangle" draw:enhanced-path="M 0 0 L 21600 0 21600 21600 0 21600 0 0 Z N"/>
        </draw:custom-shape>
        <draw:custom-shape draw:name="Rectangle 7" draw:style-name="gr47" draw:text-style-name="P2" draw:layer="layout" svg:width="4.37cm" svg:height="1.599cm" svg:x="10.473cm" svg:y="15.765cm">
          <text:list text:style-name="L1">
            <text:list-header>
              <text:p text:style-name="P3"><text:span text:style-name="T62">1.2 X 3.5 = 4.2dB</text:span></text:p>
            </text:list-header>
          </text:list>
          <draw:enhanced-geometry svg:viewBox="0 0 21600 21600" draw:type="rectangle" draw:enhanced-path="M 0 0 L 21600 0 21600 21600 0 21600 0 0 Z N"/>
        </draw:custom-shape>
        <draw:custom-shape draw:name="Rectangle 8" draw:style-name="gr20" draw:text-style-name="P2" draw:layer="layout" svg:width="2.295cm" svg:height="0.923cm" svg:x="2.109cm" svg:y="15.659cm">
          <text:list text:style-name="L1">
            <text:list-header>
              <text:p text:style-name="P3"><text:span text:style-name="T62">0.75 dB</text:span></text:p>
            </text:list-header>
          </text:list>
          <draw:enhanced-geometry svg:viewBox="0 0 21600 21600" draw:type="rectangle" draw:enhanced-path="M 0 0 L 21600 0 21600 21600 0 21600 0 0 Z N"/>
        </draw:custom-shape>
        <draw:custom-shape draw:name="Rectangle 9" draw:style-name="gr20" draw:text-style-name="P2" draw:layer="layout" svg:width="2.295cm" svg:height="0.923cm" svg:x="19.731cm" svg:y="15.712cm">
          <text:list text:style-name="L1">
            <text:list-header>
              <text:p text:style-name="P3"><text:span text:style-name="T62">0.75 dB</text:span></text:p>
            </text:list-header>
          </text:list>
          <draw:enhanced-geometry svg:viewBox="0 0 21600 21600" draw:type="rectangle" draw:enhanced-path="M 0 0 L 21600 0 21600 21600 0 21600 0 0 Z N"/>
        </draw:custom-shape>
        <draw:custom-shape draw:name="Rectangle 10" draw:style-name="gr20" draw:text-style-name="P2" draw:layer="layout" svg:width="4.873cm" svg:height="0.923cm" svg:x="5.715cm" svg:y="14.865cm">
          <text:list text:style-name="L1">
            <text:list-header>
              <text:p text:style-name="P3"><text:span text:style-name="T63">Perdida Empalme</text:span></text:p>
            </text:list-header>
          </text:list>
          <draw:enhanced-geometry svg:viewBox="0 0 21600 21600" draw:type="rectangle" draw:enhanced-path="M 0 0 L 21600 0 21600 21600 0 21600 0 0 Z N"/>
        </draw:custom-shape>
        <draw:custom-shape draw:name="Rectangle 11" draw:style-name="gr20" draw:text-style-name="P2" draw:layer="layout" svg:width="4.259cm" svg:height="0.923cm" svg:x="15.24cm" svg:y="14.812cm">
          <text:list text:style-name="L1">
            <text:list-header>
              <text:p text:style-name="P3"><text:span text:style-name="T63">Perd. Empalme</text:span></text:p>
            </text:list-header>
          </text:list>
          <draw:enhanced-geometry svg:viewBox="0 0 21600 21600" draw:type="rectangle" draw:enhanced-path="M 0 0 L 21600 0 21600 21600 0 21600 0 0 Z N"/>
        </draw:custom-shape>
        <draw:custom-shape draw:name="Rectangle 12" draw:style-name="gr20" draw:text-style-name="P2" draw:layer="layout" svg:width="2.011cm" svg:height="0.923cm" svg:x="6.136cm" svg:y="15.712cm">
          <text:list text:style-name="L1">
            <text:list-header>
              <text:p text:style-name="P3"><text:span text:style-name="T62">0.3 dB</text:span></text:p>
            </text:list-header>
          </text:list>
          <draw:enhanced-geometry svg:viewBox="0 0 21600 21600" draw:type="rectangle" draw:enhanced-path="M 0 0 L 21600 0 21600 21600 0 21600 0 0 Z N"/>
        </draw:custom-shape>
        <draw:custom-shape draw:name="Rectangle 13" draw:style-name="gr20" draw:text-style-name="P2" draw:layer="layout" svg:width="2.011cm" svg:height="0.923cm" svg:x="15.974cm" svg:y="15.712cm">
          <text:list text:style-name="L1">
            <text:list-header>
              <text:p text:style-name="P3"><text:span text:style-name="T62">0.3 dB</text:span></text:p>
            </text:list-header>
          </text:list>
          <draw:enhanced-geometry svg:viewBox="0 0 21600 21600" draw:type="rectangle" draw:enhanced-path="M 0 0 L 21600 0 21600 21600 0 21600 0 0 Z N"/>
        </draw:custom-shape>
        <draw:custom-shape draw:name="Rectangle 14" draw:style-name="gr10" draw:text-style-name="P2" draw:layer="layout" svg:width="24.13cm" svg:height="3.016cm" svg:x="0.635cm" svg:y="2.064cm">
          <text:list text:style-name="L14">
            <text:list-header>
              <text:p text:style-name="P20"><text:span text:style-name="T64">FIBRA OPTICA</text:span></text:p>
            </text:list-header>
          </text:list>
          <draw:enhanced-geometry svg:viewBox="0 0 21600 21600" draw:type="rectangle" draw:enhanced-path="M 0 0 L 21600 0 21600 21600 0 21600 0 0 Z N"/>
        </draw:custom-shape>
        <draw:g draw:name="Group 15">
          <draw:custom-shape draw:name="Rectangle 16" draw:style-name="gr54" draw:text-style-name="P2" draw:layer="layout" svg:width="3.75cm" svg:height="4.653cm" svg:x="2.784cm" svg:y="6.138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17">
            <draw:custom-shape draw:name="Oval 18" draw:style-name="gr55" draw:text-style-name="P2" draw:layer="layout" svg:width="1.601cm" svg:height="1.243cm" svg:x="1.966cm" svg:y="7.832cm">
              <text:list text:style-name="L1">
                <text:list-header>
                  <text:p text:style-name="P1"><text:span text:style-name="T70"/></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56" draw:text-style-name="P2" draw:layer="layout" svg:width="0.954cm" svg:height="1.243cm" svg:x="1.693cm" svg:y="7.832cm">
              <text:list text:style-name="L1">
                <text:list-header>
                  <text:p text:style-name="P1"><text:span text:style-name="T70"/></text:p>
                </text:list-header>
              </text:list>
              <draw:enhanced-geometry svg:viewBox="0 0 21600 21600" draw:type="rectangle" draw:enhanced-path="M 0 0 L 21600 0 21600 21600 0 21600 0 0 Z N"/>
            </draw:custom-shape>
          </draw:g>
        </draw:g>
        <draw:g draw:name="Group 20">
          <draw:custom-shape draw:name="Rectangle 21" draw:style-name="gr54" draw:text-style-name="P2" draw:layer="layout" svg:width="3.322cm" svg:height="4.652cm" svg:x="18.415cm" svg:y="6.138cm">
            <text:list text:style-name="L1">
              <text:list-header>
                <text:p text:style-name="P1"><text:span text:style-name="T70"/></text:p>
              </text:list-header>
            </text:list>
            <draw:enhanced-geometry svg:viewBox="0 0 21600 21600" draw:type="rectangle" draw:enhanced-path="M 0 0 L 21600 0 21600 21600 0 21600 0 0 Z N"/>
          </draw:custom-shape>
          <draw:g draw:name="Group 22">
            <draw:custom-shape draw:name="Oval 23" draw:style-name="gr55" draw:text-style-name="P2" draw:layer="layout" svg:width="1.372cm" svg:height="1.244cm" svg:x="21.041cm" svg:y="7.831cm">
              <text:list text:style-name="L1">
                <text:list-header>
                  <text:p text:style-name="P1"><text:span text:style-name="T70"/></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 draw:style-name="gr56" draw:text-style-name="P2" draw:layer="layout" svg:width="0.817cm" svg:height="1.244cm" svg:x="21.829cm" svg:y="7.831cm">
              <text:list text:style-name="L1">
                <text:list-header>
                  <text:p text:style-name="P1"><text:span text:style-name="T70"/></text:p>
                </text:list-header>
              </text:list>
              <draw:enhanced-geometry svg:viewBox="0 0 21600 21600" draw:type="rectangle" draw:enhanced-path="M 0 0 L 21600 0 21600 21600 0 21600 0 0 Z N"/>
            </draw:custom-shape>
          </draw:g>
        </draw:g>
        <draw:custom-shape draw:name="Rectangle 25" draw:style-name="gr20" draw:text-style-name="P2" draw:layer="layout" svg:width="0.788cm" svg:height="0.923cm" svg:x="6.874cm" svg:y="7.474cm">
          <text:list text:style-name="L15">
            <text:list-header>
              <text:p text:style-name="P3"><text:span text:style-name="T60">x</text:span></text:p>
            </text:list-header>
          </text:list>
          <draw:enhanced-geometry svg:viewBox="0 0 21600 21600" draw:type="rectangle" draw:enhanced-path="M 0 0 L 21600 0 21600 21600 0 21600 0 0 Z N"/>
        </draw:custom-shape>
        <draw:g draw:name="Group 26">
          <draw:custom-shape draw:name="Rectangle 27" draw:style-name="gr20" draw:text-style-name="P2" draw:layer="layout" svg:width="5.22cm" svg:height="0.923cm" svg:x="6.566cm" svg:y="8.89cm">
            <text:list text:style-name="L15">
              <text:list-header>
                <text:p text:style-name="P3"><text:span text:style-name="T60">Empalme mecánico</text:span></text:p>
              </text:list-header>
            </text:list>
            <draw:enhanced-geometry svg:viewBox="0 0 21600 21600" draw:type="rectangle" draw:enhanced-path="M 0 0 L 21600 0 21600 21600 0 21600 0 0 Z N"/>
          </draw:custom-shape>
          <draw:custom-shape draw:name="Rectangle 28" draw:style-name="gr20" draw:text-style-name="P2" draw:layer="layout" svg:width="3.387cm" svg:height="0.923cm" svg:x="6.563cm" svg:y="9.419cm">
            <text:list text:style-name="L15">
              <text:list-header>
                <text:p text:style-name="P3"><text:span text:style-name="T60">o por fusión</text:span></text:p>
              </text:list-header>
            </text:list>
            <draw:enhanced-geometry svg:viewBox="0 0 21600 21600" draw:type="rectangle" draw:enhanced-path="M 0 0 L 21600 0 21600 21600 0 21600 0 0 Z N"/>
          </draw:custom-shape>
        </draw:g>
        <draw:custom-shape draw:name="Rectangle 29" draw:style-name="gr20" draw:text-style-name="P2" draw:layer="layout" svg:width="3.556cm" svg:height="0.923cm" svg:x="2.933cm" svg:y="6.169cm">
          <text:list text:style-name="L15">
            <text:list-header>
              <text:p text:style-name="P3"><text:span text:style-name="T60">EDIFICIO 1</text:span></text:p>
            </text:list-header>
          </text:list>
          <draw:enhanced-geometry svg:viewBox="0 0 21600 21600" draw:type="rectangle" draw:enhanced-path="M 0 0 L 21600 0 21600 21600 0 21600 0 0 Z N"/>
        </draw:custom-shape>
        <draw:custom-shape draw:name="Rectangle 30" draw:style-name="gr20" draw:text-style-name="P2" draw:layer="layout" svg:width="3.556cm" svg:height="0.923cm" svg:x="18.332cm" svg:y="6.143cm">
          <text:list text:style-name="L15">
            <text:list-header>
              <text:p text:style-name="P3"><text:span text:style-name="T60">EDIFICIO 2</text:span></text:p>
            </text:list-header>
          </text:list>
          <draw:enhanced-geometry svg:viewBox="0 0 21600 21600" draw:type="rectangle" draw:enhanced-path="M 0 0 L 21600 0 21600 21600 0 21600 0 0 Z N"/>
        </draw:custom-shape>
        <draw:line draw:name="Line 31" draw:style-name="gr53" draw:text-style-name="P4" draw:layer="layout" svg:x1="5.891cm" svg:y1="10.394cm" svg:x2="18.318cm" svg:y2="10.394cm">
          <text:p/>
        </draw:line>
        <draw:custom-shape draw:name="Rectangle 32" draw:style-name="gr20" draw:text-style-name="P2" draw:layer="layout" svg:width="7.921cm" svg:height="0.923cm" svg:x="8.688cm" svg:y="10.372cm">
          <text:list text:style-name="L15">
            <text:list-header>
              <text:p text:style-name="P3"><text:span text:style-name="T60">Longitud del cable p.e.. 1.2KM</text:span></text:p>
            </text:list-header>
          </text:list>
          <draw:enhanced-geometry svg:viewBox="0 0 21600 21600" draw:type="rectangle" draw:enhanced-path="M 0 0 L 21600 0 21600 21600 0 21600 0 0 Z N"/>
        </draw:custom-shape>
        <draw:custom-shape draw:name="Freeform 33" draw:style-name="gr57" draw:text-style-name="P2" draw:layer="layout" svg:width="0.587cm" svg:height="0.321cm" svg:x="5.9cm" svg:y="10.209cm">
          <text:list text:style-name="L1">
            <text:list-header>
              <text:p text:style-name="P1"><text:span text:style-name="T70"/></text:p>
            </text:list-header>
          </text:list>
          <draw:enhanced-geometry svg:viewBox="0 0 133 73" draw:extrusion-allowed="true" draw:text-areas="0 0 133 73" draw:glue-points="0 42 132 0 132 72 0 42" draw:type="mso-spt100" draw:enhanced-path="M 0 42 L 132 0 L 132 72 L 0 42 N"/>
        </draw:custom-shape>
        <draw:custom-shape draw:name="Freeform 34" draw:style-name="gr57" draw:text-style-name="P2" draw:layer="layout" svg:width="0.587cm" svg:height="0.321cm" svg:x="17.727cm" svg:y="10.209cm">
          <text:list text:style-name="L1">
            <text:list-header>
              <text:p text:style-name="P1"><text:span text:style-name="T70"/></text:p>
            </text:list-header>
          </text:list>
          <draw:enhanced-geometry svg:viewBox="0 0 133 73" draw:extrusion-allowed="true" draw:text-areas="0 0 133 73" draw:glue-points="132 42 0 0 0 72 132 42" draw:type="mso-spt100" draw:enhanced-path="M 132 42 L 0 0 L 0 72 L 132 42 N"/>
        </draw:custom-shape>
        <draw:custom-shape draw:name="Rectangle 35" draw:style-name="gr20" draw:text-style-name="P2" draw:layer="layout" svg:width="7.629cm" svg:height="0.923cm" svg:x="9.399cm" svg:y="7.836cm">
          <text:list text:style-name="L15">
            <text:list-header>
              <text:p text:style-name="P3"><text:span text:style-name="T60">Cable fibra óptica multimodo</text:span></text:p>
            </text:list-header>
          </text:list>
          <draw:enhanced-geometry svg:viewBox="0 0 21600 21600" draw:type="rectangle" draw:enhanced-path="M 0 0 L 21600 0 21600 21600 0 21600 0 0 Z N"/>
        </draw:custom-shape>
        <draw:custom-shape draw:name="Rectangle 36" draw:style-name="gr20" draw:text-style-name="P2" draw:layer="layout" svg:width="0.788cm" svg:height="0.923cm" svg:x="18.621cm" svg:y="7.448cm">
          <text:list text:style-name="L15">
            <text:list-header>
              <text:p text:style-name="P3"><text:span text:style-name="T60">x</text:span></text:p>
            </text:list-header>
          </text:list>
          <draw:enhanced-geometry svg:viewBox="0 0 21600 21600" draw:type="rectangle" draw:enhanced-path="M 0 0 L 21600 0 21600 21600 0 21600 0 0 Z N"/>
        </draw:custom-shape>
        <draw:custom-shape draw:name="Rectangle 37" draw:style-name="gr20" draw:text-style-name="P2" draw:layer="layout" svg:width="1.85cm" svg:height="0.923cm" svg:x="2.907cm" svg:y="6.619cm">
          <text:list text:style-name="L15">
            <text:list-header>
              <text:p text:style-name="P3"><text:span text:style-name="T60">Panel</text:span></text:p>
            </text:list-header>
          </text:list>
          <draw:enhanced-geometry svg:viewBox="0 0 21600 21600" draw:type="rectangle" draw:enhanced-path="M 0 0 L 21600 0 21600 21600 0 21600 0 0 Z N"/>
        </draw:custom-shape>
        <draw:custom-shape draw:name="Rectangle 38" draw:style-name="gr20" draw:text-style-name="P2" draw:layer="layout" svg:width="1.85cm" svg:height="0.923cm" svg:x="18.359cm" svg:y="6.698cm">
          <text:list text:style-name="L15">
            <text:list-header>
              <text:p text:style-name="P3"><text:span text:style-name="T60">Panel</text:span></text:p>
            </text:list-header>
          </text:list>
          <draw:enhanced-geometry svg:viewBox="0 0 21600 21600" draw:type="rectangle" draw:enhanced-path="M 0 0 L 21600 0 21600 21600 0 21600 0 0 Z N"/>
        </draw:custom-shape>
        <draw:line draw:name="Line 39" draw:style-name="gr52" draw:text-style-name="P4" draw:layer="layout" svg:x1="3.387cm" svg:y1="8.467cm" svg:x2="21.096cm" svg:y2="8.467cm">
          <text:p/>
        </draw:line>
        <anim:par presentation:node-type="timing-root">
          <anim:par smil:begin="id54.begin">
            <anim:transitionFilter smil:dur="1s" smil:type="dissolve"/>
          </anim:par>
        </anim:par>
        <presentation:notes draw:style-name="dp2">
          <draw:page-thumbnail draw:style-name="gr5" draw:layer="layout" svg:width="7.142cm" svg:height="9.524cm" svg:x="5.953cm" svg:y="1.93cm" draw:page-number="54" presentation:class="page"/>
          <draw:frame presentation:style-name="pr5" draw:layer="layout" svg:width="15.239cm" svg:height="11.43cm" svg:x="1.905cm" svg:y="12.065cm" presentation:class="notes" presentation:placeholder="true">
            <draw:text-box/>
          </draw:frame>
        </presentation:notes>
      </draw:page>
      <draw:page draw:name="Slide 55" draw:style-name="dp1" draw:master-page-name="Predeterminado" presentation:use-date-time-name="dtd1" xml:id="id55" draw:id="id55">
        <draw:custom-shape draw:name="Rectangle 2" draw:style-name="gr3" draw:text-style-name="P2" draw:layer="layout" svg:width="23.495cm" svg:height="15.161cm" svg:x="1.905cm" svg:y="4.868cm">
          <text:list text:style-name="L5">
            <text:list-header>
              <text:p text:style-name="P34"><text:span text:style-name="T65"> </text:span></text:p>
            </text:list-header>
          </text:list>
          <text:list text:style-name="L16">
            <text:list-header>
              <text:p text:style-name="P34"><text:span text:style-name="T66"></text:span><text:span text:style-name="T67">Las bridas de fijación de los haces de cables de las bandejas están excesivamente apretadas</text:span></text:p>
              <text:p text:style-name="P34"><text:span text:style-name="T68"></text:span><text:span text:style-name="T67">“</text:span><text:span text:style-name="T67">Destrenzado” de los conductores de más de 13 mm en el IDC </text:span></text:p>
              <text:p text:style-name="P34"><text:span text:style-name="T68"></text:span><text:span text:style-name="T67">Cruce de cables y pares</text:span></text:p>
              <text:p text:style-name="P34"><text:span text:style-name="T68"></text:span><text:span text:style-name="T67">Estiramiento de los cables durante la instalación</text:span></text:p>
              <text:p text:style-name="P34"><text:span text:style-name="T68"></text:span><text:span text:style-name="T67">Incumplimiento de los radios de curvatura mínimos del cableado</text:span></text:p>
              <text:p text:style-name="P34"><text:span text:style-name="T68"></text:span><text:span text:style-name="T67">Los cables han sido tendidos demasiado cerca de los cables de electricidad u otras fuentes de interferencia</text:span></text:p>
              <text:p text:style-name="P34"><text:span text:style-name="T68"></text:span><text:span text:style-name="T67">Los cables han sido introducidos en exceso en un conducto o bandeja, originando el aplastamiento y la deformación de los cables del estrato inferior</text:span></text:p>
            </text:list-header>
          </text:list>
          <text:list text:style-name="L5">
            <text:list-header>
              <text:p text:style-name="P34"><text:span text:style-name="T67"/></text:p>
            </text:list-header>
          </text:list>
          <draw:enhanced-geometry svg:viewBox="0 0 21600 21600" draw:type="rectangle" draw:enhanced-path="M 0 0 L 21600 0 21600 21600 0 21600 0 0 Z N"/>
        </draw:custom-shape>
        <draw:custom-shape draw:name="Text Box 3" draw:style-name="gr2" draw:text-style-name="P2" draw:layer="layout" svg:width="19.336cm" svg:height="1.785cm" svg:x="4.029cm" svg:y="2.117cm">
          <text:list text:style-name="L5">
            <text:list-header>
              <text:p text:style-name="P35"><text:span text:style-name="T69">Causas habituales de los fallos</text:span></text:p>
            </text:list-header>
          </text:list>
          <draw:enhanced-geometry svg:viewBox="0 0 21600 21600" draw:type="mso-spt202" draw:enhanced-path="M 0 0 L 21600 0 21600 21600 0 21600 0 0 Z N"/>
        </draw:custom-shape>
        <anim:par presentation:node-type="timing-root">
          <anim:par smil:begin="id55.begin">
            <anim:transitionFilter smil:dur="1s" smil:type="dissolve"/>
          </anim:par>
        </anim:par>
        <presentation:notes draw:style-name="dp2">
          <draw:page-thumbnail draw:style-name="gr5" draw:layer="layout" svg:width="7.142cm" svg:height="9.524cm" svg:x="5.953cm" svg:y="1.93cm" draw:page-number="55" presentation:class="page"/>
          <draw:frame presentation:style-name="pr5" draw:layer="layout" svg:width="15.239cm" svg:height="11.43cm" svg:x="1.905cm" svg:y="12.065cm" presentation:class="notes" presentation:placeholder="true">
            <draw:text-box/>
          </draw:frame>
        </presentation:notes>
      </draw:page>
      <draw:page draw:name="Nuestro Producto" draw:style-name="dp1" draw:master-page-name="Predeterminado" presentation:use-date-time-name="dtd1" xml:id="id56" draw:id="id56">
        <draw:frame presentation:style-name="pr8" draw:text-style-name="P2" draw:layer="layout" svg:width="20.496cm" svg:height="3.176cm" svg:x="3.81cm" svg:y="1.692cm" presentation:class="title" presentation:user-transformed="true">
          <draw:text-box>
            <text:list text:style-name="L1">
              <text:list-header>
                <text:p text:style-name="P1"><text:span text:style-name="T12">Nuestro Producto</text:span></text:p>
              </text:list-header>
            </text:list>
          </draw:text-box>
        </draw:frame>
        <draw:frame presentation:style-name="pr9" draw:text-style-name="P2" draw:layer="layout" svg:width="24.342cm" svg:height="12.109cm" svg:x="0.635cm" svg:y="5.926cm" presentation:class="outline" presentation:user-transformed="true">
          <draw:text-box>
            <text:list text:style-name="L17">
              <text:list-item>
                <text:p text:style-name="P36"><text:span text:style-name="T70">Como entidad neutral b</text:span><text:span text:style-name="T12">rindamos un servicio de certificación de todos los enlaces de su red. Como resultado Ud. obtiene un informe que incluye:</text:span></text:p>
              </text:list-item>
            </text:list>
            <text:list text:style-name="L18">
              <text:list-item>
                <text:list>
                  <text:list-item>
                    <text:p text:style-name="P37"><text:span text:style-name="T12">Una tabla con los valores de longitud, atenuación, NEXT, ACR y mapa de cableado de cada enlace certificado. </text:span></text:p>
                  </text:list-item>
                  <text:list-item>
                    <text:p text:style-name="P37"><text:span text:style-name="T12">Una valoración de los resultados emitida por un grupo de especialistas del departamento de Telemática del ISPJAE. </text:span></text:p>
                    <text:p text:style-name="P37"><text:span text:style-name="T12"/></text:p>
                  </text:list-item>
                </text:list>
              </text:list-item>
            </text:list>
          </draw:text-box>
        </draw:frame>
        <anim:par presentation:node-type="timing-root">
          <anim:par smil:begin="id56.begin">
            <anim:transitionFilter smil:dur="1s" smil:type="dissolve"/>
          </anim:par>
        </anim:par>
        <presentation:notes draw:style-name="dp2">
          <draw:page-thumbnail draw:style-name="gr5" draw:layer="layout" svg:width="7.142cm" svg:height="9.524cm" svg:x="5.953cm" svg:y="1.93cm" draw:page-number="56" presentation:class="page"/>
          <draw:frame presentation:style-name="pr5" draw:layer="layout" svg:width="15.239cm" svg:height="11.43cm" svg:x="1.905cm" svg:y="12.065cm" presentation:class="notes" presentation:placeholder="true">
            <draw:text-box/>
          </draw:frame>
        </presentation:notes>
      </draw:page>
      <draw:page draw:name="Slide 57" draw:style-name="dp1" draw:master-page-name="Predeterminado" presentation:use-date-time-name="dtd1" xml:id="id57" draw:id="id57">
        <draw:custom-shape draw:name="Text Box 2" draw:style-name="gr2" draw:text-style-name="P2" draw:layer="layout" svg:width="19.188cm" svg:height="1.615cm" svg:x="4.729cm" svg:y="2.328cm">
          <text:list text:style-name="L1">
            <text:list-header>
              <text:p text:style-name="P3"><text:span text:style-name="T19">LANKEK</text:span><text:span text:style-name="T71">TM </text:span><text:span text:style-name="T19">PRO / LANTEK PRO XL</text:span></text:p>
            </text:list-header>
          </text:list>
          <draw:enhanced-geometry svg:viewBox="0 0 21600 21600" draw:type="mso-spt202" draw:enhanced-path="M 0 0 L 21600 0 21600 21600 0 21600 0 0 Z N"/>
        </draw:custom-shape>
        <draw:custom-shape draw:name="Text Box 3" draw:style-name="gr2" draw:text-style-name="P2" draw:layer="layout" svg:width="23.574cm" svg:height="2.969cm" svg:x="1.189cm" svg:y="8.731cm">
          <text:list text:style-name="L1">
            <text:list-header>
              <text:p text:style-name="P3"><text:span text:style-name="T19">Certificador <text:s/>de Cables Par Trenzado y Coaxial</text:span></text:p>
              <text:p text:style-name="P3"><text:span text:style-name="T19"><text:s/></text:span><text:span text:style-name="T19">para Redes de Alta Velocidad. <text:s/>100 Mhz</text:span></text:p>
            </text:list-header>
          </text:list>
          <draw:enhanced-geometry svg:viewBox="0 0 21600 21600" draw:type="mso-spt202" draw:enhanced-path="M 0 0 L 21600 0 21600 21600 0 21600 0 0 Z N"/>
        </draw:custom-shape>
        <draw:custom-shape draw:name="Rectangle 4" draw:style-name="gr2" draw:text-style-name="P2" draw:layer="layout" svg:width="22.757cm" svg:height="1.615cm" svg:x="1.738cm" svg:y="6.35cm">
          <text:list text:style-name="L1">
            <text:list-header>
              <text:p text:style-name="P1"><text:span text:style-name="T19">100 MHz lan cable testers with Dual NEXT </text:span><text:span text:style-name="T71">TM</text:span></text:p>
            </text:list-header>
          </text:list>
          <draw:enhanced-geometry svg:viewBox="0 0 21600 21600" draw:type="rectangle" draw:enhanced-path="M 0 0 L 21600 0 21600 21600 0 21600 0 0 Z N"/>
        </draw:custom-shape>
        <anim:par presentation:node-type="timing-root">
          <anim:par smil:begin="id57.begin">
            <anim:transitionFilter smil:dur="1s" smil:type="dissolve"/>
          </anim:par>
        </anim:par>
        <presentation:notes draw:style-name="dp2">
          <draw:page-thumbnail draw:style-name="gr5" draw:layer="layout" svg:width="7.142cm" svg:height="9.524cm" svg:x="5.953cm" svg:y="1.93cm" draw:page-number="57" presentation:class="page"/>
          <draw:frame presentation:style-name="pr5" draw:layer="layout" svg:width="15.239cm" svg:height="11.43cm" svg:x="1.905cm" svg:y="12.065cm" presentation:class="notes" presentation:placeholder="true">
            <draw:text-box/>
          </draw:frame>
        </presentation:notes>
      </draw:page>
      <draw:page draw:name="Componentes" draw:style-name="dp1" draw:master-page-name="Predeterminado" presentation:use-date-time-name="dtd1" xml:id="id58" draw:id="id58">
        <draw:frame presentation:style-name="pr8" draw:text-style-name="P2" draw:layer="layout" svg:width="21.59cm" svg:height="3.176cm" svg:x="1.693cm" svg:y="1.481cm" presentation:class="title" presentation:user-transformed="true">
          <draw:text-box>
            <text:list text:style-name="L1">
              <text:list-header>
                <text:p text:style-name="P1"><text:span text:style-name="T19">Componentes</text:span></text:p>
              </text:list-header>
            </text:list>
          </draw:text-box>
        </draw:frame>
        <draw:frame presentation:style-name="pr10" draw:text-style-name="P2" draw:layer="layout" svg:width="23.707cm" svg:height="13.851cm" svg:x="1.692cm" svg:y="6.137cm" presentation:class="outline" presentation:user-transformed="true">
          <draw:text-box>
            <text:list text:style-name="L17">
              <text:list-item>
                <text:p text:style-name="P5"><text:span text:style-name="T72">Dispositivo Portátil con Display</text:span></text:p>
              </text:list-item>
            </text:list>
            <text:list text:style-name="L3">
              <text:list-header>
                <text:p text:style-name="P38"><text:span text:style-name="T12"><text:tab/></text:span><text:span text:style-name="T12">Controla ambos unidades, y desarrolla todas las funciones par el test de prueba, la salva de ,los resultados, la descarga de los datos a la PC, etc..</text:span></text:p>
              </text:list-header>
            </text:list>
            <text:list text:style-name="L17">
              <text:list-item>
                <text:p text:style-name="P5"><text:span text:style-name="T72">Dispositivo Portátil Remoto</text:span></text:p>
              </text:list-item>
            </text:list>
            <text:list text:style-name="L3">
              <text:list-header>
                <text:p text:style-name="P38"><text:span text:style-name="T72"><text:tab/></text:span><text:span text:style-name="T12">Trabaja con el dispositivo remoto de display en el auto test o en los test individuales</text:span></text:p>
              </text:list-header>
            </text:list>
            <text:list text:style-name="L17">
              <text:list-item>
                <text:p text:style-name="P5"><text:span text:style-name="T72">Cargador de Baterías</text:span></text:p>
                <text:p text:style-name="P5"><text:span text:style-name="T72"/></text:p>
              </text:list-item>
            </text:list>
          </draw:text-box>
        </draw:frame>
        <anim:par presentation:node-type="timing-root">
          <anim:par smil:begin="id58.begin">
            <anim:transitionFilter smil:dur="1s" smil:type="dissolve"/>
          </anim:par>
        </anim:par>
        <presentation:notes draw:style-name="dp2">
          <draw:page-thumbnail draw:style-name="gr5" draw:layer="layout" svg:width="7.142cm" svg:height="9.524cm" svg:x="5.953cm" svg:y="1.93cm" draw:page-number="58" presentation:class="page"/>
          <draw:frame presentation:style-name="pr5" draw:layer="layout" svg:width="15.239cm" svg:height="11.43cm" svg:x="1.905cm" svg:y="12.065cm" presentation:class="notes" presentation:placeholder="true">
            <draw:text-box/>
          </draw:frame>
        </presentation:notes>
      </draw:page>
      <draw:page draw:name="Slide 59" draw:style-name="dp1" draw:master-page-name="Predeterminado" presentation:use-date-time-name="dtd1" xml:id="id59" draw:id="id59">
        <draw:custom-shape draw:name="Text Box 2" draw:style-name="gr3" draw:text-style-name="P2" draw:layer="layout" svg:width="17.613cm" svg:height="1.615cm" svg:x="4.868cm" svg:y="1.905cm">
          <text:list text:style-name="L1">
            <text:list-header>
              <text:p text:style-name="P3"><text:span text:style-name="T19">Dispositivo Portátil con Display</text:span></text:p>
            </text:list-header>
          </text:list>
          <draw:enhanced-geometry svg:viewBox="0 0 21600 21600" draw:type="mso-spt202" draw:enhanced-path="M 0 0 L 21600 0 21600 21600 0 21600 0 0 Z N"/>
        </draw:custom-shape>
        <draw:custom-shape draw:name="Text Box 3" draw:style-name="gr2" draw:text-style-name="P2" draw:layer="layout" svg:width="6.543cm" svg:height="1.615cm" svg:x="8.251cm" svg:y="3.387cm">
          <text:list text:style-name="L19">
            <text:list-header>
              <text:p text:style-name="P3"><text:span text:style-name="T73">Prestaciones</text:span></text:p>
            </text:list-header>
          </text:list>
          <draw:enhanced-geometry svg:viewBox="0 0 21600 21600" draw:type="mso-spt202" draw:enhanced-path="M 0 0 L 21600 0 21600 21600 0 21600 0 0 Z N"/>
        </draw:custom-shape>
        <draw:custom-shape draw:name="Text Box 4" draw:style-name="gr3" draw:text-style-name="P2" draw:layer="layout" svg:width="21.378cm" svg:height="13.469cm" svg:x="2.54cm" svg:y="5.609cm">
          <text:list text:style-name="L7">
            <text:list-item>
              <text:p text:style-name="P3"><text:span text:style-name="T12">Grupo de teclas con caracteres alfa-numéricos </text:span></text:p>
            </text:list-item>
            <text:list-item>
              <text:p text:style-name="P3"><text:span text:style-name="T12">flechas</text:span></text:p>
            </text:list-item>
            <text:list-item>
              <text:p text:style-name="P3"><text:span text:style-name="T12">Auto test</text:span></text:p>
            </text:list-item>
            <text:list-item>
              <text:p text:style-name="P3"><text:span text:style-name="T12">Enter</text:span></text:p>
            </text:list-item>
            <text:list-item>
              <text:p text:style-name="P3"><text:span text:style-name="T12">Escape</text:span></text:p>
            </text:list-item>
            <text:list-item>
              <text:p text:style-name="P3"><text:span text:style-name="T12">Tecla de ayuda (Help)</text:span></text:p>
            </text:list-item>
            <text:list-item>
              <text:p text:style-name="P3"><text:span text:style-name="T12">Tecla de opciones(F1 - F3)</text:span></text:p>
            </text:list-item>
            <text:list-item>
              <text:p text:style-name="P3"><text:span text:style-name="T12">Setup</text:span></text:p>
            </text:list-item>
            <text:list-item>
              <text:p text:style-name="P3"><text:span text:style-name="T12">Resultados del test </text:span></text:p>
            </text:list-item>
            <text:list-item>
              <text:p text:style-name="P3"><text:span text:style-name="T12">Conectores DB-15</text:span></text:p>
            </text:list-item>
            <text:list-item>
              <text:p text:style-name="P3"><text:span text:style-name="T12">BNC femenino</text:span></text:p>
            </text:list-item>
            <text:list-item>
              <text:p text:style-name="P3"><text:span text:style-name="T12">Puerto Serie</text:span></text:p>
            </text:list-item>
            <text:list-item>
              <text:p text:style-name="P3"><text:span text:style-name="T12">Fault <text:s/>Find</text:span></text:p>
            </text:list-item>
          </text:list>
          <draw:enhanced-geometry svg:viewBox="0 0 21600 21600" draw:type="mso-spt202" draw:enhanced-path="M 0 0 L 21600 0 21600 21600 0 21600 0 0 Z N"/>
        </draw:custom-shape>
        <anim:par presentation:node-type="timing-root">
          <anim:par smil:begin="id59.begin">
            <anim:transitionFilter smil:dur="1s" smil:type="dissolve"/>
          </anim:par>
        </anim:par>
        <presentation:notes draw:style-name="dp2">
          <draw:page-thumbnail draw:style-name="gr5" draw:layer="layout" svg:width="7.142cm" svg:height="9.524cm" svg:x="5.953cm" svg:y="1.93cm" draw:page-number="59" presentation:class="page"/>
          <draw:frame presentation:style-name="pr5" draw:layer="layout" svg:width="15.239cm" svg:height="11.43cm" svg:x="1.905cm" svg:y="12.065cm" presentation:class="notes" presentation:placeholder="true">
            <draw:text-box/>
          </draw:frame>
        </presentation:notes>
      </draw:page>
      <draw:page draw:name="Slide 60" draw:style-name="dp6" draw:master-page-name="Predeterminado" presentation:use-date-time-name="dtd1" xml:id="id60" draw:id="id60">
        <draw:custom-shape draw:name="Text Box 2" draw:style-name="gr3" draw:text-style-name="P2" draw:layer="layout" svg:width="24.13cm" svg:height="16.851cm" svg:x="1.27cm" svg:y="0.847cm">
          <text:list text:style-name="L19">
            <text:list-header>
              <text:p text:style-name="P9"><text:span text:style-name="T74">Auto test:</text:span><text:span text:style-name="T26"> </text:span><text:span text:style-name="T27">Ejecuta grupo de pruebas básicas para la </text:span></text:p>
            </text:list-header>
          </text:list>
          <text:list text:style-name="L1">
            <text:list-header>
              <text:p text:style-name="P9"><text:span text:style-name="T27">certificación.</text:span></text:p>
            </text:list-header>
          </text:list>
          <text:list text:style-name="L7">
            <text:list-item>
              <text:p text:style-name="P9"><text:span text:style-name="T27">Mapa de cableado</text:span></text:p>
            </text:list-item>
            <text:list-item>
              <text:p text:style-name="P9"><text:span text:style-name="T27">longitud</text:span></text:p>
            </text:list-item>
            <text:list-item>
              <text:p text:style-name="P9"><text:span text:style-name="T27">capacitancia</text:span></text:p>
            </text:list-item>
            <text:list-item>
              <text:p text:style-name="P9"><text:span text:style-name="T27">Dual NEXT</text:span></text:p>
            </text:list-item>
            <text:list-item>
              <text:p text:style-name="P9"><text:span text:style-name="T27">atenuación</text:span></text:p>
            </text:list-item>
            <text:list-item>
              <text:p text:style-name="P9"><text:span text:style-name="T27">ACR</text:span></text:p>
            </text:list-item>
          </text:list>
          <text:list text:style-name="L1">
            <text:list-header>
              <text:p text:style-name="P9"><text:span text:style-name="T26">pass/fail</text:span></text:p>
            </text:list-header>
          </text:list>
          <text:list text:style-name="L19">
            <text:list-header>
              <text:p text:style-name="P9"><text:span text:style-name="T74">Enter:</text:span><text:span text:style-name="T26"> </text:span><text:span text:style-name="T27">Selecciona la opción del menú / Salva los cambios.</text:span></text:p>
              <text:p text:style-name="P9"><text:span text:style-name="T74">Escape:</text:span><text:span text:style-name="T26"> </text:span><text:span text:style-name="T27">Aborta y sala sin salvar los cambios.</text:span></text:p>
              <text:p text:style-name="P9"><text:span text:style-name="T74">Setup:</text:span><text:span text:style-name="T26"> </text:span><text:span text:style-name="T27">Acceso al menú de configuración.</text:span></text:p>
              <text:p text:style-name="P9"><text:span text:style-name="T74">Faul Find: </text:span><text:span text:style-name="T27">Activa un programa experto en la detección </text:span></text:p>
            </text:list-header>
          </text:list>
          <text:list text:style-name="L1">
            <text:list-header>
              <text:p text:style-name="P9"><text:span text:style-name="T27">de fallas de cableado</text:span></text:p>
            </text:list-header>
          </text:list>
          <draw:enhanced-geometry svg:viewBox="0 0 21600 21600" draw:type="mso-spt202" draw:enhanced-path="M 0 0 L 21600 0 21600 21600 0 21600 0 0 Z N"/>
        </draw:custom-shape>
        <anim:par presentation:node-type="timing-root">
          <anim:par smil:begin="id60.begin">
            <anim:transitionFilter smil:dur="1s" smil:type="dissolve"/>
          </anim:par>
        </anim:par>
        <presentation:notes draw:style-name="dp2">
          <draw:page-thumbnail draw:style-name="gr5" draw:layer="layout" svg:width="7.142cm" svg:height="9.524cm" svg:x="5.953cm" svg:y="1.93cm" draw:page-number="60" presentation:class="page"/>
          <draw:frame presentation:style-name="pr5" draw:layer="layout" svg:width="15.239cm" svg:height="11.43cm" svg:x="1.905cm" svg:y="12.065cm" presentation:class="notes" presentation:placeholder="true">
            <draw:text-box/>
          </draw:frame>
        </presentation:notes>
      </draw:page>
      <draw:page draw:name="Slide 61" draw:style-name="dp1" draw:master-page-name="Predeterminado" presentation:use-date-time-name="dtd1" xml:id="id61" draw:id="id61">
        <draw:custom-shape draw:name="Text Box 2" draw:style-name="gr2" draw:text-style-name="P2" draw:layer="layout" svg:width="13.896cm" svg:height="1.615cm" svg:x="5.699cm" svg:y="1.482cm">
          <text:list text:style-name="L1">
            <text:list-header>
              <text:p text:style-name="P3"><text:span text:style-name="T19">Dispositivo Portátil Remoto</text:span></text:p>
            </text:list-header>
          </text:list>
          <draw:enhanced-geometry svg:viewBox="0 0 21600 21600" draw:type="mso-spt202" draw:enhanced-path="M 0 0 L 21600 0 21600 21600 0 21600 0 0 Z N"/>
        </draw:custom-shape>
        <draw:custom-shape draw:name="Text Box 3" draw:style-name="gr2" draw:text-style-name="P2" draw:layer="layout" svg:width="6.543cm" svg:height="1.615cm" svg:x="9.098cm" svg:y="3.175cm">
          <text:list text:style-name="L19">
            <text:list-header>
              <text:p text:style-name="P3"><text:span text:style-name="T73">Prestaciones</text:span></text:p>
            </text:list-header>
          </text:list>
          <draw:enhanced-geometry svg:viewBox="0 0 21600 21600" draw:type="mso-spt202" draw:enhanced-path="M 0 0 L 21600 0 21600 21600 0 21600 0 0 Z N"/>
        </draw:custom-shape>
        <draw:custom-shape draw:name="Text Box 4" draw:style-name="gr3" draw:text-style-name="P2" draw:layer="layout" svg:width="23.283cm" svg:height="11.437cm" svg:x="1.27cm" svg:y="5.503cm">
          <text:list text:style-name="L1">
            <text:list-header>
              <text:p text:style-name="P9"><text:span text:style-name="T12">No tiene display gráfico sino que usa un conjunto de LEDs para indicar el estado de las operaciones.</text:span></text:p>
            </text:list-header>
          </text:list>
          <text:list text:style-name="L7">
            <text:list-item>
              <text:p text:style-name="P9"><text:span text:style-name="T12">PASS Indica que el cable evaluado paso la prueba en cuestión</text:span></text:p>
            </text:list-item>
            <text:list-item>
              <text:p text:style-name="P39"><text:span text:style-name="T12">FAIL <text:s/>Indica </text:span><text:span text:style-name="T12"><text:tab/></text:span><text:span text:style-name="T12">que el cable evaluado no paso la prueba en cuestión</text:span></text:p>
            </text:list-item>
            <text:list-item>
              <text:p text:style-name="P9"><text:span text:style-name="T12">PINS 1-2 Indica problemas en estos pares de cables</text:span></text:p>
            </text:list-item>
            <text:list-item>
              <text:p text:style-name="P9"><text:span text:style-name="T12">PINS 3-6</text:span></text:p>
            </text:list-item>
            <text:list-item>
              <text:p text:style-name="P9"><text:span text:style-name="T12">PINS 4-5</text:span></text:p>
            </text:list-item>
            <text:list-item>
              <text:p text:style-name="P9"><text:span text:style-name="T12">PINS 7-8</text:span></text:p>
            </text:list-item>
            <text:list-item>
              <text:p text:style-name="P9"><text:span text:style-name="T12">SHIELD Indica problemas en <text:s/>la pantalla</text:span></text:p>
            </text:list-item>
            <text:list-item>
              <text:p text:style-name="P9"><text:span text:style-name="T12">BATIERY Da el % de batería disponible</text:span></text:p>
            </text:list-item>
            <text:list-item>
              <text:p text:style-name="P9"><text:span text:style-name="T12">SELF TEST Verifica que el dispositivo remoto este funcionando</text:span></text:p>
            </text:list-item>
          </text:list>
          <draw:enhanced-geometry svg:viewBox="0 0 21600 21600" draw:type="mso-spt202" draw:enhanced-path="M 0 0 L 21600 0 21600 21600 0 21600 0 0 Z N"/>
        </draw:custom-shape>
        <anim:par presentation:node-type="timing-root">
          <anim:par smil:begin="id61.begin">
            <anim:transitionFilter smil:dur="1s" smil:type="dissolve"/>
          </anim:par>
        </anim:par>
        <presentation:notes draw:style-name="dp2">
          <draw:page-thumbnail draw:style-name="gr5" draw:layer="layout" svg:width="7.142cm" svg:height="9.524cm" svg:x="5.953cm" svg:y="1.93cm" draw:page-number="61" presentation:class="page"/>
          <draw:frame presentation:style-name="pr5" draw:layer="layout" svg:width="15.239cm" svg:height="11.43cm" svg:x="1.905cm" svg:y="12.065cm" presentation:class="notes" presentation:placeholder="true">
            <draw:text-box/>
          </draw:frame>
        </presentation:notes>
      </draw:page>
      <draw:page draw:name="Slide 62" draw:style-name="dp1" draw:master-page-name="Predeterminado" presentation:use-date-time-name="dtd1" xml:id="id62" draw:id="id62">
        <draw:custom-shape draw:name="Text Box 2" draw:style-name="gr2" draw:text-style-name="P2" draw:layer="layout" svg:width="6.23cm" svg:height="1.615cm" svg:x="9.307cm" svg:y="2.752cm">
          <text:list text:style-name="L1">
            <text:list-header>
              <text:p text:style-name="P3"><text:span text:style-name="T19">Calibración</text:span></text:p>
            </text:list-header>
          </text:list>
          <draw:enhanced-geometry svg:viewBox="0 0 21600 21600" draw:type="mso-spt202" draw:enhanced-path="M 0 0 L 21600 0 21600 21600 0 21600 0 0 Z N"/>
        </draw:custom-shape>
        <draw:custom-shape draw:name="Text Box 3" draw:style-name="gr3" draw:text-style-name="P2" draw:layer="layout" svg:width="20.77cm" svg:height="5.341cm" svg:x="3.598cm" svg:y="6.138cm">
          <text:list text:style-name="L1">
            <text:list-header>
              <text:p text:style-name="P9"><text:span text:style-name="T12">Para el funcionamiento optimo del equipo es necesario calibrarlo diariamente. Este proceso toma 60s aproximadamente.</text:span></text:p>
              <text:p text:style-name="P9"><text:span text:style-name="T12">Cuando el equipo se encuentra descalibrado lo indica mediante unmensaje de alerta en el display.</text:span></text:p>
            </text:list-header>
          </text:list>
          <draw:enhanced-geometry svg:viewBox="0 0 21600 21600" draw:type="mso-spt202" draw:enhanced-path="M 0 0 L 21600 0 21600 21600 0 21600 0 0 Z N"/>
        </draw:custom-shape>
        <anim:par presentation:node-type="timing-root">
          <anim:par smil:begin="id62.begin">
            <anim:transitionFilter smil:dur="1s" smil:type="dissolve"/>
          </anim:par>
        </anim:par>
        <presentation:notes draw:style-name="dp2">
          <draw:page-thumbnail draw:style-name="gr5" draw:layer="layout" svg:width="7.142cm" svg:height="9.524cm" svg:x="5.953cm" svg:y="1.93cm" draw:page-number="62" presentation:class="page"/>
          <draw:frame presentation:style-name="pr5" draw:layer="layout" svg:width="15.239cm" svg:height="11.43cm" svg:x="1.905cm" svg:y="12.065cm" presentation:class="notes" presentation:placeholder="true">
            <draw:text-box/>
          </draw:frame>
        </presentation:notes>
      </draw:page>
      <draw:page draw:name="Slide 63" draw:style-name="dp1" draw:master-page-name="Predeterminado" presentation:use-date-time-name="dtd1" xml:id="id63" draw:id="id63">
        <draw:custom-shape draw:name="Text Box 3" draw:style-name="gr2" draw:text-style-name="P2" draw:layer="layout" svg:width="9.756cm" svg:height="1.615cm" svg:x="7.394cm" svg:y="2.752cm">
          <text:list text:style-name="L1">
            <text:list-header>
              <text:p text:style-name="P3"><text:span text:style-name="T19">Conexión a Printer</text:span></text:p>
            </text:list-header>
          </text:list>
          <draw:enhanced-geometry svg:viewBox="0 0 21600 21600" draw:type="mso-spt202" draw:enhanced-path="M 0 0 L 21600 0 21600 21600 0 21600 0 0 Z N"/>
        </draw:custom-shape>
        <draw:custom-shape draw:name="Text Box 4" draw:style-name="gr3" draw:text-style-name="P2" draw:layer="layout" svg:width="20.955cm" svg:height="5.341cm" svg:x="3.175cm" svg:y="6.985cm">
          <text:list text:style-name="L1">
            <text:list-header>
              <text:p text:style-name="P9"><text:span text:style-name="T12">Los resultados del test pueden ser impresos durante el Auto test, en Fault Find o desde la memoria.</text:span></text:p>
              <text:p text:style-name="P9"><text:span text:style-name="T12">Para esto pueden utilizarse cualquier <text:s/>printer portátil o uno que permita conectarlo por un puerto serie, mediante un conector DB-9. </text:span></text:p>
            </text:list-header>
          </text:list>
          <draw:enhanced-geometry svg:viewBox="0 0 21600 21600" draw:type="mso-spt202" draw:enhanced-path="M 0 0 L 21600 0 21600 21600 0 21600 0 0 Z N"/>
        </draw:custom-shape>
        <anim:par presentation:node-type="timing-root">
          <anim:par smil:begin="id63.begin">
            <anim:transitionFilter smil:dur="1s" smil:type="dissolve"/>
          </anim:par>
        </anim:par>
        <presentation:notes draw:style-name="dp2">
          <draw:page-thumbnail draw:style-name="gr5" draw:layer="layout" svg:width="7.142cm" svg:height="9.524cm" svg:x="5.953cm" svg:y="1.93cm" draw:page-number="63" presentation:class="page"/>
          <draw:frame presentation:style-name="pr5" draw:layer="layout" svg:width="15.239cm" svg:height="11.43cm" svg:x="1.905cm" svg:y="12.065cm" presentation:class="notes" presentation:placeholder="true">
            <draw:text-box/>
          </draw:frame>
        </presentation:notes>
      </draw:page>
      <draw:page draw:name="Slide 64" draw:style-name="dp1" draw:master-page-name="Predeterminado" presentation:use-date-time-name="dtd1" xml:id="id64" draw:id="id64">
        <draw:custom-shape draw:name="Text Box 2" draw:style-name="gr2" draw:text-style-name="P2" draw:layer="layout" svg:width="7.559cm" svg:height="1.785cm" svg:x="7.836cm" svg:y="2.752cm">
          <text:list text:style-name="L1">
            <text:list-header>
              <text:p text:style-name="P3"><text:span text:style-name="T6">Ready to test</text:span></text:p>
            </text:list-header>
          </text:list>
          <draw:enhanced-geometry svg:viewBox="0 0 21600 21600" draw:type="mso-spt202" draw:enhanced-path="M 0 0 L 21600 0 21600 21600 0 21600 0 0 Z N"/>
        </draw:custom-shape>
        <draw:custom-shape draw:name="Text Box 3" draw:style-name="gr2" draw:text-style-name="P2" draw:layer="layout" svg:width="4.528cm" svg:height="1.615cm" svg:x="9.521cm" svg:y="1.058cm">
          <text:list text:style-name="L1">
            <text:list-header>
              <text:p text:style-name="P3"><text:span text:style-name="T19">Pantalla</text:span></text:p>
            </text:list-header>
          </text:list>
          <draw:enhanced-geometry svg:viewBox="0 0 21600 21600" draw:type="mso-spt202" draw:enhanced-path="M 0 0 L 21600 0 21600 21600 0 21600 0 0 Z N"/>
        </draw:custom-shape>
        <draw:custom-shape draw:name="Text Box 4" draw:style-name="gr2" draw:text-style-name="P2" draw:layer="layout" svg:width="12.574cm" svg:height="12.111cm" svg:x="4.444cm" svg:y="5.715cm">
          <text:list text:style-name="L19">
            <text:list-header>
              <text:p text:style-name="P3"><text:span text:style-name="T75">Indica</text:span><text:span text:style-name="T76">:</text:span><text:span text:style-name="T27"> </text:span></text:p>
            </text:list-header>
          </text:list>
          <text:list text:style-name="L7">
            <text:list-item>
              <text:p text:style-name="P3"><text:span text:style-name="T27">El tipo de Cable seleccionado</text:span></text:p>
            </text:list-item>
            <text:list-item>
              <text:p text:style-name="P3"><text:span text:style-name="T27">Fecha y Hora</text:span></text:p>
            </text:list-item>
            <text:list-item>
              <text:p text:style-name="P3"><text:span text:style-name="T27">% de batería utilizado</text:span></text:p>
            </text:list-item>
            <text:list-item>
              <text:p text:style-name="P3"><text:span text:style-name="T27">% de Memoria utilizado</text:span></text:p>
              <text:p text:style-name="P3"><text:span text:style-name="T27"/></text:p>
            </text:list-item>
          </text:list>
          <text:list text:style-name="L19">
            <text:list-header>
              <text:p text:style-name="P3"><text:span text:style-name="T75">Opciones:</text:span></text:p>
            </text:list-header>
          </text:list>
          <text:list text:style-name="L7">
            <text:list-item>
              <text:p text:style-name="P3"><text:span text:style-name="T27">Cambiar tipo de cable</text:span></text:p>
            </text:list-item>
            <text:list-item>
              <text:p text:style-name="P3"><text:span text:style-name="T27">Imprimir </text:span></text:p>
            </text:list-item>
            <text:list-item>
              <text:p text:style-name="P3"><text:span text:style-name="T27">Ajustar contraste</text:span></text:p>
            </text:list-item>
          </text:list>
          <draw:enhanced-geometry svg:viewBox="0 0 21600 21600" draw:type="mso-spt202" draw:enhanced-path="M 0 0 L 21600 0 21600 21600 0 21600 0 0 Z N"/>
        </draw:custom-shape>
        <anim:par presentation:node-type="timing-root">
          <anim:par smil:begin="id64.begin">
            <anim:transitionFilter smil:dur="1s" smil:type="dissolve"/>
          </anim:par>
        </anim:par>
        <presentation:notes draw:style-name="dp2">
          <draw:page-thumbnail draw:style-name="gr5" draw:layer="layout" svg:width="7.142cm" svg:height="9.524cm" svg:x="5.953cm" svg:y="1.93cm" draw:page-number="64" presentation:class="page"/>
          <draw:frame presentation:style-name="pr5" draw:layer="layout" svg:width="15.239cm" svg:height="11.43cm" svg:x="1.905cm" svg:y="12.065cm" presentation:class="notes" presentation:placeholder="true">
            <draw:text-box/>
          </draw:frame>
        </presentation:notes>
      </draw:page>
      <draw:page draw:name="Slide 65" draw:style-name="dp1" draw:master-page-name="Predeterminado" presentation:use-date-time-name="dtd1" xml:id="id65" draw:id="id65">
        <draw:custom-shape draw:name="Text Box 2" draw:style-name="gr2" draw:text-style-name="P2" draw:layer="layout" svg:width="11.738cm" svg:height="1.615cm" svg:x="6.121cm" svg:y="2.963cm">
          <text:list text:style-name="L19">
            <text:list-header>
              <text:p text:style-name="P3"><text:span text:style-name="T73">Definir el tipo de cable</text:span><text:span text:style-name="T77">.</text:span></text:p>
            </text:list-header>
          </text:list>
          <draw:enhanced-geometry svg:viewBox="0 0 21600 21600" draw:type="mso-spt202" draw:enhanced-path="M 0 0 L 21600 0 21600 21600 0 21600 0 0 Z N"/>
        </draw:custom-shape>
        <draw:custom-shape draw:name="Text Box 3" draw:style-name="gr1" draw:text-style-name="P2" draw:layer="layout" svg:width="0.511cm" svg:height="1.27cm" svg:x="1.438cm" svg:y="3.078cm">
          <text:p/>
          <draw:enhanced-geometry svg:viewBox="0 0 21600 21600" draw:type="mso-spt202" draw:enhanced-path="M 0 0 L 21600 0 21600 21600 0 21600 0 0 Z N"/>
        </draw:custom-shape>
        <draw:custom-shape draw:name="Text Box 4" draw:style-name="gr2" draw:text-style-name="P2" draw:layer="layout" svg:width="21.131cm" svg:height="3.309cm" svg:x="2.304cm" svg:y="7.62cm">
          <text:list text:style-name="L1">
            <text:list-header>
              <text:p text:style-name="P3"><text:span text:style-name="T12">El tipo de cable puede ser seleccionado según de 2 opciones:</text:span></text:p>
            </text:list-header>
          </text:list>
          <text:list text:style-name="L7">
            <text:list-item>
              <text:p text:style-name="P3"><text:span text:style-name="T12"><text:s/></text:span><text:span text:style-name="T12">Por la tecnología</text:span></text:p>
            </text:list-item>
            <text:list-item>
              <text:p text:style-name="P3"><text:span text:style-name="T12"><text:s/></text:span><text:span text:style-name="T12">Por la fabricación</text:span></text:p>
            </text:list-item>
          </text:list>
          <draw:enhanced-geometry svg:viewBox="0 0 21600 21600" draw:type="mso-spt202" draw:enhanced-path="M 0 0 L 21600 0 21600 21600 0 21600 0 0 Z N"/>
        </draw:custom-shape>
        <draw:custom-shape draw:name="Text Box 5" draw:style-name="gr2" draw:text-style-name="P2" draw:layer="layout" svg:width="8.033cm" svg:height="6.357cm" svg:x="2.751cm" svg:y="11.642cm">
          <text:list text:style-name="L19">
            <text:list-header>
              <text:p text:style-name="P3"><text:span text:style-name="T72">CABLES TYPES</text:span></text:p>
            </text:list-header>
          </text:list>
          <text:list text:style-name="L1">
            <text:list-header>
              <text:p text:style-name="P3"><text:span text:style-name="T12">1 Ethernet</text:span></text:p>
              <text:p text:style-name="P3"><text:span text:style-name="T12">2 Token Ring</text:span></text:p>
              <text:p text:style-name="P3"><text:span text:style-name="T12">3 Twisted Pair</text:span></text:p>
              <text:p text:style-name="P3"><text:span text:style-name="T12">4 Misc.Types</text:span></text:p>
              <text:p text:style-name="P3"><text:span text:style-name="T12">5 CustomCable Types</text:span></text:p>
            </text:list-header>
          </text:list>
          <draw:enhanced-geometry svg:viewBox="0 0 21600 21600" draw:type="mso-spt202" draw:enhanced-path="M 0 0 L 21600 0 21600 21600 0 21600 0 0 Z N"/>
        </draw:custom-shape>
        <draw:custom-shape draw:name="Text Box 6" draw:style-name="gr1" draw:text-style-name="P2" draw:layer="layout" svg:width="0.511cm" svg:height="1.27cm" svg:x="2.496cm" svg:y="15.355cm">
          <text:p/>
          <draw:enhanced-geometry svg:viewBox="0 0 21600 21600" draw:type="mso-spt202" draw:enhanced-path="M 0 0 L 21600 0 21600 21600 0 21600 0 0 Z N"/>
        </draw:custom-shape>
        <anim:par presentation:node-type="timing-root">
          <anim:par smil:begin="id65.begin">
            <anim:transitionFilter smil:dur="1s" smil:type="dissolve"/>
          </anim:par>
        </anim:par>
        <presentation:notes draw:style-name="dp2">
          <draw:page-thumbnail draw:style-name="gr5" draw:layer="layout" svg:width="7.142cm" svg:height="9.524cm" svg:x="5.953cm" svg:y="1.93cm" draw:page-number="65" presentation:class="page"/>
          <draw:frame presentation:style-name="pr5" draw:layer="layout" svg:width="15.239cm" svg:height="11.43cm" svg:x="1.905cm" svg:y="12.065cm" presentation:class="notes" presentation:placeholder="true">
            <draw:text-box/>
          </draw:frame>
        </presentation:notes>
      </draw:page>
      <draw:page draw:name="Slide 66" draw:style-name="dp1" draw:master-page-name="Predeterminado" presentation:use-date-time-name="dtd1" xml:id="id66" draw:id="id66">
        <draw:custom-shape draw:name="Text Box 2" draw:style-name="gr2" draw:text-style-name="P2" draw:layer="layout" svg:width="23.565cm" svg:height="3.309cm" svg:x="1.826cm" svg:y="1.482cm">
          <text:list text:style-name="L1">
            <text:list-header>
              <text:p text:style-name="P16"><text:span text:style-name="T6">Parámetros que pueden ser caracterizados</text:span></text:p>
              <text:p text:style-name="P16"><text:span text:style-name="T6"><text:s/></text:span><text:span text:style-name="T6">para el tipo de cable seleccionado</text:span><text:span text:style-name="T58">.</text:span></text:p>
            </text:list-header>
          </text:list>
          <draw:enhanced-geometry svg:viewBox="0 0 21600 21600" draw:type="mso-spt202" draw:enhanced-path="M 0 0 L 21600 0 21600 21600 0 21600 0 0 Z N"/>
        </draw:custom-shape>
        <draw:custom-shape draw:name="Text Box 3" draw:style-name="gr2" draw:text-style-name="P2" draw:layer="layout" svg:width="14.404cm" svg:height="5.677cm" svg:x="6.541cm" svg:y="6.773cm">
          <text:list text:style-name="L7">
            <text:list-item>
              <text:p text:style-name="P3"><text:span text:style-name="T18"><text:s/></text:span><text:span text:style-name="T19">Pruebas de Auto test</text:span></text:p>
            </text:list-item>
            <text:list-item>
              <text:p text:style-name="P3"><text:span text:style-name="T19"><text:s/></text:span><text:span text:style-name="T19">Rango de frecuencia</text:span></text:p>
            </text:list-item>
            <text:list-item>
              <text:p text:style-name="P3"><text:span text:style-name="T19"><text:s/></text:span><text:span text:style-name="T19">Mapa de pines del conector</text:span></text:p>
            </text:list-item>
            <text:list-item>
              <text:p text:style-name="P3"><text:span text:style-name="T19"><text:s/></text:span><text:span text:style-name="T19">Limites del test</text:span></text:p>
            </text:list-item>
          </text:list>
          <draw:enhanced-geometry svg:viewBox="0 0 21600 21600" draw:type="mso-spt202" draw:enhanced-path="M 0 0 L 21600 0 21600 21600 0 21600 0 0 Z N"/>
        </draw:custom-shape>
        <anim:par presentation:node-type="timing-root">
          <anim:par smil:begin="id66.begin">
            <anim:transitionFilter smil:dur="1s" smil:type="dissolve"/>
          </anim:par>
        </anim:par>
        <presentation:notes draw:style-name="dp2">
          <draw:page-thumbnail draw:style-name="gr5" draw:layer="layout" svg:width="7.142cm" svg:height="9.524cm" svg:x="5.953cm" svg:y="1.93cm" draw:page-number="66" presentation:class="page"/>
          <draw:frame presentation:style-name="pr5" draw:layer="layout" svg:width="15.239cm" svg:height="11.43cm" svg:x="1.905cm" svg:y="12.065cm" presentation:class="notes" presentation:placeholder="true">
            <draw:text-box/>
          </draw:frame>
        </presentation:notes>
      </draw:page>
      <draw:page draw:name="Slide 67" draw:style-name="dp1" draw:master-page-name="Predeterminado" presentation:use-date-time-name="dtd1" xml:id="id67" draw:id="id67">
        <draw:custom-shape draw:name="Text Box 2" draw:style-name="gr2" draw:text-style-name="P2" draw:layer="layout" svg:width="12.182cm" svg:height="1.785cm" svg:x="6.776cm" svg:y="2.54cm">
          <text:list text:style-name="L19">
            <text:list-header>
              <text:p text:style-name="P3"><text:span text:style-name="T78">Pruebas de Auto Test</text:span></text:p>
            </text:list-header>
          </text:list>
          <draw:enhanced-geometry svg:viewBox="0 0 21600 21600" draw:type="mso-spt202" draw:enhanced-path="M 0 0 L 21600 0 21600 21600 0 21600 0 0 Z N"/>
        </draw:custom-shape>
        <draw:custom-shape draw:name="Text Box 3" draw:style-name="gr2" draw:text-style-name="P2" draw:layer="layout" svg:width="9.426cm" svg:height="11.093cm" svg:x="8.885cm" svg:y="6.35cm">
          <text:list text:style-name="L7">
            <text:list-item>
              <text:p text:style-name="P3"><text:span text:style-name="T18"><text:s/></text:span><text:span text:style-name="T18">Mapa de cableado</text:span></text:p>
            </text:list-item>
            <text:list-item>
              <text:p text:style-name="P3"><text:span text:style-name="T18">Resistencia a CD</text:span></text:p>
            </text:list-item>
            <text:list-item>
              <text:p text:style-name="P3"><text:span text:style-name="T18">Longitud </text:span></text:p>
            </text:list-item>
            <text:list-item>
              <text:p text:style-name="P3"><text:span text:style-name="T18">Capacitancia </text:span></text:p>
            </text:list-item>
            <text:list-item>
              <text:p text:style-name="P3"><text:span text:style-name="T18">Dual Next</text:span></text:p>
            </text:list-item>
            <text:list-item>
              <text:p text:style-name="P3"><text:span text:style-name="T18">Atenuación</text:span></text:p>
            </text:list-item>
            <text:list-item>
              <text:p text:style-name="P3"><text:span text:style-name="T18">ACR</text:span></text:p>
              <text:p text:style-name="P3"><text:span text:style-name="T18"/></text:p>
            </text:list-item>
          </text:list>
          <draw:enhanced-geometry svg:viewBox="0 0 21600 21600" draw:type="mso-spt202" draw:enhanced-path="M 0 0 L 21600 0 21600 21600 0 21600 0 0 Z N"/>
        </draw:custom-shape>
        <anim:par presentation:node-type="timing-root">
          <anim:par smil:begin="id67.begin">
            <anim:transitionFilter smil:dur="1s" smil:type="dissolve"/>
          </anim:par>
        </anim:par>
        <presentation:notes draw:style-name="dp2">
          <draw:page-thumbnail draw:style-name="gr5" draw:layer="layout" svg:width="7.142cm" svg:height="9.524cm" svg:x="5.953cm" svg:y="1.93cm" draw:page-number="67" presentation:class="page"/>
          <draw:frame presentation:style-name="pr5" draw:layer="layout" svg:width="15.239cm" svg:height="11.43cm" svg:x="1.905cm" svg:y="12.065cm" presentation:class="notes" presentation:placeholder="true">
            <draw:text-box/>
          </draw:frame>
        </presentation:notes>
      </draw:page>
      <draw:page draw:name="Slide 68" draw:style-name="dp1" draw:master-page-name="Predeterminado" presentation:use-date-time-name="dtd1" xml:id="id68" draw:id="id68">
        <draw:custom-shape draw:name="Text Box 2" draw:style-name="gr2" draw:text-style-name="P2" draw:layer="layout" svg:width="11.928cm" svg:height="1.785cm" svg:x="6.145cm" svg:y="1.905cm">
          <text:list text:style-name="L19">
            <text:list-header>
              <text:p text:style-name="P3"><text:span text:style-name="T78">Rango de Frecuencia</text:span></text:p>
            </text:list-header>
          </text:list>
          <draw:enhanced-geometry svg:viewBox="0 0 21600 21600" draw:type="mso-spt202" draw:enhanced-path="M 0 0 L 21600 0 21600 21600 0 21600 0 0 Z N"/>
        </draw:custom-shape>
        <draw:custom-shape draw:name="Text Box 3" draw:style-name="gr2" draw:text-style-name="P2" draw:layer="layout" svg:width="11.859cm" svg:height="2.631cm" svg:x="6.351cm" svg:y="6.562cm">
          <text:list text:style-name="L7">
            <text:list-item>
              <text:p text:style-name="P3"><text:span text:style-name="T27">Mínima Frecuencia del test </text:span></text:p>
            </text:list-item>
            <text:list-item>
              <text:p text:style-name="P3"><text:span text:style-name="T27">Máxima Frecuencia del test</text:span></text:p>
            </text:list-item>
          </text:list>
          <draw:enhanced-geometry svg:viewBox="0 0 21600 21600" draw:type="mso-spt202" draw:enhanced-path="M 0 0 L 21600 0 21600 21600 0 21600 0 0 Z N"/>
        </draw:custom-shape>
        <draw:custom-shape draw:name="Text Box 4" draw:style-name="gr2" draw:text-style-name="P2" draw:layer="layout" svg:width="12.813cm" svg:height="1.785cm" svg:x="5.932cm" svg:y="11.218cm">
          <text:list text:style-name="L19">
            <text:list-header>
              <text:p text:style-name="P3"><text:span text:style-name="T78">Definir Mapa de pines</text:span><text:span text:style-name="T12"> </text:span></text:p>
            </text:list-header>
          </text:list>
          <draw:enhanced-geometry svg:viewBox="0 0 21600 21600" draw:type="mso-spt202" draw:enhanced-path="M 0 0 L 21600 0 21600 21600 0 21600 0 0 Z N"/>
        </draw:custom-shape>
        <draw:custom-shape draw:name="Text Box 5" draw:style-name="gr2" draw:text-style-name="P2" draw:layer="layout" svg:width="21.41cm" svg:height="1.446cm" svg:x="2.118cm" svg:y="14.393cm">
          <text:list text:style-name="L1">
            <text:list-header>
              <text:p text:style-name="P3"><text:span text:style-name="T27">Define que pares se estarán utilizando como Tx y Rx</text:span></text:p>
            </text:list-header>
          </text:list>
          <draw:enhanced-geometry svg:viewBox="0 0 21600 21600" draw:type="mso-spt202" draw:enhanced-path="M 0 0 L 21600 0 21600 21600 0 21600 0 0 Z N"/>
        </draw:custom-shape>
        <draw:custom-shape draw:name="Text Box 6" draw:style-name="gr1" draw:text-style-name="P2" draw:layer="layout" svg:width="0.511cm" svg:height="1.27cm" svg:x="3.766cm" svg:y="11.756cm">
          <text:p/>
          <draw:enhanced-geometry svg:viewBox="0 0 21600 21600" draw:type="mso-spt202" draw:enhanced-path="M 0 0 L 21600 0 21600 21600 0 21600 0 0 Z N"/>
        </draw:custom-shape>
        <anim:par presentation:node-type="timing-root">
          <anim:par smil:begin="id68.begin">
            <anim:transitionFilter smil:dur="1s" smil:type="dissolve"/>
          </anim:par>
        </anim:par>
        <presentation:notes draw:style-name="dp2">
          <draw:page-thumbnail draw:style-name="gr5" draw:layer="layout" svg:width="7.142cm" svg:height="9.524cm" svg:x="5.953cm" svg:y="1.93cm" draw:page-number="68" presentation:class="page"/>
          <draw:frame presentation:style-name="pr5" draw:layer="layout" svg:width="15.239cm" svg:height="11.43cm" svg:x="1.905cm" svg:y="12.065cm" presentation:class="notes" presentation:placeholder="true">
            <draw:text-box/>
          </draw:frame>
        </presentation:notes>
      </draw:page>
      <draw:page draw:name="Slide 69" draw:style-name="dp1" draw:master-page-name="Predeterminado" presentation:use-date-time-name="dtd1" xml:id="id69" draw:id="id69">
        <draw:custom-shape draw:name="Text Box 2" draw:style-name="gr2" draw:text-style-name="P2" draw:layer="layout" svg:width="9.176cm" svg:height="1.785cm" svg:x="4.408cm" svg:y="2.028cm">
          <text:list text:style-name="L19">
            <text:list-header>
              <text:p text:style-name="P3"><text:span text:style-name="T78">Limites del Test</text:span></text:p>
            </text:list-header>
          </text:list>
          <draw:enhanced-geometry svg:viewBox="0 0 21600 21600" draw:type="mso-spt202" draw:enhanced-path="M 0 0 L 21600 0 21600 21600 0 21600 0 0 Z N"/>
        </draw:custom-shape>
        <draw:custom-shape draw:name="Text Box 3" draw:style-name="gr2" draw:text-style-name="P2" draw:layer="layout" svg:width="15.525cm" svg:height="11.093cm" svg:x="4.431cm" svg:y="6.562cm">
          <text:list text:style-name="L7">
            <text:list-item>
              <text:p text:style-name="P3"><text:span text:style-name="T18">Resistencia CD: 20 ohm</text:span></text:p>
            </text:list-item>
            <text:list-item>
              <text:p text:style-name="P3"><text:span text:style-name="T18">Longitud: 300ft</text:span></text:p>
            </text:list-item>
            <text:list-item>
              <text:p text:style-name="P3"><text:span text:style-name="T18">Capacitance:17 pf/ft</text:span></text:p>
            </text:list-item>
            <text:list-item>
              <text:p text:style-name="P3"><text:span text:style-name="T18">NEXT Basic Link: 29.3 dB</text:span></text:p>
            </text:list-item>
            <text:list-item>
              <text:p text:style-name="P3"><text:span text:style-name="T18">Atenuación Basic Link: 21.6 dB</text:span></text:p>
            </text:list-item>
            <text:list-item>
              <text:p text:style-name="P3"><text:span text:style-name="T18">ACR: 5 dB</text:span></text:p>
            </text:list-item>
            <text:list-item>
              <text:p text:style-name="P3"><text:span text:style-name="T18">Impedancia: 85 - 115 ohm</text:span></text:p>
              <text:p text:style-name="P3"><text:span text:style-name="T18"/></text:p>
            </text:list-item>
          </text:list>
          <draw:enhanced-geometry svg:viewBox="0 0 21600 21600" draw:type="mso-spt202" draw:enhanced-path="M 0 0 L 21600 0 21600 21600 0 21600 0 0 Z N"/>
        </draw:custom-shape>
        <anim:par presentation:node-type="timing-root">
          <anim:par smil:begin="id69.begin">
            <anim:transitionFilter smil:dur="1s" smil:type="dissolve"/>
          </anim:par>
        </anim:par>
        <presentation:notes draw:style-name="dp2">
          <draw:page-thumbnail draw:style-name="gr5" draw:layer="layout" svg:width="7.142cm" svg:height="9.524cm" svg:x="5.953cm" svg:y="1.93cm" draw:page-number="69" presentation:class="page"/>
          <draw:frame presentation:style-name="pr5" draw:layer="layout" svg:width="15.239cm" svg:height="11.43cm" svg:x="1.905cm" svg:y="12.065cm" presentation:class="notes" presentation:placeholder="true">
            <draw:text-box/>
          </draw:frame>
        </presentation:notes>
      </draw:page>
      <draw:page draw:name="Slide 70" draw:style-name="dp1" draw:master-page-name="Predeterminado" presentation:use-date-time-name="dtd1" xml:id="id70" draw:id="id70">
        <draw:custom-shape draw:name="Text Box 2" draw:style-name="gr2" draw:text-style-name="P2" draw:layer="layout" svg:width="8.939cm" svg:height="1.785cm" svg:x="8.469cm" svg:y="2.963cm">
          <text:list text:style-name="L19">
            <text:list-header>
              <text:p text:style-name="P3"><text:span text:style-name="T78">TEST PASSED</text:span></text:p>
            </text:list-header>
          </text:list>
          <draw:enhanced-geometry svg:viewBox="0 0 21600 21600" draw:type="mso-spt202" draw:enhanced-path="M 0 0 L 21600 0 21600 21600 0 21600 0 0 Z N"/>
        </draw:custom-shape>
        <draw:custom-shape draw:name="Text Box 3" draw:style-name="gr2" draw:text-style-name="P2" draw:layer="layout" svg:width="12.364cm" svg:height="8.556cm" svg:x="6.352cm" svg:y="5.927cm">
          <text:list text:style-name="L1">
            <text:list-header>
              <text:p text:style-name="P40"><text:span text:style-name="T27">1</text:span><text:span text:style-name="T27"><text:tab/></text:span><text:span text:style-name="T27">Linemap</text:span><text:span text:style-name="T27"><text:tab/></text:span><text:span text:style-name="T27"><text:tab/></text:span><text:span text:style-name="T27">pass</text:span></text:p>
              <text:p text:style-name="P40"><text:span text:style-name="T27">2</text:span><text:span text:style-name="T27"><text:tab/></text:span><text:span text:style-name="T27">D.C. Resistance</text:span><text:span text:style-name="T27"><text:tab/></text:span><text:span text:style-name="T27">pass</text:span></text:p>
              <text:p text:style-name="P40"><text:span text:style-name="T27">3</text:span><text:span text:style-name="T27"><text:tab/></text:span><text:span text:style-name="T27">Length</text:span><text:span text:style-name="T27"><text:tab/></text:span><text:span text:style-name="T27"><text:tab/></text:span><text:span text:style-name="T27">pass</text:span></text:p>
              <text:p text:style-name="P40"><text:span text:style-name="T27">4</text:span><text:span text:style-name="T27"><text:tab/></text:span><text:span text:style-name="T27">Capacitance</text:span><text:span text:style-name="T27"><text:tab/></text:span><text:span text:style-name="T27"><text:tab/></text:span><text:span text:style-name="T27">pass</text:span></text:p>
              <text:p text:style-name="P40"><text:span text:style-name="T27">5</text:span><text:span text:style-name="T27"><text:tab/></text:span><text:span text:style-name="T27">Attenuation</text:span><text:span text:style-name="T27"><text:tab/></text:span><text:span text:style-name="T27"><text:tab/></text:span><text:span text:style-name="T27">pass</text:span></text:p>
              <text:p text:style-name="P40"><text:span text:style-name="T27">6</text:span><text:span text:style-name="T27"><text:tab/></text:span><text:span text:style-name="T27">Dual NEXT</text:span><text:span text:style-name="T27"><text:tab/></text:span><text:span text:style-name="T27"><text:tab/></text:span><text:span text:style-name="T27">pass</text:span></text:p>
              <text:p text:style-name="P40"><text:span text:style-name="T27">7</text:span><text:span text:style-name="T27"><text:tab/></text:span><text:span text:style-name="T27">ACR</text:span><text:span text:style-name="T27"><text:tab/></text:span><text:span text:style-name="T27"><text:tab/></text:span><text:span text:style-name="T27"><text:tab/></text:span><text:span text:style-name="T27">pass</text:span></text:p>
            </text:list-header>
          </text:list>
          <draw:enhanced-geometry svg:viewBox="0 0 21600 21600" draw:type="mso-spt202" draw:enhanced-path="M 0 0 L 21600 0 21600 21600 0 21600 0 0 Z N"/>
        </draw:custom-shape>
        <draw:custom-shape draw:name="Text Box 4" draw:style-name="gr2" draw:text-style-name="P2" draw:layer="layout" svg:width="8.101cm" svg:height="1.446cm" svg:x="8.471cm" svg:y="14.605cm">
          <text:list text:style-name="L1">
            <text:list-header>
              <text:p text:style-name="P3"><text:span text:style-name="T27">Autotest <text:s/>ID: 001A</text:span></text:p>
            </text:list-header>
          </text:list>
          <draw:enhanced-geometry svg:viewBox="0 0 21600 21600" draw:type="mso-spt202" draw:enhanced-path="M 0 0 L 21600 0 21600 21600 0 21600 0 0 Z N"/>
        </draw:custom-shape>
        <draw:custom-shape draw:name="Text Box 5" draw:style-name="gr2" draw:text-style-name="P2" draw:layer="layout" svg:width="3.516cm" svg:height="1.446cm" svg:x="3.604cm" svg:y="15.946cm">
          <text:list text:style-name="L1">
            <text:list-header>
              <text:p text:style-name="P3"><text:span text:style-name="T27">SaveAs</text:span></text:p>
            </text:list-header>
          </text:list>
          <draw:enhanced-geometry svg:viewBox="0 0 21600 21600" draw:type="mso-spt202" draw:enhanced-path="M 0 0 L 21600 0 21600 21600 0 21600 0 0 Z N"/>
        </draw:custom-shape>
        <draw:custom-shape draw:name="Text Box 6" draw:style-name="gr2" draw:text-style-name="P2" draw:layer="layout" svg:width="2.42cm" svg:height="1.446cm" svg:x="10.588cm" svg:y="15.946cm">
          <text:list text:style-name="L1">
            <text:list-header>
              <text:p text:style-name="P3"><text:span text:style-name="T27">Save</text:span></text:p>
            </text:list-header>
          </text:list>
          <draw:enhanced-geometry svg:viewBox="0 0 21600 21600" draw:type="mso-spt202" draw:enhanced-path="M 0 0 L 21600 0 21600 21600 0 21600 0 0 Z N"/>
        </draw:custom-shape>
        <draw:custom-shape draw:name="Text Box 7" draw:style-name="gr2" draw:text-style-name="P2" draw:layer="layout" svg:width="2.428cm" svg:height="1.446cm" svg:x="17.995cm" svg:y="15.734cm">
          <text:list text:style-name="L1">
            <text:list-header>
              <text:p text:style-name="P3"><text:span text:style-name="T27">Print</text:span></text:p>
            </text:list-header>
          </text:list>
          <draw:enhanced-geometry svg:viewBox="0 0 21600 21600" draw:type="mso-spt202" draw:enhanced-path="M 0 0 L 21600 0 21600 21600 0 21600 0 0 Z N"/>
        </draw:custom-shape>
        <anim:par presentation:node-type="timing-root">
          <anim:par smil:begin="id70.begin">
            <anim:transitionFilter smil:dur="1s" smil:type="dissolve"/>
          </anim:par>
        </anim:par>
        <presentation:notes draw:style-name="dp2">
          <draw:page-thumbnail draw:style-name="gr5" draw:layer="layout" svg:width="7.142cm" svg:height="9.524cm" svg:x="5.953cm" svg:y="1.93cm" draw:page-number="70" presentation:class="page"/>
          <draw:frame presentation:style-name="pr5" draw:layer="layout" svg:width="15.239cm" svg:height="11.43cm" svg:x="1.905cm" svg:y="12.065cm" presentation:class="notes" presentation:placeholder="true">
            <draw:text-box/>
          </draw:frame>
        </presentation:notes>
      </draw:page>
      <draw:page draw:name="Slide 71" draw:style-name="dp1" draw:master-page-name="Predeterminado" presentation:use-date-time-name="dtd1" xml:id="id71" draw:id="id71">
        <draw:custom-shape draw:name="Text Box 2" draw:style-name="gr2" draw:text-style-name="P2" draw:layer="layout" svg:width="7.14cm" svg:height="1.446cm" svg:x="7.836cm" svg:y="0cm">
          <text:list text:style-name="L1">
            <text:list-header>
              <text:p text:style-name="P3"><text:span text:style-name="T27">Auto Test: 001A</text:span></text:p>
            </text:list-header>
          </text:list>
          <draw:enhanced-geometry svg:viewBox="0 0 21600 21600" draw:type="mso-spt202" draw:enhanced-path="M 0 0 L 21600 0 21600 21600 0 21600 0 0 Z N"/>
        </draw:custom-shape>
        <draw:custom-shape draw:name="Text Box 3" draw:style-name="gr2" draw:text-style-name="P2" draw:layer="layout" svg:width="6.467cm" svg:height="3.309cm" svg:x="8.47cm" svg:y="1.905cm">
          <text:list text:style-name="L19">
            <text:list-header>
              <text:p text:style-name="P16"><text:span text:style-name="T79">LINE MAP</text:span></text:p>
              <text:p text:style-name="P16"><text:span text:style-name="T79">PASSED</text:span></text:p>
            </text:list-header>
          </text:list>
          <draw:enhanced-geometry svg:viewBox="0 0 21600 21600" draw:type="mso-spt202" draw:enhanced-path="M 0 0 L 21600 0 21600 21600 0 21600 0 0 Z N"/>
        </draw:custom-shape>
        <draw:custom-shape draw:name="Text Box 4" draw:style-name="gr2" draw:text-style-name="P2" draw:layer="layout" svg:width="14.332cm" svg:height="10.421cm" svg:x="4.449cm" svg:y="5.927cm">
          <text:list text:style-name="L1">
            <text:list-header>
              <text:p text:style-name="P40"><text:span text:style-name="T12">Near</text:span><text:span text:style-name="T12"><text:tab/></text:span><text:span text:style-name="T12"> <text:s text:c="3"/>EIA/UL Cat 5</text:span><text:span text:style-name="T12"><text:tab/></text:span><text:span text:style-name="T12"><text:tab/></text:span><text:span text:style-name="T12">Far</text:span></text:p>
              <text:p text:style-name="P3"><text:span text:style-name="T12">1______________________________1</text:span></text:p>
              <text:p text:style-name="P3"><text:span text:style-name="T12">2______________________________2</text:span></text:p>
              <text:p text:style-name="P3"><text:span text:style-name="T12">3______________________________3</text:span></text:p>
              <text:p text:style-name="P3"><text:span text:style-name="T12">4______________________________4</text:span></text:p>
              <text:p text:style-name="P3"><text:span text:style-name="T12">5______________________________5</text:span></text:p>
              <text:p text:style-name="P3"><text:span text:style-name="T12">6______________________________6</text:span></text:p>
              <text:p text:style-name="P3"><text:span text:style-name="T12">7______________________________7</text:span></text:p>
              <text:p text:style-name="P3"><text:span text:style-name="T12">8______________________________8</text:span></text:p>
              <text:p text:style-name="P3"><text:span text:style-name="T12">S______________________________S</text:span></text:p>
            </text:list-header>
          </text:list>
          <draw:enhanced-geometry svg:viewBox="0 0 21600 21600" draw:type="mso-spt202" draw:enhanced-path="M 0 0 L 21600 0 21600 21600 0 21600 0 0 Z N"/>
        </draw:custom-shape>
        <draw:custom-shape draw:name="Text Box 5" draw:style-name="gr2" draw:text-style-name="P2" draw:layer="layout" svg:width="2.428cm" svg:height="1.446cm" svg:x="16.257cm" svg:y="17.119cm">
          <text:list text:style-name="L1">
            <text:list-header>
              <text:p text:style-name="P3"><text:span text:style-name="T27">Print</text:span></text:p>
            </text:list-header>
          </text:list>
          <draw:enhanced-geometry svg:viewBox="0 0 21600 21600" draw:type="mso-spt202" draw:enhanced-path="M 0 0 L 21600 0 21600 21600 0 21600 0 0 Z N"/>
        </draw:custom-shape>
        <anim:par presentation:node-type="timing-root">
          <anim:par smil:begin="id71.begin">
            <anim:transitionFilter smil:dur="1s" smil:type="dissolve"/>
          </anim:par>
        </anim:par>
        <presentation:notes draw:style-name="dp2">
          <draw:page-thumbnail draw:style-name="gr5" draw:layer="layout" svg:width="7.142cm" svg:height="9.524cm" svg:x="5.953cm" svg:y="1.93cm" draw:page-number="71" presentation:class="page"/>
          <draw:frame presentation:style-name="pr5" draw:layer="layout" svg:width="15.239cm" svg:height="11.43cm" svg:x="1.905cm" svg:y="12.065cm" presentation:class="notes" presentation:placeholder="true">
            <draw:text-box/>
          </draw:frame>
        </presentation:notes>
      </draw:page>
      <draw:page draw:name="Slide 72" draw:style-name="dp1" draw:master-page-name="Predeterminado" presentation:use-date-time-name="dtd1" xml:id="id72" draw:id="id72">
        <draw:custom-shape draw:name="Rectangle 2" draw:style-name="gr2" draw:text-style-name="P2" draw:layer="layout" svg:width="6.467cm" svg:height="3.309cm" svg:x="8.47cm" svg:y="1.058cm">
          <text:list text:style-name="L19">
            <text:list-header>
              <text:p text:style-name="P16"><text:span text:style-name="T79">LINE MAP</text:span></text:p>
              <text:p text:style-name="P16"><text:span text:style-name="T79">FAILED</text:span></text:p>
            </text:list-header>
          </text:list>
          <draw:enhanced-geometry svg:viewBox="0 0 21600 21600" draw:type="rectangle" draw:enhanced-path="M 0 0 L 21600 0 21600 21600 0 21600 0 0 Z N"/>
        </draw:custom-shape>
        <draw:custom-shape draw:name="Text Box 3" draw:style-name="gr2" draw:text-style-name="P2" draw:layer="layout" svg:width="14.332cm" svg:height="10.421cm" svg:x="4.449cm" svg:y="5.927cm">
          <text:list text:style-name="L1">
            <text:list-header>
              <text:p text:style-name="P40"><text:span text:style-name="T12">Near</text:span><text:span text:style-name="T12"><text:tab/></text:span><text:span text:style-name="T12"> <text:s text:c="3"/>EIA/UL Cat 5</text:span><text:span text:style-name="T12"><text:tab/></text:span><text:span text:style-name="T12"><text:tab/></text:span><text:span text:style-name="T12">Far</text:span></text:p>
              <text:p text:style-name="P40"><text:span text:style-name="T12">1</text:span><text:span text:style-name="T12"><text:tab/></text:span><text:span text:style-name="T12"><text:tab/></text:span><text:span text:style-name="T12"><text:tab/></text:span><text:span text:style-name="T12"><text:tab/></text:span><text:span text:style-name="T12"><text:tab/></text:span><text:span text:style-name="T12"> <text:s/>1</text:span></text:p>
              <text:p text:style-name="P40"><text:span text:style-name="T12">2</text:span><text:span text:style-name="T12"><text:tab/></text:span><text:span text:style-name="T12"><text:tab/></text:span><text:span text:style-name="T12"><text:tab/></text:span><text:span text:style-name="T12"><text:tab/></text:span><text:span text:style-name="T12"><text:tab/></text:span><text:span text:style-name="T12"> <text:s/>2</text:span></text:p>
              <text:p text:style-name="P40"><text:span text:style-name="T12">3</text:span><text:span text:style-name="T12"><text:tab/></text:span><text:span text:style-name="T12"><text:tab/></text:span><text:span text:style-name="T12"><text:tab/></text:span><text:span text:style-name="T12"><text:tab/></text:span><text:span text:style-name="T12"><text:tab/></text:span><text:span text:style-name="T12"> <text:s/>3</text:span></text:p>
              <text:p text:style-name="P40"><text:span text:style-name="T12">4</text:span><text:span text:style-name="T12"><text:tab/></text:span><text:span text:style-name="T12"><text:tab/></text:span><text:span text:style-name="T12"><text:tab/></text:span><text:span text:style-name="T12"><text:tab/></text:span><text:span text:style-name="T12"><text:tab/></text:span><text:span text:style-name="T12"> <text:s/>4</text:span></text:p>
              <text:p text:style-name="P40"><text:span text:style-name="T12">5</text:span><text:span text:style-name="T12"><text:tab/></text:span><text:span text:style-name="T12"><text:tab/></text:span><text:span text:style-name="T12"><text:tab/></text:span><text:span text:style-name="T12"><text:tab/></text:span><text:span text:style-name="T12"><text:tab/></text:span><text:span text:style-name="T12"> <text:s/>5</text:span></text:p>
              <text:p text:style-name="P40"><text:span text:style-name="T12">6</text:span><text:span text:style-name="T12"><text:tab/></text:span><text:span text:style-name="T12"><text:tab/></text:span><text:span text:style-name="T12"><text:tab/></text:span><text:span text:style-name="T12"><text:tab/></text:span><text:span text:style-name="T12"><text:tab/></text:span><text:span text:style-name="T12"> <text:s/>6</text:span></text:p>
              <text:p text:style-name="P40"><text:span text:style-name="T12">7</text:span><text:span text:style-name="T12"><text:tab/></text:span><text:span text:style-name="T12"><text:tab/></text:span><text:span text:style-name="T12"><text:tab/></text:span><text:span text:style-name="T12"><text:tab/></text:span><text:span text:style-name="T12"><text:tab/></text:span><text:span text:style-name="T12"> <text:s/>7</text:span></text:p>
              <text:p text:style-name="P40"><text:span text:style-name="T12">8</text:span><text:span text:style-name="T12"><text:tab/></text:span><text:span text:style-name="T12"><text:tab/></text:span><text:span text:style-name="T12"><text:tab/></text:span><text:span text:style-name="T12"><text:tab/></text:span><text:span text:style-name="T12"><text:tab/></text:span><text:span text:style-name="T12"> <text:s/>8</text:span></text:p>
              <text:p text:style-name="P40"><text:span text:style-name="T12">S</text:span><text:span text:style-name="T12"><text:tab/></text:span><text:span text:style-name="T12"><text:tab/></text:span><text:span text:style-name="T12"><text:tab/></text:span><text:span text:style-name="T12"><text:tab/></text:span><text:span text:style-name="T12"><text:tab/></text:span><text:span text:style-name="T12"> <text:s/>S</text:span></text:p>
            </text:list-header>
          </text:list>
          <draw:enhanced-geometry svg:viewBox="0 0 21600 21600" draw:type="mso-spt202" draw:enhanced-path="M 0 0 L 21600 0 21600 21600 0 21600 0 0 Z N"/>
        </draw:custom-shape>
        <draw:line draw:name="Line 4" draw:style-name="gr58" draw:text-style-name="P4" draw:layer="layout" svg:x1="8.89cm" svg:y1="14.604cm" svg:x2="8.89cm" svg:y2="7.619cm">
          <text:p/>
        </draw:line>
        <draw:line draw:name="Line 5" draw:style-name="gr58" draw:text-style-name="P4" draw:layer="layout" svg:x1="14.393cm" svg:y1="14.604cm" svg:x2="14.393cm" svg:y2="7.619cm">
          <text:p/>
        </draw:line>
        <draw:line draw:name="Line 6" draw:style-name="gr58" draw:text-style-name="P4" draw:layer="layout" svg:x1="5.08cm" svg:y1="7.62cm" svg:x2="17.78cm" svg:y2="7.62cm">
          <text:p/>
        </draw:line>
        <draw:line draw:name="Line 7" draw:style-name="gr58" draw:text-style-name="P4" draw:layer="layout" svg:x1="5.08cm" svg:y1="8.678cm" svg:x2="17.78cm" svg:y2="8.678cm">
          <text:p/>
        </draw:line>
        <draw:line draw:name="Line 8" draw:style-name="gr58" draw:text-style-name="P4" draw:layer="layout" svg:x1="5.08cm" svg:y1="9.737cm" svg:x2="17.78cm" svg:y2="9.737cm">
          <text:p/>
        </draw:line>
        <draw:line draw:name="Line 9" draw:style-name="gr58" draw:text-style-name="P4" draw:layer="layout" svg:x1="5.08cm" svg:y1="11.642cm" svg:x2="17.78cm" svg:y2="11.642cm">
          <text:p/>
        </draw:line>
        <draw:line draw:name="Line 10" draw:style-name="gr58" draw:text-style-name="P4" draw:layer="layout" svg:x1="5.08cm" svg:y1="13.547cm" svg:x2="17.78cm" svg:y2="13.547cm">
          <text:p/>
        </draw:line>
        <draw:line draw:name="Line 11" draw:style-name="gr58" draw:text-style-name="P4" draw:layer="layout" svg:x1="5.292cm" svg:y1="14.605cm" svg:x2="8.89cm" svg:y2="14.605cm">
          <text:p/>
        </draw:line>
        <draw:line draw:name="Line 12" draw:style-name="gr58" draw:text-style-name="P4" draw:layer="layout" svg:x1="5.292cm" svg:y1="12.7cm" svg:x2="17.992cm" svg:y2="12.7cm">
          <text:p/>
        </draw:line>
        <draw:line draw:name="Line 13" draw:style-name="gr58" draw:text-style-name="P4" draw:layer="layout" svg:x1="5.08cm" svg:y1="10.583cm" svg:x2="8.89cm" svg:y2="10.583cm">
          <text:p/>
        </draw:line>
        <draw:line draw:name="Line 14" draw:style-name="gr58" draw:text-style-name="P4" draw:layer="layout" svg:x1="14.393cm" svg:y1="10.583cm" svg:x2="17.78cm" svg:y2="10.583cm">
          <text:p/>
        </draw:line>
        <draw:line draw:name="Line 15" draw:style-name="gr58" draw:text-style-name="P4" draw:layer="layout" svg:x1="17.779cm" svg:y1="14.605cm" svg:x2="14.392cm" svg:y2="14.605cm">
          <text:p/>
        </draw:line>
        <draw:line draw:name="Line 16" draw:style-name="gr58" draw:text-style-name="P4" draw:layer="layout" svg:x1="5.292cm" svg:y1="15.663cm" svg:x2="5.927cm" svg:y2="15.663cm">
          <text:p/>
        </draw:line>
        <draw:line draw:name="Line 17" draw:style-name="gr58" draw:text-style-name="P4" draw:layer="layout" svg:x1="16.933cm" svg:y1="15.663cm" svg:x2="17.78cm" svg:y2="15.663cm">
          <text:p/>
        </draw:line>
        <anim:par presentation:node-type="timing-root">
          <anim:par smil:begin="id72.begin">
            <anim:transitionFilter smil:dur="1s" smil:type="dissolve"/>
          </anim:par>
        </anim:par>
        <presentation:notes draw:style-name="dp2">
          <draw:page-thumbnail draw:style-name="gr5" draw:layer="layout" svg:width="7.142cm" svg:height="9.524cm" svg:x="5.953cm" svg:y="1.93cm" draw:page-number="72" presentation:class="page"/>
          <draw:frame presentation:style-name="pr5" draw:layer="layout" svg:width="15.239cm" svg:height="11.43cm" svg:x="1.905cm" svg:y="12.065cm" presentation:class="notes" presentation:placeholder="true">
            <draw:text-box/>
          </draw:frame>
        </presentation:notes>
      </draw:page>
      <draw:page draw:name="Slide 73" draw:style-name="dp1" draw:master-page-name="Predeterminado" presentation:use-date-time-name="dtd1" xml:id="id73" draw:id="id73">
        <draw:custom-shape draw:name="Text Box 2" draw:style-name="gr2" draw:text-style-name="P2" draw:layer="layout" svg:width="8.05cm" svg:height="3.309cm" svg:x="8.472cm" svg:y="1.905cm">
          <text:list text:style-name="L19">
            <text:list-header>
              <text:p text:style-name="P16"><text:span text:style-name="T79">RESISTENCE</text:span></text:p>
              <text:p text:style-name="P16"><text:span text:style-name="T79">PASSED</text:span></text:p>
            </text:list-header>
          </text:list>
          <draw:enhanced-geometry svg:viewBox="0 0 21600 21600" draw:type="mso-spt202" draw:enhanced-path="M 0 0 L 21600 0 21600 21600 0 21600 0 0 Z N"/>
        </draw:custom-shape>
        <draw:custom-shape draw:name="Text Box 3" draw:style-name="gr2" draw:text-style-name="P2" draw:layer="layout" svg:width="16.923cm" svg:height="6.186cm" svg:x="4.457cm" svg:y="6.562cm">
          <text:list text:style-name="L1">
            <text:list-header>
              <text:p text:style-name="P40"><text:span text:style-name="T27">PAIR</text:span><text:span text:style-name="T27"><text:tab/></text:span><text:span text:style-name="T27"><text:tab/></text:span><text:span text:style-name="T27">VALUE</text:span><text:span text:style-name="T27"><text:tab/></text:span><text:span text:style-name="T27"><text:tab/></text:span><text:span text:style-name="T27">RESULT</text:span></text:p>
              <text:p text:style-name="P40"><text:span text:style-name="T27">3,6</text:span><text:span text:style-name="T27"><text:tab/></text:span><text:span text:style-name="T27"><text:tab/></text:span><text:span text:style-name="T27">9.8</text:span><text:span text:style-name="T27"><text:tab/></text:span><text:span text:style-name="T27"><text:tab/></text:span><text:span text:style-name="T27"><text:tab/></text:span><text:span text:style-name="T27">pass</text:span></text:p>
              <text:p text:style-name="P40"><text:span text:style-name="T27">1,2</text:span><text:span text:style-name="T27"><text:tab/></text:span><text:span text:style-name="T27"><text:tab/></text:span><text:span text:style-name="T27">9.8</text:span><text:span text:style-name="T27"><text:tab/></text:span><text:span text:style-name="T27"><text:tab/></text:span><text:span text:style-name="T27"><text:tab/></text:span><text:span text:style-name="T27">pass</text:span></text:p>
              <text:p text:style-name="P40"><text:span text:style-name="T27">4,5</text:span><text:span text:style-name="T27"><text:tab/></text:span><text:span text:style-name="T27"><text:tab/></text:span><text:span text:style-name="T27">10.0</text:span><text:span text:style-name="T27"><text:tab/></text:span><text:span text:style-name="T27"><text:tab/></text:span><text:span text:style-name="T27"><text:tab/></text:span><text:span text:style-name="T27">pass</text:span></text:p>
              <text:p text:style-name="P40"><text:span text:style-name="T27">7,8</text:span><text:span text:style-name="T27"><text:tab/></text:span><text:span text:style-name="T27"><text:tab/></text:span><text:span text:style-name="T27">9.8</text:span><text:span text:style-name="T27"><text:tab/></text:span><text:span text:style-name="T27"><text:tab/></text:span><text:span text:style-name="T27"><text:tab/></text:span><text:span text:style-name="T27">pass</text:span></text:p>
            </text:list-header>
          </text:list>
          <draw:enhanced-geometry svg:viewBox="0 0 21600 21600" draw:type="mso-spt202" draw:enhanced-path="M 0 0 L 21600 0 21600 21600 0 21600 0 0 Z N"/>
        </draw:custom-shape>
        <draw:custom-shape draw:name="Rectangle 4" draw:style-name="gr59" draw:text-style-name="P2" draw:layer="layout" svg:width="17.357cm" svg:height="6.985cm" svg:x="3.81cm" svg:y="6.138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Text Box 5" draw:style-name="gr2" draw:text-style-name="P2" draw:layer="layout" svg:width="13.706cm" svg:height="2.631cm" svg:x="2.762cm" svg:y="14.182cm">
          <text:list text:style-name="L1">
            <text:list-header>
              <text:p text:style-name="P40"><text:span text:style-name="T27">Cable Type:</text:span><text:span text:style-name="T27"><text:tab/></text:span><text:span text:style-name="T27"><text:tab/></text:span><text:span text:style-name="T27">EIA/UL Cat 5</text:span></text:p>
              <text:p text:style-name="P40"><text:span text:style-name="T27">Limit:</text:span><text:span text:style-name="T27"><text:tab/></text:span><text:span text:style-name="T27"><text:tab/></text:span><text:span text:style-name="T27"><text:tab/></text:span><text:span text:style-name="T27">20.0 ohm</text:span></text:p>
            </text:list-header>
          </text:list>
          <draw:enhanced-geometry svg:viewBox="0 0 21600 21600" draw:type="mso-spt202" draw:enhanced-path="M 0 0 L 21600 0 21600 21600 0 21600 0 0 Z N"/>
        </draw:custom-shape>
        <draw:custom-shape draw:name="Text Box 6" draw:style-name="gr2" draw:text-style-name="P2" draw:layer="layout" svg:width="2.428cm" svg:height="1.446cm" svg:x="18.797cm" svg:y="17.119cm">
          <text:list text:style-name="L1">
            <text:list-header>
              <text:p text:style-name="P3"><text:span text:style-name="T27">Print</text:span></text:p>
            </text:list-header>
          </text:list>
          <draw:enhanced-geometry svg:viewBox="0 0 21600 21600" draw:type="mso-spt202" draw:enhanced-path="M 0 0 L 21600 0 21600 21600 0 21600 0 0 Z N"/>
        </draw:custom-shape>
        <anim:par presentation:node-type="timing-root">
          <anim:par smil:begin="id73.begin">
            <anim:transitionFilter smil:dur="1s" smil:type="dissolve"/>
          </anim:par>
        </anim:par>
        <presentation:notes draw:style-name="dp2">
          <draw:page-thumbnail draw:style-name="gr5" draw:layer="layout" svg:width="7.142cm" svg:height="9.524cm" svg:x="5.953cm" svg:y="1.93cm" draw:page-number="73" presentation:class="page"/>
          <draw:frame presentation:style-name="pr5" draw:layer="layout" svg:width="15.239cm" svg:height="11.43cm" svg:x="1.905cm" svg:y="12.065cm" presentation:class="notes" presentation:placeholder="true">
            <draw:text-box/>
          </draw:frame>
        </presentation:notes>
      </draw:page>
      <draw:page draw:name="Slide 74" draw:style-name="dp1" draw:master-page-name="Predeterminado" presentation:use-date-time-name="dtd1" xml:id="id74" draw:id="id74">
        <draw:custom-shape draw:name="Text Box 2" draw:style-name="gr2" draw:text-style-name="P2" draw:layer="layout" svg:width="5.933cm" svg:height="3.309cm" svg:x="8.895cm" svg:y="1.27cm">
          <text:list text:style-name="L19">
            <text:list-header>
              <text:p text:style-name="P3"><text:span text:style-name="T78">LENGTH</text:span></text:p>
              <text:p text:style-name="P3"><text:span text:style-name="T78">PASSED</text:span></text:p>
            </text:list-header>
          </text:list>
          <draw:enhanced-geometry svg:viewBox="0 0 21600 21600" draw:type="mso-spt202" draw:enhanced-path="M 0 0 L 21600 0 21600 21600 0 21600 0 0 Z N"/>
        </draw:custom-shape>
        <draw:custom-shape draw:name="Rectangle 3" draw:style-name="gr59" draw:text-style-name="P2" draw:layer="layout" svg:width="22.648cm" svg:height="4.657cm" svg:x="1.27cm" svg:y="5.503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Text Box 4" draw:style-name="gr2" draw:text-style-name="P2" draw:layer="layout" svg:width="20.449cm" svg:height="1.277cm" svg:x="2.118cm" svg:y="4.022cm">
          <text:list text:style-name="L1">
            <text:list-header>
              <text:p text:style-name="P40"><text:span text:style-name="T12">Pair</text:span><text:span text:style-name="T12"><text:tab/></text:span><text:span text:style-name="T12"><text:tab/></text:span><text:span text:style-name="T12"><text:tab/></text:span><text:span text:style-name="T12">Value</text:span><text:span text:style-name="T12"><text:tab/></text:span><text:span text:style-name="T12"><text:tab/></text:span><text:span text:style-name="T12"><text:tab/></text:span><text:span text:style-name="T12"><text:tab/></text:span><text:span text:style-name="T12">Result</text:span></text:p>
            </text:list-header>
          </text:list>
          <draw:enhanced-geometry svg:viewBox="0 0 21600 21600" draw:type="mso-spt202" draw:enhanced-path="M 0 0 L 21600 0 21600 21600 0 21600 0 0 Z N"/>
        </draw:custom-shape>
        <draw:custom-shape draw:name="Text Box 5" draw:style-name="gr2" draw:text-style-name="P2" draw:layer="layout" svg:width="19.743cm" svg:height="4.325cm" svg:x="2.332cm" svg:y="5.715cm">
          <text:list text:style-name="L1">
            <text:list-header>
              <text:p text:style-name="P40"><text:span text:style-name="T12">3,6</text:span><text:span text:style-name="T12"><text:tab/></text:span><text:span text:style-name="T12"><text:tab/></text:span><text:span text:style-name="T12"><text:tab/></text:span><text:span text:style-name="T12">104.0ft</text:span><text:span text:style-name="T12"><text:tab/></text:span><text:span text:style-name="T12"><text:tab/></text:span><text:span text:style-name="T12"><text:tab/></text:span><text:span text:style-name="T12"><text:tab/></text:span><text:span text:style-name="T12">pass</text:span></text:p>
              <text:p text:style-name="P40"><text:span text:style-name="T12">1,2</text:span><text:span text:style-name="T12"><text:tab/></text:span><text:span text:style-name="T12"><text:tab/></text:span><text:span text:style-name="T12"><text:tab/></text:span><text:span text:style-name="T12">106.6ft</text:span><text:span text:style-name="T12"><text:tab/></text:span><text:span text:style-name="T12"><text:tab/></text:span><text:span text:style-name="T12"><text:tab/></text:span><text:span text:style-name="T12"><text:tab/></text:span><text:span text:style-name="T12">pass</text:span></text:p>
              <text:p text:style-name="P40"><text:span text:style-name="T12">4,5</text:span><text:span text:style-name="T12"><text:tab/></text:span><text:span text:style-name="T12"><text:tab/></text:span><text:span text:style-name="T12"><text:tab/></text:span><text:span text:style-name="T12">105,6ft</text:span><text:span text:style-name="T12"><text:tab/></text:span><text:span text:style-name="T12"><text:tab/></text:span><text:span text:style-name="T12"><text:tab/></text:span><text:span text:style-name="T12"><text:tab/></text:span><text:span text:style-name="T12">pass</text:span></text:p>
              <text:p text:style-name="P40"><text:span text:style-name="T12">7,8</text:span><text:span text:style-name="T12"><text:tab/></text:span><text:span text:style-name="T12"><text:tab/></text:span><text:span text:style-name="T12"><text:tab/></text:span><text:span text:style-name="T12">103,0ft</text:span><text:span text:style-name="T12"><text:tab/></text:span><text:span text:style-name="T12"><text:tab/></text:span><text:span text:style-name="T12"><text:tab/></text:span><text:span text:style-name="T12"><text:tab/></text:span><text:span text:style-name="T12">pass</text:span></text:p>
            </text:list-header>
          </text:list>
          <draw:enhanced-geometry svg:viewBox="0 0 21600 21600" draw:type="mso-spt202" draw:enhanced-path="M 0 0 L 21600 0 21600 21600 0 21600 0 0 Z N"/>
        </draw:custom-shape>
        <draw:custom-shape draw:name="Rectangle 6" draw:style-name="gr2" draw:text-style-name="P2" draw:layer="layout" svg:width="5.933cm" svg:height="3.309cm" svg:x="9.107cm" svg:y="10.372cm">
          <text:list text:style-name="L19">
            <text:list-header>
              <text:p text:style-name="P3"><text:span text:style-name="T78">LENGTH</text:span></text:p>
              <text:p text:style-name="P3"><text:span text:style-name="T78">FAILED</text:span></text:p>
            </text:list-header>
          </text:list>
          <draw:enhanced-geometry svg:viewBox="0 0 21600 21600" draw:type="rectangle" draw:enhanced-path="M 0 0 L 21600 0 21600 21600 0 21600 0 0 Z N"/>
        </draw:custom-shape>
        <draw:custom-shape draw:name="Text Box 7" draw:style-name="gr2" draw:text-style-name="P2" draw:layer="layout" svg:width="19.417cm" svg:height="4.325cm" svg:x="3.175cm" svg:y="13.547cm">
          <text:list text:style-name="L1">
            <text:list-header>
              <text:p text:style-name="P40"><text:span text:style-name="T12">3,6</text:span><text:span text:style-name="T12"><text:tab/></text:span><text:span text:style-name="T12"><text:tab/></text:span><text:span text:style-name="T12"><text:tab/></text:span><text:span text:style-name="T12">1431.0ft</text:span><text:span text:style-name="T12"><text:tab/></text:span><text:span text:style-name="T12"><text:tab/></text:span><text:span text:style-name="T12"><text:tab/></text:span><text:span text:style-name="T12">fail</text:span></text:p>
              <text:p text:style-name="P40"><text:span text:style-name="T12">1,2</text:span><text:span text:style-name="T12"><text:tab/></text:span><text:span text:style-name="T12"><text:tab/></text:span><text:span text:style-name="T12"><text:tab/></text:span><text:span text:style-name="T12">2265.6ft</text:span><text:span text:style-name="T12"><text:tab/></text:span><text:span text:style-name="T12"><text:tab/></text:span><text:span text:style-name="T12"><text:tab/></text:span><text:span text:style-name="T12">fail</text:span></text:p>
              <text:p text:style-name="P40"><text:span text:style-name="T12">4,5</text:span><text:span text:style-name="T12"><text:tab/></text:span><text:span text:style-name="T12"><text:tab/></text:span><text:span text:style-name="T12"><text:tab/></text:span><text:span text:style-name="T12">1142,6ft</text:span><text:span text:style-name="T12"><text:tab/></text:span><text:span text:style-name="T12"><text:tab/></text:span><text:span text:style-name="T12"><text:tab/></text:span><text:span text:style-name="T12">fail</text:span></text:p>
              <text:p text:style-name="P40"><text:span text:style-name="T12">7,8</text:span><text:span text:style-name="T12"><text:tab/></text:span><text:span text:style-name="T12"><text:tab/></text:span><text:span text:style-name="T12"><text:tab/></text:span><text:span text:style-name="T12">450,0ft</text:span><text:span text:style-name="T12"><text:tab/></text:span><text:span text:style-name="T12"><text:tab/></text:span><text:span text:style-name="T12"><text:tab/></text:span><text:span text:style-name="T12"><text:tab/></text:span><text:span text:style-name="T12">fail</text:span></text:p>
            </text:list-header>
          </text:list>
          <draw:enhanced-geometry svg:viewBox="0 0 21600 21600" draw:type="mso-spt202" draw:enhanced-path="M 0 0 L 21600 0 21600 21600 0 21600 0 0 Z N"/>
        </draw:custom-shape>
        <draw:custom-shape draw:name="Rectangle 8" draw:style-name="gr59" draw:text-style-name="P2" draw:layer="layout" svg:width="22.225cm" svg:height="4.868cm" svg:x="1.693cm" svg:y="13.335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Text Box 9" draw:style-name="gr2" draw:text-style-name="P2" draw:layer="layout" svg:width="5.883cm" svg:height="1.277cm" svg:x="16.036cm" svg:y="0.538cm">
          <text:list text:style-name="L1">
            <text:list-header>
              <text:p text:style-name="P3"><text:span text:style-name="T12">Limite=328.1 ft</text:span></text:p>
            </text:list-header>
          </text:list>
          <draw:enhanced-geometry svg:viewBox="0 0 21600 21600" draw:type="mso-spt202" draw:enhanced-path="M 0 0 L 21600 0 21600 21600 0 21600 0 0 Z N"/>
        </draw:custom-shape>
        <anim:par presentation:node-type="timing-root">
          <anim:par smil:begin="id74.begin">
            <anim:transitionFilter smil:dur="1s" smil:type="dissolve"/>
          </anim:par>
        </anim:par>
        <presentation:notes draw:style-name="dp2">
          <draw:page-thumbnail draw:style-name="gr5" draw:layer="layout" svg:width="7.142cm" svg:height="9.524cm" svg:x="5.953cm" svg:y="1.93cm" draw:page-number="74" presentation:class="page"/>
          <draw:frame presentation:style-name="pr5" draw:layer="layout" svg:width="15.239cm" svg:height="11.43cm" svg:x="1.905cm" svg:y="12.065cm" presentation:class="notes" presentation:placeholder="true">
            <draw:text-box/>
          </draw:frame>
        </presentation:notes>
      </draw:page>
      <draw:page draw:name="Slide 75" draw:style-name="dp1" draw:master-page-name="Predeterminado" presentation:use-date-time-name="dtd1" xml:id="id75" draw:id="id75">
        <draw:custom-shape draw:name="Text Box 2" draw:style-name="gr2" draw:text-style-name="P2" draw:layer="layout" svg:width="9.189cm" svg:height="3.309cm" svg:x="7.62cm" svg:y="0cm">
          <text:list text:style-name="L19">
            <text:list-header>
              <text:p text:style-name="P16"><text:span text:style-name="T78">ATENUACIÓN</text:span></text:p>
              <text:p text:style-name="P16"><text:span text:style-name="T78">PASSED</text:span></text:p>
            </text:list-header>
          </text:list>
          <draw:enhanced-geometry svg:viewBox="0 0 21600 21600" draw:type="mso-spt202" draw:enhanced-path="M 0 0 L 21600 0 21600 21600 0 21600 0 0 Z N"/>
        </draw:custom-shape>
        <draw:custom-shape draw:name="Text Box 3" draw:style-name="gr1" draw:text-style-name="P2" draw:layer="layout" svg:width="0.512cm" svg:height="1.27cm" svg:x="1.649cm" svg:y="3.078cm">
          <text:p/>
          <draw:enhanced-geometry svg:viewBox="0 0 21600 21600" draw:type="mso-spt202" draw:enhanced-path="M 0 0 L 21600 0 21600 21600 0 21600 0 0 Z N"/>
        </draw:custom-shape>
        <draw:custom-shape draw:name="Rectangle 4" draw:style-name="gr59" draw:text-style-name="P2" draw:layer="layout" svg:width="17.568cm" svg:height="4.869cm" svg:x="1.482cm" svg:y="4.233cm">
          <text:list text:style-name="L19">
            <text:list-header>
              <text:p text:style-name="P16"/>
            </text:list-header>
          </text:list>
          <draw:enhanced-geometry svg:viewBox="0 0 21600 21600" draw:type="rectangle" draw:enhanced-path="M 0 0 L 21600 0 21600 21600 0 21600 0 0 Z N"/>
        </draw:custom-shape>
        <draw:custom-shape draw:name="Text Box 5" draw:style-name="gr2" draw:text-style-name="P2" draw:layer="layout" svg:width="16.394cm" svg:height="5.341cm" svg:x="2.335cm" svg:y="3.175cm">
          <text:list text:style-name="L1">
            <text:list-header>
              <text:p text:style-name="P40"><text:span text:style-name="T12">PAIR</text:span><text:span text:style-name="T12"><text:tab/></text:span><text:span text:style-name="T12"><text:tab/></text:span><text:span text:style-name="T12">dB</text:span><text:span text:style-name="T12"><text:tab/></text:span><text:span text:style-name="T12"><text:tab/></text:span><text:span text:style-name="T12"><text:tab/></text:span><text:span text:style-name="T12">RESULT</text:span></text:p>
              <text:p text:style-name="P40"><text:span text:style-name="T12">3,6</text:span><text:span text:style-name="T12"><text:tab/></text:span><text:span text:style-name="T12"><text:tab/></text:span><text:span text:style-name="T12">22.2</text:span><text:span text:style-name="T12"><text:tab/></text:span><text:span text:style-name="T12"><text:tab/></text:span><text:span text:style-name="T12"><text:tab/></text:span><text:span text:style-name="T12">pass</text:span></text:p>
              <text:p text:style-name="P40"><text:span text:style-name="T12">1,2</text:span><text:span text:style-name="T12"><text:tab/></text:span><text:span text:style-name="T12"><text:tab/></text:span><text:span text:style-name="T12">21.6</text:span><text:span text:style-name="T12"><text:tab/></text:span><text:span text:style-name="T12"><text:tab/></text:span><text:span text:style-name="T12"><text:tab/></text:span><text:span text:style-name="T12">pass</text:span></text:p>
              <text:p text:style-name="P40"><text:span text:style-name="T12">4,5</text:span><text:span text:style-name="T12"><text:tab/></text:span><text:span text:style-name="T12"><text:tab/></text:span><text:span text:style-name="T12">22.4</text:span><text:span text:style-name="T12"><text:tab/></text:span><text:span text:style-name="T12"><text:tab/></text:span><text:span text:style-name="T12"><text:tab/></text:span><text:span text:style-name="T12">pass</text:span></text:p>
              <text:p text:style-name="P40"><text:span text:style-name="T12">7,8</text:span><text:span text:style-name="T12"><text:tab/></text:span><text:span text:style-name="T12"><text:tab/></text:span><text:span text:style-name="T12">23.1</text:span><text:span text:style-name="T12"><text:tab/></text:span><text:span text:style-name="T12"><text:tab/></text:span><text:span text:style-name="T12"><text:tab/></text:span><text:span text:style-name="T12">pass</text:span><text:span text:style-name="T12"><text:tab/></text:span></text:p>
            </text:list-header>
          </text:list>
          <draw:enhanced-geometry svg:viewBox="0 0 21600 21600" draw:type="mso-spt202" draw:enhanced-path="M 0 0 L 21600 0 21600 21600 0 21600 0 0 Z N"/>
        </draw:custom-shape>
        <draw:custom-shape draw:name="Text Box 6" draw:style-name="gr2" draw:text-style-name="P2" draw:layer="layout" svg:width="8.516cm" svg:height="1.785cm" svg:x="7.833cm" svg:y="9.102cm">
          <text:list text:style-name="L19">
            <text:list-header>
              <text:p text:style-name="P3"><text:span text:style-name="T78">NEXT PASED</text:span></text:p>
            </text:list-header>
          </text:list>
          <draw:enhanced-geometry svg:viewBox="0 0 21600 21600" draw:type="mso-spt202" draw:enhanced-path="M 0 0 L 21600 0 21600 21600 0 21600 0 0 Z N"/>
        </draw:custom-shape>
        <draw:custom-shape draw:name="Text Box 7" draw:style-name="gr2" draw:text-style-name="P2" draw:layer="layout" svg:width="13.155cm" svg:height="7.373cm" svg:x="4.872cm" svg:y="10.795cm">
          <text:list text:style-name="L1">
            <text:list-header>
              <text:p text:style-name="P40"><text:span text:style-name="T12">Pairs</text:span><text:span text:style-name="T12"><text:tab/></text:span><text:span text:style-name="T12"><text:tab/></text:span><text:span text:style-name="T12">NearEnd</text:span><text:span text:style-name="T12"><text:tab/></text:span><text:span text:style-name="T12">FarEnd</text:span></text:p>
              <text:p text:style-name="P40"><text:span text:style-name="T12">3,6-1,2</text:span><text:span text:style-name="T12"><text:tab/></text:span><text:span text:style-name="T12"><text:tab/></text:span><text:span text:style-name="T12">pass</text:span><text:span text:style-name="T12"><text:tab/></text:span><text:span text:style-name="T12"><text:tab/></text:span><text:span text:style-name="T12">pass</text:span></text:p>
              <text:p text:style-name="P40"><text:span text:style-name="T12">3,6-4,5</text:span><text:span text:style-name="T12"><text:tab/></text:span><text:span text:style-name="T12"><text:tab/></text:span><text:span text:style-name="T12">pass</text:span><text:span text:style-name="T12"><text:tab/></text:span><text:span text:style-name="T12"><text:tab/></text:span><text:span text:style-name="T12">pass</text:span></text:p>
              <text:p text:style-name="P40"><text:span text:style-name="T12">3,6-7,8</text:span><text:span text:style-name="T12"><text:tab/></text:span><text:span text:style-name="T12"><text:tab/></text:span><text:span text:style-name="T12">pass</text:span><text:span text:style-name="T12"><text:tab/></text:span><text:span text:style-name="T12"><text:tab/></text:span><text:span text:style-name="T12">pass</text:span></text:p>
              <text:p text:style-name="P40"><text:span text:style-name="T12">1,2-4,5</text:span><text:span text:style-name="T12"><text:tab/></text:span><text:span text:style-name="T12"><text:tab/></text:span><text:span text:style-name="T12">pass</text:span><text:span text:style-name="T12"><text:tab/></text:span><text:span text:style-name="T12"><text:tab/></text:span><text:span text:style-name="T12">pass</text:span></text:p>
              <text:p text:style-name="P40"><text:span text:style-name="T12">1,2-7,8</text:span><text:span text:style-name="T12"><text:tab/></text:span><text:span text:style-name="T12"><text:tab/></text:span><text:span text:style-name="T12">pass</text:span><text:span text:style-name="T12"><text:tab/></text:span><text:span text:style-name="T12"><text:tab/></text:span><text:span text:style-name="T12">pass</text:span></text:p>
              <text:p text:style-name="P40"><text:span text:style-name="T12">4,5-7,8</text:span><text:span text:style-name="T12"><text:tab/></text:span><text:span text:style-name="T12"><text:tab/></text:span><text:span text:style-name="T12">pass</text:span><text:span text:style-name="T12"><text:tab/></text:span><text:span text:style-name="T12"><text:tab/></text:span><text:span text:style-name="T12">pass</text:span></text:p>
            </text:list-header>
          </text:list>
          <draw:enhanced-geometry svg:viewBox="0 0 21600 21600" draw:type="mso-spt202" draw:enhanced-path="M 0 0 L 21600 0 21600 21600 0 21600 0 0 Z N"/>
        </draw:custom-shape>
        <draw:custom-shape draw:name="Rectangle 8" draw:style-name="gr59" draw:text-style-name="P2" draw:layer="layout" svg:width="13.547cm" svg:height="6.562cm" svg:x="4.445cm" svg:y="11.853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Text Box 9" draw:style-name="gr2" draw:text-style-name="P2" draw:layer="layout" svg:width="5.713cm" svg:height="1.277cm" svg:x="18.368cm" svg:y="2.02cm">
          <text:list text:style-name="L1">
            <text:list-header>
              <text:p text:style-name="P3"><text:span text:style-name="T12">Limite=23.6dB</text:span></text:p>
            </text:list-header>
          </text:list>
          <draw:enhanced-geometry svg:viewBox="0 0 21600 21600" draw:type="mso-spt202" draw:enhanced-path="M 0 0 L 21600 0 21600 21600 0 21600 0 0 Z N"/>
        </draw:custom-shape>
        <anim:par presentation:node-type="timing-root">
          <anim:par smil:begin="id75.begin">
            <anim:transitionFilter smil:dur="1s" smil:type="dissolve"/>
          </anim:par>
        </anim:par>
        <presentation:notes draw:style-name="dp2">
          <draw:page-thumbnail draw:style-name="gr5" draw:layer="layout" svg:width="7.142cm" svg:height="9.524cm" svg:x="5.953cm" svg:y="1.93cm" draw:page-number="75" presentation:class="page"/>
          <draw:frame presentation:style-name="pr5" draw:layer="layout" svg:width="15.239cm" svg:height="11.43cm" svg:x="1.905cm" svg:y="12.065cm" presentation:class="notes" presentation:placeholder="true">
            <draw:text-box/>
          </draw:frame>
        </presentation:notes>
      </draw:page>
      <draw:page draw:name="Slide 76" draw:style-name="dp1" draw:master-page-name="Predeterminado" presentation:use-date-time-name="dtd1" xml:id="id76" draw:id="id76">
        <draw:custom-shape draw:name="Text Box 2" draw:style-name="gr2" draw:text-style-name="P2" draw:layer="layout" svg:width="8.448cm" svg:height="1.785cm" svg:x="7.832cm" svg:y="0.847cm">
          <text:list text:style-name="L19">
            <text:list-header>
              <text:p text:style-name="P3"><text:span text:style-name="T78">ACR PASSED</text:span></text:p>
            </text:list-header>
          </text:list>
          <draw:enhanced-geometry svg:viewBox="0 0 21600 21600" draw:type="mso-spt202" draw:enhanced-path="M 0 0 L 21600 0 21600 21600 0 21600 0 0 Z N"/>
        </draw:custom-shape>
        <draw:custom-shape draw:name="Text Box 3" draw:style-name="gr2" draw:text-style-name="P2" draw:layer="layout" svg:width="16.394cm" svg:height="5.341cm" svg:x="3.138cm" svg:y="3.501cm">
          <text:list text:style-name="L1">
            <text:list-header>
              <text:p text:style-name="P40"><text:span text:style-name="T12">PAIR</text:span><text:span text:style-name="T12"><text:tab/></text:span><text:span text:style-name="T12"><text:tab/></text:span><text:span text:style-name="T12">VALUE</text:span><text:span text:style-name="T12"><text:tab/></text:span><text:span text:style-name="T12"><text:tab/></text:span><text:span text:style-name="T12">RESULT</text:span></text:p>
              <text:p text:style-name="P40"><text:span text:style-name="T12">3,6</text:span><text:span text:style-name="T12"><text:tab/></text:span><text:span text:style-name="T12"><text:tab/></text:span><text:span text:style-name="T12">7.2 dB</text:span><text:span text:style-name="T12"><text:tab/></text:span><text:span text:style-name="T12"><text:tab/></text:span><text:span text:style-name="T12"><text:tab/></text:span><text:span text:style-name="T12">pass</text:span></text:p>
              <text:p text:style-name="P40"><text:span text:style-name="T12">1,2</text:span><text:span text:style-name="T12"><text:tab/></text:span><text:span text:style-name="T12"><text:tab/></text:span><text:span text:style-name="T12">7.3 dB</text:span><text:span text:style-name="T12"><text:tab/></text:span><text:span text:style-name="T12"><text:tab/></text:span><text:span text:style-name="T12"><text:tab/></text:span><text:span text:style-name="T12">pass</text:span></text:p>
              <text:p text:style-name="P40"><text:span text:style-name="T12">4,5</text:span><text:span text:style-name="T12"><text:tab/></text:span><text:span text:style-name="T12"><text:tab/></text:span><text:span text:style-name="T12">7.2 dB</text:span><text:span text:style-name="T12"><text:tab/></text:span><text:span text:style-name="T12"><text:tab/></text:span><text:span text:style-name="T12"><text:tab/></text:span><text:span text:style-name="T12">pass</text:span></text:p>
              <text:p text:style-name="P40"><text:span text:style-name="T12">7,8</text:span><text:span text:style-name="T12"><text:tab/></text:span><text:span text:style-name="T12"><text:tab/></text:span><text:span text:style-name="T12">8.4 dB</text:span><text:span text:style-name="T12"><text:tab/></text:span><text:span text:style-name="T12"><text:tab/></text:span><text:span text:style-name="T12"><text:tab/></text:span><text:span text:style-name="T12">pass</text:span></text:p>
            </text:list-header>
          </text:list>
          <draw:enhanced-geometry svg:viewBox="0 0 21600 21600" draw:type="mso-spt202" draw:enhanced-path="M 0 0 L 21600 0 21600 21600 0 21600 0 0 Z N"/>
        </draw:custom-shape>
        <draw:custom-shape draw:name="Rectangle 4" draw:style-name="gr59" draw:text-style-name="P2" draw:layer="layout" svg:width="16.722cm" svg:height="4.445cm" svg:x="2.963cm" svg:y="4.657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Rectangle 5" draw:style-name="gr2" draw:text-style-name="P2" draw:layer="layout" svg:width="8.376cm" svg:height="1.785cm" svg:x="8.468cm" svg:y="9.737cm">
          <text:list text:style-name="L19">
            <text:list-header>
              <text:p text:style-name="P3"><text:span text:style-name="T78">ACR FAILED</text:span></text:p>
            </text:list-header>
          </text:list>
          <draw:enhanced-geometry svg:viewBox="0 0 21600 21600" draw:type="rectangle" draw:enhanced-path="M 0 0 L 21600 0 21600 21600 0 21600 0 0 Z N"/>
        </draw:custom-shape>
        <draw:custom-shape draw:name="Text Box 6" draw:style-name="gr2" draw:text-style-name="P2" draw:layer="layout" svg:width="16.394cm" svg:height="5.341cm" svg:x="3.605cm" svg:y="11.853cm">
          <text:list text:style-name="L1">
            <text:list-header>
              <text:p text:style-name="P40"><text:span text:style-name="T12">PAIR</text:span><text:span text:style-name="T12"><text:tab/></text:span><text:span text:style-name="T12"><text:tab/></text:span><text:span text:style-name="T12">VALUE</text:span><text:span text:style-name="T12"><text:tab/></text:span><text:span text:style-name="T12"><text:tab/></text:span><text:span text:style-name="T12">RESULT</text:span></text:p>
              <text:p text:style-name="P40"><text:span text:style-name="T12">3,6</text:span><text:span text:style-name="T12"><text:tab/></text:span><text:span text:style-name="T12"><text:tab/></text:span><text:span text:style-name="T12">-1.2 dB</text:span><text:span text:style-name="T12"><text:tab/></text:span><text:span text:style-name="T12"><text:tab/></text:span><text:span text:style-name="T12">fail</text:span></text:p>
              <text:p text:style-name="P40"><text:span text:style-name="T12">1,2</text:span><text:span text:style-name="T12"><text:tab/></text:span><text:span text:style-name="T12"><text:tab/></text:span><text:span text:style-name="T12">-0.9 dB</text:span><text:span text:style-name="T12"><text:tab/></text:span><text:span text:style-name="T12"><text:tab/></text:span><text:span text:style-name="T12">fail</text:span></text:p>
              <text:p text:style-name="P40"><text:span text:style-name="T12">4,5</text:span><text:span text:style-name="T12"><text:tab/></text:span><text:span text:style-name="T12"><text:tab/></text:span><text:span text:style-name="T12">-1.2 dB</text:span><text:span text:style-name="T12"><text:tab/></text:span><text:span text:style-name="T12"><text:tab/></text:span><text:span text:style-name="T12">fail</text:span></text:p>
              <text:p text:style-name="P40"><text:span text:style-name="T12">7,8</text:span><text:span text:style-name="T12"><text:tab/></text:span><text:span text:style-name="T12"><text:tab/></text:span><text:span text:style-name="T12">2.6 dB</text:span><text:span text:style-name="T12"><text:tab/></text:span><text:span text:style-name="T12"><text:tab/></text:span><text:span text:style-name="T12"><text:tab/></text:span><text:span text:style-name="T12">fail</text:span></text:p>
            </text:list-header>
          </text:list>
          <draw:enhanced-geometry svg:viewBox="0 0 21600 21600" draw:type="mso-spt202" draw:enhanced-path="M 0 0 L 21600 0 21600 21600 0 21600 0 0 Z N"/>
        </draw:custom-shape>
        <draw:custom-shape draw:name="Rectangle 7" draw:style-name="gr59" draw:text-style-name="P2" draw:layer="layout" svg:width="17.145cm" svg:height="5.927cm" svg:x="3.175cm" svg:y="11.43cm">
          <text:list text:style-name="L1">
            <text:list-header>
              <text:p text:style-name="P1"><text:span text:style-name="T70"/></text:p>
            </text:list-header>
          </text:list>
          <draw:enhanced-geometry svg:viewBox="0 0 21600 21600" draw:type="rectangle" draw:enhanced-path="M 0 0 L 21600 0 21600 21600 0 21600 0 0 Z N"/>
        </draw:custom-shape>
        <draw:custom-shape draw:name="Text Box 8" draw:style-name="gr2" draw:text-style-name="P2" draw:layer="layout" svg:width="5.768cm" svg:height="1.277cm" svg:x="18.199cm" svg:y="1.693cm">
          <text:list text:style-name="L1">
            <text:list-header>
              <text:p text:style-name="P3"><text:span text:style-name="T12">Limite&gt;=7.0dB</text:span></text:p>
            </text:list-header>
          </text:list>
          <draw:enhanced-geometry svg:viewBox="0 0 21600 21600" draw:type="mso-spt202" draw:enhanced-path="M 0 0 L 21600 0 21600 21600 0 21600 0 0 Z N"/>
        </draw:custom-shape>
        <anim:par presentation:node-type="timing-root">
          <anim:par smil:begin="id76.begin">
            <anim:transitionFilter smil:dur="1s" smil:type="dissolve"/>
          </anim:par>
        </anim:par>
        <presentation:notes draw:style-name="dp2">
          <draw:page-thumbnail draw:style-name="gr5" draw:layer="layout" svg:width="7.142cm" svg:height="9.524cm" svg:x="5.953cm" svg:y="1.93cm" draw:page-number="76" presentation:class="page"/>
          <draw:frame presentation:style-name="pr5" draw:layer="layout" svg:width="15.239cm" svg:height="11.43cm" svg:x="1.905cm" svg:y="12.065cm" presentation:class="notes" presentation:placeholder="true">
            <draw:text-box/>
          </draw:frame>
        </presentation:notes>
      </draw:page>
      <presentation:settings presentation:endless="true" presentation:pause="PT1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Fin_20_de_20_línea_20_1" draw:display-name="Fin de línea 1" svg:viewBox="0 0 423 423" svg:d="m212 0 211 423h-423z"/>
    <draw:marker draw:name="Fin_20_de_20_línea_20_10" draw:display-name="Fin de línea 10" svg:viewBox="0 0 423 423" svg:d="m212 0 211 423h-423z"/>
    <draw:marker draw:name="Fin_20_de_20_línea_20_2" draw:display-name="Fin de línea 2" svg:viewBox="0 0 423 423" svg:d="m212 0 211 423h-423z"/>
    <draw:marker draw:name="Fin_20_de_20_línea_20_3" draw:display-name="Fin de línea 3" svg:viewBox="0 0 423 423" svg:d="m212 0 211 423h-423z"/>
    <draw:marker draw:name="Fin_20_de_20_línea_20_4" draw:display-name="Fin de línea 4" svg:viewBox="0 0 423 423" svg:d="m212 0 211 423h-423z"/>
    <draw:marker draw:name="Fin_20_de_20_línea_20_5" draw:display-name="Fin de línea 5" svg:viewBox="0 0 423 423" svg:d="m212 0 211 423h-423z"/>
    <draw:marker draw:name="Fin_20_de_20_línea_20_6" draw:display-name="Fin de línea 6" svg:viewBox="0 0 423 423" svg:d="m212 0 211 423h-423z"/>
    <draw:marker draw:name="Fin_20_de_20_línea_20_7" draw:display-name="Fin de línea 7" svg:viewBox="0 0 423 423" svg:d="m212 0 211 423h-423z"/>
    <draw:marker draw:name="Fin_20_de_20_línea_20_8" draw:display-name="Fin de línea 8" svg:viewBox="0 0 423 423" svg:d="m212 0 211 423h-423z"/>
    <draw:marker draw:name="Fin_20_de_20_línea_20_9" draw:display-name="Fin de línea 9" svg:viewBox="0 0 423 423" svg:d="m212 0 211 423h-423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33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style:paragraph-properties fo:text-align="center"/>
    </style:style>
    <style:style style:name="Predeterminado-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redeterminado-outline1">
          <text:list-level-style-bullet text:level="1" text:bullet-char="">
            <style:list-level-properties text:min-label-width="0.952cm"/>
            <style:text-properties fo:font-family="Wingdings" style:font-pitch="variable" style:font-charset="x-symbol" fo:color="#003366" fo:font-size="10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4.286cm" text:min-label-width="0.635cm"/>
            <style:text-properties fo:font-family="Wingdings" style:font-pitch="variable" style:font-charset="x-symbol" fo:color="#003366" fo:font-size="8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3366"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3366" fo:font-size="100%"/>
          </text:list-level-style-number>
          <text:list-level-style-bullet text:level="2" text:bullet-char="">
            <style:list-level-properties text:space-before="1.27cm"/>
            <style:text-properties fo:font-family="Wingdings" style:font-pitch="variable" style:font-charset="x-symbol" fo:color="#003366" fo:font-size="55%"/>
          </text:list-level-style-bullet>
          <text:list-level-style-bullet text:level="3" text:bullet-char="">
            <style:list-level-properties text:space-before="2.381cm"/>
            <style:text-properties fo:font-family="Wingdings" style:font-pitch="variable" style:font-charset="x-symbol" fo:color="#003366" fo:font-size="65%"/>
          </text:list-level-style-bullet>
          <text:list-level-style-bullet text:level="4" text:bullet-char="">
            <style:list-level-properties text:space-before="3.333cm"/>
            <style:text-properties fo:font-family="Wingdings" style:font-pitch="variable" style:font-charset="x-symbol" fo:color="#003366" fo:font-size="85%"/>
          </text:list-level-style-bullet>
          <text:list-level-style-bullet text:level="5" text:bullet-char="">
            <style:list-level-properties text:space-before="4.286cm"/>
            <style:text-properties fo:font-family="Wingdings" style:font-pitch="variable" style:font-charset="x-symbol" fo:color="#003366" fo:font-size="80%"/>
          </text:list-level-style-bullet>
          <text:list-level-style-bullet text:level="6" text:bullet-char="">
            <style:list-level-properties text:space-before="4.286cm"/>
            <style:text-properties fo:font-family="Wingdings" style:font-pitch="variable" style:font-charset="x-symbol" fo:color="#003366" fo:font-size="80%"/>
          </text:list-level-style-bullet>
          <text:list-level-style-bullet text:level="7" text:bullet-char="">
            <style:list-level-properties text:space-before="4.286cm"/>
            <style:text-properties fo:font-family="Wingdings" style:font-pitch="variable" style:font-charset="x-symbol" fo:color="#003366" fo:font-size="80%"/>
          </text:list-level-style-bullet>
          <text:list-level-style-bullet text:level="8" text:bullet-char="">
            <style:list-level-properties text:space-before="4.286cm"/>
            <style:text-properties fo:font-family="Wingdings" style:font-pitch="variable" style:font-charset="x-symbol" fo:color="#003366" fo:font-size="80%"/>
          </text:list-level-style-bullet>
          <text:list-level-style-bullet text:level="9" text:bullet-char="">
            <style:list-level-properties text:space-before="4.286cm"/>
            <style:text-properties fo:font-family="Wingdings" style:font-pitch="variable" style:font-charset="x-symbol" fo:color="#003366" fo:font-size="80%"/>
          </text:list-level-style-bullet>
          <text:list-level-style-bullet text:level="10" text:bullet-char="">
            <style:list-level-properties text:space-before="4.286cm"/>
            <style:text-properties fo:font-family="Wingdings" style:font-pitch="variable" style:font-charset="x-symbol" fo:color="#003366" fo:font-size="8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3366" fo:font-size="100%"/>
          </text:list-level-style-number>
        </text:list-style>
      </style:graphic-properties>
      <style:paragraph-properties fo:margin-left="0cm" fo:margin-right="0cm" fo:margin-top="0cm" fo:margin-bottom="0cm" fo:line-height="85%"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style:paragraph-properties fo:text-align="center"/>
    </style:style>
    <style:style style:name="Título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1-outline1">
          <text:list-level-style-bullet text:level="1" text:bullet-char="">
            <style:list-level-properties text:min-label-width="0.952cm"/>
            <style:text-properties fo:font-family="Wingdings" style:font-pitch="variable" style:font-charset="x-symbol" fo:color="#003366" fo:font-size="10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text:space-before="4.286cm" text:min-label-width="0.635cm"/>
            <style:text-properties fo:font-family="Wingdings" style:font-pitch="variable" style:font-charset="x-symbol" fo:color="#003366" fo:font-size="8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3366" fo:font-size="85%"/>
          </text:list-level-style-bullet>
          <text:list-level-style-bullet text:level="5" text:bullet-char="">
            <style:list-level-properties text:space-before="4.286cm" text:min-label-width="0.635cm"/>
            <style:text-properties fo:font-family="Wingdings" style:font-pitch="variable" style:font-charset="x-symbol" fo:color="#003366" fo:font-size="80%"/>
          </text:list-level-style-bullet>
          <text:list-level-style-bullet text:level="6" text:bullet-char="">
            <style:list-level-properties text:space-before="4.286cm" text:min-label-width="0.635cm"/>
            <style:text-properties fo:font-family="Wingdings" style:font-pitch="variable" style:font-charset="x-symbol" fo:color="#003366" fo:font-size="80%"/>
          </text:list-level-style-bullet>
          <text:list-level-style-bullet text:level="7" text:bullet-char="">
            <style:list-level-properties text:space-before="4.286cm" text:min-label-width="0.635cm"/>
            <style:text-properties fo:font-family="Wingdings" style:font-pitch="variable" style:font-charset="x-symbol" fo:color="#003366" fo:font-size="80%"/>
          </text:list-level-style-bullet>
          <text:list-level-style-bullet text:level="8" text:bullet-char="">
            <style:list-level-properties text:space-before="4.286cm" text:min-label-width="0.635cm"/>
            <style:text-properties fo:font-family="Wingdings" style:font-pitch="variable" style:font-charset="x-symbol" fo:color="#003366" fo:font-size="80%"/>
          </text:list-level-style-bullet>
          <text:list-level-style-bullet text:level="9" text:bullet-char="">
            <style:list-level-properties text:space-before="4.286cm" text:min-label-width="0.635cm"/>
            <style:text-properties fo:font-family="Wingdings" style:font-pitch="variable" style:font-charset="x-symbol" fo:color="#003366" fo:font-size="80%"/>
          </text:list-level-style-bullet>
          <text:list-level-style-bullet text:level="10" text:bullet-char="">
            <style:list-level-properties text:space-before="4.286cm" text:min-label-width="0.635cm"/>
            <style:text-properties fo:font-family="Wingdings" style:font-pitch="variable" style:font-charset="x-symbol" fo:color="#003366" fo:font-size="8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1-outline3" style:family="presentation" style:parent-style-name="Título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text-properties fo:color="#003366"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1-outline4" style:family="presentation" style:parent-style-name="Título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5" style:family="presentation" style:parent-style-name="Título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6" style:family="presentation" style:parent-style-name="Título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7" style:family="presentation" style:parent-style-name="Título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8" style:family="presentation" style:parent-style-name="Título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9" style:family="presentation" style:parent-style-name="Título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58cm"/>
          <style:tab-stop style:position="2.698cm"/>
          <style:tab-stop style:position="5.238cm"/>
          <style:tab-stop style:position="7.778cm"/>
          <style:tab-stop style:position="10.318cm"/>
          <style:tab-stop style:position="12.858cm"/>
          <style:tab-stop style:position="15.398cm"/>
          <style:tab-stop style:position="17.938cm"/>
          <style:tab-stop style:position="20.478cm"/>
          <style:tab-stop style:position="23.018cm"/>
        </style:tab-stops>
      </style:paragraph-properties>
      <style:text-properties fo:color="#003366"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3366" fo:font-size="100%"/>
          </text:list-level-style-number>
          <text:list-level-style-bullet text:level="2" text:bullet-char="">
            <style:list-level-properties text:space-before="1.27cm"/>
            <style:text-properties fo:font-family="Wingdings" style:font-pitch="variable" style:font-charset="x-symbol" fo:color="#003366" fo:font-size="55%"/>
          </text:list-level-style-bullet>
          <text:list-level-style-bullet text:level="3" text:bullet-char="">
            <style:list-level-properties text:space-before="2.381cm"/>
            <style:text-properties fo:font-family="Wingdings" style:font-pitch="variable" style:font-charset="x-symbol" fo:color="#003366" fo:font-size="65%"/>
          </text:list-level-style-bullet>
          <text:list-level-style-bullet text:level="4" text:bullet-char="">
            <style:list-level-properties text:space-before="3.333cm"/>
            <style:text-properties fo:font-family="Wingdings" style:font-pitch="variable" style:font-charset="x-symbol" fo:color="#003366" fo:font-size="85%"/>
          </text:list-level-style-bullet>
          <text:list-level-style-bullet text:level="5" text:bullet-char="">
            <style:list-level-properties text:space-before="4.286cm"/>
            <style:text-properties fo:font-family="Wingdings" style:font-pitch="variable" style:font-charset="x-symbol" fo:color="#003366" fo:font-size="80%"/>
          </text:list-level-style-bullet>
          <text:list-level-style-bullet text:level="6" text:bullet-char="">
            <style:list-level-properties text:space-before="4.286cm"/>
            <style:text-properties fo:font-family="Wingdings" style:font-pitch="variable" style:font-charset="x-symbol" fo:color="#003366" fo:font-size="80%"/>
          </text:list-level-style-bullet>
          <text:list-level-style-bullet text:level="7" text:bullet-char="">
            <style:list-level-properties text:space-before="4.286cm"/>
            <style:text-properties fo:font-family="Wingdings" style:font-pitch="variable" style:font-charset="x-symbol" fo:color="#003366" fo:font-size="80%"/>
          </text:list-level-style-bullet>
          <text:list-level-style-bullet text:level="8" text:bullet-char="">
            <style:list-level-properties text:space-before="4.286cm"/>
            <style:text-properties fo:font-family="Wingdings" style:font-pitch="variable" style:font-charset="x-symbol" fo:color="#003366" fo:font-size="80%"/>
          </text:list-level-style-bullet>
          <text:list-level-style-bullet text:level="9" text:bullet-char="">
            <style:list-level-properties text:space-before="4.286cm"/>
            <style:text-properties fo:font-family="Wingdings" style:font-pitch="variable" style:font-charset="x-symbol" fo:color="#003366" fo:font-size="80%"/>
          </text:list-level-style-bullet>
          <text:list-level-style-bullet text:level="10" text:bullet-char="">
            <style:list-level-properties text:space-before="4.286cm"/>
            <style:text-properties fo:font-family="Wingdings" style:font-pitch="variable" style:font-charset="x-symbol" fo:color="#003366" fo:font-size="8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middle" fo:padding-top="0.13cm" fo:padding-bottom="0.13cm" fo:padding-left="0.25cm" fo:padding-right="0.25cm">
        <text:list-style style:name="Título1-title">
          <text:list-level-style-number text:level="1" style:num-format="">
            <style:list-level-properties/>
            <style:text-properties fo:color="#003366" fo:font-size="100%"/>
          </text:list-level-style-number>
        </text:list-style>
      </style:graphic-properties>
      <style:paragraph-properties fo:margin-left="0cm" fo:margin-right="0cm" fo:margin-top="0cm" fo:margin-bottom="0cm" fo:line-height="85%"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26cm" svg:stroke-color="#e3e2c7" draw:stroke-linejoin="miter"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106cm" svg:stroke-color="#e3e2c7" draw:stroke-linejoin="miter" draw:fill="none"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solid" svg:stroke-width="0.053cm" svg:stroke-color="#e3e2c7" draw:stroke-linejoin="miter" draw:fill="none"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solid" svg:stroke-width="0.079cm" svg:stroke-color="#e3e2c7"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solid" svg:stroke-width="0.035cm" svg:stroke-color="#e3e2c7" draw:stroke-linejoin="miter" draw:fill="none" draw:fill-color="#ffffff"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cccc99" draw:textarea-horizontal-align="justify"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solid" draw:fill-color="#003366" draw:textarea-horizontal-align="justify" draw:textarea-vertical-align="middle" draw:auto-grow-height="false" fo:padding-top="0.13cm" fo:padding-bottom="0.13cm" fo:padding-left="0.25cm" fo:padding-right="0.25cm" fo:wrap-option="no-wrap"/>
    </style:style>
    <style:style style:name="Mpr1" style:family="presentation" style:parent-style-name="Predeterminado-backgroundobjects">
      <style:graphic-properties draw:stroke="none" draw:fill="none" draw:fill-color="#ffffff" draw:auto-grow-height="false" draw:auto-grow-width="false" fo:min-height="1.278cm" fo:min-width="0cm" fo:wrap-option="wrap"/>
    </style:style>
    <style:style style:name="Mpr2" style:family="presentation" style:parent-style-name="Título1-backgroundobjects" style:list-style-name="ML3">
      <style:graphic-properties draw:stroke="none" draw:fill="none" draw:fill-color="#ffffff" draw:auto-grow-height="false" draw:auto-grow-width="false" fo:min-height="1.272cm" fo:min-width="0cm" fo:wrap-option="wrap"/>
    </style:style>
    <style:style style:name="Mpr3" style:family="presentation" style:parent-style-name="Título1-backgroundobjects" style:list-style-name="ML3">
      <style:graphic-properties draw:stroke="none" draw:fill="none" draw:fill-color="#ffffff" draw:auto-grow-height="false" draw:auto-grow-width="false" fo:min-height="1.272cm" fo:min-width="0cm" fo:wrap-option="wrap"/>
    </style:style>
    <style:style style:name="Mpr4" style:family="presentation" style:parent-style-name="Título1-backgroundobjects" style:list-style-name="ML3">
      <style:graphic-properties draw:stroke="none" draw:fill="none" draw:fill-color="#ffffff" draw:auto-grow-height="false" draw:auto-grow-width="false" fo:min-height="1.27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center"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language="es" fo:country="ES"/>
    </style:style>
    <style:style style:name="MT2" style:family="text">
      <style:text-properties fo:color="#800000" fo:font-size="14pt" fo:language="es" fo:country="ES" style:font-size-asian="14pt" style:font-size-complex="14pt"/>
    </style:style>
    <text:list-style style:name="ML1">
      <text:list-level-style-number text:level="1" style:num-format="">
        <style:list-level-properties/>
        <style:text-properties fo:color="#0033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800000"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úmero&gt;</text:page-number></text:p>
        </draw:text-box>
      </draw:frame>
    </style:handout-master>
    <style:master-page style:name="Predeterminado" style:page-layout-name="PM1" draw:style-name="Mdp1">
      <draw:g draw:name="Group 2">
        <draw:g draw:name="Group 3">
          <draw:line draw:name="Line 4" draw:style-name="Mgr3" draw:text-style-name="MP3" draw:layer="backgroundobjects" svg:x1="0cm" svg:y1="18.534cm" svg:x2="1.799cm" svg:y2="18.534cm">
            <text:p/>
          </draw:line>
          <draw:line draw:name="Line 5" draw:style-name="Mgr4" draw:text-style-name="MP3" draw:layer="backgroundobjects" svg:x1="0cm" svg:y1="18.693cm" svg:x2="1.799cm" svg:y2="18.693cm">
            <text:p/>
          </draw:line>
          <draw:line draw:name="Line 6" draw:style-name="Mgr5" draw:text-style-name="MP3" draw:layer="backgroundobjects" svg:x1="0cm" svg:y1="18.838cm" svg:x2="1.799cm" svg:y2="18.838cm">
            <text:p/>
          </draw:line>
          <draw:line draw:name="Line 7" draw:style-name="Mgr6" draw:text-style-name="MP3" draw:layer="backgroundobjects" svg:x1="0cm" svg:y1="18.137cm" svg:x2="1.799cm" svg:y2="18.137cm">
            <text:p/>
          </draw:line>
          <draw:line draw:name="Line 8" draw:style-name="Mgr7" draw:text-style-name="MP3" draw:layer="backgroundobjects" svg:x1="0cm" svg:y1="17.926cm" svg:x2="1.799cm" svg:y2="17.926cm">
            <text:p/>
          </draw:line>
          <draw:line draw:name="Line 9" draw:style-name="Mgr5" draw:text-style-name="MP3" draw:layer="backgroundobjects" svg:x1="0cm" svg:y1="18.336cm" svg:x2="1.799cm" svg:y2="18.336cm">
            <text:p/>
          </draw:line>
          <draw:line draw:name="Line 10" draw:style-name="Mgr3" draw:text-style-name="MP3" draw:layer="backgroundobjects" svg:x1="0cm" svg:y1="16.166cm" svg:x2="1.799cm" svg:y2="16.166cm">
            <text:p/>
          </draw:line>
          <draw:line draw:name="Line 11" draw:style-name="Mgr4" draw:text-style-name="MP3" draw:layer="backgroundobjects" svg:x1="0cm" svg:y1="16.047cm" svg:x2="1.799cm" svg:y2="16.047cm">
            <text:p/>
          </draw:line>
          <draw:line draw:name="Line 12" draw:style-name="Mgr5" draw:text-style-name="MP3" draw:layer="backgroundobjects" svg:x1="0cm" svg:y1="17.727cm" svg:x2="1.799cm" svg:y2="17.727cm">
            <text:p/>
          </draw:line>
          <draw:line draw:name="Line 13" draw:style-name="Mgr6" draw:text-style-name="MP3" draw:layer="backgroundobjects" svg:x1="0cm" svg:y1="17.171cm" svg:x2="1.799cm" svg:y2="17.171cm">
            <text:p/>
          </draw:line>
          <draw:line draw:name="Line 14" draw:style-name="Mgr7" draw:text-style-name="MP3" draw:layer="backgroundobjects" svg:x1="0cm" svg:y1="16.814cm" svg:x2="1.799cm" svg:y2="16.814cm">
            <text:p/>
          </draw:line>
          <draw:line draw:name="Line 15" draw:style-name="Mgr3" draw:text-style-name="MP3" draw:layer="backgroundobjects" svg:x1="0cm" svg:y1="17.634cm" svg:x2="1.799cm" svg:y2="17.634cm">
            <text:p/>
          </draw:line>
          <draw:line draw:name="Line 16" draw:style-name="Mgr7" draw:text-style-name="MP3" draw:layer="backgroundobjects" svg:x1="0cm" svg:y1="16.259cm" svg:x2="1.799cm" svg:y2="16.259cm">
            <text:p/>
          </draw:line>
          <draw:line draw:name="Line 17" draw:style-name="Mgr7" draw:text-style-name="MP3" draw:layer="backgroundobjects" svg:x1="0cm" svg:y1="16.497cm" svg:x2="1.799cm" svg:y2="16.497cm">
            <text:p/>
          </draw:line>
          <draw:line draw:name="Line 18" draw:style-name="Mgr5" draw:text-style-name="MP3" draw:layer="backgroundobjects" svg:x1="0cm" svg:y1="17.37cm" svg:x2="1.799cm" svg:y2="17.37cm">
            <text:p/>
          </draw:line>
          <draw:line draw:name="Line 19" draw:style-name="Mgr3" draw:text-style-name="MP3" draw:layer="backgroundobjects" svg:x1="0cm" svg:y1="17.277cm" svg:x2="1.799cm" svg:y2="17.277cm">
            <text:p/>
          </draw:line>
          <draw:line draw:name="Line 20" draw:style-name="Mgr3" draw:text-style-name="MP3" draw:layer="backgroundobjects" svg:x1="0cm" svg:y1="15.478cm" svg:x2="1.799cm" svg:y2="15.478cm">
            <text:p/>
          </draw:line>
          <draw:line draw:name="Line 21" draw:style-name="Mgr4" draw:text-style-name="MP3" draw:layer="backgroundobjects" svg:x1="0cm" svg:y1="15.637cm" svg:x2="1.799cm" svg:y2="15.637cm">
            <text:p/>
          </draw:line>
          <draw:line draw:name="Line 22" draw:style-name="Mgr5" draw:text-style-name="MP3" draw:layer="backgroundobjects" svg:x1="0cm" svg:y1="15.782cm" svg:x2="1.799cm" svg:y2="15.782cm">
            <text:p/>
          </draw:line>
          <draw:line draw:name="Line 23" draw:style-name="Mgr6" draw:text-style-name="MP3" draw:layer="backgroundobjects" svg:x1="0cm" svg:y1="15.081cm" svg:x2="1.799cm" svg:y2="15.081cm">
            <text:p/>
          </draw:line>
          <draw:line draw:name="Line 24" draw:style-name="Mgr7" draw:text-style-name="MP3" draw:layer="backgroundobjects" svg:x1="0cm" svg:y1="14.87cm" svg:x2="1.799cm" svg:y2="14.87cm">
            <text:p/>
          </draw:line>
          <draw:line draw:name="Line 25" draw:style-name="Mgr5" draw:text-style-name="MP3" draw:layer="backgroundobjects" svg:x1="0cm" svg:y1="15.28cm" svg:x2="1.799cm" svg:y2="15.28cm">
            <text:p/>
          </draw:line>
          <draw:line draw:name="Line 26" draw:style-name="Mgr3" draw:text-style-name="MP3" draw:layer="backgroundobjects" svg:x1="0cm" svg:y1="13.11cm" svg:x2="1.799cm" svg:y2="13.11cm">
            <text:p/>
          </draw:line>
          <draw:line draw:name="Line 27" draw:style-name="Mgr4" draw:text-style-name="MP3" draw:layer="backgroundobjects" svg:x1="0cm" svg:y1="12.991cm" svg:x2="1.799cm" svg:y2="12.991cm">
            <text:p/>
          </draw:line>
          <draw:line draw:name="Line 28" draw:style-name="Mgr5" draw:text-style-name="MP3" draw:layer="backgroundobjects" svg:x1="0cm" svg:y1="14.671cm" svg:x2="1.799cm" svg:y2="14.671cm">
            <text:p/>
          </draw:line>
          <draw:line draw:name="Line 29" draw:style-name="Mgr6" draw:text-style-name="MP3" draw:layer="backgroundobjects" svg:x1="0cm" svg:y1="14.116cm" svg:x2="1.799cm" svg:y2="14.116cm">
            <text:p/>
          </draw:line>
          <draw:line draw:name="Line 30" draw:style-name="Mgr7" draw:text-style-name="MP3" draw:layer="backgroundobjects" svg:x1="0cm" svg:y1="13.758cm" svg:x2="1.799cm" svg:y2="13.758cm">
            <text:p/>
          </draw:line>
          <draw:line draw:name="Line 31" draw:style-name="Mgr3" draw:text-style-name="MP3" draw:layer="backgroundobjects" svg:x1="0cm" svg:y1="14.579cm" svg:x2="1.799cm" svg:y2="14.579cm">
            <text:p/>
          </draw:line>
          <draw:line draw:name="Line 32" draw:style-name="Mgr7" draw:text-style-name="MP3" draw:layer="backgroundobjects" svg:x1="0cm" svg:y1="13.203cm" svg:x2="1.799cm" svg:y2="13.203cm">
            <text:p/>
          </draw:line>
          <draw:line draw:name="Line 33" draw:style-name="Mgr7" draw:text-style-name="MP3" draw:layer="backgroundobjects" svg:x1="0cm" svg:y1="13.441cm" svg:x2="1.799cm" svg:y2="13.441cm">
            <text:p/>
          </draw:line>
          <draw:line draw:name="Line 34" draw:style-name="Mgr5" draw:text-style-name="MP3" draw:layer="backgroundobjects" svg:x1="0cm" svg:y1="14.314cm" svg:x2="1.799cm" svg:y2="14.314cm">
            <text:p/>
          </draw:line>
          <draw:line draw:name="Line 35" draw:style-name="Mgr3" draw:text-style-name="MP3" draw:layer="backgroundobjects" svg:x1="0cm" svg:y1="14.221cm" svg:x2="1.799cm" svg:y2="14.221cm">
            <text:p/>
          </draw:line>
          <draw:line draw:name="Line 36" draw:style-name="Mgr6" draw:text-style-name="MP3" draw:layer="backgroundobjects" svg:x1="0cm" svg:y1="12.484cm" svg:x2="1.799cm" svg:y2="12.484cm">
            <text:p/>
          </draw:line>
          <draw:line draw:name="Line 37" draw:style-name="Mgr7" draw:text-style-name="MP3" draw:layer="backgroundobjects" svg:x1="0cm" svg:y1="12.127cm" svg:x2="1.799cm" svg:y2="12.127cm">
            <text:p/>
          </draw:line>
          <draw:line draw:name="Line 38" draw:style-name="Mgr7" draw:text-style-name="MP3" draw:layer="backgroundobjects" svg:x1="0cm" svg:y1="11.809cm" svg:x2="1.799cm" svg:y2="11.809cm">
            <text:p/>
          </draw:line>
          <draw:line draw:name="Line 39" draw:style-name="Mgr5" draw:text-style-name="MP3" draw:layer="backgroundobjects" svg:x1="0cm" svg:y1="12.682cm" svg:x2="1.799cm" svg:y2="12.682cm">
            <text:p/>
          </draw:line>
          <draw:line draw:name="Line 40" draw:style-name="Mgr3" draw:text-style-name="MP3" draw:layer="backgroundobjects" svg:x1="0cm" svg:y1="12.59cm" svg:x2="1.799cm" svg:y2="12.59cm">
            <text:p/>
          </draw:line>
          <draw:line draw:name="Line 41" draw:style-name="Mgr3" draw:text-style-name="MP3" draw:layer="backgroundobjects" svg:x1="0cm" svg:y1="11.262cm" svg:x2="1.799cm" svg:y2="11.262cm">
            <text:p/>
          </draw:line>
          <draw:line draw:name="Line 42" draw:style-name="Mgr4" draw:text-style-name="MP3" draw:layer="backgroundobjects" svg:x1="0cm" svg:y1="11.421cm" svg:x2="1.799cm" svg:y2="11.421cm">
            <text:p/>
          </draw:line>
          <draw:line draw:name="Line 43" draw:style-name="Mgr5" draw:text-style-name="MP3" draw:layer="backgroundobjects" svg:x1="0cm" svg:y1="11.567cm" svg:x2="1.799cm" svg:y2="11.567cm">
            <text:p/>
          </draw:line>
          <draw:line draw:name="Line 44" draw:style-name="Mgr6" draw:text-style-name="MP3" draw:layer="backgroundobjects" svg:x1="0cm" svg:y1="10.866cm" svg:x2="1.799cm" svg:y2="10.866cm">
            <text:p/>
          </draw:line>
          <draw:line draw:name="Line 45" draw:style-name="Mgr7" draw:text-style-name="MP3" draw:layer="backgroundobjects" svg:x1="0cm" svg:y1="10.654cm" svg:x2="1.799cm" svg:y2="10.654cm">
            <text:p/>
          </draw:line>
          <draw:line draw:name="Line 46" draw:style-name="Mgr5" draw:text-style-name="MP3" draw:layer="backgroundobjects" svg:x1="0cm" svg:y1="11.064cm" svg:x2="1.799cm" svg:y2="11.064cm">
            <text:p/>
          </draw:line>
          <draw:line draw:name="Line 47" draw:style-name="Mgr5" draw:text-style-name="MP3" draw:layer="backgroundobjects" svg:x1="0cm" svg:y1="10.455cm" svg:x2="1.799cm" svg:y2="10.455cm">
            <text:p/>
          </draw:line>
          <draw:line draw:name="Line 48" draw:style-name="Mgr6" draw:text-style-name="MP3" draw:layer="backgroundobjects" svg:x1="0cm" svg:y1="9.9cm" svg:x2="1.799cm" svg:y2="9.9cm">
            <text:p/>
          </draw:line>
          <draw:line draw:name="Line 49" draw:style-name="Mgr3" draw:text-style-name="MP3" draw:layer="backgroundobjects" svg:x1="0cm" svg:y1="10.363cm" svg:x2="1.799cm" svg:y2="10.363cm">
            <text:p/>
          </draw:line>
          <draw:line draw:name="Line 50" draw:style-name="Mgr5" draw:text-style-name="MP3" draw:layer="backgroundobjects" svg:x1="0cm" svg:y1="10.098cm" svg:x2="1.799cm" svg:y2="10.098cm">
            <text:p/>
          </draw:line>
          <draw:line draw:name="Line 51" draw:style-name="Mgr3" draw:text-style-name="MP3" draw:layer="backgroundobjects" svg:x1="0cm" svg:y1="10.006cm" svg:x2="1.799cm" svg:y2="10.006cm">
            <text:p/>
          </draw:line>
          <draw:line draw:name="Line 52" draw:style-name="Mgr3" draw:text-style-name="MP3" draw:layer="backgroundobjects" svg:x1="0cm" svg:y1="9.393cm" svg:x2="1.799cm" svg:y2="9.393cm">
            <text:p/>
          </draw:line>
          <draw:line draw:name="Line 53" draw:style-name="Mgr4" draw:text-style-name="MP3" draw:layer="backgroundobjects" svg:x1="0cm" svg:y1="9.551cm" svg:x2="1.799cm" svg:y2="9.551cm">
            <text:p/>
          </draw:line>
          <draw:line draw:name="Line 54" draw:style-name="Mgr5" draw:text-style-name="MP3" draw:layer="backgroundobjects" svg:x1="0cm" svg:y1="9.697cm" svg:x2="1.799cm" svg:y2="9.697cm">
            <text:p/>
          </draw:line>
          <draw:line draw:name="Line 55" draw:style-name="Mgr6" draw:text-style-name="MP3" draw:layer="backgroundobjects" svg:x1="0cm" svg:y1="8.996cm" svg:x2="1.799cm" svg:y2="8.996cm">
            <text:p/>
          </draw:line>
          <draw:line draw:name="Line 56" draw:style-name="Mgr7" draw:text-style-name="MP3" draw:layer="backgroundobjects" svg:x1="0cm" svg:y1="8.784cm" svg:x2="1.799cm" svg:y2="8.784cm">
            <text:p/>
          </draw:line>
          <draw:line draw:name="Line 57" draw:style-name="Mgr5" draw:text-style-name="MP3" draw:layer="backgroundobjects" svg:x1="0cm" svg:y1="9.194cm" svg:x2="1.799cm" svg:y2="9.194cm">
            <text:p/>
          </draw:line>
          <draw:line draw:name="Line 58" draw:style-name="Mgr3" draw:text-style-name="MP3" draw:layer="backgroundobjects" svg:x1="0cm" svg:y1="7.025cm" svg:x2="1.799cm" svg:y2="7.025cm">
            <text:p/>
          </draw:line>
          <draw:line draw:name="Line 59" draw:style-name="Mgr4" draw:text-style-name="MP3" draw:layer="backgroundobjects" svg:x1="0cm" svg:y1="6.906cm" svg:x2="1.799cm" svg:y2="6.906cm">
            <text:p/>
          </draw:line>
          <draw:line draw:name="Line 60" draw:style-name="Mgr5" draw:text-style-name="MP3" draw:layer="backgroundobjects" svg:x1="0cm" svg:y1="8.586cm" svg:x2="1.799cm" svg:y2="8.586cm">
            <text:p/>
          </draw:line>
          <draw:line draw:name="Line 61" draw:style-name="Mgr6" draw:text-style-name="MP3" draw:layer="backgroundobjects" svg:x1="0cm" svg:y1="8.03cm" svg:x2="1.799cm" svg:y2="8.03cm">
            <text:p/>
          </draw:line>
          <draw:line draw:name="Line 62" draw:style-name="Mgr7" draw:text-style-name="MP3" draw:layer="backgroundobjects" svg:x1="0cm" svg:y1="7.673cm" svg:x2="1.799cm" svg:y2="7.673cm">
            <text:p/>
          </draw:line>
          <draw:line draw:name="Line 63" draw:style-name="Mgr3" draw:text-style-name="MP3" draw:layer="backgroundobjects" svg:x1="0cm" svg:y1="8.493cm" svg:x2="1.799cm" svg:y2="8.493cm">
            <text:p/>
          </draw:line>
          <draw:line draw:name="Line 64" draw:style-name="Mgr7" draw:text-style-name="MP3" draw:layer="backgroundobjects" svg:x1="0cm" svg:y1="7.117cm" svg:x2="1.799cm" svg:y2="7.117cm">
            <text:p/>
          </draw:line>
          <draw:line draw:name="Line 65" draw:style-name="Mgr7" draw:text-style-name="MP3" draw:layer="backgroundobjects" svg:x1="0cm" svg:y1="7.355cm" svg:x2="1.799cm" svg:y2="7.355cm">
            <text:p/>
          </draw:line>
          <draw:line draw:name="Line 66" draw:style-name="Mgr5" draw:text-style-name="MP3" draw:layer="backgroundobjects" svg:x1="0cm" svg:y1="8.229cm" svg:x2="1.799cm" svg:y2="8.229cm">
            <text:p/>
          </draw:line>
          <draw:line draw:name="Line 67" draw:style-name="Mgr3" draw:text-style-name="MP3" draw:layer="backgroundobjects" svg:x1="0cm" svg:y1="8.136cm" svg:x2="1.799cm" svg:y2="8.136cm">
            <text:p/>
          </draw:line>
          <draw:line draw:name="Line 68" draw:style-name="Mgr3" draw:text-style-name="MP3" draw:layer="backgroundobjects" svg:x1="0cm" svg:y1="6.337cm" svg:x2="1.799cm" svg:y2="6.337cm">
            <text:p/>
          </draw:line>
          <draw:line draw:name="Line 69" draw:style-name="Mgr4" draw:text-style-name="MP3" draw:layer="backgroundobjects" svg:x1="0cm" svg:y1="6.496cm" svg:x2="1.799cm" svg:y2="6.496cm">
            <text:p/>
          </draw:line>
          <draw:line draw:name="Line 70" draw:style-name="Mgr5" draw:text-style-name="MP3" draw:layer="backgroundobjects" svg:x1="0cm" svg:y1="6.641cm" svg:x2="1.799cm" svg:y2="6.641cm">
            <text:p/>
          </draw:line>
          <draw:line draw:name="Line 71" draw:style-name="Mgr6" draw:text-style-name="MP3" draw:layer="backgroundobjects" svg:x1="0cm" svg:y1="5.94cm" svg:x2="1.799cm" svg:y2="5.94cm">
            <text:p/>
          </draw:line>
          <draw:line draw:name="Line 72" draw:style-name="Mgr5" draw:text-style-name="MP3" draw:layer="backgroundobjects" svg:x1="0cm" svg:y1="6.138cm" svg:x2="1.799cm" svg:y2="6.138cm">
            <text:p/>
          </draw:line>
          <draw:line draw:name="Line 73" draw:style-name="Mgr3" draw:text-style-name="MP3" draw:layer="backgroundobjects" svg:x1="0cm" svg:y1="4.48cm" svg:x2="1.799cm" svg:y2="4.48cm">
            <text:p/>
          </draw:line>
          <draw:line draw:name="Line 74" draw:style-name="Mgr4" draw:text-style-name="MP3" draw:layer="backgroundobjects" svg:x1="0cm" svg:y1="4.361cm" svg:x2="1.799cm" svg:y2="4.361cm">
            <text:p/>
          </draw:line>
          <draw:line draw:name="Line 75" draw:style-name="Mgr6" draw:text-style-name="MP3" draw:layer="backgroundobjects" svg:x1="0cm" svg:y1="5.486cm" svg:x2="1.799cm" svg:y2="5.486cm">
            <text:p/>
          </draw:line>
          <draw:line draw:name="Line 76" draw:style-name="Mgr7" draw:text-style-name="MP3" draw:layer="backgroundobjects" svg:x1="0cm" svg:y1="5.129cm" svg:x2="1.799cm" svg:y2="5.129cm">
            <text:p/>
          </draw:line>
          <draw:line draw:name="Line 77" draw:style-name="Mgr7" draw:text-style-name="MP3" draw:layer="backgroundobjects" svg:x1="0cm" svg:y1="4.573cm" svg:x2="1.799cm" svg:y2="4.573cm">
            <text:p/>
          </draw:line>
          <draw:line draw:name="Line 78" draw:style-name="Mgr7" draw:text-style-name="MP3" draw:layer="backgroundobjects" svg:x1="0cm" svg:y1="4.811cm" svg:x2="1.799cm" svg:y2="4.811cm">
            <text:p/>
          </draw:line>
          <draw:line draw:name="Line 79" draw:style-name="Mgr5" draw:text-style-name="MP3" draw:layer="backgroundobjects" svg:x1="0cm" svg:y1="5.684cm" svg:x2="1.799cm" svg:y2="5.684cm">
            <text:p/>
          </draw:line>
          <draw:line draw:name="Line 80" draw:style-name="Mgr3" draw:text-style-name="MP3" draw:layer="backgroundobjects" svg:x1="0cm" svg:y1="5.592cm" svg:x2="1.799cm" svg:y2="5.592cm">
            <text:p/>
          </draw:line>
          <draw:line draw:name="Line 81" draw:style-name="Mgr3" draw:text-style-name="MP3" draw:layer="backgroundobjects" svg:x1="0cm" svg:y1="3.792cm" svg:x2="1.799cm" svg:y2="3.792cm">
            <text:p/>
          </draw:line>
          <draw:line draw:name="Line 82" draw:style-name="Mgr4" draw:text-style-name="MP3" draw:layer="backgroundobjects" svg:x1="0cm" svg:y1="3.951cm" svg:x2="1.799cm" svg:y2="3.951cm">
            <text:p/>
          </draw:line>
          <draw:line draw:name="Line 83" draw:style-name="Mgr5" draw:text-style-name="MP3" draw:layer="backgroundobjects" svg:x1="0cm" svg:y1="4.097cm" svg:x2="1.799cm" svg:y2="4.097cm">
            <text:p/>
          </draw:line>
          <draw:line draw:name="Line 84" draw:style-name="Mgr6" draw:text-style-name="MP3" draw:layer="backgroundobjects" svg:x1="0cm" svg:y1="3.395cm" svg:x2="1.799cm" svg:y2="3.395cm">
            <text:p/>
          </draw:line>
          <draw:line draw:name="Line 85" draw:style-name="Mgr5" draw:text-style-name="MP3" draw:layer="backgroundobjects" svg:x1="0cm" svg:y1="3.594cm" svg:x2="1.799cm" svg:y2="3.594cm">
            <text:p/>
          </draw:line>
          <draw:line draw:name="Line 86" draw:style-name="Mgr7" draw:text-style-name="MP3" draw:layer="backgroundobjects" svg:x1="0cm" svg:y1="3.166cm" svg:x2="1.799cm" svg:y2="3.166cm">
            <text:p/>
          </draw:line>
          <draw:line draw:name="Line 87" draw:style-name="Mgr7" draw:text-style-name="MP3" draw:layer="backgroundobjects" svg:x1="0cm" svg:y1="2.849cm" svg:x2="1.799cm" svg:y2="2.849cm">
            <text:p/>
          </draw:line>
          <draw:line draw:name="Line 88" draw:style-name="Mgr3" draw:text-style-name="MP3" draw:layer="backgroundobjects" svg:x1="0cm" svg:y1="2.302cm" svg:x2="1.799cm" svg:y2="2.302cm">
            <text:p/>
          </draw:line>
          <draw:line draw:name="Line 89" draw:style-name="Mgr4" draw:text-style-name="MP3" draw:layer="backgroundobjects" svg:x1="0cm" svg:y1="2.461cm" svg:x2="1.799cm" svg:y2="2.461cm">
            <text:p/>
          </draw:line>
          <draw:line draw:name="Line 90" draw:style-name="Mgr5" draw:text-style-name="MP3" draw:layer="backgroundobjects" svg:x1="0cm" svg:y1="2.606cm" svg:x2="1.799cm" svg:y2="2.606cm">
            <text:p/>
          </draw:line>
          <draw:line draw:name="Line 91" draw:style-name="Mgr6" draw:text-style-name="MP3" draw:layer="backgroundobjects" svg:x1="0cm" svg:y1="1.905cm" svg:x2="1.799cm" svg:y2="1.905cm">
            <text:p/>
          </draw:line>
          <draw:line draw:name="Line 92" draw:style-name="Mgr7" draw:text-style-name="MP3" draw:layer="backgroundobjects" svg:x1="0cm" svg:y1="1.693cm" svg:x2="1.799cm" svg:y2="1.693cm">
            <text:p/>
          </draw:line>
          <draw:line draw:name="Line 93" draw:style-name="Mgr5" draw:text-style-name="MP3" draw:layer="backgroundobjects" svg:x1="0cm" svg:y1="2.103cm" svg:x2="1.799cm" svg:y2="2.103cm">
            <text:p/>
          </draw:line>
          <draw:line draw:name="Line 94" draw:style-name="Mgr5" draw:text-style-name="MP3" draw:layer="backgroundobjects" svg:x1="0cm" svg:y1="1.495cm" svg:x2="1.799cm" svg:y2="1.495cm">
            <text:p/>
          </draw:line>
          <draw:line draw:name="Line 95" draw:style-name="Mgr3" draw:text-style-name="MP3" draw:layer="backgroundobjects" svg:x1="0cm" svg:y1="1.402cm" svg:x2="1.799cm" svg:y2="1.402cm">
            <text:p/>
          </draw:line>
          <draw:line draw:name="Line 96" draw:style-name="Mgr5" draw:text-style-name="MP3" draw:layer="backgroundobjects" svg:x1="0cm" svg:y1="1.138cm" svg:x2="1.799cm" svg:y2="1.138cm">
            <text:p/>
          </draw:line>
          <draw:line draw:name="Line 97" draw:style-name="Mgr3" draw:text-style-name="MP3" draw:layer="backgroundobjects" svg:x1="0cm" svg:y1="0.309cm" svg:x2="1.799cm" svg:y2="0.309cm">
            <text:p/>
          </draw:line>
          <draw:line draw:name="Line 98" draw:style-name="Mgr4" draw:text-style-name="MP3" draw:layer="backgroundobjects" svg:x1="0cm" svg:y1="0.19cm" svg:x2="1.799cm" svg:y2="0.19cm">
            <text:p/>
          </draw:line>
          <draw:line draw:name="Line 99" draw:style-name="Mgr7" draw:text-style-name="MP3" draw:layer="backgroundobjects" svg:x1="0cm" svg:y1="0.401cm" svg:x2="1.799cm" svg:y2="0.401cm">
            <text:p/>
          </draw:line>
          <draw:line draw:name="Line 100" draw:style-name="Mgr7" draw:text-style-name="MP3" draw:layer="backgroundobjects" svg:x1="0cm" svg:y1="0.639cm" svg:x2="1.799cm" svg:y2="0.639cm">
            <text:p/>
          </draw:line>
          <draw:line draw:name="Line 101" draw:style-name="Mgr4" draw:text-style-name="MP3" draw:layer="backgroundobjects" svg:x1="0cm" svg:y1="0.891cm" svg:x2="1.799cm" svg:y2="0.891cm">
            <text:p/>
          </draw:line>
        </draw:g>
        <draw:g draw:name="Group 102">
          <draw:custom-shape draw:name="Rectangle 103" draw:style-name="Mgr8" draw:text-style-name="MP4" draw:layer="backgroundobjects" svg:width="1.38cm" svg:height="4.03cm" svg:x="2.456cm" svg:y="0.904cm">
            <text:list text:style-name="ML1">
              <text:list-header>
                <text:p/>
              </text:list-header>
            </text:list>
            <draw:enhanced-geometry svg:viewBox="0 0 21600 21600" draw:type="rectangle" draw:enhanced-path="M 0 0 L 21600 0 21600 21600 0 21600 0 0 Z N"/>
          </draw:custom-shape>
          <draw:custom-shape draw:name="Rectangle 104" draw:style-name="Mgr9" draw:text-style-name="MP4" draw:layer="backgroundobjects" svg:width="15.729cm" svg:height="0.216cm" svg:x="1.764cm" svg:y="1.27cm">
            <text:list text:style-name="ML1">
              <text:list-header>
                <text:p/>
              </text:list-header>
            </text:list>
            <draw:enhanced-geometry svg:viewBox="0 0 21600 21600" draw:type="rectangle" draw:enhanced-path="M 0 0 L 21600 0 21600 21600 0 21600 0 0 Z N"/>
          </draw:custom-shape>
          <draw:custom-shape draw:name="Rectangle 105" draw:style-name="Mgr8" draw:text-style-name="MP4" draw:layer="backgroundobjects" svg:width="4.097cm" svg:height="0.939cm" svg:x="20.28cm" svg:y="4.917cm">
            <text:list text:style-name="ML1">
              <text:list-header>
                <text:p/>
              </text:list-header>
            </text:list>
            <draw:enhanced-geometry svg:viewBox="0 0 21600 21600" draw:type="rectangle" draw:enhanced-path="M 0 0 L 21600 0 21600 21600 0 21600 0 0 Z N"/>
          </draw:custom-shape>
          <draw:custom-shape draw:name="Rectangle 106" draw:style-name="Mgr9" draw:text-style-name="MP4" draw:layer="backgroundobjects" svg:width="15.729cm" svg:height="0.216cm" svg:x="9.036cm" svg:y="5.34cm">
            <text:list text:style-name="ML1">
              <text:list-header>
                <text:p/>
              </text:list-header>
            </text:list>
            <draw:enhanced-geometry svg:viewBox="0 0 21600 21600" draw:type="rectangle" draw:enhanced-path="M 0 0 L 21600 0 21600 21600 0 21600 0 0 Z N"/>
          </draw:custom-shape>
        </draw:g>
      </draw:g>
      <draw:frame presentation:style-name="Predeterminado-outline1" draw:layer="backgroundobjects" svg:width="22.106cm" svg:height="12.785cm" svg:x="2.249cm" svg:y="6.151cm" presentation:class="outline" presentation:placeholder="true">
        <draw:text-box/>
      </draw:frame>
      <draw:frame presentation:style-name="Mpr1" draw:layer="backgroundobjects" svg:width="5.292cm" svg:height="1.277cm" svg:x="2.249cm" svg:y="17.698cm" presentation:class="date-time">
        <draw:text-box>
          <text:list text:style-name="ML2">
            <text:list-header>
              <text:p><text:span text:style-name="MT1"/></text:p>
            </text:list-header>
          </text:list>
        </draw:text-box>
      </draw:frame>
      <draw:frame presentation:style-name="Mpr1" draw:layer="backgroundobjects" svg:width="8.573cm" svg:height="1.277cm" svg:x="8.699cm" svg:y="17.707cm" presentation:class="footer">
        <draw:text-box>
          <text:list text:style-name="ML2">
            <text:list-header>
              <text:p><text:span text:style-name="MT1"/></text:p>
            </text:list-header>
          </text:list>
        </draw:text-box>
      </draw:frame>
      <draw:frame presentation:style-name="Mpr1" draw:layer="backgroundobjects" svg:width="6.094cm" svg:height="1.277cm" svg:x="18.305cm" svg:y="17.707cm" presentation:class="page-number">
        <draw:text-box>
          <text:list text:style-name="ML2">
            <text:list-header>
              <text:p><text:span text:style-name="MT1"><text:page-number>46</text:page-number></text:span></text:p>
            </text:list-header>
          </text:list>
        </draw:text-box>
      </draw:frame>
      <draw:frame presentation:style-name="Predeterminado-title" draw:layer="backgroundobjects" svg:width="20.496cm" svg:height="3.425cm" svg:x="3.81cm" svg:y="1.568cm" presentation:class="title" presentation:placeholder="true">
        <draw:text-box/>
      </draw:frame>
      <presentation:notes style:page-layout-name="PM0">
        <draw:page-thumbnail presentation:style-name="Predeterminado-title" draw:layer="backgroundobjects" svg:width="0cm" svg:height="0cm" svg:x="0cm" svg:y="1.93cm" presentation:class="page"/>
        <draw:frame presentation:style-name="Predeterminado-notes" draw:layer="backgroundobjects" svg:width="15.239cm" svg:height="11.429cm" svg:x="1.905cm" svg:y="12.065cm" presentation:class="notes" presentation:placeholder="true">
          <draw:text-box/>
        </draw:frame>
      </presentation:notes>
    </style:master-page>
    <style:master-page style:name="Título1" style:page-layout-name="PM1" draw:style-name="Mdp1">
      <draw:g draw:name="Group 1026">
        <draw:custom-shape draw:name="Rectangle 1027" draw:style-name="Mgr8" draw:text-style-name="MP4" draw:layer="backgroundobjects" svg:width="21.056cm" svg:height="4.128cm" svg:x="3.052cm" svg:y="2.178cm">
          <text:list text:style-name="ML1">
            <text:list-header>
              <text:p/>
            </text:list-header>
          </text:list>
          <draw:enhanced-geometry svg:viewBox="0 0 21600 21600" draw:type="rectangle" draw:enhanced-path="M 0 0 L 21600 0 21600 21600 0 21600 0 0 Z N"/>
        </draw:custom-shape>
        <draw:g draw:name="Group 1028">
          <draw:line draw:name="Line 1029" draw:style-name="Mgr3" draw:text-style-name="MP3" draw:layer="backgroundobjects" svg:x1="0cm" svg:y1="18.534cm" svg:x2="2.752cm" svg:y2="18.534cm">
            <text:p/>
          </draw:line>
          <draw:line draw:name="Line 1030" draw:style-name="Mgr4" draw:text-style-name="MP3" draw:layer="backgroundobjects" svg:x1="0cm" svg:y1="18.693cm" svg:x2="2.752cm" svg:y2="18.693cm">
            <text:p/>
          </draw:line>
          <draw:line draw:name="Line 1031" draw:style-name="Mgr5" draw:text-style-name="MP3" draw:layer="backgroundobjects" svg:x1="0cm" svg:y1="18.838cm" svg:x2="2.752cm" svg:y2="18.838cm">
            <text:p/>
          </draw:line>
          <draw:line draw:name="Line 1032" draw:style-name="Mgr6" draw:text-style-name="MP3" draw:layer="backgroundobjects" svg:x1="0cm" svg:y1="18.137cm" svg:x2="2.752cm" svg:y2="18.137cm">
            <text:p/>
          </draw:line>
          <draw:line draw:name="Line 1033" draw:style-name="Mgr7" draw:text-style-name="MP3" draw:layer="backgroundobjects" svg:x1="0cm" svg:y1="17.926cm" svg:x2="2.752cm" svg:y2="17.926cm">
            <text:p/>
          </draw:line>
          <draw:line draw:name="Line 1034" draw:style-name="Mgr5" draw:text-style-name="MP3" draw:layer="backgroundobjects" svg:x1="0cm" svg:y1="18.336cm" svg:x2="2.752cm" svg:y2="18.336cm">
            <text:p/>
          </draw:line>
          <draw:line draw:name="Line 1035" draw:style-name="Mgr3" draw:text-style-name="MP3" draw:layer="backgroundobjects" svg:x1="0cm" svg:y1="16.166cm" svg:x2="2.752cm" svg:y2="16.166cm">
            <text:p/>
          </draw:line>
          <draw:line draw:name="Line 1036" draw:style-name="Mgr4" draw:text-style-name="MP3" draw:layer="backgroundobjects" svg:x1="0cm" svg:y1="16.047cm" svg:x2="2.752cm" svg:y2="16.047cm">
            <text:p/>
          </draw:line>
          <draw:line draw:name="Line 1037" draw:style-name="Mgr5" draw:text-style-name="MP3" draw:layer="backgroundobjects" svg:x1="0cm" svg:y1="17.727cm" svg:x2="2.752cm" svg:y2="17.727cm">
            <text:p/>
          </draw:line>
          <draw:line draw:name="Line 1038" draw:style-name="Mgr6" draw:text-style-name="MP3" draw:layer="backgroundobjects" svg:x1="0cm" svg:y1="17.171cm" svg:x2="2.752cm" svg:y2="17.171cm">
            <text:p/>
          </draw:line>
          <draw:line draw:name="Line 1039" draw:style-name="Mgr7" draw:text-style-name="MP3" draw:layer="backgroundobjects" svg:x1="0cm" svg:y1="16.814cm" svg:x2="2.752cm" svg:y2="16.814cm">
            <text:p/>
          </draw:line>
          <draw:line draw:name="Line 1040" draw:style-name="Mgr3" draw:text-style-name="MP3" draw:layer="backgroundobjects" svg:x1="0cm" svg:y1="17.634cm" svg:x2="2.752cm" svg:y2="17.634cm">
            <text:p/>
          </draw:line>
          <draw:line draw:name="Line 1041" draw:style-name="Mgr7" draw:text-style-name="MP3" draw:layer="backgroundobjects" svg:x1="0cm" svg:y1="16.259cm" svg:x2="2.752cm" svg:y2="16.259cm">
            <text:p/>
          </draw:line>
          <draw:line draw:name="Line 1042" draw:style-name="Mgr7" draw:text-style-name="MP3" draw:layer="backgroundobjects" svg:x1="0cm" svg:y1="16.497cm" svg:x2="2.752cm" svg:y2="16.497cm">
            <text:p/>
          </draw:line>
          <draw:line draw:name="Line 1043" draw:style-name="Mgr5" draw:text-style-name="MP3" draw:layer="backgroundobjects" svg:x1="0cm" svg:y1="17.37cm" svg:x2="2.752cm" svg:y2="17.37cm">
            <text:p/>
          </draw:line>
          <draw:line draw:name="Line 1044" draw:style-name="Mgr3" draw:text-style-name="MP3" draw:layer="backgroundobjects" svg:x1="0cm" svg:y1="17.277cm" svg:x2="2.752cm" svg:y2="17.277cm">
            <text:p/>
          </draw:line>
          <draw:line draw:name="Line 1045" draw:style-name="Mgr3" draw:text-style-name="MP3" draw:layer="backgroundobjects" svg:x1="0cm" svg:y1="15.478cm" svg:x2="2.752cm" svg:y2="15.478cm">
            <text:p/>
          </draw:line>
          <draw:line draw:name="Line 1046" draw:style-name="Mgr4" draw:text-style-name="MP3" draw:layer="backgroundobjects" svg:x1="0cm" svg:y1="15.637cm" svg:x2="2.752cm" svg:y2="15.637cm">
            <text:p/>
          </draw:line>
          <draw:line draw:name="Line 1047" draw:style-name="Mgr5" draw:text-style-name="MP3" draw:layer="backgroundobjects" svg:x1="0cm" svg:y1="15.782cm" svg:x2="2.752cm" svg:y2="15.782cm">
            <text:p/>
          </draw:line>
          <draw:line draw:name="Line 1048" draw:style-name="Mgr6" draw:text-style-name="MP3" draw:layer="backgroundobjects" svg:x1="0cm" svg:y1="15.081cm" svg:x2="2.752cm" svg:y2="15.081cm">
            <text:p/>
          </draw:line>
          <draw:line draw:name="Line 1049" draw:style-name="Mgr7" draw:text-style-name="MP3" draw:layer="backgroundobjects" svg:x1="0cm" svg:y1="14.87cm" svg:x2="2.752cm" svg:y2="14.87cm">
            <text:p/>
          </draw:line>
          <draw:line draw:name="Line 1050" draw:style-name="Mgr5" draw:text-style-name="MP3" draw:layer="backgroundobjects" svg:x1="0cm" svg:y1="15.28cm" svg:x2="2.752cm" svg:y2="15.28cm">
            <text:p/>
          </draw:line>
          <draw:line draw:name="Line 1051" draw:style-name="Mgr3" draw:text-style-name="MP3" draw:layer="backgroundobjects" svg:x1="0cm" svg:y1="13.11cm" svg:x2="2.752cm" svg:y2="13.11cm">
            <text:p/>
          </draw:line>
          <draw:line draw:name="Line 1052" draw:style-name="Mgr4" draw:text-style-name="MP3" draw:layer="backgroundobjects" svg:x1="0cm" svg:y1="12.991cm" svg:x2="2.752cm" svg:y2="12.991cm">
            <text:p/>
          </draw:line>
          <draw:line draw:name="Line 1053" draw:style-name="Mgr5" draw:text-style-name="MP3" draw:layer="backgroundobjects" svg:x1="0cm" svg:y1="14.671cm" svg:x2="2.752cm" svg:y2="14.671cm">
            <text:p/>
          </draw:line>
          <draw:line draw:name="Line 1054" draw:style-name="Mgr6" draw:text-style-name="MP3" draw:layer="backgroundobjects" svg:x1="0cm" svg:y1="14.116cm" svg:x2="2.752cm" svg:y2="14.116cm">
            <text:p/>
          </draw:line>
          <draw:line draw:name="Line 1055" draw:style-name="Mgr7" draw:text-style-name="MP3" draw:layer="backgroundobjects" svg:x1="0cm" svg:y1="13.758cm" svg:x2="2.752cm" svg:y2="13.758cm">
            <text:p/>
          </draw:line>
          <draw:line draw:name="Line 1056" draw:style-name="Mgr3" draw:text-style-name="MP3" draw:layer="backgroundobjects" svg:x1="0cm" svg:y1="14.579cm" svg:x2="2.752cm" svg:y2="14.579cm">
            <text:p/>
          </draw:line>
          <draw:line draw:name="Line 1057" draw:style-name="Mgr7" draw:text-style-name="MP3" draw:layer="backgroundobjects" svg:x1="0cm" svg:y1="13.203cm" svg:x2="2.752cm" svg:y2="13.203cm">
            <text:p/>
          </draw:line>
          <draw:line draw:name="Line 1058" draw:style-name="Mgr7" draw:text-style-name="MP3" draw:layer="backgroundobjects" svg:x1="0cm" svg:y1="13.441cm" svg:x2="2.752cm" svg:y2="13.441cm">
            <text:p/>
          </draw:line>
          <draw:line draw:name="Line 1059" draw:style-name="Mgr5" draw:text-style-name="MP3" draw:layer="backgroundobjects" svg:x1="0cm" svg:y1="14.314cm" svg:x2="2.752cm" svg:y2="14.314cm">
            <text:p/>
          </draw:line>
          <draw:line draw:name="Line 1060" draw:style-name="Mgr3" draw:text-style-name="MP3" draw:layer="backgroundobjects" svg:x1="0cm" svg:y1="14.221cm" svg:x2="2.752cm" svg:y2="14.221cm">
            <text:p/>
          </draw:line>
          <draw:line draw:name="Line 1061" draw:style-name="Mgr6" draw:text-style-name="MP3" draw:layer="backgroundobjects" svg:x1="0cm" svg:y1="12.484cm" svg:x2="2.752cm" svg:y2="12.484cm">
            <text:p/>
          </draw:line>
          <draw:line draw:name="Line 1062" draw:style-name="Mgr7" draw:text-style-name="MP3" draw:layer="backgroundobjects" svg:x1="0cm" svg:y1="12.127cm" svg:x2="2.752cm" svg:y2="12.127cm">
            <text:p/>
          </draw:line>
          <draw:line draw:name="Line 1063" draw:style-name="Mgr7" draw:text-style-name="MP3" draw:layer="backgroundobjects" svg:x1="0cm" svg:y1="11.809cm" svg:x2="2.752cm" svg:y2="11.809cm">
            <text:p/>
          </draw:line>
          <draw:line draw:name="Line 1064" draw:style-name="Mgr5" draw:text-style-name="MP3" draw:layer="backgroundobjects" svg:x1="0cm" svg:y1="12.682cm" svg:x2="2.752cm" svg:y2="12.682cm">
            <text:p/>
          </draw:line>
          <draw:line draw:name="Line 1065" draw:style-name="Mgr3" draw:text-style-name="MP3" draw:layer="backgroundobjects" svg:x1="0cm" svg:y1="12.59cm" svg:x2="2.752cm" svg:y2="12.59cm">
            <text:p/>
          </draw:line>
          <draw:line draw:name="Line 1066" draw:style-name="Mgr3" draw:text-style-name="MP3" draw:layer="backgroundobjects" svg:x1="0cm" svg:y1="11.262cm" svg:x2="2.752cm" svg:y2="11.262cm">
            <text:p/>
          </draw:line>
          <draw:line draw:name="Line 1067" draw:style-name="Mgr4" draw:text-style-name="MP3" draw:layer="backgroundobjects" svg:x1="0cm" svg:y1="11.421cm" svg:x2="2.752cm" svg:y2="11.421cm">
            <text:p/>
          </draw:line>
          <draw:line draw:name="Line 1068" draw:style-name="Mgr5" draw:text-style-name="MP3" draw:layer="backgroundobjects" svg:x1="0cm" svg:y1="11.567cm" svg:x2="2.752cm" svg:y2="11.567cm">
            <text:p/>
          </draw:line>
          <draw:line draw:name="Line 1069" draw:style-name="Mgr6" draw:text-style-name="MP3" draw:layer="backgroundobjects" svg:x1="0cm" svg:y1="10.866cm" svg:x2="2.752cm" svg:y2="10.866cm">
            <text:p/>
          </draw:line>
          <draw:line draw:name="Line 1070" draw:style-name="Mgr7" draw:text-style-name="MP3" draw:layer="backgroundobjects" svg:x1="0cm" svg:y1="10.654cm" svg:x2="2.752cm" svg:y2="10.654cm">
            <text:p/>
          </draw:line>
          <draw:line draw:name="Line 1071" draw:style-name="Mgr5" draw:text-style-name="MP3" draw:layer="backgroundobjects" svg:x1="0cm" svg:y1="11.064cm" svg:x2="2.752cm" svg:y2="11.064cm">
            <text:p/>
          </draw:line>
          <draw:line draw:name="Line 1072" draw:style-name="Mgr5" draw:text-style-name="MP3" draw:layer="backgroundobjects" svg:x1="0cm" svg:y1="10.455cm" svg:x2="2.752cm" svg:y2="10.455cm">
            <text:p/>
          </draw:line>
          <draw:line draw:name="Line 1073" draw:style-name="Mgr6" draw:text-style-name="MP3" draw:layer="backgroundobjects" svg:x1="0cm" svg:y1="9.9cm" svg:x2="2.752cm" svg:y2="9.9cm">
            <text:p/>
          </draw:line>
          <draw:line draw:name="Line 1074" draw:style-name="Mgr3" draw:text-style-name="MP3" draw:layer="backgroundobjects" svg:x1="0cm" svg:y1="10.363cm" svg:x2="2.752cm" svg:y2="10.363cm">
            <text:p/>
          </draw:line>
          <draw:line draw:name="Line 1075" draw:style-name="Mgr5" draw:text-style-name="MP3" draw:layer="backgroundobjects" svg:x1="0cm" svg:y1="10.098cm" svg:x2="2.752cm" svg:y2="10.098cm">
            <text:p/>
          </draw:line>
          <draw:line draw:name="Line 1076" draw:style-name="Mgr3" draw:text-style-name="MP3" draw:layer="backgroundobjects" svg:x1="0cm" svg:y1="10.006cm" svg:x2="2.752cm" svg:y2="10.006cm">
            <text:p/>
          </draw:line>
          <draw:line draw:name="Line 1077" draw:style-name="Mgr3" draw:text-style-name="MP3" draw:layer="backgroundobjects" svg:x1="0cm" svg:y1="9.393cm" svg:x2="2.752cm" svg:y2="9.393cm">
            <text:p/>
          </draw:line>
          <draw:line draw:name="Line 1078" draw:style-name="Mgr4" draw:text-style-name="MP3" draw:layer="backgroundobjects" svg:x1="0cm" svg:y1="9.551cm" svg:x2="2.752cm" svg:y2="9.551cm">
            <text:p/>
          </draw:line>
          <draw:line draw:name="Line 1079" draw:style-name="Mgr5" draw:text-style-name="MP3" draw:layer="backgroundobjects" svg:x1="0cm" svg:y1="9.697cm" svg:x2="2.752cm" svg:y2="9.697cm">
            <text:p/>
          </draw:line>
          <draw:line draw:name="Line 1080" draw:style-name="Mgr6" draw:text-style-name="MP3" draw:layer="backgroundobjects" svg:x1="0cm" svg:y1="8.996cm" svg:x2="2.752cm" svg:y2="8.996cm">
            <text:p/>
          </draw:line>
          <draw:line draw:name="Line 1081" draw:style-name="Mgr7" draw:text-style-name="MP3" draw:layer="backgroundobjects" svg:x1="0cm" svg:y1="8.784cm" svg:x2="2.752cm" svg:y2="8.784cm">
            <text:p/>
          </draw:line>
          <draw:line draw:name="Line 1082" draw:style-name="Mgr5" draw:text-style-name="MP3" draw:layer="backgroundobjects" svg:x1="0cm" svg:y1="9.194cm" svg:x2="2.752cm" svg:y2="9.194cm">
            <text:p/>
          </draw:line>
          <draw:line draw:name="Line 1083" draw:style-name="Mgr3" draw:text-style-name="MP3" draw:layer="backgroundobjects" svg:x1="0cm" svg:y1="7.025cm" svg:x2="2.752cm" svg:y2="7.025cm">
            <text:p/>
          </draw:line>
          <draw:line draw:name="Line 1084" draw:style-name="Mgr4" draw:text-style-name="MP3" draw:layer="backgroundobjects" svg:x1="0cm" svg:y1="6.906cm" svg:x2="2.752cm" svg:y2="6.906cm">
            <text:p/>
          </draw:line>
          <draw:line draw:name="Line 1085" draw:style-name="Mgr5" draw:text-style-name="MP3" draw:layer="backgroundobjects" svg:x1="0cm" svg:y1="8.586cm" svg:x2="2.752cm" svg:y2="8.586cm">
            <text:p/>
          </draw:line>
          <draw:line draw:name="Line 1086" draw:style-name="Mgr6" draw:text-style-name="MP3" draw:layer="backgroundobjects" svg:x1="0cm" svg:y1="8.03cm" svg:x2="2.752cm" svg:y2="8.03cm">
            <text:p/>
          </draw:line>
          <draw:line draw:name="Line 1087" draw:style-name="Mgr7" draw:text-style-name="MP3" draw:layer="backgroundobjects" svg:x1="0cm" svg:y1="7.673cm" svg:x2="2.752cm" svg:y2="7.673cm">
            <text:p/>
          </draw:line>
          <draw:line draw:name="Line 1088" draw:style-name="Mgr3" draw:text-style-name="MP3" draw:layer="backgroundobjects" svg:x1="0cm" svg:y1="8.493cm" svg:x2="2.752cm" svg:y2="8.493cm">
            <text:p/>
          </draw:line>
          <draw:line draw:name="Line 1089" draw:style-name="Mgr7" draw:text-style-name="MP3" draw:layer="backgroundobjects" svg:x1="0cm" svg:y1="7.117cm" svg:x2="2.752cm" svg:y2="7.117cm">
            <text:p/>
          </draw:line>
          <draw:line draw:name="Line 1090" draw:style-name="Mgr7" draw:text-style-name="MP3" draw:layer="backgroundobjects" svg:x1="0cm" svg:y1="7.355cm" svg:x2="2.752cm" svg:y2="7.355cm">
            <text:p/>
          </draw:line>
          <draw:line draw:name="Line 1091" draw:style-name="Mgr5" draw:text-style-name="MP3" draw:layer="backgroundobjects" svg:x1="0cm" svg:y1="8.229cm" svg:x2="2.752cm" svg:y2="8.229cm">
            <text:p/>
          </draw:line>
          <draw:line draw:name="Line 1092" draw:style-name="Mgr3" draw:text-style-name="MP3" draw:layer="backgroundobjects" svg:x1="0cm" svg:y1="8.136cm" svg:x2="2.752cm" svg:y2="8.136cm">
            <text:p/>
          </draw:line>
          <draw:line draw:name="Line 1093" draw:style-name="Mgr3" draw:text-style-name="MP3" draw:layer="backgroundobjects" svg:x1="0cm" svg:y1="6.337cm" svg:x2="2.752cm" svg:y2="6.337cm">
            <text:p/>
          </draw:line>
          <draw:line draw:name="Line 1094" draw:style-name="Mgr4" draw:text-style-name="MP3" draw:layer="backgroundobjects" svg:x1="0cm" svg:y1="6.496cm" svg:x2="2.752cm" svg:y2="6.496cm">
            <text:p/>
          </draw:line>
          <draw:line draw:name="Line 1095" draw:style-name="Mgr5" draw:text-style-name="MP3" draw:layer="backgroundobjects" svg:x1="0cm" svg:y1="6.641cm" svg:x2="2.752cm" svg:y2="6.641cm">
            <text:p/>
          </draw:line>
          <draw:line draw:name="Line 1096" draw:style-name="Mgr6" draw:text-style-name="MP3" draw:layer="backgroundobjects" svg:x1="0cm" svg:y1="5.94cm" svg:x2="2.752cm" svg:y2="5.94cm">
            <text:p/>
          </draw:line>
          <draw:line draw:name="Line 1097" draw:style-name="Mgr5" draw:text-style-name="MP3" draw:layer="backgroundobjects" svg:x1="0cm" svg:y1="6.138cm" svg:x2="2.752cm" svg:y2="6.138cm">
            <text:p/>
          </draw:line>
          <draw:line draw:name="Line 1098" draw:style-name="Mgr3" draw:text-style-name="MP3" draw:layer="backgroundobjects" svg:x1="0cm" svg:y1="4.48cm" svg:x2="2.752cm" svg:y2="4.48cm">
            <text:p/>
          </draw:line>
          <draw:line draw:name="Line 1099" draw:style-name="Mgr4" draw:text-style-name="MP3" draw:layer="backgroundobjects" svg:x1="0cm" svg:y1="4.361cm" svg:x2="2.752cm" svg:y2="4.361cm">
            <text:p/>
          </draw:line>
          <draw:line draw:name="Line 1100" draw:style-name="Mgr6" draw:text-style-name="MP3" draw:layer="backgroundobjects" svg:x1="0cm" svg:y1="5.486cm" svg:x2="2.752cm" svg:y2="5.486cm">
            <text:p/>
          </draw:line>
          <draw:line draw:name="Line 1101" draw:style-name="Mgr7" draw:text-style-name="MP3" draw:layer="backgroundobjects" svg:x1="0cm" svg:y1="5.129cm" svg:x2="2.752cm" svg:y2="5.129cm">
            <text:p/>
          </draw:line>
          <draw:line draw:name="Line 1102" draw:style-name="Mgr7" draw:text-style-name="MP3" draw:layer="backgroundobjects" svg:x1="0cm" svg:y1="4.573cm" svg:x2="2.752cm" svg:y2="4.573cm">
            <text:p/>
          </draw:line>
          <draw:line draw:name="Line 1103" draw:style-name="Mgr7" draw:text-style-name="MP3" draw:layer="backgroundobjects" svg:x1="0cm" svg:y1="4.811cm" svg:x2="2.752cm" svg:y2="4.811cm">
            <text:p/>
          </draw:line>
          <draw:line draw:name="Line 1104" draw:style-name="Mgr5" draw:text-style-name="MP3" draw:layer="backgroundobjects" svg:x1="0cm" svg:y1="5.684cm" svg:x2="2.752cm" svg:y2="5.684cm">
            <text:p/>
          </draw:line>
          <draw:line draw:name="Line 1105" draw:style-name="Mgr3" draw:text-style-name="MP3" draw:layer="backgroundobjects" svg:x1="0cm" svg:y1="5.592cm" svg:x2="2.752cm" svg:y2="5.592cm">
            <text:p/>
          </draw:line>
          <draw:line draw:name="Line 1106" draw:style-name="Mgr3" draw:text-style-name="MP3" draw:layer="backgroundobjects" svg:x1="0cm" svg:y1="3.792cm" svg:x2="2.752cm" svg:y2="3.792cm">
            <text:p/>
          </draw:line>
          <draw:line draw:name="Line 1107" draw:style-name="Mgr4" draw:text-style-name="MP3" draw:layer="backgroundobjects" svg:x1="0cm" svg:y1="3.951cm" svg:x2="2.752cm" svg:y2="3.951cm">
            <text:p/>
          </draw:line>
          <draw:line draw:name="Line 1108" draw:style-name="Mgr5" draw:text-style-name="MP3" draw:layer="backgroundobjects" svg:x1="0cm" svg:y1="4.097cm" svg:x2="2.752cm" svg:y2="4.097cm">
            <text:p/>
          </draw:line>
          <draw:line draw:name="Line 1109" draw:style-name="Mgr6" draw:text-style-name="MP3" draw:layer="backgroundobjects" svg:x1="0cm" svg:y1="3.395cm" svg:x2="2.752cm" svg:y2="3.395cm">
            <text:p/>
          </draw:line>
          <draw:line draw:name="Line 1110" draw:style-name="Mgr5" draw:text-style-name="MP3" draw:layer="backgroundobjects" svg:x1="0cm" svg:y1="3.594cm" svg:x2="2.752cm" svg:y2="3.594cm">
            <text:p/>
          </draw:line>
          <draw:line draw:name="Line 1111" draw:style-name="Mgr7" draw:text-style-name="MP3" draw:layer="backgroundobjects" svg:x1="0cm" svg:y1="3.166cm" svg:x2="2.752cm" svg:y2="3.166cm">
            <text:p/>
          </draw:line>
          <draw:line draw:name="Line 1112" draw:style-name="Mgr7" draw:text-style-name="MP3" draw:layer="backgroundobjects" svg:x1="0cm" svg:y1="2.849cm" svg:x2="2.752cm" svg:y2="2.849cm">
            <text:p/>
          </draw:line>
          <draw:line draw:name="Line 1113" draw:style-name="Mgr3" draw:text-style-name="MP3" draw:layer="backgroundobjects" svg:x1="0cm" svg:y1="2.302cm" svg:x2="2.752cm" svg:y2="2.302cm">
            <text:p/>
          </draw:line>
          <draw:line draw:name="Line 1114" draw:style-name="Mgr4" draw:text-style-name="MP3" draw:layer="backgroundobjects" svg:x1="0cm" svg:y1="2.461cm" svg:x2="2.752cm" svg:y2="2.461cm">
            <text:p/>
          </draw:line>
          <draw:line draw:name="Line 1115" draw:style-name="Mgr5" draw:text-style-name="MP3" draw:layer="backgroundobjects" svg:x1="0cm" svg:y1="2.606cm" svg:x2="2.752cm" svg:y2="2.606cm">
            <text:p/>
          </draw:line>
          <draw:line draw:name="Line 1116" draw:style-name="Mgr6" draw:text-style-name="MP3" draw:layer="backgroundobjects" svg:x1="0cm" svg:y1="1.905cm" svg:x2="2.752cm" svg:y2="1.905cm">
            <text:p/>
          </draw:line>
          <draw:line draw:name="Line 1117" draw:style-name="Mgr7" draw:text-style-name="MP3" draw:layer="backgroundobjects" svg:x1="0cm" svg:y1="1.693cm" svg:x2="2.752cm" svg:y2="1.693cm">
            <text:p/>
          </draw:line>
          <draw:line draw:name="Line 1118" draw:style-name="Mgr5" draw:text-style-name="MP3" draw:layer="backgroundobjects" svg:x1="0cm" svg:y1="2.103cm" svg:x2="2.752cm" svg:y2="2.103cm">
            <text:p/>
          </draw:line>
          <draw:line draw:name="Line 1119" draw:style-name="Mgr5" draw:text-style-name="MP3" draw:layer="backgroundobjects" svg:x1="0cm" svg:y1="1.495cm" svg:x2="2.752cm" svg:y2="1.495cm">
            <text:p/>
          </draw:line>
          <draw:line draw:name="Line 1120" draw:style-name="Mgr3" draw:text-style-name="MP3" draw:layer="backgroundobjects" svg:x1="0cm" svg:y1="1.402cm" svg:x2="2.752cm" svg:y2="1.402cm">
            <text:p/>
          </draw:line>
          <draw:line draw:name="Line 1121" draw:style-name="Mgr5" draw:text-style-name="MP3" draw:layer="backgroundobjects" svg:x1="0cm" svg:y1="1.138cm" svg:x2="2.752cm" svg:y2="1.138cm">
            <text:p/>
          </draw:line>
          <draw:line draw:name="Line 1122" draw:style-name="Mgr3" draw:text-style-name="MP3" draw:layer="backgroundobjects" svg:x1="0cm" svg:y1="0.309cm" svg:x2="2.752cm" svg:y2="0.309cm">
            <text:p/>
          </draw:line>
          <draw:line draw:name="Line 1123" draw:style-name="Mgr4" draw:text-style-name="MP3" draw:layer="backgroundobjects" svg:x1="0cm" svg:y1="0.19cm" svg:x2="2.752cm" svg:y2="0.19cm">
            <text:p/>
          </draw:line>
          <draw:line draw:name="Line 1124" draw:style-name="Mgr7" draw:text-style-name="MP3" draw:layer="backgroundobjects" svg:x1="0cm" svg:y1="0.401cm" svg:x2="2.752cm" svg:y2="0.401cm">
            <text:p/>
          </draw:line>
          <draw:line draw:name="Line 1125" draw:style-name="Mgr7" draw:text-style-name="MP3" draw:layer="backgroundobjects" svg:x1="0cm" svg:y1="0.639cm" svg:x2="2.752cm" svg:y2="0.639cm">
            <text:p/>
          </draw:line>
          <draw:line draw:name="Line 1126" draw:style-name="Mgr4" draw:text-style-name="MP3" draw:layer="backgroundobjects" svg:x1="0cm" svg:y1="0.891cm" svg:x2="2.752cm" svg:y2="0.891cm">
            <text:p/>
          </draw:line>
        </draw:g>
      </draw:g>
      <draw:custom-shape draw:name="Rectangle 1132" draw:style-name="Mgr9" draw:text-style-name="MP4" draw:layer="backgroundobjects" svg:width="15.729cm" svg:height="0.216cm" svg:x="8.383cm" svg:y="5.891cm">
        <text:list text:style-name="ML1">
          <text:list-header>
            <text:p/>
          </text:list-header>
        </text:list>
        <draw:enhanced-geometry svg:viewBox="0 0 21600 21600" draw:type="rectangle" draw:enhanced-path="M 0 0 L 21600 0 21600 21600 0 21600 0 0 Z N"/>
      </draw:custom-shape>
      <draw:custom-shape draw:name="Rectangle 1133" draw:style-name="Mgr9" draw:text-style-name="MP4" draw:layer="backgroundobjects" svg:width="15.729cm" svg:height="0.217cm" svg:x="3.052cm" svg:y="2.394cm">
        <text:list text:style-name="ML1">
          <text:list-header>
            <text:p/>
          </text:list-header>
        </text:list>
        <draw:enhanced-geometry svg:viewBox="0 0 21600 21600" draw:type="rectangle" draw:enhanced-path="M 0 0 L 21600 0 21600 21600 0 21600 0 0 Z N"/>
      </draw:custom-shape>
      <draw:frame presentation:style-name="Título1-outline1" draw:layer="backgroundobjects" svg:width="22.106cm" svg:height="12.785cm" svg:x="2.249cm" svg:y="6.151cm" presentation:class="outline" presentation:placeholder="true">
        <draw:text-box/>
      </draw:frame>
      <draw:frame presentation:style-name="Título1-title" draw:layer="backgroundobjects" svg:width="20.496cm" svg:height="3.425cm" svg:x="3.81cm" svg:y="1.568cm" presentation:class="title" presentation:placeholder="true">
        <draw:text-box/>
      </draw:frame>
      <draw:frame presentation:style-name="Mpr2" draw:text-style-name="MP5" draw:layer="backgroundobjects" svg:width="5.292cm" svg:height="1.271cm" svg:x="3.854cm" svg:y="17.66cm" presentation:class="date-time">
        <draw:text-box>
          <text:list text:style-name="ML3">
            <text:list-header>
              <text:p><text:span text:style-name="MT2"/></text:p>
            </text:list-header>
          </text:list>
        </draw:text-box>
      </draw:frame>
      <draw:frame presentation:style-name="Mpr3" draw:text-style-name="MP6" draw:layer="backgroundobjects" svg:width="6.31cm" svg:height="1.271cm" svg:x="10.341cm" svg:y="17.66cm" presentation:class="footer">
        <draw:text-box>
          <text:list text:style-name="ML3">
            <text:list-header>
              <text:p><text:span text:style-name="MT2"/></text:p>
            </text:list-header>
          </text:list>
        </draw:text-box>
      </draw:frame>
      <draw:frame presentation:style-name="Mpr4" draw:text-style-name="MP8" draw:layer="backgroundobjects" svg:width="5.296cm" svg:height="1.271cm" svg:x="17.956cm" svg:y="17.669cm" presentation:class="page-number">
        <draw:text-box>
          <text:list text:style-name="ML3">
            <text:list-header>
              <text:p text:style-name="MP7"><text:span text:style-name="MT2"><text:page-number>46</text:page-number></text:span></text:p>
            </text:list-header>
          </text:list>
        </draw:text-box>
      </draw:frame>
      <presentation:notes style:page-layout-name="PM0">
        <draw:page-thumbnail presentation:style-name="Título1-title" draw:layer="backgroundobjects" svg:width="0cm" svg:height="0cm" svg:x="0cm" svg:y="1.93cm" presentation:class="page"/>
        <draw:frame presentation:style-name="Título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in título de diapositiva</dc:title>
    <meta:initial-creator>Yannelys V. Jerez Naranjo</meta:initial-creator>
    <meta:creation-date>1999-04-04T19:51:47</meta:creation-date>
    <dc:creator>yanny</dc:creator>
    <dc:date>2008-12-03T14:55:11</dc:date>
    <meta:editing-cycles>39</meta:editing-cycles>
    <meta:editing-duration>P2DT15H17M41S</meta:editing-duration>
    <meta:document-statistic meta:object-count="1050"/>
    <meta:generator>LibreOffice/3.6$Linux_X86_64 LibreOffice_project/360m1$Build-2</meta:generator>
  </office:meta>
</office:document-meta>
</file>